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t" fo:country="BR"/>
    </style:style>
    <style:style style:name="P2" style:parent-style-name="Normal" style:family="paragraph">
      <style:text-properties fo:language="pt" fo:country="BR"/>
    </style:style>
    <style:style style:name="P3" style:parent-style-name="Normal" style:family="paragraph">
      <style:paragraph-properties fo:margin-bottom="0in" style:line-height-at-least="0.1979in" fo:background-color="#F5F5F5"/>
    </style:style>
    <style:style style:name="T4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5" style:parent-style-name="Normal" style:family="paragraph">
      <style:paragraph-properties fo:margin-bottom="0in" style:line-height-at-least="0.1979in" fo:background-color="#F5F5F5"/>
    </style:style>
    <style:style style:name="T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10" style:parent-style-name="Normal" style:family="paragraph">
      <style:paragraph-properties fo:margin-bottom="0in" style:line-height-at-least="0.1979in" fo:background-color="#F5F5F5"/>
    </style:style>
    <style:style style:name="T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" style:parent-style-name="Normal" style:family="paragraph">
      <style:paragraph-properties fo:margin-bottom="0in" style:line-height-at-least="0.1979in" fo:background-color="#F5F5F5"/>
    </style:style>
    <style:style style:name="T1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4" style:parent-style-name="Normal" style:family="paragraph">
      <style:paragraph-properties fo:margin-bottom="0in" style:line-height-at-least="0.1979in" fo:background-color="#F5F5F5"/>
    </style:style>
    <style:style style:name="T2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F5F5F5"/>
    </style:style>
    <style:style style:name="T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52" style:parent-style-name="Normal" style:family="paragraph">
      <style:paragraph-properties fo:margin-bottom="0in" style:line-height-at-least="0.1979in" fo:background-color="#F5F5F5"/>
    </style:style>
    <style:style style:name="T5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5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9" style:parent-style-name="Normal" style:family="paragraph">
      <style:paragraph-properties fo:margin-bottom="0in" style:line-height-at-least="0.1979in" fo:background-color="#F5F5F5"/>
    </style:style>
    <style:style style:name="T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86" style:parent-style-name="Normal" style:family="paragraph">
      <style:paragraph-properties fo:margin-bottom="0in" style:line-height-at-least="0.1979in" fo:background-color="#F5F5F5"/>
    </style:style>
    <style:style style:name="T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9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9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F5F5F5"/>
    </style:style>
    <style:style style:name="T1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1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114" style:parent-style-name="Normal" style:family="paragraph">
      <style:paragraph-properties fo:margin-bottom="0in" style:line-height-at-least="0.1979in" fo:background-color="#F5F5F5"/>
    </style:style>
    <style:style style:name="T1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F5F5F5"/>
    </style:style>
    <style:style style:name="T1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8" style:parent-style-name="Normal" style:family="paragraph">
      <style:paragraph-properties fo:margin-bottom="0in" style:line-height-at-least="0.1979in" fo:background-color="#F5F5F5"/>
    </style:style>
    <style:style style:name="T1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F5F5F5"/>
    </style:style>
    <style:style style:name="T1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4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F5F5F5"/>
    </style:style>
    <style:style style:name="T14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58" style:parent-style-name="Normal" style:family="paragraph">
      <style:paragraph-properties fo:margin-bottom="0in" style:line-height-at-least="0.1979in" fo:background-color="#F5F5F5"/>
    </style:style>
    <style:style style:name="T15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6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6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7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8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8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7" style:parent-style-name="Normal" style:family="paragraph">
      <style:paragraph-properties fo:margin-bottom="0in" style:line-height-at-least="0.1979in" fo:background-color="#F5F5F5"/>
    </style:style>
    <style:style style:name="T20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12" style:parent-style-name="Normal" style:family="paragraph">
      <style:paragraph-properties fo:margin-bottom="0in" style:line-height-at-least="0.1979in" fo:background-color="#F5F5F5"/>
    </style:style>
    <style:style style:name="T2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17" style:parent-style-name="Normal" style:family="paragraph">
      <style:paragraph-properties fo:margin-bottom="0in" style:line-height-at-least="0.1979in" fo:background-color="#F5F5F5"/>
    </style:style>
    <style:style style:name="T2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F5F5F5"/>
    </style:style>
    <style:style style:name="T2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37" style:parent-style-name="Normal" style:family="paragraph">
      <style:paragraph-properties fo:margin-bottom="0in" style:line-height-at-least="0.1979in" fo:background-color="#F5F5F5"/>
    </style:style>
    <style:style style:name="T2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62" style:parent-style-name="Normal" style:family="paragraph">
      <style:paragraph-properties fo:margin-bottom="0in" style:line-height-at-least="0.1979in" fo:background-color="#F5F5F5"/>
    </style:style>
    <style:style style:name="T2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7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7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7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7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7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7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87" style:parent-style-name="Normal" style:family="paragraph">
      <style:paragraph-properties fo:margin-bottom="0in" style:line-height-at-least="0.1979in" fo:background-color="#F5F5F5"/>
    </style:style>
    <style:style style:name="T28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92" style:parent-style-name="Normal" style:family="paragraph">
      <style:paragraph-properties fo:margin-bottom="0in" style:line-height-at-least="0.1979in" fo:background-color="#F5F5F5"/>
    </style:style>
    <style:style style:name="T29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9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97" style:parent-style-name="Normal" style:family="paragraph">
      <style:paragraph-properties fo:margin-bottom="0in" style:line-height-at-least="0.1979in" fo:background-color="#F5F5F5"/>
    </style:style>
    <style:style style:name="T29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02" style:parent-style-name="Normal" style:family="paragraph">
      <style:paragraph-properties fo:margin-bottom="0in" style:line-height-at-least="0.1979in" fo:background-color="#F5F5F5"/>
    </style:style>
    <style:style style:name="T30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0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1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12" style:parent-style-name="Normal" style:family="paragraph">
      <style:paragraph-properties fo:margin-bottom="0in" style:line-height-at-least="0.1979in" fo:background-color="#F5F5F5"/>
    </style:style>
    <style:style style:name="T31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3" style:parent-style-name="Normal" style:family="paragraph">
      <style:paragraph-properties fo:margin-bottom="0in" style:line-height-at-least="0.1979in" fo:background-color="#F5F5F5"/>
    </style:style>
    <style:style style:name="T32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8" style:parent-style-name="Normal" style:family="paragraph">
      <style:paragraph-properties fo:margin-bottom="0in" style:line-height-at-least="0.1979in" fo:background-color="#F5F5F5"/>
    </style:style>
    <style:style style:name="T32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3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3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4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4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4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5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59" style:parent-style-name="Normal" style:family="paragraph">
      <style:paragraph-properties fo:margin-bottom="0in" style:line-height-at-least="0.1979in" fo:background-color="#F5F5F5"/>
    </style:style>
    <style:style style:name="T36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6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90" style:parent-style-name="Normal" style:family="paragraph">
      <style:paragraph-properties fo:margin-bottom="0in" style:line-height-at-least="0.1979in" fo:background-color="#F5F5F5"/>
    </style:style>
    <style:style style:name="T39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9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0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0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1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21" style:parent-style-name="Normal" style:family="paragraph">
      <style:paragraph-properties fo:margin-bottom="0in" style:line-height-at-least="0.1979in" fo:background-color="#F5F5F5"/>
    </style:style>
    <style:style style:name="T42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52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453" style:parent-style-name="Normal" style:family="paragraph">
      <style:paragraph-properties fo:margin-bottom="0in" style:line-height-at-least="0.1979in" fo:background-color="#F5F5F5"/>
    </style:style>
    <style:style style:name="T4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58" style:parent-style-name="Normal" style:family="paragraph">
      <style:paragraph-properties fo:margin-bottom="0in" style:line-height-at-least="0.1979in" fo:background-color="#F5F5F5"/>
    </style:style>
    <style:style style:name="T4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F5F5F5"/>
    </style:style>
    <style:style style:name="T4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73" style:parent-style-name="Normal" style:family="paragraph">
      <style:paragraph-properties fo:margin-bottom="0in" style:line-height-at-least="0.1979in" fo:background-color="#F5F5F5"/>
    </style:style>
    <style:style style:name="T47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7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8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9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9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0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0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0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5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2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5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3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5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54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548" style:parent-style-name="Normal" style:family="paragraph">
      <style:paragraph-properties fo:margin-bottom="0in" style:line-height-at-least="0.1979in" fo:background-color="#F5F5F5"/>
    </style:style>
    <style:style style:name="T54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5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5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5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5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5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5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59" style:parent-style-name="Normal" style:family="paragraph">
      <style:paragraph-properties fo:margin-bottom="0in" style:line-height-at-least="0.1979in" fo:background-color="#F5F5F5"/>
    </style:style>
    <style:style style:name="T56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6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64" style:parent-style-name="Normal" style:family="paragraph">
      <style:paragraph-properties fo:margin-bottom="0in" style:line-height-at-least="0.1979in" fo:background-color="#F5F5F5"/>
    </style:style>
    <style:style style:name="T56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6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69" style:parent-style-name="Normal" style:family="paragraph">
      <style:paragraph-properties fo:margin-bottom="0in" style:line-height-at-least="0.1979in" fo:background-color="#F5F5F5"/>
    </style:style>
    <style:style style:name="T5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7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73" style:parent-style-name="Normal" style:family="paragraph">
      <style:paragraph-properties fo:margin-bottom="0in" style:line-height-at-least="0.1979in" fo:background-color="#F5F5F5"/>
    </style:style>
    <style:style style:name="T5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7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77" style:parent-style-name="Normal" style:family="paragraph">
      <style:text-properties fo:language="pt" fo:country="BR"/>
    </style:style>
    <style:style style:name="P578" style:parent-style-name="Normal" style:family="paragraph">
      <style:text-properties fo:language="pt" fo:country="BR"/>
    </style:style>
    <style:style style:name="P579" style:parent-style-name="Normal" style:family="paragraph">
      <style:paragraph-properties fo:margin-bottom="0in" style:line-height-at-least="0.1979in" fo:background-color="#F5F5F5"/>
    </style:style>
    <style:style style:name="T580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581" style:parent-style-name="Normal" style:family="paragraph">
      <style:paragraph-properties fo:margin-bottom="0in" style:line-height-at-least="0.1979in" fo:background-color="#F5F5F5"/>
    </style:style>
    <style:style style:name="T58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8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8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86" style:parent-style-name="Normal" style:family="paragraph">
      <style:paragraph-properties fo:margin-bottom="0in" style:line-height-at-least="0.1979in" fo:background-color="#F5F5F5"/>
    </style:style>
    <style:style style:name="T5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8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90" style:parent-style-name="Normal" style:family="paragraph">
      <style:paragraph-properties fo:margin-bottom="0in" style:line-height-at-least="0.1979in" fo:background-color="#F5F5F5"/>
    </style:style>
    <style:style style:name="T59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9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9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59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599" style:parent-style-name="Normal" style:family="paragraph">
      <style:paragraph-properties fo:margin-bottom="0in" style:line-height-at-least="0.1979in" fo:background-color="#F5F5F5"/>
    </style:style>
    <style:style style:name="T60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6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0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0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0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10" style:parent-style-name="Normal" style:family="paragraph">
      <style:paragraph-properties fo:margin-bottom="0in" style:line-height-at-least="0.1979in" fo:background-color="#F5F5F5"/>
    </style:style>
    <style:style style:name="T6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1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1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2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F5F5F5"/>
    </style:style>
    <style:style style:name="T6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3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44" style:parent-style-name="Normal" style:family="paragraph">
      <style:paragraph-properties fo:margin-bottom="0in" style:line-height-at-least="0.1979in" fo:background-color="#F5F5F5"/>
    </style:style>
    <style:style style:name="T64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4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4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5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61" style:parent-style-name="Normal" style:family="paragraph">
      <style:paragraph-properties fo:margin-bottom="0in" style:line-height-at-least="0.1979in" fo:background-color="#F5F5F5"/>
    </style:style>
    <style:style style:name="T6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6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7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8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84" style:parent-style-name="Normal" style:family="paragraph">
      <style:paragraph-properties fo:margin-bottom="0in" style:line-height-at-least="0.1979in" fo:background-color="#F5F5F5"/>
    </style:style>
    <style:style style:name="T6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8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89" style:parent-style-name="Normal" style:family="paragraph">
      <style:paragraph-properties fo:margin-bottom="0in" style:line-height-at-least="0.1979in" fo:background-color="#F5F5F5"/>
    </style:style>
    <style:style style:name="T6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693" style:parent-style-name="Normal" style:family="paragraph">
      <style:paragraph-properties fo:margin-bottom="0in" style:line-height-at-least="0.1979in" fo:background-color="#F5F5F5"/>
    </style:style>
    <style:style style:name="T6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69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6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703" style:parent-style-name="Normal" style:family="paragraph">
      <style:paragraph-properties fo:margin-bottom="0in" style:line-height-at-least="0.1979in" fo:background-color="#F5F5F5"/>
    </style:style>
    <style:style style:name="T7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0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7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713" style:parent-style-name="Normal" style:family="paragraph">
      <style:paragraph-properties fo:margin-bottom="0in" style:line-height-at-least="0.1979in" fo:background-color="#F5F5F5"/>
    </style:style>
    <style:style style:name="T7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1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7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723" style:parent-style-name="Normal" style:family="paragraph">
      <style:paragraph-properties fo:margin-bottom="0in" style:line-height-at-least="0.1979in" fo:background-color="#F5F5F5"/>
    </style:style>
    <style:style style:name="T7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2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2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72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3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73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733" style:parent-style-name="Normal" style:family="paragraph">
      <style:paragraph-properties fo:margin-bottom="0in" style:line-height-at-least="0.1979in" fo:background-color="#F5F5F5"/>
    </style:style>
    <style:style style:name="T73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3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3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4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7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4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4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7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4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4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7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5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5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75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5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5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7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6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6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76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7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6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6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7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7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7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7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78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7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782" style:parent-style-name="Normal" style:family="paragraph">
      <style:paragraph-properties fo:margin-bottom="0in" style:line-height-at-least="0.1979in" fo:background-color="#F5F5F5"/>
    </style:style>
    <style:style style:name="T78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7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8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787" style:parent-style-name="Normal" style:family="paragraph">
      <style:paragraph-properties fo:margin-bottom="0in" style:line-height-at-least="0.1979in" fo:background-color="#F5F5F5"/>
    </style:style>
    <style:style style:name="T7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F5F5F5"/>
    </style:style>
    <style:style style:name="T7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9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9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79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7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9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8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802" style:parent-style-name="Normal" style:family="paragraph">
      <style:paragraph-properties fo:margin-bottom="0in" style:line-height-at-least="0.1979in" fo:background-color="#F5F5F5"/>
    </style:style>
    <style:style style:name="T8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8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0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8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8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0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8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812" style:parent-style-name="Normal" style:family="paragraph">
      <style:paragraph-properties fo:margin-bottom="0in" style:line-height-at-least="0.1979in" fo:background-color="#F5F5F5"/>
    </style:style>
    <style:style style:name="T8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8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1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8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1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8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2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8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2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8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2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8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8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8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8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8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83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83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837" style:parent-style-name="Normal" style:family="paragraph">
      <style:paragraph-properties fo:margin-bottom="0in" style:line-height-at-least="0.1979in" fo:background-color="#F5F5F5"/>
    </style:style>
    <style:style style:name="T8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8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4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84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4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84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4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8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5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5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85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5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5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6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62" style:parent-style-name="Normal" style:family="paragraph">
      <style:paragraph-properties fo:margin-bottom="0in" style:line-height-at-least="0.1979in" fo:background-color="#F5F5F5"/>
    </style:style>
    <style:style style:name="T86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67" style:parent-style-name="Normal" style:family="paragraph">
      <style:paragraph-properties fo:margin-bottom="0in" style:line-height-at-least="0.1979in" fo:background-color="#F5F5F5"/>
    </style:style>
    <style:style style:name="T86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72" style:parent-style-name="Normal" style:family="paragraph">
      <style:paragraph-properties fo:margin-bottom="0in" style:line-height-at-least="0.1979in" fo:background-color="#F5F5F5"/>
    </style:style>
    <style:style style:name="T87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7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77" style:parent-style-name="Normal" style:family="paragraph">
      <style:paragraph-properties fo:margin-bottom="0in" style:line-height-at-least="0.1979in" fo:background-color="#F5F5F5"/>
    </style:style>
    <style:style style:name="T87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8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8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88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8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88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8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87" style:parent-style-name="Normal" style:family="paragraph">
      <style:paragraph-properties fo:margin-bottom="0in" style:line-height-at-least="0.1979in" fo:background-color="#F5F5F5"/>
    </style:style>
    <style:style style:name="T88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9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8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9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89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8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898" style:parent-style-name="Normal" style:family="paragraph">
      <style:paragraph-properties fo:margin-bottom="0in" style:line-height-at-least="0.1979in" fo:background-color="#F5F5F5"/>
    </style:style>
    <style:style style:name="T89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903" style:parent-style-name="Normal" style:family="paragraph">
      <style:paragraph-properties fo:margin-bottom="0in" style:line-height-at-least="0.1979in" fo:background-color="#F5F5F5"/>
    </style:style>
    <style:style style:name="T90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0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0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1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1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1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1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1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1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1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2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2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2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2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2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2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3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3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934" style:parent-style-name="Normal" style:family="paragraph">
      <style:paragraph-properties fo:margin-bottom="0in" style:line-height-at-least="0.1979in" fo:background-color="#F5F5F5"/>
    </style:style>
    <style:style style:name="T93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3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3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4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4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4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4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4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5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5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5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5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5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5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5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6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965" style:parent-style-name="Normal" style:family="paragraph">
      <style:paragraph-properties fo:margin-bottom="0in" style:line-height-at-least="0.1979in" fo:background-color="#F5F5F5"/>
    </style:style>
    <style:style style:name="T96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6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7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7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7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7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7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7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8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8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9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8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9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9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9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9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9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9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996" style:parent-style-name="Normal" style:family="paragraph">
      <style:paragraph-properties fo:margin-bottom="0in" style:line-height-at-least="0.1979in" fo:background-color="#F5F5F5"/>
    </style:style>
    <style:style style:name="T99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9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99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0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0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0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0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0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0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0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0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0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0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0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1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1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01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1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0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1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1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0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0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2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0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0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02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0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02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1028" style:parent-style-name="Normal" style:family="paragraph">
      <style:paragraph-properties fo:margin-bottom="0in" style:line-height-at-least="0.1979in" fo:background-color="#F5F5F5"/>
    </style:style>
    <style:style style:name="T102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0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3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F5F5F5"/>
    </style:style>
    <style:style style:name="T103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3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038" style:parent-style-name="Normal" style:family="paragraph">
      <style:paragraph-properties fo:margin-bottom="0in" style:line-height-at-least="0.1979in" fo:background-color="#F5F5F5"/>
    </style:style>
    <style:style style:name="T10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4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4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4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048" style:parent-style-name="Normal" style:family="paragraph">
      <style:paragraph-properties fo:margin-bottom="0in" style:line-height-at-least="0.1979in" fo:background-color="#F5F5F5"/>
    </style:style>
    <style:style style:name="T104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5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5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5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5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6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6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6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6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7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7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7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8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0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0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09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9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0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9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0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0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1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1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0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0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1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0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1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1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1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1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1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123" style:parent-style-name="Normal" style:family="paragraph">
      <style:paragraph-properties fo:margin-bottom="0in" style:line-height-at-least="0.1979in" fo:background-color="#F5F5F5"/>
    </style:style>
    <style:style style:name="T11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1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2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2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29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11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3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34" style:parent-style-name="Normal" style:family="paragraph">
      <style:paragraph-properties fo:margin-bottom="0in" style:line-height-at-least="0.1979in" fo:background-color="#F5F5F5"/>
    </style:style>
    <style:style style:name="T113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3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39" style:parent-style-name="Normal" style:family="paragraph">
      <style:paragraph-properties fo:margin-bottom="0in" style:line-height-at-least="0.1979in" fo:background-color="#F5F5F5"/>
    </style:style>
    <style:style style:name="T114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4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4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44" style:parent-style-name="Normal" style:family="paragraph">
      <style:paragraph-properties fo:margin-bottom="0in" style:line-height-at-least="0.1979in" fo:background-color="#F5F5F5"/>
    </style:style>
    <style:style style:name="T11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4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48" style:parent-style-name="Normal" style:family="paragraph">
      <style:paragraph-properties fo:margin-bottom="0in" style:line-height-at-least="0.1979in" fo:background-color="#F5F5F5"/>
    </style:style>
    <style:style style:name="T11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5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52" style:parent-style-name="Normal" style:family="paragraph">
      <style:text-properties fo:language="pt" fo:country="BR"/>
    </style:style>
    <style:style style:name="P1153" style:parent-style-name="Normal" style:family="paragraph">
      <style:text-properties fo:language="pt" fo:country="BR"/>
    </style:style>
    <style:style style:name="P1154" style:parent-style-name="Normal" style:family="paragraph">
      <style:paragraph-properties fo:margin-bottom="0in" style:line-height-at-least="0.1979in" fo:background-color="#F5F5F5"/>
    </style:style>
    <style:style style:name="T1155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1156" style:parent-style-name="Normal" style:family="paragraph">
      <style:paragraph-properties fo:margin-bottom="0in" style:line-height-at-least="0.1979in" fo:background-color="#F5F5F5"/>
    </style:style>
    <style:style style:name="T11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5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6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1161" style:parent-style-name="Normal" style:family="paragraph">
      <style:paragraph-properties fo:margin-bottom="0in" style:line-height-at-least="0.1979in" fo:background-color="#F5F5F5"/>
    </style:style>
    <style:style style:name="T11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65" style:parent-style-name="Normal" style:family="paragraph">
      <style:paragraph-properties fo:margin-bottom="0in" style:line-height-at-least="0.1979in" fo:background-color="#F5F5F5"/>
    </style:style>
    <style:style style:name="T116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6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7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17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1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174" style:parent-style-name="Normal" style:family="paragraph">
      <style:paragraph-properties fo:margin-bottom="0in" style:line-height-at-least="0.1979in" fo:background-color="#F5F5F5"/>
    </style:style>
    <style:style style:name="T117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1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7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7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1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1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185" style:parent-style-name="Normal" style:family="paragraph">
      <style:paragraph-properties fo:margin-bottom="0in" style:line-height-at-least="0.1979in" fo:background-color="#F5F5F5"/>
    </style:style>
    <style:style style:name="T11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1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1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9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1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1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9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1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1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19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F5F5F5"/>
    </style:style>
    <style:style style:name="T12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0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1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1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19" style:parent-style-name="Normal" style:family="paragraph">
      <style:paragraph-properties fo:margin-bottom="0in" style:line-height-at-least="0.1979in" fo:background-color="#F5F5F5"/>
    </style:style>
    <style:style style:name="T12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2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2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3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3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36" style:parent-style-name="Normal" style:family="paragraph">
      <style:paragraph-properties fo:margin-bottom="0in" style:line-height-at-least="0.1979in" fo:background-color="#F5F5F5"/>
    </style:style>
    <style:style style:name="T12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3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3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4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4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4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4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4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5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5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5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5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5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59" style:parent-style-name="Normal" style:family="paragraph">
      <style:paragraph-properties fo:margin-bottom="0in" style:line-height-at-least="0.1979in" fo:background-color="#F5F5F5"/>
    </style:style>
    <style:style style:name="T12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6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6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1264" style:parent-style-name="Normal" style:family="paragraph">
      <style:paragraph-properties fo:margin-bottom="0in" style:line-height-at-least="0.1979in" fo:background-color="#F5F5F5"/>
    </style:style>
    <style:style style:name="T12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6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68" style:parent-style-name="Normal" style:family="paragraph">
      <style:paragraph-properties fo:margin-bottom="0in" style:line-height-at-least="0.1979in" fo:background-color="#F5F5F5"/>
    </style:style>
    <style:style style:name="T12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7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7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7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78" style:parent-style-name="Normal" style:family="paragraph">
      <style:paragraph-properties fo:margin-bottom="0in" style:line-height-at-least="0.1979in" fo:background-color="#F5F5F5"/>
    </style:style>
    <style:style style:name="T12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8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8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88" style:parent-style-name="Normal" style:family="paragraph">
      <style:paragraph-properties fo:margin-bottom="0in" style:line-height-at-least="0.1979in" fo:background-color="#F5F5F5"/>
    </style:style>
    <style:style style:name="T12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2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2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29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2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2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2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298" style:parent-style-name="Normal" style:family="paragraph">
      <style:paragraph-properties fo:margin-bottom="0in" style:line-height-at-least="0.1979in" fo:background-color="#F5F5F5"/>
    </style:style>
    <style:style style:name="T12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30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0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30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308" style:parent-style-name="Normal" style:family="paragraph">
      <style:paragraph-properties fo:margin-bottom="0in" style:line-height-at-least="0.1979in" fo:background-color="#F5F5F5"/>
    </style:style>
    <style:style style:name="T130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1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1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1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3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1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1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3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3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2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2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32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2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2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3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3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3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3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3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33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34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4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4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4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4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5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5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35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3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357" style:parent-style-name="Normal" style:family="paragraph">
      <style:paragraph-properties fo:margin-bottom="0in" style:line-height-at-least="0.1979in" fo:background-color="#F5F5F5"/>
    </style:style>
    <style:style style:name="T135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3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362" style:parent-style-name="Normal" style:family="paragraph">
      <style:paragraph-properties fo:margin-bottom="0in" style:line-height-at-least="0.1979in" fo:background-color="#F5F5F5"/>
    </style:style>
    <style:style style:name="T13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6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367" style:parent-style-name="Normal" style:family="paragraph">
      <style:paragraph-properties fo:margin-bottom="0in" style:line-height-at-least="0.1979in" fo:background-color="#F5F5F5"/>
    </style:style>
    <style:style style:name="T13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7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3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7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3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F5F5F5"/>
    </style:style>
    <style:style style:name="T13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8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3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8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3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8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387" style:parent-style-name="Normal" style:family="paragraph">
      <style:paragraph-properties fo:margin-bottom="0in" style:line-height-at-least="0.1979in" fo:background-color="#F5F5F5"/>
    </style:style>
    <style:style style:name="T13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3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3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3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3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39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3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0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4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4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4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4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4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0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4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4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4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412" style:parent-style-name="Normal" style:family="paragraph">
      <style:paragraph-properties fo:margin-bottom="0in" style:line-height-at-least="0.1979in" fo:background-color="#F5F5F5"/>
    </style:style>
    <style:style style:name="T14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4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1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1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2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42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2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2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2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42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3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3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37" style:parent-style-name="Normal" style:family="paragraph">
      <style:paragraph-properties fo:margin-bottom="0in" style:line-height-at-least="0.1979in" fo:background-color="#F5F5F5"/>
    </style:style>
    <style:style style:name="T143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42" style:parent-style-name="Normal" style:family="paragraph">
      <style:paragraph-properties fo:margin-bottom="0in" style:line-height-at-least="0.1979in" fo:background-color="#F5F5F5"/>
    </style:style>
    <style:style style:name="T144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47" style:parent-style-name="Normal" style:family="paragraph">
      <style:paragraph-properties fo:margin-bottom="0in" style:line-height-at-least="0.1979in" fo:background-color="#F5F5F5"/>
    </style:style>
    <style:style style:name="T144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5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52" style:parent-style-name="Normal" style:family="paragraph">
      <style:paragraph-properties fo:margin-bottom="0in" style:line-height-at-least="0.1979in" fo:background-color="#F5F5F5"/>
    </style:style>
    <style:style style:name="T145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5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5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5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5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46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62" style:parent-style-name="Normal" style:family="paragraph">
      <style:paragraph-properties fo:margin-bottom="0in" style:line-height-at-least="0.1979in" fo:background-color="#F5F5F5"/>
    </style:style>
    <style:style style:name="T146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6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6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7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74" style:parent-style-name="Normal" style:family="paragraph">
      <style:paragraph-properties fo:margin-bottom="0in" style:line-height-at-least="0.1979in" fo:background-color="#F5F5F5"/>
    </style:style>
    <style:style style:name="T147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7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479" style:parent-style-name="Normal" style:family="paragraph">
      <style:paragraph-properties fo:margin-bottom="0in" style:line-height-at-least="0.1979in" fo:background-color="#F5F5F5"/>
    </style:style>
    <style:style style:name="T148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4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8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8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8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4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4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9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9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4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4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49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4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0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0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0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0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0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0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510" style:parent-style-name="Normal" style:family="paragraph">
      <style:paragraph-properties fo:margin-bottom="0in" style:line-height-at-least="0.1979in" fo:background-color="#F5F5F5"/>
    </style:style>
    <style:style style:name="T151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1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1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1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1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2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2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2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2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2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3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3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3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3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3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3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542" style:parent-style-name="Normal" style:family="paragraph">
      <style:paragraph-properties fo:margin-bottom="0in" style:line-height-at-least="0.1979in" fo:background-color="#F5F5F5"/>
    </style:style>
    <style:style style:name="T154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4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5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5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5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5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6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6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6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6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6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6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7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573" style:parent-style-name="Normal" style:family="paragraph">
      <style:paragraph-properties fo:margin-bottom="0in" style:line-height-at-least="0.1979in" fo:background-color="#F5F5F5"/>
    </style:style>
    <style:style style:name="T157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7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7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8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8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5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8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8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9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5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9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9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5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5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59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5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0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6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60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6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60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1605" style:parent-style-name="Normal" style:family="paragraph">
      <style:paragraph-properties fo:margin-bottom="0in" style:line-height-at-least="0.1979in" fo:background-color="#F5F5F5"/>
    </style:style>
    <style:style style:name="T160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6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0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F5F5F5"/>
    </style:style>
    <style:style style:name="T16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1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615" style:parent-style-name="Normal" style:family="paragraph">
      <style:paragraph-properties fo:margin-bottom="0in" style:line-height-at-least="0.1979in" fo:background-color="#F5F5F5"/>
    </style:style>
    <style:style style:name="T16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1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2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625" style:parent-style-name="Normal" style:family="paragraph">
      <style:paragraph-properties fo:margin-bottom="0in" style:line-height-at-least="0.1979in" fo:background-color="#F5F5F5"/>
    </style:style>
    <style:style style:name="T16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2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5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6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7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7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8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8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6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9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6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6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6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69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6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700" style:parent-style-name="Normal" style:family="paragraph">
      <style:paragraph-properties fo:margin-bottom="0in" style:line-height-at-least="0.1979in" fo:background-color="#F5F5F5"/>
    </style:style>
    <style:style style:name="T17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7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0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0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0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170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0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11" style:parent-style-name="Normal" style:family="paragraph">
      <style:paragraph-properties fo:margin-bottom="0in" style:line-height-at-least="0.1979in" fo:background-color="#F5F5F5"/>
    </style:style>
    <style:style style:name="T171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1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16" style:parent-style-name="Normal" style:family="paragraph">
      <style:paragraph-properties fo:margin-bottom="0in" style:line-height-at-least="0.1979in" fo:background-color="#F5F5F5"/>
    </style:style>
    <style:style style:name="T171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1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21" style:parent-style-name="Normal" style:family="paragraph">
      <style:paragraph-properties fo:margin-bottom="0in" style:line-height-at-least="0.1979in" fo:background-color="#F5F5F5"/>
    </style:style>
    <style:style style:name="T17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25" style:parent-style-name="Normal" style:family="paragraph">
      <style:paragraph-properties fo:margin-bottom="0in" style:line-height-at-least="0.1979in" fo:background-color="#F5F5F5"/>
    </style:style>
    <style:style style:name="T17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2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2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29" style:parent-style-name="Normal" style:family="paragraph">
      <style:text-properties fo:language="pt" fo:country="BR"/>
    </style:style>
    <style:style style:name="P1730" style:parent-style-name="Normal" style:family="paragraph">
      <style:text-properties fo:language="pt" fo:country="BR"/>
    </style:style>
    <style:style style:name="P1731" style:parent-style-name="Normal" style:family="paragraph">
      <style:paragraph-properties fo:margin-bottom="0in" style:line-height-at-least="0.1979in" fo:background-color="#F5F5F5"/>
    </style:style>
    <style:style style:name="T1732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1733" style:parent-style-name="Normal" style:family="paragraph">
      <style:paragraph-properties fo:margin-bottom="0in" style:line-height-at-least="0.1979in" fo:background-color="#F5F5F5"/>
    </style:style>
    <style:style style:name="T17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3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3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1738" style:parent-style-name="Normal" style:family="paragraph">
      <style:paragraph-properties fo:margin-bottom="0in" style:line-height-at-least="0.1979in" fo:background-color="#F5F5F5"/>
    </style:style>
    <style:style style:name="T17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42" style:parent-style-name="Normal" style:family="paragraph">
      <style:paragraph-properties fo:margin-bottom="0in" style:line-height-at-least="0.1979in" fo:background-color="#F5F5F5"/>
    </style:style>
    <style:style style:name="T174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4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74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7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751" style:parent-style-name="Normal" style:family="paragraph">
      <style:paragraph-properties fo:margin-bottom="0in" style:line-height-at-least="0.1979in" fo:background-color="#F5F5F5"/>
    </style:style>
    <style:style style:name="T175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7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5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7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5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7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7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762" style:parent-style-name="Normal" style:family="paragraph">
      <style:paragraph-properties fo:margin-bottom="0in" style:line-height-at-least="0.1979in" fo:background-color="#F5F5F5"/>
    </style:style>
    <style:style style:name="T17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7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6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7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6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7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7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7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7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F5F5F5"/>
    </style:style>
    <style:style style:name="T17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7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8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7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8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7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7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9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7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7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7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F5F5F5"/>
    </style:style>
    <style:style style:name="T17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7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7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0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13" style:parent-style-name="Normal" style:family="paragraph">
      <style:paragraph-properties fo:margin-bottom="0in" style:line-height-at-least="0.1979in" fo:background-color="#F5F5F5"/>
    </style:style>
    <style:style style:name="T18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8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1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2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3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3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F5F5F5"/>
    </style:style>
    <style:style style:name="T18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3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4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1841" style:parent-style-name="Normal" style:family="paragraph">
      <style:paragraph-properties fo:margin-bottom="0in" style:line-height-at-least="0.1979in" fo:background-color="#F5F5F5"/>
    </style:style>
    <style:style style:name="T18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45" style:parent-style-name="Normal" style:family="paragraph">
      <style:paragraph-properties fo:margin-bottom="0in" style:line-height-at-least="0.1979in" fo:background-color="#F5F5F5"/>
    </style:style>
    <style:style style:name="T18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8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55" style:parent-style-name="Normal" style:family="paragraph">
      <style:paragraph-properties fo:margin-bottom="0in" style:line-height-at-least="0.1979in" fo:background-color="#F5F5F5"/>
    </style:style>
    <style:style style:name="T18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8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6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65" style:parent-style-name="Normal" style:family="paragraph">
      <style:paragraph-properties fo:margin-bottom="0in" style:line-height-at-least="0.1979in" fo:background-color="#F5F5F5"/>
    </style:style>
    <style:style style:name="T18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8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8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87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8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7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8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8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875" style:parent-style-name="Normal" style:family="paragraph">
      <style:paragraph-properties fo:margin-bottom="0in" style:line-height-at-least="0.1979in" fo:background-color="#F5F5F5"/>
    </style:style>
    <style:style style:name="T18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8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7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8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88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88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88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8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885" style:parent-style-name="Normal" style:family="paragraph">
      <style:paragraph-properties fo:margin-bottom="0in" style:line-height-at-least="0.1979in" fo:background-color="#F5F5F5"/>
    </style:style>
    <style:style style:name="T188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8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8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8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9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89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8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8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8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8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0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9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0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0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90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0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0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1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1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9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1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1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91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1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2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2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2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2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2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2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3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1935" style:parent-style-name="Normal" style:family="paragraph">
      <style:paragraph-properties fo:margin-bottom="0in" style:line-height-at-least="0.1979in" fo:background-color="#F5F5F5"/>
    </style:style>
    <style:style style:name="T193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19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3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940" style:parent-style-name="Normal" style:family="paragraph">
      <style:paragraph-properties fo:margin-bottom="0in" style:line-height-at-least="0.1979in" fo:background-color="#F5F5F5"/>
    </style:style>
    <style:style style:name="T19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945" style:parent-style-name="Normal" style:family="paragraph">
      <style:paragraph-properties fo:margin-bottom="0in" style:line-height-at-least="0.1979in" fo:background-color="#F5F5F5"/>
    </style:style>
    <style:style style:name="T19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9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9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955" style:parent-style-name="Normal" style:family="paragraph">
      <style:paragraph-properties fo:margin-bottom="0in" style:line-height-at-least="0.1979in" fo:background-color="#F5F5F5"/>
    </style:style>
    <style:style style:name="T19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9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6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9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965" style:parent-style-name="Normal" style:family="paragraph">
      <style:paragraph-properties fo:margin-bottom="0in" style:line-height-at-least="0.1979in" fo:background-color="#F5F5F5"/>
    </style:style>
    <style:style style:name="T19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7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9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7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9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7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7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19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8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8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19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19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19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19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1990" style:parent-style-name="Normal" style:family="paragraph">
      <style:paragraph-properties fo:margin-bottom="0in" style:line-height-at-least="0.1979in" fo:background-color="#F5F5F5"/>
    </style:style>
    <style:style style:name="T19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19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9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19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9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19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199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199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19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0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0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0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1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1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15" style:parent-style-name="Normal" style:family="paragraph">
      <style:paragraph-properties fo:margin-bottom="0in" style:line-height-at-least="0.1979in" fo:background-color="#F5F5F5"/>
    </style:style>
    <style:style style:name="T201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1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20" style:parent-style-name="Normal" style:family="paragraph">
      <style:paragraph-properties fo:margin-bottom="0in" style:line-height-at-least="0.1979in" fo:background-color="#F5F5F5"/>
    </style:style>
    <style:style style:name="T202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25" style:parent-style-name="Normal" style:family="paragraph">
      <style:paragraph-properties fo:margin-bottom="0in" style:line-height-at-least="0.1979in" fo:background-color="#F5F5F5"/>
    </style:style>
    <style:style style:name="T202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2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30" style:parent-style-name="Normal" style:family="paragraph">
      <style:paragraph-properties fo:margin-bottom="0in" style:line-height-at-least="0.1979in" fo:background-color="#F5F5F5"/>
    </style:style>
    <style:style style:name="T203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3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3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3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3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40" style:parent-style-name="Normal" style:family="paragraph">
      <style:paragraph-properties fo:margin-bottom="0in" style:line-height-at-least="0.1979in" fo:background-color="#F5F5F5"/>
    </style:style>
    <style:style style:name="T204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4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4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4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4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51" style:parent-style-name="Normal" style:family="paragraph">
      <style:paragraph-properties fo:margin-bottom="0in" style:line-height-at-least="0.1979in" fo:background-color="#F5F5F5"/>
    </style:style>
    <style:style style:name="T205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5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56" style:parent-style-name="Normal" style:family="paragraph">
      <style:paragraph-properties fo:margin-bottom="0in" style:line-height-at-least="0.1979in" fo:background-color="#F5F5F5"/>
    </style:style>
    <style:style style:name="T205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5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5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6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6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6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6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6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6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7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7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7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7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7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7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8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8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8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8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087" style:parent-style-name="Normal" style:family="paragraph">
      <style:paragraph-properties fo:margin-bottom="0in" style:line-height-at-least="0.1979in" fo:background-color="#F5F5F5"/>
    </style:style>
    <style:style style:name="T208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0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0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9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9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0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0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0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0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0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1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0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0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10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0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1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0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0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11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1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1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1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1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118" style:parent-style-name="Normal" style:family="paragraph">
      <style:paragraph-properties fo:margin-bottom="0in" style:line-height-at-least="0.1979in" fo:background-color="#F5F5F5"/>
    </style:style>
    <style:style style:name="T211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1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1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2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2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12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2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2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3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1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3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3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13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3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1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3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4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14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1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4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1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14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1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149" style:parent-style-name="Normal" style:family="paragraph">
      <style:paragraph-properties fo:margin-bottom="0in" style:line-height-at-least="0.1979in" fo:background-color="#F5F5F5"/>
    </style:style>
    <style:style style:name="T215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1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5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1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1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6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1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6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1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6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1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7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1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7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7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18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181" style:parent-style-name="Normal" style:family="paragraph">
      <style:paragraph-properties fo:margin-bottom="0in" style:line-height-at-least="0.1979in" fo:background-color="#F5F5F5"/>
    </style:style>
    <style:style style:name="T21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8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186" style:parent-style-name="Normal" style:family="paragraph">
      <style:paragraph-properties fo:margin-bottom="0in" style:line-height-at-least="0.1979in" fo:background-color="#F5F5F5"/>
    </style:style>
    <style:style style:name="T21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191" style:parent-style-name="Normal" style:family="paragraph">
      <style:paragraph-properties fo:margin-bottom="0in" style:line-height-at-least="0.1979in" fo:background-color="#F5F5F5"/>
    </style:style>
    <style:style style:name="T21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1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9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1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19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1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19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1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201" style:parent-style-name="Normal" style:family="paragraph">
      <style:paragraph-properties fo:margin-bottom="0in" style:line-height-at-least="0.1979in" fo:background-color="#F5F5F5"/>
    </style:style>
    <style:style style:name="T22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0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0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2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2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3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3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6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6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2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6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2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2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27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2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276" style:parent-style-name="Normal" style:family="paragraph">
      <style:paragraph-properties fo:margin-bottom="0in" style:line-height-at-least="0.1979in" fo:background-color="#F5F5F5"/>
    </style:style>
    <style:style style:name="T227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2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7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2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8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282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228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2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8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2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287" style:parent-style-name="Normal" style:family="paragraph">
      <style:paragraph-properties fo:margin-bottom="0in" style:line-height-at-least="0.1979in" fo:background-color="#F5F5F5"/>
    </style:style>
    <style:style style:name="T228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2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2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292" style:parent-style-name="Normal" style:family="paragraph">
      <style:paragraph-properties fo:margin-bottom="0in" style:line-height-at-least="0.1979in" fo:background-color="#F5F5F5"/>
    </style:style>
    <style:style style:name="T229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2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9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2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297" style:parent-style-name="Normal" style:family="paragraph">
      <style:paragraph-properties fo:margin-bottom="0in" style:line-height-at-least="0.1979in" fo:background-color="#F5F5F5"/>
    </style:style>
    <style:style style:name="T22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29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301" style:parent-style-name="Normal" style:family="paragraph">
      <style:paragraph-properties fo:margin-bottom="0in" style:line-height-at-least="0.1979in" fo:background-color="#F5F5F5"/>
    </style:style>
    <style:style style:name="T23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0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305" style:parent-style-name="Normal" style:family="paragraph">
      <style:text-properties fo:language="pt" fo:country="BR"/>
    </style:style>
    <style:style style:name="P2306" style:parent-style-name="Normal" style:family="paragraph">
      <style:text-properties fo:language="pt" fo:country="BR"/>
    </style:style>
    <style:style style:name="P2307" style:parent-style-name="Normal" style:family="paragraph">
      <style:paragraph-properties fo:margin-bottom="0in" style:line-height-at-least="0.1979in" fo:background-color="#F5F5F5"/>
    </style:style>
    <style:style style:name="T2308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2309" style:parent-style-name="Normal" style:family="paragraph">
      <style:paragraph-properties fo:margin-bottom="0in" style:line-height-at-least="0.1979in" fo:background-color="#F5F5F5"/>
    </style:style>
    <style:style style:name="T23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1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31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2314" style:parent-style-name="Normal" style:family="paragraph">
      <style:paragraph-properties fo:margin-bottom="0in" style:line-height-at-least="0.1979in" fo:background-color="#F5F5F5"/>
    </style:style>
    <style:style style:name="T23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1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318" style:parent-style-name="Normal" style:family="paragraph">
      <style:paragraph-properties fo:margin-bottom="0in" style:line-height-at-least="0.1979in" fo:background-color="#F5F5F5"/>
    </style:style>
    <style:style style:name="T231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3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2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3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32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3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327" style:parent-style-name="Normal" style:family="paragraph">
      <style:paragraph-properties fo:margin-bottom="0in" style:line-height-at-least="0.1979in" fo:background-color="#F5F5F5"/>
    </style:style>
    <style:style style:name="T232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3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338" style:parent-style-name="Normal" style:family="paragraph">
      <style:paragraph-properties fo:margin-bottom="0in" style:line-height-at-least="0.1979in" fo:background-color="#F5F5F5"/>
    </style:style>
    <style:style style:name="T23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3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4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4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4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4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4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355" style:parent-style-name="Normal" style:family="paragraph">
      <style:paragraph-properties fo:margin-bottom="0in" style:line-height-at-least="0.1979in" fo:background-color="#F5F5F5"/>
    </style:style>
    <style:style style:name="T23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3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6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6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6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372" style:parent-style-name="Normal" style:family="paragraph">
      <style:paragraph-properties fo:margin-bottom="0in" style:line-height-at-least="0.1979in" fo:background-color="#F5F5F5"/>
    </style:style>
    <style:style style:name="T23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3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7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7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8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8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389" style:parent-style-name="Normal" style:family="paragraph">
      <style:paragraph-properties fo:margin-bottom="0in" style:line-height-at-least="0.1979in" fo:background-color="#F5F5F5"/>
    </style:style>
    <style:style style:name="T23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3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9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3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9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3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3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9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3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3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0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0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0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12" style:parent-style-name="Normal" style:family="paragraph">
      <style:paragraph-properties fo:margin-bottom="0in" style:line-height-at-least="0.1979in" fo:background-color="#F5F5F5"/>
    </style:style>
    <style:style style:name="T24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1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1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417" style:parent-style-name="Normal" style:family="paragraph">
      <style:paragraph-properties fo:margin-bottom="0in" style:line-height-at-least="0.1979in" fo:background-color="#F5F5F5"/>
    </style:style>
    <style:style style:name="T24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1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21" style:parent-style-name="Normal" style:family="paragraph">
      <style:paragraph-properties fo:margin-bottom="0in" style:line-height-at-least="0.1979in" fo:background-color="#F5F5F5"/>
    </style:style>
    <style:style style:name="T24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4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2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2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31" style:parent-style-name="Normal" style:family="paragraph">
      <style:paragraph-properties fo:margin-bottom="0in" style:line-height-at-least="0.1979in" fo:background-color="#F5F5F5"/>
    </style:style>
    <style:style style:name="T24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4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3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F5F5F5"/>
    </style:style>
    <style:style style:name="T24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4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4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4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4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4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4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4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451" style:parent-style-name="Normal" style:family="paragraph">
      <style:paragraph-properties fo:margin-bottom="0in" style:line-height-at-least="0.1979in" fo:background-color="#F5F5F5"/>
    </style:style>
    <style:style style:name="T24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4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5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5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4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5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4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461" style:parent-style-name="Normal" style:family="paragraph">
      <style:paragraph-properties fo:margin-bottom="0in" style:line-height-at-least="0.1979in" fo:background-color="#F5F5F5"/>
    </style:style>
    <style:style style:name="T246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4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6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6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6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4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7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47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7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7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4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7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7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4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8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4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8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8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8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4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9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9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49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4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9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4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9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4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4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0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0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0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0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0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0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511" style:parent-style-name="Normal" style:family="paragraph">
      <style:paragraph-properties fo:margin-bottom="0in" style:line-height-at-least="0.1979in" fo:background-color="#F5F5F5"/>
    </style:style>
    <style:style style:name="T251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1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516" style:parent-style-name="Normal" style:family="paragraph">
      <style:paragraph-properties fo:margin-bottom="0in" style:line-height-at-least="0.1979in" fo:background-color="#F5F5F5"/>
    </style:style>
    <style:style style:name="T25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1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521" style:parent-style-name="Normal" style:family="paragraph">
      <style:paragraph-properties fo:margin-bottom="0in" style:line-height-at-least="0.1979in" fo:background-color="#F5F5F5"/>
    </style:style>
    <style:style style:name="T25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2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2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5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5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531" style:parent-style-name="Normal" style:family="paragraph">
      <style:paragraph-properties fo:margin-bottom="0in" style:line-height-at-least="0.1979in" fo:background-color="#F5F5F5"/>
    </style:style>
    <style:style style:name="T25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3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5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5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541" style:parent-style-name="Normal" style:family="paragraph">
      <style:paragraph-properties fo:margin-bottom="0in" style:line-height-at-least="0.1979in" fo:background-color="#F5F5F5"/>
    </style:style>
    <style:style style:name="T25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5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5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5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5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5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5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6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5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5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566" style:parent-style-name="Normal" style:family="paragraph">
      <style:paragraph-properties fo:margin-bottom="0in" style:line-height-at-least="0.1979in" fo:background-color="#F5F5F5"/>
    </style:style>
    <style:style style:name="T25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5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6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7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5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7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57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57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5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7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7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5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8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58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58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5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8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8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8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591" style:parent-style-name="Normal" style:family="paragraph">
      <style:paragraph-properties fo:margin-bottom="0in" style:line-height-at-least="0.1979in" fo:background-color="#F5F5F5"/>
    </style:style>
    <style:style style:name="T259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9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5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596" style:parent-style-name="Normal" style:family="paragraph">
      <style:paragraph-properties fo:margin-bottom="0in" style:line-height-at-least="0.1979in" fo:background-color="#F5F5F5"/>
    </style:style>
    <style:style style:name="T259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5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59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01" style:parent-style-name="Normal" style:family="paragraph">
      <style:paragraph-properties fo:margin-bottom="0in" style:line-height-at-least="0.1979in" fo:background-color="#F5F5F5"/>
    </style:style>
    <style:style style:name="T260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0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06" style:parent-style-name="Normal" style:family="paragraph">
      <style:paragraph-properties fo:margin-bottom="0in" style:line-height-at-least="0.1979in" fo:background-color="#F5F5F5"/>
    </style:style>
    <style:style style:name="T260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0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1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1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1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1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16" style:parent-style-name="Normal" style:family="paragraph">
      <style:paragraph-properties fo:margin-bottom="0in" style:line-height-at-least="0.1979in" fo:background-color="#F5F5F5"/>
    </style:style>
    <style:style style:name="T261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1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2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2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27" style:parent-style-name="Normal" style:family="paragraph">
      <style:paragraph-properties fo:margin-bottom="0in" style:line-height-at-least="0.1979in" fo:background-color="#F5F5F5"/>
    </style:style>
    <style:style style:name="T262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3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32" style:parent-style-name="Normal" style:family="paragraph">
      <style:paragraph-properties fo:margin-bottom="0in" style:line-height-at-least="0.1979in" fo:background-color="#F5F5F5"/>
    </style:style>
    <style:style style:name="T263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3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3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3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4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4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4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4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4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4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5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5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5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5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5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5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5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6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63" style:parent-style-name="Normal" style:family="paragraph">
      <style:paragraph-properties fo:margin-bottom="0in" style:line-height-at-least="0.1979in" fo:background-color="#F5F5F5"/>
    </style:style>
    <style:style style:name="T266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6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6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7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7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7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7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7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7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8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26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8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8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26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26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8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9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69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6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694" style:parent-style-name="Normal" style:family="paragraph">
      <style:paragraph-properties fo:margin-bottom="0in" style:line-height-at-least="0.1979in" fo:background-color="#F5F5F5"/>
    </style:style>
    <style:style style:name="T269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6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69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6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69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0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0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1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1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2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725" style:parent-style-name="Normal" style:family="paragraph">
      <style:paragraph-properties fo:margin-bottom="0in" style:line-height-at-least="0.1979in" fo:background-color="#F5F5F5"/>
    </style:style>
    <style:style style:name="T27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2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3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3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3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3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4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4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5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75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F5F5F5"/>
    </style:style>
    <style:style style:name="T275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762" style:parent-style-name="Normal" style:family="paragraph">
      <style:paragraph-properties fo:margin-bottom="0in" style:line-height-at-least="0.1979in" fo:background-color="#F5F5F5"/>
    </style:style>
    <style:style style:name="T27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6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767" style:parent-style-name="Normal" style:family="paragraph">
      <style:paragraph-properties fo:margin-bottom="0in" style:line-height-at-least="0.1979in" fo:background-color="#F5F5F5"/>
    </style:style>
    <style:style style:name="T27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7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7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777" style:parent-style-name="Normal" style:family="paragraph">
      <style:paragraph-properties fo:margin-bottom="0in" style:line-height-at-least="0.1979in" fo:background-color="#F5F5F5"/>
    </style:style>
    <style:style style:name="T27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8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8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7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7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9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7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7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79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7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0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8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1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8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1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8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2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2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2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8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2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8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3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4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8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8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8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5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52" style:parent-style-name="Normal" style:family="paragraph">
      <style:paragraph-properties fo:margin-bottom="0in" style:line-height-at-least="0.1979in" fo:background-color="#F5F5F5"/>
    </style:style>
    <style:style style:name="T285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5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8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5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5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285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6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86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8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864" style:parent-style-name="Normal" style:family="paragraph">
      <style:paragraph-properties fo:margin-bottom="0in" style:line-height-at-least="0.1979in" fo:background-color="#F5F5F5"/>
    </style:style>
    <style:style style:name="T286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8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6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69" style:parent-style-name="Normal" style:family="paragraph">
      <style:paragraph-properties fo:margin-bottom="0in" style:line-height-at-least="0.1979in" fo:background-color="#F5F5F5"/>
    </style:style>
    <style:style style:name="T28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F5F5F5"/>
    </style:style>
    <style:style style:name="T28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7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78" style:parent-style-name="Normal" style:family="paragraph">
      <style:paragraph-properties fo:margin-bottom="0in" style:line-height-at-least="0.1979in" fo:background-color="#F5F5F5"/>
    </style:style>
    <style:style style:name="T28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82" style:parent-style-name="Normal" style:family="paragraph">
      <style:paragraph-properties fo:margin-bottom="0in" style:line-height-at-least="0.1979in" fo:background-color="#F5F5F5"/>
    </style:style>
    <style:style style:name="T2883" style:parent-style-name="Fonteparág.padrão" style:family="text">
      <style:text-properties style:font-name="Consolas" style:font-name-asian="Times New Roman" fo:color="#AAAAAA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F5F5F5"/>
    </style:style>
    <style:style style:name="T28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8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889" style:parent-style-name="Normal" style:family="paragraph">
      <style:paragraph-properties fo:margin-bottom="0in" style:line-height-at-least="0.1979in" fo:background-color="#F5F5F5"/>
    </style:style>
    <style:style style:name="T28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894" style:parent-style-name="Normal" style:family="paragraph">
      <style:paragraph-properties fo:margin-bottom="0in" style:line-height-at-least="0.1979in" fo:background-color="#F5F5F5"/>
    </style:style>
    <style:style style:name="T28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8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9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8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89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0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F5F5F5"/>
    </style:style>
    <style:style style:name="T29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0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1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1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1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22" style:parent-style-name="Normal" style:family="paragraph">
      <style:paragraph-properties fo:margin-bottom="0in" style:line-height-at-least="0.1979in" fo:background-color="#F5F5F5"/>
    </style:style>
    <style:style style:name="T292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2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2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3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3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3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3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39" style:parent-style-name="Normal" style:family="paragraph">
      <style:paragraph-properties fo:margin-bottom="0in" style:line-height-at-least="0.1979in" fo:background-color="#F5F5F5"/>
    </style:style>
    <style:style style:name="T294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4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4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4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56" style:parent-style-name="Normal" style:family="paragraph">
      <style:paragraph-properties fo:margin-bottom="0in" style:line-height-at-least="0.1979in" fo:background-color="#F5F5F5"/>
    </style:style>
    <style:style style:name="T295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5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5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6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6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29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29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29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79" style:parent-style-name="Normal" style:family="paragraph">
      <style:paragraph-properties fo:margin-bottom="0in" style:line-height-at-least="0.1979in" fo:background-color="#F5F5F5"/>
    </style:style>
    <style:style style:name="T29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98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9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98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29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298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29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2988" style:parent-style-name="Normal" style:family="paragraph">
      <style:paragraph-properties fo:margin-bottom="0in" style:line-height-at-least="0.1979in" fo:background-color="#F5F5F5"/>
    </style:style>
    <style:style style:name="T29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92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2993" style:parent-style-name="Normal" style:family="paragraph">
      <style:paragraph-properties fo:margin-bottom="0in" style:line-height-at-least="0.1979in" fo:background-color="#F5F5F5"/>
    </style:style>
    <style:style style:name="T299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299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29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2997" style:parent-style-name="Normal" style:family="paragraph">
      <style:paragraph-properties fo:margin-bottom="0in" style:line-height-at-least="0.1979in" fo:background-color="#F5F5F5"/>
    </style:style>
    <style:style style:name="T29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29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0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0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0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0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0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007" style:parent-style-name="Normal" style:family="paragraph">
      <style:paragraph-properties fo:margin-bottom="0in" style:line-height-at-least="0.1979in" fo:background-color="#F5F5F5"/>
    </style:style>
    <style:style style:name="T30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0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0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1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0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0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017" style:parent-style-name="Normal" style:family="paragraph">
      <style:paragraph-properties fo:margin-bottom="0in" style:line-height-at-least="0.1979in" fo:background-color="#F5F5F5"/>
    </style:style>
    <style:style style:name="T30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0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2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0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0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0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0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027" style:parent-style-name="Normal" style:family="paragraph">
      <style:paragraph-properties fo:margin-bottom="0in" style:line-height-at-least="0.1979in" fo:background-color="#F5F5F5"/>
    </style:style>
    <style:style style:name="T30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0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3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03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3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03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037" style:parent-style-name="Normal" style:family="paragraph">
      <style:paragraph-properties fo:margin-bottom="0in" style:line-height-at-least="0.1979in" fo:background-color="#F5F5F5"/>
    </style:style>
    <style:style style:name="T303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4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4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4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0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4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4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04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5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5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0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5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5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05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5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6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6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6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0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6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6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06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0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7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8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8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08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0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086" style:parent-style-name="Normal" style:family="paragraph">
      <style:paragraph-properties fo:margin-bottom="0in" style:line-height-at-least="0.1979in" fo:background-color="#F5F5F5"/>
    </style:style>
    <style:style style:name="T308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0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0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091" style:parent-style-name="Normal" style:family="paragraph">
      <style:paragraph-properties fo:margin-bottom="0in" style:line-height-at-least="0.1979in" fo:background-color="#F5F5F5"/>
    </style:style>
    <style:style style:name="T30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0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9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0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096" style:parent-style-name="Normal" style:family="paragraph">
      <style:paragraph-properties fo:margin-bottom="0in" style:line-height-at-least="0.1979in" fo:background-color="#F5F5F5"/>
    </style:style>
    <style:style style:name="T30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0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0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0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106" style:parent-style-name="Normal" style:family="paragraph">
      <style:paragraph-properties fo:margin-bottom="0in" style:line-height-at-least="0.1979in" fo:background-color="#F5F5F5"/>
    </style:style>
    <style:style style:name="T310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0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1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116" style:parent-style-name="Normal" style:family="paragraph">
      <style:paragraph-properties fo:margin-bottom="0in" style:line-height-at-least="0.1979in" fo:background-color="#F5F5F5"/>
    </style:style>
    <style:style style:name="T31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1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2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2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2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3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3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3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3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3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141" style:parent-style-name="Normal" style:family="paragraph">
      <style:paragraph-properties fo:margin-bottom="0in" style:line-height-at-least="0.1979in" fo:background-color="#F5F5F5"/>
    </style:style>
    <style:style style:name="T31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5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1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1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1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6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1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1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166" style:parent-style-name="Normal" style:family="paragraph">
      <style:paragraph-properties fo:margin-bottom="0in" style:line-height-at-least="0.1979in" fo:background-color="#F5F5F5"/>
    </style:style>
    <style:style style:name="T31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1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6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171" style:parent-style-name="Normal" style:family="paragraph">
      <style:paragraph-properties fo:margin-bottom="0in" style:line-height-at-least="0.1979in" fo:background-color="#F5F5F5"/>
    </style:style>
    <style:style style:name="T317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7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176" style:parent-style-name="Normal" style:family="paragraph">
      <style:paragraph-properties fo:margin-bottom="0in" style:line-height-at-least="0.1979in" fo:background-color="#F5F5F5"/>
    </style:style>
    <style:style style:name="T317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7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181" style:parent-style-name="Normal" style:family="paragraph">
      <style:paragraph-properties fo:margin-bottom="0in" style:line-height-at-least="0.1979in" fo:background-color="#F5F5F5"/>
    </style:style>
    <style:style style:name="T318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8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8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18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18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18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1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191" style:parent-style-name="Normal" style:family="paragraph">
      <style:paragraph-properties fo:margin-bottom="0in" style:line-height-at-least="0.1979in" fo:background-color="#F5F5F5"/>
    </style:style>
    <style:style style:name="T319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9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9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1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1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1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0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02" style:parent-style-name="Normal" style:family="paragraph">
      <style:paragraph-properties fo:margin-bottom="0in" style:line-height-at-least="0.1979in" fo:background-color="#F5F5F5"/>
    </style:style>
    <style:style style:name="T320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0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0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07" style:parent-style-name="Normal" style:family="paragraph">
      <style:paragraph-properties fo:margin-bottom="0in" style:line-height-at-least="0.1979in" fo:background-color="#F5F5F5"/>
    </style:style>
    <style:style style:name="T320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1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1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1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2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1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21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21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2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2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2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22" style:parent-style-name="Normal" style:family="paragraph">
      <style:paragraph-properties fo:margin-bottom="0in" style:line-height-at-least="0.1979in" fo:background-color="#F5F5F5"/>
    </style:style>
    <style:style style:name="T322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2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2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2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29" style:parent-style-name="Normal" style:family="paragraph">
      <style:paragraph-properties fo:margin-bottom="0in" style:line-height-at-least="0.1979in" fo:background-color="#F5F5F5"/>
    </style:style>
    <style:style style:name="T32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3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3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23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2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23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4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3241" style:parent-style-name="Normal" style:family="paragraph">
      <style:paragraph-properties fo:margin-bottom="0in" style:line-height-at-least="0.1979in" fo:background-color="#F5F5F5"/>
    </style:style>
    <style:style style:name="T324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2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4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24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32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3250" style:parent-style-name="Normal" style:family="paragraph">
      <style:paragraph-properties fo:margin-bottom="0in" style:line-height-at-least="0.1979in" fo:background-color="#F5F5F5"/>
    </style:style>
    <style:style style:name="T32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255" style:parent-style-name="Normal" style:family="paragraph">
      <style:paragraph-properties fo:margin-bottom="0in" style:line-height-at-least="0.1979in" fo:background-color="#F5F5F5"/>
    </style:style>
    <style:style style:name="T32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260" style:parent-style-name="Normal" style:family="paragraph">
      <style:paragraph-properties fo:margin-bottom="0in" style:line-height-at-least="0.1979in" fo:background-color="#F5F5F5"/>
    </style:style>
    <style:style style:name="T326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6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6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2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6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2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270" style:parent-style-name="Normal" style:family="paragraph">
      <style:paragraph-properties fo:margin-bottom="0in" style:line-height-at-least="0.1979in" fo:background-color="#F5F5F5"/>
    </style:style>
    <style:style style:name="T32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7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7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7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2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8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2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8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2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9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2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2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2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2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2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0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0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3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0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3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1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1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1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3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3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2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2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3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3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3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3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3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3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4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45" style:parent-style-name="Normal" style:family="paragraph">
      <style:paragraph-properties fo:margin-bottom="0in" style:line-height-at-least="0.1979in" fo:background-color="#F5F5F5"/>
    </style:style>
    <style:style style:name="T33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4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3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5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351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335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3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35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3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356" style:parent-style-name="Normal" style:family="paragraph">
      <style:paragraph-properties fo:margin-bottom="0in" style:line-height-at-least="0.1979in" fo:background-color="#F5F5F5"/>
    </style:style>
    <style:style style:name="T335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35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5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61" style:parent-style-name="Normal" style:family="paragraph">
      <style:paragraph-properties fo:margin-bottom="0in" style:line-height-at-least="0.1979in" fo:background-color="#F5F5F5"/>
    </style:style>
    <style:style style:name="T33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66" style:parent-style-name="Normal" style:family="paragraph">
      <style:paragraph-properties fo:margin-bottom="0in" style:line-height-at-least="0.1979in" fo:background-color="#F5F5F5"/>
    </style:style>
    <style:style style:name="T33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70" style:parent-style-name="Normal" style:family="paragraph">
      <style:paragraph-properties fo:margin-bottom="0in" style:line-height-at-least="0.1979in" fo:background-color="#F5F5F5"/>
    </style:style>
    <style:style style:name="T33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74" style:parent-style-name="Normal" style:family="paragraph">
      <style:paragraph-properties fo:margin-bottom="0in" style:line-height-at-least="0.1979in" fo:background-color="#F5F5F5"/>
    </style:style>
    <style:style style:name="T3375" style:parent-style-name="Fonteparág.padrão" style:family="text">
      <style:text-properties style:font-name="Consolas" style:font-name-asian="Times New Roman" fo:color="#AAAAAA" fo:font-size="10.5pt" style:font-size-asian="10.5pt" style:font-size-complex="10.5pt"/>
    </style:style>
    <style:style style:name="P3376" style:parent-style-name="Normal" style:family="paragraph">
      <style:paragraph-properties fo:margin-bottom="0in" style:line-height-at-least="0.1979in" fo:background-color="#F5F5F5"/>
    </style:style>
    <style:style style:name="T337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8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3381" style:parent-style-name="Normal" style:family="paragraph">
      <style:paragraph-properties fo:margin-bottom="0in" style:line-height-at-least="0.1979in" fo:background-color="#F5F5F5"/>
    </style:style>
    <style:style style:name="T33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8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85" style:parent-style-name="Normal" style:family="paragraph">
      <style:paragraph-properties fo:margin-bottom="0in" style:line-height-at-least="0.1979in" fo:background-color="#F5F5F5"/>
    </style:style>
    <style:style style:name="T33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3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9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3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3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3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396" style:parent-style-name="Normal" style:family="paragraph">
      <style:paragraph-properties fo:margin-bottom="0in" style:line-height-at-least="0.1979in" fo:background-color="#F5F5F5"/>
    </style:style>
    <style:style style:name="T33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3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3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0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0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13" style:parent-style-name="Normal" style:family="paragraph">
      <style:paragraph-properties fo:margin-bottom="0in" style:line-height-at-least="0.1979in" fo:background-color="#F5F5F5"/>
    </style:style>
    <style:style style:name="T34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4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1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2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30" style:parent-style-name="Normal" style:family="paragraph">
      <style:paragraph-properties fo:margin-bottom="0in" style:line-height-at-least="0.1979in" fo:background-color="#F5F5F5"/>
    </style:style>
    <style:style style:name="T34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4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3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3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4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4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4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47" style:parent-style-name="Normal" style:family="paragraph">
      <style:paragraph-properties fo:margin-bottom="0in" style:line-height-at-least="0.1979in" fo:background-color="#F5F5F5"/>
    </style:style>
    <style:style style:name="T34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4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5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5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5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5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6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6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70" style:parent-style-name="Normal" style:family="paragraph">
      <style:paragraph-properties fo:margin-bottom="0in" style:line-height-at-least="0.1979in" fo:background-color="#F5F5F5"/>
    </style:style>
    <style:style style:name="T34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4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7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4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7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4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47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4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479" style:parent-style-name="Normal" style:family="paragraph">
      <style:paragraph-properties fo:margin-bottom="0in" style:line-height-at-least="0.1979in" fo:background-color="#F5F5F5"/>
    </style:style>
    <style:style style:name="T34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8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3484" style:parent-style-name="Normal" style:family="paragraph">
      <style:paragraph-properties fo:margin-bottom="0in" style:line-height-at-least="0.1979in" fo:background-color="#F5F5F5"/>
    </style:style>
    <style:style style:name="T34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88" style:parent-style-name="Normal" style:family="paragraph">
      <style:paragraph-properties fo:margin-bottom="0in" style:line-height-at-least="0.1979in" fo:background-color="#F5F5F5"/>
    </style:style>
    <style:style style:name="T34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4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4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49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4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4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4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498" style:parent-style-name="Normal" style:family="paragraph">
      <style:paragraph-properties fo:margin-bottom="0in" style:line-height-at-least="0.1979in" fo:background-color="#F5F5F5"/>
    </style:style>
    <style:style style:name="T34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0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5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5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0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50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08" style:parent-style-name="Normal" style:family="paragraph">
      <style:paragraph-properties fo:margin-bottom="0in" style:line-height-at-least="0.1979in" fo:background-color="#F5F5F5"/>
    </style:style>
    <style:style style:name="T35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1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5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1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5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1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5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18" style:parent-style-name="Normal" style:family="paragraph">
      <style:paragraph-properties fo:margin-bottom="0in" style:line-height-at-least="0.1979in" fo:background-color="#F5F5F5"/>
    </style:style>
    <style:style style:name="T35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2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52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2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52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528" style:parent-style-name="Normal" style:family="paragraph">
      <style:paragraph-properties fo:margin-bottom="0in" style:line-height-at-least="0.1979in" fo:background-color="#F5F5F5"/>
    </style:style>
    <style:style style:name="T352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3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3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5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3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3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53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4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4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4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5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4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4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54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4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5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5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5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5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5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5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6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6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6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6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7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7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57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5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577" style:parent-style-name="Normal" style:family="paragraph">
      <style:paragraph-properties fo:margin-bottom="0in" style:line-height-at-least="0.1979in" fo:background-color="#F5F5F5"/>
    </style:style>
    <style:style style:name="T357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5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5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82" style:parent-style-name="Normal" style:family="paragraph">
      <style:paragraph-properties fo:margin-bottom="0in" style:line-height-at-least="0.1979in" fo:background-color="#F5F5F5"/>
    </style:style>
    <style:style style:name="T35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58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87" style:parent-style-name="Normal" style:family="paragraph">
      <style:paragraph-properties fo:margin-bottom="0in" style:line-height-at-least="0.1979in" fo:background-color="#F5F5F5"/>
    </style:style>
    <style:style style:name="T35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5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59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5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5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5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597" style:parent-style-name="Normal" style:family="paragraph">
      <style:paragraph-properties fo:margin-bottom="0in" style:line-height-at-least="0.1979in" fo:background-color="#F5F5F5"/>
    </style:style>
    <style:style style:name="T35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59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0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6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0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6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6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607" style:parent-style-name="Normal" style:family="paragraph">
      <style:paragraph-properties fo:margin-bottom="0in" style:line-height-at-least="0.1979in" fo:background-color="#F5F5F5"/>
    </style:style>
    <style:style style:name="T36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6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61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1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6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1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6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1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6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2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6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2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6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6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6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2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6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6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6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632" style:parent-style-name="Normal" style:family="paragraph">
      <style:paragraph-properties fo:margin-bottom="0in" style:line-height-at-least="0.1979in" fo:background-color="#F5F5F5"/>
    </style:style>
    <style:style style:name="T36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6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3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3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3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6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3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4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64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4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4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6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4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4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6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5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5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5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5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657" style:parent-style-name="Normal" style:family="paragraph">
      <style:paragraph-properties fo:margin-bottom="0in" style:line-height-at-least="0.1979in" fo:background-color="#F5F5F5"/>
    </style:style>
    <style:style style:name="T365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6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662" style:parent-style-name="Normal" style:family="paragraph">
      <style:paragraph-properties fo:margin-bottom="0in" style:line-height-at-least="0.1979in" fo:background-color="#F5F5F5"/>
    </style:style>
    <style:style style:name="T366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667" style:parent-style-name="Normal" style:family="paragraph">
      <style:paragraph-properties fo:margin-bottom="0in" style:line-height-at-least="0.1979in" fo:background-color="#F5F5F5"/>
    </style:style>
    <style:style style:name="T366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672" style:parent-style-name="Normal" style:family="paragraph">
      <style:paragraph-properties fo:margin-bottom="0in" style:line-height-at-least="0.1979in" fo:background-color="#F5F5F5"/>
    </style:style>
    <style:style style:name="T367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7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7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7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67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7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6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682" style:parent-style-name="Normal" style:family="paragraph">
      <style:paragraph-properties fo:margin-bottom="0in" style:line-height-at-least="0.1979in" fo:background-color="#F5F5F5"/>
    </style:style>
    <style:style style:name="T368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8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8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6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8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9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69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6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9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9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6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9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6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6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700" style:parent-style-name="Normal" style:family="paragraph">
      <style:paragraph-properties fo:margin-bottom="0in" style:line-height-at-least="0.1979in" fo:background-color="#F5F5F5"/>
    </style:style>
    <style:style style:name="T370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0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705" style:parent-style-name="Normal" style:family="paragraph">
      <style:paragraph-properties fo:margin-bottom="0in" style:line-height-at-least="0.1979in" fo:background-color="#F5F5F5"/>
    </style:style>
    <style:style style:name="T370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0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1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1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1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1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1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1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2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2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2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2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2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2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2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3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3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736" style:parent-style-name="Normal" style:family="paragraph">
      <style:paragraph-properties fo:margin-bottom="0in" style:line-height-at-least="0.1979in" fo:background-color="#F5F5F5"/>
    </style:style>
    <style:style style:name="T373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3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3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4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4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4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4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4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4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4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4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5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5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5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5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5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5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5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6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6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6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767" style:parent-style-name="Normal" style:family="paragraph">
      <style:paragraph-properties fo:margin-bottom="0in" style:line-height-at-least="0.1979in" fo:background-color="#F5F5F5"/>
    </style:style>
    <style:style style:name="T376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7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7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7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7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7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8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8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8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8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7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8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79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7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9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7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9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79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7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798" style:parent-style-name="Normal" style:family="paragraph">
      <style:paragraph-properties fo:margin-bottom="0in" style:line-height-at-least="0.1979in" fo:background-color="#F5F5F5"/>
    </style:style>
    <style:style style:name="T379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0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0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0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0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0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1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1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1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1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1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1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2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2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2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2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2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2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2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829" style:parent-style-name="Normal" style:family="paragraph">
      <style:paragraph-properties fo:margin-bottom="0in" style:line-height-at-least="0.1979in" fo:background-color="#F5F5F5"/>
    </style:style>
    <style:style style:name="T38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3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3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3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3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3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3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4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4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4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4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4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4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5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5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5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5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5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860" style:parent-style-name="Normal" style:family="paragraph">
      <style:paragraph-properties fo:margin-bottom="0in" style:line-height-at-least="0.1979in" fo:background-color="#F5F5F5"/>
    </style:style>
    <style:style style:name="T386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6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6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6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6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6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6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6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6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7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7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7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7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7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7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7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38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8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8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388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38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8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8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88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8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891" style:parent-style-name="Normal" style:family="paragraph">
      <style:paragraph-properties fo:margin-bottom="0in" style:line-height-at-least="0.1979in" fo:background-color="#F5F5F5"/>
    </style:style>
    <style:style style:name="T389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89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89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8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896" style:parent-style-name="Normal" style:family="paragraph">
      <style:paragraph-properties fo:margin-bottom="0in" style:line-height-at-least="0.1979in" fo:background-color="#F5F5F5"/>
    </style:style>
    <style:style style:name="T38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89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8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901" style:parent-style-name="Normal" style:family="paragraph">
      <style:paragraph-properties fo:margin-bottom="0in" style:line-height-at-least="0.1979in" fo:background-color="#F5F5F5"/>
    </style:style>
    <style:style style:name="T39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0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0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0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911" style:parent-style-name="Normal" style:family="paragraph">
      <style:paragraph-properties fo:margin-bottom="0in" style:line-height-at-least="0.1979in" fo:background-color="#F5F5F5"/>
    </style:style>
    <style:style style:name="T391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1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1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1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2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2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3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3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4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4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4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5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5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6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6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7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7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7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397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7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39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397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8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8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8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398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398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3986" style:parent-style-name="Normal" style:family="paragraph">
      <style:paragraph-properties fo:margin-bottom="0in" style:line-height-at-least="0.1979in" fo:background-color="#F5F5F5"/>
    </style:style>
    <style:style style:name="T39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39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8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9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9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992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399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994" style:parent-style-name="Fonteparág.padrão" style:family="text">
      <style:text-properties style:font-name="Consolas" style:font-name-asian="Times New Roman" style:font-name-complex="Consolas" fo:color="#333333" fo:font-size="10.5pt" style:font-size-asian="10.5pt" style:font-size-complex="10.5pt"/>
    </style:style>
    <style:style style:name="T399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39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399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39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3999" style:parent-style-name="Normal" style:family="paragraph">
      <style:paragraph-properties fo:margin-bottom="0in" style:line-height-at-least="0.1979in" fo:background-color="#F5F5F5"/>
    </style:style>
    <style:style style:name="T400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00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0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0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04" style:parent-style-name="Normal" style:family="paragraph">
      <style:paragraph-properties fo:margin-bottom="0in" style:line-height-at-least="0.1979in" fo:background-color="#F5F5F5"/>
    </style:style>
    <style:style style:name="T40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0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0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09" style:parent-style-name="Normal" style:family="paragraph">
      <style:paragraph-properties fo:margin-bottom="0in" style:line-height-at-least="0.1979in" fo:background-color="#F5F5F5"/>
    </style:style>
    <style:style style:name="T40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1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1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13" style:parent-style-name="Normal" style:family="paragraph">
      <style:paragraph-properties fo:margin-bottom="0in" style:line-height-at-least="0.1979in" fo:background-color="#F5F5F5"/>
    </style:style>
    <style:style style:name="T40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1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17" style:parent-style-name="Normal" style:family="paragraph">
      <style:text-properties fo:language="pt" fo:country="BR"/>
    </style:style>
    <style:style style:name="P4018" style:parent-style-name="Normal" style:family="paragraph">
      <style:text-properties fo:language="pt" fo:country="BR"/>
    </style:style>
    <style:style style:name="P4019" style:parent-style-name="Normal" style:family="paragraph">
      <style:paragraph-properties fo:margin-bottom="0in" style:line-height-at-least="0.1979in" fo:background-color="#F5F5F5"/>
    </style:style>
    <style:style style:name="T4020" style:parent-style-name="Fonteparág.padrão" style:family="text">
      <style:text-properties style:font-name="Consolas" style:font-name-asian="Times New Roman" fo:color="#AAAAAA" fo:font-size="10.5pt" style:font-size-asian="10.5pt" style:font-size-complex="10.5pt" fo:language="pt" fo:country="BR"/>
    </style:style>
    <style:style style:name="P4021" style:parent-style-name="Normal" style:family="paragraph">
      <style:paragraph-properties fo:margin-bottom="0in" style:line-height-at-least="0.1979in" fo:background-color="#F5F5F5"/>
    </style:style>
    <style:style style:name="T402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2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02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02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4026" style:parent-style-name="Normal" style:family="paragraph">
      <style:paragraph-properties fo:margin-bottom="0in" style:line-height-at-least="0.1979in" fo:background-color="#F5F5F5"/>
    </style:style>
    <style:style style:name="T40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2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0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030" style:parent-style-name="Normal" style:family="paragraph">
      <style:paragraph-properties fo:margin-bottom="0in" style:line-height-at-least="0.1979in" fo:background-color="#F5F5F5"/>
    </style:style>
    <style:style style:name="T403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03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3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03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3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03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0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03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0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040" style:parent-style-name="Normal" style:family="paragraph">
      <style:paragraph-properties fo:margin-bottom="0in" style:line-height-at-least="0.1979in" fo:background-color="#F5F5F5"/>
    </style:style>
    <style:style style:name="T404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0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4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4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4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51" style:parent-style-name="Normal" style:family="paragraph">
      <style:paragraph-properties fo:margin-bottom="0in" style:line-height-at-least="0.1979in" fo:background-color="#F5F5F5"/>
    </style:style>
    <style:style style:name="T40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05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5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5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6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6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6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68" style:parent-style-name="Normal" style:family="paragraph">
      <style:paragraph-properties fo:margin-bottom="0in" style:line-height-at-least="0.1979in" fo:background-color="#F5F5F5"/>
    </style:style>
    <style:style style:name="T40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07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7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7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7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8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085" style:parent-style-name="Normal" style:family="paragraph">
      <style:paragraph-properties fo:margin-bottom="0in" style:line-height-at-least="0.1979in" fo:background-color="#F5F5F5"/>
    </style:style>
    <style:style style:name="T40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08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08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9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9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0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9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9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09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0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09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03" style:parent-style-name="Normal" style:family="paragraph">
      <style:paragraph-properties fo:margin-bottom="0in" style:line-height-at-least="0.1979in" fo:background-color="#F5F5F5"/>
    </style:style>
    <style:style style:name="T41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10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0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0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0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1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1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1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1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1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2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2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2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2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26" style:parent-style-name="Normal" style:family="paragraph">
      <style:paragraph-properties fo:margin-bottom="0in" style:line-height-at-least="0.1979in" fo:background-color="#F5F5F5"/>
    </style:style>
    <style:style style:name="T412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2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2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3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131" style:parent-style-name="Normal" style:family="paragraph">
      <style:paragraph-properties fo:margin-bottom="0in" style:line-height-at-least="0.1979in" fo:background-color="#F5F5F5"/>
    </style:style>
    <style:style style:name="T41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35" style:parent-style-name="Normal" style:family="paragraph">
      <style:paragraph-properties fo:margin-bottom="0in" style:line-height-at-least="0.1979in" fo:background-color="#F5F5F5"/>
    </style:style>
    <style:style style:name="T41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13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3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3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4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4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45" style:parent-style-name="Normal" style:family="paragraph">
      <style:paragraph-properties fo:margin-bottom="0in" style:line-height-at-least="0.1979in" fo:background-color="#F5F5F5"/>
    </style:style>
    <style:style style:name="T41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1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5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55" style:parent-style-name="Normal" style:family="paragraph">
      <style:paragraph-properties fo:margin-bottom="0in" style:line-height-at-least="0.1979in" fo:background-color="#F5F5F5"/>
    </style:style>
    <style:style style:name="T41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1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5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1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1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1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6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1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1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165" style:parent-style-name="Normal" style:family="paragraph">
      <style:paragraph-properties fo:margin-bottom="0in" style:line-height-at-least="0.1979in" fo:background-color="#F5F5F5"/>
    </style:style>
    <style:style style:name="T41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1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6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6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7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17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7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17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7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175" style:parent-style-name="Normal" style:family="paragraph">
      <style:paragraph-properties fo:margin-bottom="0in" style:line-height-at-least="0.1979in" fo:background-color="#F5F5F5"/>
    </style:style>
    <style:style style:name="T417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1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7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8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8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1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8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8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1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8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8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9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1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9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9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19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1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9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19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19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1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0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0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2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0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0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20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0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0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0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1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1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1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1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1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2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21" style:parent-style-name="Fonteparág.padrão" style:family="text">
      <style:text-properties style:font-name="Consolas" style:font-name-asian="Times New Roman" style:font-name-complex="Consolas" fo:color="#333333" fo:font-size="10.5pt" style:font-size-asian="10.5pt" style:font-size-complex="10.5pt"/>
    </style:style>
    <style:style style:name="T422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2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226" style:parent-style-name="Normal" style:family="paragraph">
      <style:paragraph-properties fo:margin-bottom="0in" style:line-height-at-least="0.1979in" fo:background-color="#F5F5F5"/>
    </style:style>
    <style:style style:name="T422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2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2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231" style:parent-style-name="Normal" style:family="paragraph">
      <style:paragraph-properties fo:margin-bottom="0in" style:line-height-at-least="0.1979in" fo:background-color="#F5F5F5"/>
    </style:style>
    <style:style style:name="T42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3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3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3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236" style:parent-style-name="Normal" style:family="paragraph">
      <style:paragraph-properties fo:margin-bottom="0in" style:line-height-at-least="0.1979in" fo:background-color="#F5F5F5"/>
    </style:style>
    <style:style style:name="T42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3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3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4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4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2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2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4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246" style:parent-style-name="Normal" style:family="paragraph">
      <style:paragraph-properties fo:margin-bottom="0in" style:line-height-at-least="0.1979in" fo:background-color="#F5F5F5"/>
    </style:style>
    <style:style style:name="T42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4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4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5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2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2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256" style:parent-style-name="Normal" style:family="paragraph">
      <style:paragraph-properties fo:margin-bottom="0in" style:line-height-at-least="0.1979in" fo:background-color="#F5F5F5"/>
    </style:style>
    <style:style style:name="T425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5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5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6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6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2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2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6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6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27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7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2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2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7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27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2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281" style:parent-style-name="Normal" style:family="paragraph">
      <style:paragraph-properties fo:margin-bottom="0in" style:line-height-at-least="0.1979in" fo:background-color="#F5F5F5"/>
    </style:style>
    <style:style style:name="T42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2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8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8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8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28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8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29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9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9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29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9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29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2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9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29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29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0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0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0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0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0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0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06" style:parent-style-name="Normal" style:family="paragraph">
      <style:paragraph-properties fo:margin-bottom="0in" style:line-height-at-least="0.1979in" fo:background-color="#F5F5F5"/>
    </style:style>
    <style:style style:name="T430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0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11" style:parent-style-name="Normal" style:family="paragraph">
      <style:paragraph-properties fo:margin-bottom="0in" style:line-height-at-least="0.1979in" fo:background-color="#F5F5F5"/>
    </style:style>
    <style:style style:name="T431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1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16" style:parent-style-name="Normal" style:family="paragraph">
      <style:paragraph-properties fo:margin-bottom="0in" style:line-height-at-least="0.1979in" fo:background-color="#F5F5F5"/>
    </style:style>
    <style:style style:name="T431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1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1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2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21" style:parent-style-name="Normal" style:family="paragraph">
      <style:paragraph-properties fo:margin-bottom="0in" style:line-height-at-least="0.1979in" fo:background-color="#F5F5F5"/>
    </style:style>
    <style:style style:name="T432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2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2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2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2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2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3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31" style:parent-style-name="Normal" style:family="paragraph">
      <style:paragraph-properties fo:margin-bottom="0in" style:line-height-at-least="0.1979in" fo:background-color="#F5F5F5"/>
    </style:style>
    <style:style style:name="T433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3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3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3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3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4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4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4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4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4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4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48" style:parent-style-name="Normal" style:family="paragraph">
      <style:paragraph-properties fo:margin-bottom="0in" style:line-height-at-least="0.1979in" fo:background-color="#F5F5F5"/>
    </style:style>
    <style:style style:name="T434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35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3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353" style:parent-style-name="Normal" style:family="paragraph">
      <style:paragraph-properties fo:margin-bottom="0in" style:line-height-at-least="0.1979in" fo:background-color="#F5F5F5"/>
    </style:style>
    <style:style style:name="T43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5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5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5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6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6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6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6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6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6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6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6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7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7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7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7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7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7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8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8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8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8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384" style:parent-style-name="Normal" style:family="paragraph">
      <style:paragraph-properties fo:margin-bottom="0in" style:line-height-at-least="0.1979in" fo:background-color="#F5F5F5"/>
    </style:style>
    <style:style style:name="T438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38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8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8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9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9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39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39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9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3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9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3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3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0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0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0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0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0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0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1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1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1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1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1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415" style:parent-style-name="Normal" style:family="paragraph">
      <style:paragraph-properties fo:margin-bottom="0in" style:line-height-at-least="0.1979in" fo:background-color="#F5F5F5"/>
    </style:style>
    <style:style style:name="T441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1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1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2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2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2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2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2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2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2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2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3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3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3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3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3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3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3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4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4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4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43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4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4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4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447" style:parent-style-name="Normal" style:family="paragraph">
      <style:paragraph-properties fo:margin-bottom="0in" style:line-height-at-least="0.1979in" fo:background-color="#F5F5F5"/>
    </style:style>
    <style:style style:name="T444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4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5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5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5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5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5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5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5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5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5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5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60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6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6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6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6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6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66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6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6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6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7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7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7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74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7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7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7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478" style:parent-style-name="Normal" style:family="paragraph">
      <style:paragraph-properties fo:margin-bottom="0in" style:line-height-at-least="0.1979in" fo:background-color="#F5F5F5"/>
    </style:style>
    <style:style style:name="T447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48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81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8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8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8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8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8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8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8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89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490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9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9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9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9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49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49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9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49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4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0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50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02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0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504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05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06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0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08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509" style:parent-style-name="Normal" style:family="paragraph">
      <style:paragraph-properties fo:margin-bottom="0in" style:line-height-at-least="0.1979in" fo:background-color="#F5F5F5"/>
    </style:style>
    <style:style style:name="T451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51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12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1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14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51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1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1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51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1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20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21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22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52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2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2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52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2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28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 fo:language="pt" fo:country="BR"/>
    </style:style>
    <style:style style:name="T452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3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3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53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533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3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53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3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53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5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540" style:parent-style-name="Normal" style:family="paragraph">
      <style:paragraph-properties fo:margin-bottom="0in" style:line-height-at-least="0.1979in" fo:background-color="#F5F5F5"/>
    </style:style>
    <style:style style:name="T454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54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4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545" style:parent-style-name="Normal" style:family="paragraph">
      <style:paragraph-properties fo:margin-bottom="0in" style:line-height-at-least="0.1979in" fo:background-color="#F5F5F5"/>
    </style:style>
    <style:style style:name="T45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4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4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550" style:parent-style-name="Normal" style:family="paragraph">
      <style:paragraph-properties fo:margin-bottom="0in" style:line-height-at-least="0.1979in" fo:background-color="#F5F5F5"/>
    </style:style>
    <style:style style:name="T45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5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5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5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5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560" style:parent-style-name="Normal" style:family="paragraph">
      <style:paragraph-properties fo:margin-bottom="0in" style:line-height-at-least="0.1979in" fo:background-color="#F5F5F5"/>
    </style:style>
    <style:style style:name="T456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6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6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6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6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6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67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56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5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7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7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7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7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7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7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7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8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81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58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8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5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8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8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9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59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9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59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95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59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5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59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5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0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0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0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0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0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0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0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09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61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1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6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1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16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1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1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2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2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23" style:parent-style-name="Fonteparág.padrão" style:family="text">
      <style:text-properties style:font-name="Consolas" style:font-name-asian="Times New Roman" fo:font-style="italic" style:font-style-asian="italic" style:font-style-complex="italic" fo:color="#8190A0" fo:font-size="10.5pt" style:font-size-asian="10.5pt" style:font-size-complex="10.5pt"/>
    </style:style>
    <style:style style:name="T462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6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28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3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3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3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34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35" style:parent-style-name="Normal" style:family="paragraph">
      <style:paragraph-properties fo:margin-bottom="0in" style:line-height-at-least="0.1979in" fo:background-color="#F5F5F5"/>
    </style:style>
    <style:style style:name="T46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3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63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639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64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641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64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643" style:parent-style-name="Fonteparág.padrão" style:family="text">
      <style:text-properties style:font-name="Consolas" style:font-name-asian="Times New Roman" style:font-name-complex="Consolas" fo:color="#333333" fo:font-size="10.5pt" style:font-size-asian="10.5pt" style:font-size-complex="10.5pt"/>
    </style:style>
    <style:style style:name="T464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645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T4646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647" style:parent-style-name="Fonteparág.padrão" style:family="text">
      <style:text-properties style:font-name="Consolas" style:font-name-asian="Times New Roman" fo:color="#91B3E0" fo:font-size="10.5pt" style:font-size-asian="10.5pt" style:font-size-complex="10.5pt" fo:language="pt" fo:country="BR"/>
    </style:style>
    <style:style style:name="P4648" style:parent-style-name="Normal" style:family="paragraph">
      <style:paragraph-properties fo:margin-bottom="0in" style:line-height-at-least="0.1979in" fo:background-color="#F5F5F5"/>
    </style:style>
    <style:style style:name="T464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650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5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52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53" style:parent-style-name="Normal" style:family="paragraph">
      <style:paragraph-properties fo:margin-bottom="0in" style:line-height-at-least="0.1979in" fo:background-color="#F5F5F5"/>
    </style:style>
    <style:style style:name="T465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5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5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57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58" style:parent-style-name="Normal" style:family="paragraph">
      <style:paragraph-properties fo:margin-bottom="0in" style:line-height-at-least="0.1979in" fo:background-color="#F5F5F5"/>
    </style:style>
    <style:style style:name="T4659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61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62" style:parent-style-name="Normal" style:family="paragraph">
      <style:paragraph-properties fo:margin-bottom="0in" style:line-height-at-least="0.1979in" fo:background-color="#F5F5F5"/>
    </style:style>
    <style:style style:name="T4663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T46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65" style:parent-style-name="Fonteparág.padrão" style:family="text">
      <style:text-properties style:font-name="Consolas" style:font-name-asian="Times New Roman" fo:color="#91B3E0" fo:font-size="10.5pt" style:font-size-asian="10.5pt" style:font-size-complex="10.5pt"/>
    </style:style>
    <style:style style:name="P4666" style:parent-style-name="Normal" style:family="paragraph">
      <style:text-properties fo:language="pt" fo:country="BR"/>
    </style:style>
    <style:style style:name="P4667" style:parent-style-name="Normal" style:family="paragraph">
      <style:text-properties fo:language="pt" fo:country="BR"/>
    </style:style>
    <style:style style:name="P4668" style:parent-style-name="Normal" style:family="paragraph">
      <style:paragraph-properties fo:margin-bottom="0in" style:line-height-at-least="0.1979in" fo:background-color="#F5F5F5"/>
    </style:style>
    <style:style style:name="T466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46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4672" style:parent-style-name="Normal" style:family="paragraph">
      <style:paragraph-properties fo:margin-bottom="0in" style:line-height-at-least="0.1979in" fo:background-color="#F5F5F5"/>
    </style:style>
    <style:style style:name="T46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6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6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680" style:parent-style-name="Normal" style:family="paragraph">
      <style:paragraph-properties fo:margin-bottom="0in" style:line-height-at-least="0.1979in" fo:background-color="#F5F5F5"/>
    </style:style>
    <style:style style:name="T468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68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684" style:parent-style-name="Normal" style:family="paragraph">
      <style:paragraph-properties fo:margin-bottom="0in" style:line-height-at-least="0.1979in" fo:background-color="#F5F5F5"/>
    </style:style>
    <style:style style:name="T46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6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4689" style:parent-style-name="Normal" style:family="paragraph">
      <style:paragraph-properties fo:margin-bottom="0in" style:line-height-at-least="0.1979in" fo:background-color="#F5F5F5"/>
    </style:style>
    <style:style style:name="T46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6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6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6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696" style:parent-style-name="Normal" style:family="paragraph">
      <style:paragraph-properties fo:margin-bottom="0in" style:line-height-at-least="0.1979in" fo:background-color="#F5F5F5"/>
    </style:style>
    <style:style style:name="T46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6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6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0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03" style:parent-style-name="Normal" style:family="paragraph">
      <style:paragraph-properties fo:margin-bottom="0in" style:line-height-at-least="0.1979in" fo:background-color="#F5F5F5"/>
    </style:style>
    <style:style style:name="T47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0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707" style:parent-style-name="Normal" style:family="paragraph">
      <style:paragraph-properties fo:margin-bottom="0in" style:line-height-at-least="0.1979in" fo:background-color="#F5F5F5"/>
    </style:style>
    <style:style style:name="T47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0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47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11" style:parent-style-name="Normal" style:family="paragraph">
      <style:paragraph-properties fo:margin-bottom="0in" style:line-height-at-least="0.1979in" fo:background-color="#F5F5F5"/>
    </style:style>
    <style:style style:name="T471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1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1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1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1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717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1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471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72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2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72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23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72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2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2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4727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2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729" style:parent-style-name="Normal" style:family="paragraph">
      <style:paragraph-properties fo:margin-bottom="0in" style:line-height-at-least="0.1979in" fo:background-color="#F5F5F5"/>
    </style:style>
    <style:style style:name="T47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3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37" style:parent-style-name="Normal" style:family="paragraph">
      <style:paragraph-properties fo:margin-bottom="0in" style:line-height-at-least="0.1979in" fo:background-color="#F5F5F5"/>
    </style:style>
    <style:style style:name="T47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45" style:parent-style-name="Normal" style:family="paragraph">
      <style:paragraph-properties fo:margin-bottom="0in" style:line-height-at-least="0.1979in" fo:background-color="#F5F5F5"/>
    </style:style>
    <style:style style:name="T47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4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749" style:parent-style-name="Normal" style:family="paragraph">
      <style:paragraph-properties fo:margin-bottom="0in" style:line-height-at-least="0.1979in" fo:background-color="#F5F5F5"/>
    </style:style>
    <style:style style:name="T47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5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47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53" style:parent-style-name="Normal" style:family="paragraph">
      <style:paragraph-properties fo:margin-bottom="0in" style:line-height-at-least="0.1979in" fo:background-color="#F5F5F5"/>
    </style:style>
    <style:style style:name="T475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5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5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5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5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6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7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76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67" style:parent-style-name="Normal" style:family="paragraph">
      <style:paragraph-properties fo:margin-bottom="0in" style:line-height-at-least="0.1979in" fo:background-color="#F5F5F5"/>
    </style:style>
    <style:style style:name="T47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6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7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77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7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775" style:parent-style-name="Normal" style:family="paragraph">
      <style:paragraph-properties fo:margin-bottom="0in" style:line-height-at-least="0.1979in" fo:background-color="#F5F5F5"/>
    </style:style>
    <style:style style:name="T47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7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77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4779" style:parent-style-name="Normal" style:family="paragraph">
      <style:paragraph-properties fo:margin-bottom="0in" style:line-height-at-least="0.1979in" fo:background-color="#F5F5F5"/>
    </style:style>
    <style:style style:name="T478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81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7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783" style:parent-style-name="Normal" style:family="paragraph">
      <style:paragraph-properties fo:margin-bottom="0in" style:line-height-at-least="0.1979in" fo:background-color="#F5F5F5"/>
    </style:style>
    <style:style style:name="T478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8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8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8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478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790" style:parent-style-name="Normal" style:family="paragraph">
      <style:paragraph-properties fo:margin-bottom="0in" style:line-height-at-least="0.1979in" fo:background-color="#F5F5F5"/>
    </style:style>
    <style:style style:name="T479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9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79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4794" style:parent-style-name="Normal" style:family="paragraph">
      <style:paragraph-properties fo:margin-bottom="0in" style:line-height-at-least="0.1979in" fo:background-color="#F5F5F5"/>
    </style:style>
    <style:style style:name="T479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79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79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798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7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800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80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802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80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804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8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480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480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80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4809" style:parent-style-name="Normal" style:family="paragraph">
      <style:paragraph-properties fo:margin-bottom="0in" style:line-height-at-least="0.1979in" fo:background-color="#F5F5F5"/>
    </style:style>
    <style:style style:name="T481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48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1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1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1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1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27" style:parent-style-name="Normal" style:family="paragraph">
      <style:paragraph-properties fo:margin-bottom="0in" style:line-height-at-least="0.1979in" fo:background-color="#F5F5F5"/>
    </style:style>
    <style:style style:name="T48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3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35" style:parent-style-name="Normal" style:family="paragraph">
      <style:paragraph-properties fo:margin-bottom="0in" style:line-height-at-least="0.1979in" fo:background-color="#F5F5F5"/>
    </style:style>
    <style:style style:name="T48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3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4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4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4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49" style:parent-style-name="Normal" style:family="paragraph">
      <style:paragraph-properties fo:margin-bottom="0in" style:line-height-at-least="0.1979in" fo:background-color="#F5F5F5"/>
    </style:style>
    <style:style style:name="T48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5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5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5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5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5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5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5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64" style:parent-style-name="Normal" style:family="paragraph">
      <style:paragraph-properties fo:margin-bottom="0in" style:line-height-at-least="0.1979in" fo:background-color="#F5F5F5"/>
    </style:style>
    <style:style style:name="T48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6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868" style:parent-style-name="Normal" style:family="paragraph">
      <style:paragraph-properties fo:margin-bottom="0in" style:line-height-at-least="0.1979in" fo:background-color="#F5F5F5"/>
    </style:style>
    <style:style style:name="T48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7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7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487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74" style:parent-style-name="Normal" style:family="paragraph">
      <style:paragraph-properties fo:margin-bottom="0in" style:line-height-at-least="0.1979in" fo:background-color="#F5F5F5"/>
    </style:style>
    <style:style style:name="T48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7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8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8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8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8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8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892" style:parent-style-name="Normal" style:family="paragraph">
      <style:paragraph-properties fo:margin-bottom="0in" style:line-height-at-least="0.1979in" fo:background-color="#F5F5F5"/>
    </style:style>
    <style:style style:name="T48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8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897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48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8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0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0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0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0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07" style:parent-style-name="Normal" style:family="paragraph">
      <style:paragraph-properties fo:margin-bottom="0in" style:line-height-at-least="0.1979in" fo:background-color="#F5F5F5"/>
    </style:style>
    <style:style style:name="T49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0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1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1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1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1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1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1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1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21" style:parent-style-name="Normal" style:family="paragraph">
      <style:paragraph-properties fo:margin-bottom="0in" style:line-height-at-least="0.1979in" fo:background-color="#F5F5F5"/>
    </style:style>
    <style:style style:name="T49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2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2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3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3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3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3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36" style:parent-style-name="Normal" style:family="paragraph">
      <style:paragraph-properties fo:margin-bottom="0in" style:line-height-at-least="0.1979in" fo:background-color="#F5F5F5"/>
    </style:style>
    <style:style style:name="T49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3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4940" style:parent-style-name="Normal" style:family="paragraph">
      <style:paragraph-properties fo:margin-bottom="0in" style:line-height-at-least="0.1979in" fo:background-color="#F5F5F5"/>
    </style:style>
    <style:style style:name="T49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4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494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46" style:parent-style-name="Normal" style:family="paragraph">
      <style:paragraph-properties fo:margin-bottom="0in" style:line-height-at-least="0.1979in" fo:background-color="#F5F5F5"/>
    </style:style>
    <style:style style:name="T49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4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5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5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5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5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5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64" style:parent-style-name="Normal" style:family="paragraph">
      <style:paragraph-properties fo:margin-bottom="0in" style:line-height-at-least="0.1979in" fo:background-color="#F5F5F5"/>
    </style:style>
    <style:style style:name="T49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6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6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69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49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7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79" style:parent-style-name="Normal" style:family="paragraph">
      <style:paragraph-properties fo:margin-bottom="0in" style:line-height-at-least="0.1979in" fo:background-color="#F5F5F5"/>
    </style:style>
    <style:style style:name="T49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8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499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49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4993" style:parent-style-name="Normal" style:family="paragraph">
      <style:paragraph-properties fo:margin-bottom="0in" style:line-height-at-least="0.1979in" fo:background-color="#F5F5F5"/>
    </style:style>
    <style:style style:name="T49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49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49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49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0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0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0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0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08" style:parent-style-name="Normal" style:family="paragraph">
      <style:paragraph-properties fo:margin-bottom="0in" style:line-height-at-least="0.1979in" fo:background-color="#F5F5F5"/>
    </style:style>
    <style:style style:name="T50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1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012" style:parent-style-name="Normal" style:family="paragraph">
      <style:paragraph-properties fo:margin-bottom="0in" style:line-height-at-least="0.1979in" fo:background-color="#F5F5F5"/>
    </style:style>
    <style:style style:name="T50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1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0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16" style:parent-style-name="Normal" style:family="paragraph">
      <style:paragraph-properties fo:margin-bottom="0in" style:line-height-at-least="0.1979in" fo:background-color="#F5F5F5"/>
    </style:style>
    <style:style style:name="T50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1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2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34" style:parent-style-name="Normal" style:family="paragraph">
      <style:paragraph-properties fo:margin-bottom="0in" style:line-height-at-least="0.1979in" fo:background-color="#F5F5F5"/>
    </style:style>
    <style:style style:name="T50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4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42" style:parent-style-name="Normal" style:family="paragraph">
      <style:paragraph-properties fo:margin-bottom="0in" style:line-height-at-least="0.1979in" fo:background-color="#F5F5F5"/>
    </style:style>
    <style:style style:name="T50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04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046" style:parent-style-name="Normal" style:family="paragraph">
      <style:paragraph-properties fo:margin-bottom="0in" style:line-height-at-least="0.1979in" fo:background-color="#F5F5F5"/>
    </style:style>
    <style:style style:name="T504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48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04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050" style:parent-style-name="Normal" style:family="paragraph">
      <style:paragraph-properties fo:margin-bottom="0in" style:line-height-at-least="0.1979in" fo:background-color="#F5F5F5"/>
    </style:style>
    <style:style style:name="T505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52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05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5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05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057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5058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0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60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06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6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06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06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65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06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06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068" style:parent-style-name="Normal" style:family="paragraph">
      <style:paragraph-properties fo:margin-bottom="0in" style:line-height-at-least="0.1979in" fo:background-color="#F5F5F5"/>
    </style:style>
    <style:style style:name="T506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07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072" style:parent-style-name="Normal" style:family="paragraph">
      <style:paragraph-properties fo:margin-bottom="0in" style:line-height-at-least="0.1979in" fo:background-color="#F5F5F5"/>
    </style:style>
    <style:style style:name="T507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74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07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7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07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078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07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080" style:parent-style-name="Normal" style:family="paragraph">
      <style:paragraph-properties fo:margin-bottom="0in" style:line-height-at-least="0.1979in" fo:background-color="#F5F5F5"/>
    </style:style>
    <style:style style:name="T508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08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087" style:parent-style-name="Normal" style:family="paragraph">
      <style:paragraph-properties fo:margin-bottom="0in" style:line-height-at-least="0.1979in" fo:background-color="#F5F5F5"/>
    </style:style>
    <style:style style:name="T50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0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0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9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09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09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0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01" style:parent-style-name="Normal" style:family="paragraph">
      <style:paragraph-properties fo:margin-bottom="0in" style:line-height-at-least="0.1979in" fo:background-color="#F5F5F5"/>
    </style:style>
    <style:style style:name="T51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0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0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0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0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10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1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1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1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15" style:parent-style-name="Normal" style:family="paragraph">
      <style:paragraph-properties fo:margin-bottom="0in" style:line-height-at-least="0.1979in" fo:background-color="#F5F5F5"/>
    </style:style>
    <style:style style:name="T51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23" style:parent-style-name="Normal" style:family="paragraph">
      <style:paragraph-properties fo:margin-bottom="0in" style:line-height-at-least="0.1979in" fo:background-color="#F5F5F5"/>
    </style:style>
    <style:style style:name="T51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2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127" style:parent-style-name="Normal" style:family="paragraph">
      <style:paragraph-properties fo:margin-bottom="0in" style:line-height-at-least="0.1979in" fo:background-color="#F5F5F5"/>
    </style:style>
    <style:style style:name="T51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2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1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3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1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33" style:parent-style-name="Normal" style:family="paragraph">
      <style:paragraph-properties fo:margin-bottom="0in" style:line-height-at-least="0.1979in" fo:background-color="#F5F5F5"/>
    </style:style>
    <style:style style:name="T513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3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1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4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4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47" style:parent-style-name="Normal" style:family="paragraph">
      <style:paragraph-properties fo:margin-bottom="0in" style:line-height-at-least="0.1979in" fo:background-color="#F5F5F5"/>
    </style:style>
    <style:style style:name="T51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4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5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55" style:parent-style-name="Normal" style:family="paragraph">
      <style:paragraph-properties fo:margin-bottom="0in" style:line-height-at-least="0.1979in" fo:background-color="#F5F5F5"/>
    </style:style>
    <style:style style:name="T51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5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15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159" style:parent-style-name="Normal" style:family="paragraph">
      <style:paragraph-properties fo:margin-bottom="0in" style:line-height-at-least="0.1979in" fo:background-color="#F5F5F5"/>
    </style:style>
    <style:style style:name="T516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61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16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163" style:parent-style-name="Normal" style:family="paragraph">
      <style:paragraph-properties fo:margin-bottom="0in" style:line-height-at-least="0.1979in" fo:background-color="#F5F5F5"/>
    </style:style>
    <style:style style:name="T516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6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16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16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6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16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1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171" style:parent-style-name="Normal" style:family="paragraph">
      <style:paragraph-properties fo:margin-bottom="0in" style:line-height-at-least="0.1979in" fo:background-color="#F5F5F5"/>
    </style:style>
    <style:style style:name="T517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7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17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175" style:parent-style-name="Normal" style:family="paragraph">
      <style:paragraph-properties fo:margin-bottom="0in" style:line-height-at-least="0.1979in" fo:background-color="#F5F5F5"/>
    </style:style>
    <style:style style:name="T517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7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17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17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180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181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18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183" style:parent-style-name="Normal" style:family="paragraph">
      <style:paragraph-properties fo:margin-bottom="0in" style:line-height-at-least="0.1979in" fo:background-color="#F5F5F5"/>
    </style:style>
    <style:style style:name="T518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1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8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8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90" style:parent-style-name="Normal" style:family="paragraph">
      <style:paragraph-properties fo:margin-bottom="0in" style:line-height-at-least="0.1979in" fo:background-color="#F5F5F5"/>
    </style:style>
    <style:style style:name="T51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1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1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1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197" style:parent-style-name="Normal" style:family="paragraph">
      <style:paragraph-properties fo:margin-bottom="0in" style:line-height-at-least="0.1979in" fo:background-color="#F5F5F5"/>
    </style:style>
    <style:style style:name="T51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1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05" style:parent-style-name="Normal" style:family="paragraph">
      <style:paragraph-properties fo:margin-bottom="0in" style:line-height-at-least="0.1979in" fo:background-color="#F5F5F5"/>
    </style:style>
    <style:style style:name="T52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0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209" style:parent-style-name="Normal" style:family="paragraph">
      <style:paragraph-properties fo:margin-bottom="0in" style:line-height-at-least="0.1979in" fo:background-color="#F5F5F5"/>
    </style:style>
    <style:style style:name="T52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1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21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1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2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15" style:parent-style-name="Normal" style:family="paragraph">
      <style:paragraph-properties fo:margin-bottom="0in" style:line-height-at-least="0.1979in" fo:background-color="#F5F5F5"/>
    </style:style>
    <style:style style:name="T52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2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22" style:parent-style-name="Normal" style:family="paragraph">
      <style:paragraph-properties fo:margin-bottom="0in" style:line-height-at-least="0.1979in" fo:background-color="#F5F5F5"/>
    </style:style>
    <style:style style:name="T522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2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226" style:parent-style-name="Normal" style:family="paragraph">
      <style:paragraph-properties fo:margin-bottom="0in" style:line-height-at-least="0.1979in" fo:background-color="#F5F5F5"/>
    </style:style>
    <style:style style:name="T522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2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2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3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231" style:parent-style-name="Normal" style:family="paragraph">
      <style:paragraph-properties fo:margin-bottom="0in" style:line-height-at-least="0.1979in" fo:background-color="#F5F5F5"/>
    </style:style>
    <style:style style:name="T52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3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3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242" style:parent-style-name="Normal" style:family="paragraph">
      <style:paragraph-properties fo:margin-bottom="0in" style:line-height-at-least="0.1979in" fo:background-color="#F5F5F5"/>
    </style:style>
    <style:style style:name="T52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4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5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5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5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5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5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5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5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58" style:parent-style-name="Normal" style:family="paragraph">
      <style:paragraph-properties fo:margin-bottom="0in" style:line-height-at-least="0.1979in" fo:background-color="#F5F5F5"/>
    </style:style>
    <style:style style:name="T52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6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6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69" style:parent-style-name="Normal" style:family="paragraph">
      <style:paragraph-properties fo:margin-bottom="0in" style:line-height-at-least="0.1979in" fo:background-color="#F5F5F5"/>
    </style:style>
    <style:style style:name="T52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7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77" style:parent-style-name="Normal" style:family="paragraph">
      <style:paragraph-properties fo:margin-bottom="0in" style:line-height-at-least="0.1979in" fo:background-color="#F5F5F5"/>
    </style:style>
    <style:style style:name="T52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8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281" style:parent-style-name="Normal" style:family="paragraph">
      <style:paragraph-properties fo:margin-bottom="0in" style:line-height-at-least="0.1979in" fo:background-color="#F5F5F5"/>
    </style:style>
    <style:style style:name="T52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8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2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285" style:parent-style-name="Normal" style:family="paragraph">
      <style:paragraph-properties fo:margin-bottom="0in" style:line-height-at-least="0.1979in" fo:background-color="#F5F5F5"/>
    </style:style>
    <style:style style:name="T52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8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2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2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9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9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29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2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2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01" style:parent-style-name="Normal" style:family="paragraph">
      <style:paragraph-properties fo:margin-bottom="0in" style:line-height-at-least="0.1979in" fo:background-color="#F5F5F5"/>
    </style:style>
    <style:style style:name="T53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0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305" style:parent-style-name="Normal" style:family="paragraph">
      <style:paragraph-properties fo:margin-bottom="0in" style:line-height-at-least="0.1979in" fo:background-color="#F5F5F5"/>
    </style:style>
    <style:style style:name="T53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0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3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09" style:parent-style-name="Normal" style:family="paragraph">
      <style:paragraph-properties fo:margin-bottom="0in" style:line-height-at-least="0.1979in" fo:background-color="#F5F5F5"/>
    </style:style>
    <style:style style:name="T53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16" style:parent-style-name="Normal" style:family="paragraph">
      <style:paragraph-properties fo:margin-bottom="0in" style:line-height-at-least="0.1979in" fo:background-color="#F5F5F5"/>
    </style:style>
    <style:style style:name="T53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1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2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2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3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331" style:parent-style-name="Normal" style:family="paragraph">
      <style:paragraph-properties fo:margin-bottom="0in" style:line-height-at-least="0.1979in" fo:background-color="#F5F5F5"/>
    </style:style>
    <style:style style:name="T53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3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3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3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3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4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4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4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46" style:parent-style-name="Normal" style:family="paragraph">
      <style:paragraph-properties fo:margin-bottom="0in" style:line-height-at-least="0.1979in" fo:background-color="#F5F5F5"/>
    </style:style>
    <style:style style:name="T53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350" style:parent-style-name="Normal" style:family="paragraph">
      <style:paragraph-properties fo:margin-bottom="0in" style:line-height-at-least="0.1979in" fo:background-color="#F5F5F5"/>
    </style:style>
    <style:style style:name="T53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5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3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54" style:parent-style-name="Normal" style:family="paragraph">
      <style:paragraph-properties fo:margin-bottom="0in" style:line-height-at-least="0.1979in" fo:background-color="#F5F5F5"/>
    </style:style>
    <style:style style:name="T53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5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6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6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6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6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70" style:parent-style-name="Normal" style:family="paragraph">
      <style:paragraph-properties fo:margin-bottom="0in" style:line-height-at-least="0.1979in" fo:background-color="#F5F5F5"/>
    </style:style>
    <style:style style:name="T53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7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374" style:parent-style-name="Normal" style:family="paragraph">
      <style:paragraph-properties fo:margin-bottom="0in" style:line-height-at-least="0.1979in" fo:background-color="#F5F5F5"/>
    </style:style>
    <style:style style:name="T53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7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3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78" style:parent-style-name="Normal" style:family="paragraph">
      <style:paragraph-properties fo:margin-bottom="0in" style:line-height-at-least="0.1979in" fo:background-color="#F5F5F5"/>
    </style:style>
    <style:style style:name="T53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3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8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8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8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38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3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92" style:parent-style-name="Normal" style:family="paragraph">
      <style:paragraph-properties fo:margin-bottom="0in" style:line-height-at-least="0.1979in" fo:background-color="#F5F5F5"/>
    </style:style>
    <style:style style:name="T53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39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396" style:parent-style-name="Normal" style:family="paragraph">
      <style:paragraph-properties fo:margin-bottom="0in" style:line-height-at-least="0.1979in" fo:background-color="#F5F5F5"/>
    </style:style>
    <style:style style:name="T53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3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39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4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01" style:parent-style-name="Normal" style:family="paragraph">
      <style:paragraph-properties fo:margin-bottom="0in" style:line-height-at-least="0.1979in" fo:background-color="#F5F5F5"/>
    </style:style>
    <style:style style:name="T54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0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0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08" style:parent-style-name="Normal" style:family="paragraph">
      <style:paragraph-properties fo:margin-bottom="0in" style:line-height-at-least="0.1979in" fo:background-color="#F5F5F5"/>
    </style:style>
    <style:style style:name="T54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1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1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15" style:parent-style-name="Normal" style:family="paragraph">
      <style:paragraph-properties fo:margin-bottom="0in" style:line-height-at-least="0.1979in" fo:background-color="#F5F5F5"/>
    </style:style>
    <style:style style:name="T54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2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4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23" style:parent-style-name="Normal" style:family="paragraph">
      <style:paragraph-properties fo:margin-bottom="0in" style:line-height-at-least="0.1979in" fo:background-color="#F5F5F5"/>
    </style:style>
    <style:style style:name="T54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2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427" style:parent-style-name="Normal" style:family="paragraph">
      <style:paragraph-properties fo:margin-bottom="0in" style:line-height-at-least="0.1979in" fo:background-color="#F5F5F5"/>
    </style:style>
    <style:style style:name="T54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3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4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32" style:parent-style-name="Normal" style:family="paragraph">
      <style:paragraph-properties fo:margin-bottom="0in" style:line-height-at-least="0.1979in" fo:background-color="#F5F5F5"/>
    </style:style>
    <style:style style:name="T54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3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440" style:parent-style-name="Normal" style:family="paragraph">
      <style:paragraph-properties fo:margin-bottom="0in" style:line-height-at-least="0.1979in" fo:background-color="#F5F5F5"/>
    </style:style>
    <style:style style:name="T54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4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4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47" style:parent-style-name="Normal" style:family="paragraph">
      <style:paragraph-properties fo:margin-bottom="0in" style:line-height-at-least="0.1979in" fo:background-color="#F5F5F5"/>
    </style:style>
    <style:style style:name="T54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4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4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55" style:parent-style-name="Normal" style:family="paragraph">
      <style:paragraph-properties fo:margin-bottom="0in" style:line-height-at-least="0.1979in" fo:background-color="#F5F5F5"/>
    </style:style>
    <style:style style:name="T54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5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459" style:parent-style-name="Normal" style:family="paragraph">
      <style:paragraph-properties fo:margin-bottom="0in" style:line-height-at-least="0.1979in" fo:background-color="#F5F5F5"/>
    </style:style>
    <style:style style:name="T54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6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6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4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465" style:parent-style-name="Normal" style:family="paragraph">
      <style:paragraph-properties fo:margin-bottom="0in" style:line-height-at-least="0.1979in" fo:background-color="#F5F5F5"/>
    </style:style>
    <style:style style:name="T54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72" style:parent-style-name="Normal" style:family="paragraph">
      <style:paragraph-properties fo:margin-bottom="0in" style:line-height-at-least="0.1979in" fo:background-color="#F5F5F5"/>
    </style:style>
    <style:style style:name="T54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7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79" style:parent-style-name="Normal" style:family="paragraph">
      <style:paragraph-properties fo:margin-bottom="0in" style:line-height-at-least="0.1979in" fo:background-color="#F5F5F5"/>
    </style:style>
    <style:style style:name="T54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4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4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88" style:parent-style-name="Normal" style:family="paragraph">
      <style:paragraph-properties fo:margin-bottom="0in" style:line-height-at-least="0.1979in" fo:background-color="#F5F5F5"/>
    </style:style>
    <style:style style:name="T54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49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492" style:parent-style-name="Normal" style:family="paragraph">
      <style:paragraph-properties fo:margin-bottom="0in" style:line-height-at-least="0.1979in" fo:background-color="#F5F5F5"/>
    </style:style>
    <style:style style:name="T54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4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9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4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49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4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49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0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0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0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0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0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0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1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1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13" style:parent-style-name="Normal" style:family="paragraph">
      <style:paragraph-properties fo:margin-bottom="0in" style:line-height-at-least="0.1979in" fo:background-color="#F5F5F5"/>
    </style:style>
    <style:style style:name="T55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1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1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5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521" style:parent-style-name="Normal" style:family="paragraph">
      <style:paragraph-properties fo:margin-bottom="0in" style:line-height-at-least="0.1979in" fo:background-color="#F5F5F5"/>
    </style:style>
    <style:style style:name="T55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5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28" style:parent-style-name="Normal" style:family="paragraph">
      <style:paragraph-properties fo:margin-bottom="0in" style:line-height-at-least="0.1979in" fo:background-color="#F5F5F5"/>
    </style:style>
    <style:style style:name="T55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3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532" style:parent-style-name="Normal" style:family="paragraph">
      <style:paragraph-properties fo:margin-bottom="0in" style:line-height-at-least="0.1979in" fo:background-color="#F5F5F5"/>
    </style:style>
    <style:style style:name="T55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3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37" style:parent-style-name="Normal" style:family="paragraph">
      <style:paragraph-properties fo:margin-bottom="0in" style:line-height-at-least="0.1979in" fo:background-color="#F5F5F5"/>
    </style:style>
    <style:style style:name="T55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4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5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45" style:parent-style-name="Normal" style:family="paragraph">
      <style:paragraph-properties fo:margin-bottom="0in" style:line-height-at-least="0.1979in" fo:background-color="#F5F5F5"/>
    </style:style>
    <style:style style:name="T55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4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549" style:parent-style-name="Normal" style:family="paragraph">
      <style:paragraph-properties fo:margin-bottom="0in" style:line-height-at-least="0.1979in" fo:background-color="#F5F5F5"/>
    </style:style>
    <style:style style:name="T55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5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5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54" style:parent-style-name="Normal" style:family="paragraph">
      <style:paragraph-properties fo:margin-bottom="0in" style:line-height-at-least="0.1979in" fo:background-color="#F5F5F5"/>
    </style:style>
    <style:style style:name="T55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5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5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6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5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62" style:parent-style-name="Normal" style:family="paragraph">
      <style:paragraph-properties fo:margin-bottom="0in" style:line-height-at-least="0.1979in" fo:background-color="#F5F5F5"/>
    </style:style>
    <style:style style:name="T55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6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5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70" style:parent-style-name="Normal" style:family="paragraph">
      <style:paragraph-properties fo:margin-bottom="0in" style:line-height-at-least="0.1979in" fo:background-color="#F5F5F5"/>
    </style:style>
    <style:style style:name="T55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7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574" style:parent-style-name="Normal" style:family="paragraph">
      <style:paragraph-properties fo:margin-bottom="0in" style:line-height-at-least="0.1979in" fo:background-color="#F5F5F5"/>
    </style:style>
    <style:style style:name="T55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7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5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79" style:parent-style-name="Normal" style:family="paragraph">
      <style:paragraph-properties fo:margin-bottom="0in" style:line-height-at-least="0.1979in" fo:background-color="#F5F5F5"/>
    </style:style>
    <style:style style:name="T55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5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87" style:parent-style-name="Normal" style:family="paragraph">
      <style:paragraph-properties fo:margin-bottom="0in" style:line-height-at-least="0.1979in" fo:background-color="#F5F5F5"/>
    </style:style>
    <style:style style:name="T55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9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5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594" style:parent-style-name="Normal" style:family="paragraph">
      <style:paragraph-properties fo:margin-bottom="0in" style:line-height-at-least="0.1979in" fo:background-color="#F5F5F5"/>
    </style:style>
    <style:style style:name="T55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9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5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5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5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0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6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02" style:parent-style-name="Normal" style:family="paragraph">
      <style:paragraph-properties fo:margin-bottom="0in" style:line-height-at-least="0.1979in" fo:background-color="#F5F5F5"/>
    </style:style>
    <style:style style:name="T56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07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56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0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6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13" style:parent-style-name="Normal" style:family="paragraph">
      <style:paragraph-properties fo:margin-bottom="0in" style:line-height-at-least="0.1979in" fo:background-color="#F5F5F5"/>
    </style:style>
    <style:style style:name="T56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1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617" style:parent-style-name="Normal" style:family="paragraph">
      <style:paragraph-properties fo:margin-bottom="0in" style:line-height-at-least="0.1979in" fo:background-color="#F5F5F5"/>
    </style:style>
    <style:style style:name="T56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1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2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6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2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62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25" style:parent-style-name="Normal" style:family="paragraph">
      <style:paragraph-properties fo:margin-bottom="0in" style:line-height-at-least="0.1979in" fo:background-color="#F5F5F5"/>
    </style:style>
    <style:style style:name="T56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3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633" style:parent-style-name="Normal" style:family="paragraph">
      <style:paragraph-properties fo:margin-bottom="0in" style:line-height-at-least="0.1979in" fo:background-color="#F5F5F5"/>
    </style:style>
    <style:style style:name="T563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3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3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3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6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41" style:parent-style-name="Normal" style:family="paragraph">
      <style:paragraph-properties fo:margin-bottom="0in" style:line-height-at-least="0.1979in" fo:background-color="#F5F5F5"/>
    </style:style>
    <style:style style:name="T56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4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64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4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4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648" style:parent-style-name="Normal" style:family="paragraph">
      <style:paragraph-properties fo:margin-bottom="0in" style:line-height-at-least="0.1979in" fo:background-color="#F5F5F5"/>
    </style:style>
    <style:style style:name="T564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5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65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652" style:parent-style-name="Normal" style:family="paragraph">
      <style:paragraph-properties fo:margin-bottom="0in" style:line-height-at-least="0.1979in" fo:background-color="#F5F5F5"/>
    </style:style>
    <style:style style:name="T565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5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55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65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65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65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5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66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661" style:parent-style-name="Normal" style:family="paragraph">
      <style:paragraph-properties fo:margin-bottom="0in" style:line-height-at-least="0.1979in" fo:background-color="#F5F5F5"/>
    </style:style>
    <style:style style:name="T566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6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66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7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7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7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79" style:parent-style-name="Normal" style:family="paragraph">
      <style:paragraph-properties fo:margin-bottom="0in" style:line-height-at-least="0.1979in" fo:background-color="#F5F5F5"/>
    </style:style>
    <style:style style:name="T56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86" style:parent-style-name="Normal" style:family="paragraph">
      <style:paragraph-properties fo:margin-bottom="0in" style:line-height-at-least="0.1979in" fo:background-color="#F5F5F5"/>
    </style:style>
    <style:style style:name="T56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68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6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9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6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693" style:parent-style-name="Normal" style:family="paragraph">
      <style:paragraph-properties fo:margin-bottom="0in" style:line-height-at-least="0.1979in" fo:background-color="#F5F5F5"/>
    </style:style>
    <style:style style:name="T56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69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9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697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69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6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00" style:parent-style-name="Normal" style:family="paragraph">
      <style:paragraph-properties fo:margin-bottom="0in" style:line-height-at-least="0.1979in" fo:background-color="#F5F5F5"/>
    </style:style>
    <style:style style:name="T570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0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0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704" style:parent-style-name="Normal" style:family="paragraph">
      <style:paragraph-properties fo:margin-bottom="0in" style:line-height-at-least="0.1979in" fo:background-color="#F5F5F5"/>
    </style:style>
    <style:style style:name="T570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0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0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0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0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10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11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12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13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1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15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1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1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1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1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20" style:parent-style-name="Normal" style:family="paragraph">
      <style:paragraph-properties fo:margin-bottom="0in" style:line-height-at-least="0.1979in" fo:background-color="#F5F5F5"/>
    </style:style>
    <style:style style:name="T572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7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2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7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72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2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73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7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734" style:parent-style-name="Normal" style:family="paragraph">
      <style:paragraph-properties fo:margin-bottom="0in" style:line-height-at-least="0.1979in" fo:background-color="#F5F5F5"/>
    </style:style>
    <style:style style:name="T57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7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74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7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742" style:parent-style-name="Normal" style:family="paragraph">
      <style:paragraph-properties fo:margin-bottom="0in" style:line-height-at-least="0.1979in" fo:background-color="#F5F5F5"/>
    </style:style>
    <style:style style:name="T57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7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7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4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7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749" style:parent-style-name="Normal" style:family="paragraph">
      <style:paragraph-properties fo:margin-bottom="0in" style:line-height-at-least="0.1979in" fo:background-color="#F5F5F5"/>
    </style:style>
    <style:style style:name="T57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75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52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753" style:parent-style-name="Normal" style:family="paragraph">
      <style:paragraph-properties fo:margin-bottom="0in" style:line-height-at-least="0.1979in" fo:background-color="#F5F5F5"/>
    </style:style>
    <style:style style:name="T575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5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5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57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58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5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60" style:parent-style-name="Normal" style:family="paragraph">
      <style:paragraph-properties fo:margin-bottom="0in" style:line-height-at-least="0.1979in" fo:background-color="#F5F5F5"/>
    </style:style>
    <style:style style:name="T576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62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6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6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6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6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76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68" style:parent-style-name="Normal" style:family="paragraph">
      <style:paragraph-properties fo:margin-bottom="0in" style:line-height-at-least="0.1979in" fo:background-color="#F5F5F5"/>
    </style:style>
    <style:style style:name="T576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7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7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772" style:parent-style-name="Normal" style:family="paragraph">
      <style:paragraph-properties fo:margin-bottom="0in" style:line-height-at-least="0.1979in" fo:background-color="#F5F5F5"/>
    </style:style>
    <style:style style:name="T577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7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75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7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7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7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7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8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81" style:parent-style-name="Normal" style:family="paragraph">
      <style:paragraph-properties fo:margin-bottom="0in" style:line-height-at-least="0.1979in" fo:background-color="#F5F5F5"/>
    </style:style>
    <style:style style:name="T578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8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8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8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8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78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78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89" style:parent-style-name="Normal" style:family="paragraph">
      <style:paragraph-properties fo:margin-bottom="0in" style:line-height-at-least="0.1979in" fo:background-color="#F5F5F5"/>
    </style:style>
    <style:style style:name="T579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9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792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793" style:parent-style-name="Normal" style:family="paragraph">
      <style:paragraph-properties fo:margin-bottom="0in" style:line-height-at-least="0.1979in" fo:background-color="#F5F5F5"/>
    </style:style>
    <style:style style:name="T579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79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9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97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798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799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00" style:parent-style-name="Normal" style:family="paragraph">
      <style:paragraph-properties fo:margin-bottom="0in" style:line-height-at-least="0.1979in" fo:background-color="#F5F5F5"/>
    </style:style>
    <style:style style:name="T5801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02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0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80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05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80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80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08" style:parent-style-name="Normal" style:family="paragraph">
      <style:paragraph-properties fo:margin-bottom="0in" style:line-height-at-least="0.1979in" fo:background-color="#F5F5F5"/>
    </style:style>
    <style:style style:name="T580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1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1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812" style:parent-style-name="Normal" style:family="paragraph">
      <style:paragraph-properties fo:margin-bottom="0in" style:line-height-at-least="0.1979in" fo:background-color="#F5F5F5"/>
    </style:style>
    <style:style style:name="T5813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14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15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816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1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81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1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82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21" style:parent-style-name="Normal" style:family="paragraph">
      <style:paragraph-properties fo:margin-bottom="0in" style:line-height-at-least="0.1979in" fo:background-color="#F5F5F5"/>
    </style:style>
    <style:style style:name="T582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2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2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82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2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5827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5828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29" style:parent-style-name="Normal" style:family="paragraph">
      <style:paragraph-properties fo:margin-bottom="0in" style:line-height-at-least="0.1979in" fo:background-color="#F5F5F5"/>
    </style:style>
    <style:style style:name="T5830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31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32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5833" style:parent-style-name="Normal" style:family="paragraph">
      <style:paragraph-properties fo:margin-bottom="0in" style:line-height-at-least="0.1979in" fo:background-color="#F5F5F5"/>
    </style:style>
    <style:style style:name="T5834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3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5836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5837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5838" style:parent-style-name="Normal" style:family="paragraph">
      <style:paragraph-properties fo:margin-bottom="0in" style:line-height-at-least="0.1979in" fo:background-color="#F5F5F5"/>
    </style:style>
    <style:style style:name="T5839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58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4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8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46" style:parent-style-name="Normal" style:family="paragraph">
      <style:paragraph-properties fo:margin-bottom="0in" style:line-height-at-least="0.1979in" fo:background-color="#F5F5F5"/>
    </style:style>
    <style:style style:name="T58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4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5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85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85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5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8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85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5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60" style:parent-style-name="Normal" style:family="paragraph">
      <style:paragraph-properties fo:margin-bottom="0in" style:line-height-at-least="0.1979in" fo:background-color="#F5F5F5"/>
    </style:style>
    <style:style style:name="T586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6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86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68" style:parent-style-name="Normal" style:family="paragraph">
      <style:paragraph-properties fo:margin-bottom="0in" style:line-height-at-least="0.1979in" fo:background-color="#F5F5F5"/>
    </style:style>
    <style:style style:name="T58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7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7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7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8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75" style:parent-style-name="Normal" style:family="paragraph">
      <style:paragraph-properties fo:margin-bottom="0in" style:line-height-at-least="0.1979in" fo:background-color="#F5F5F5"/>
    </style:style>
    <style:style style:name="T58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7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879" style:parent-style-name="Normal" style:family="paragraph">
      <style:paragraph-properties fo:margin-bottom="0in" style:line-height-at-least="0.1979in" fo:background-color="#F5F5F5"/>
    </style:style>
    <style:style style:name="T58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8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8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84" style:parent-style-name="Normal" style:family="paragraph">
      <style:paragraph-properties fo:margin-bottom="0in" style:line-height-at-least="0.1979in" fo:background-color="#F5F5F5"/>
    </style:style>
    <style:style style:name="T58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8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892" style:parent-style-name="Normal" style:family="paragraph">
      <style:paragraph-properties fo:margin-bottom="0in" style:line-height-at-least="0.1979in" fo:background-color="#F5F5F5"/>
    </style:style>
    <style:style style:name="T58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8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8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89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8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00" style:parent-style-name="Normal" style:family="paragraph">
      <style:paragraph-properties fo:margin-bottom="0in" style:line-height-at-least="0.1979in" fo:background-color="#F5F5F5"/>
    </style:style>
    <style:style style:name="T59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0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0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0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0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0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0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1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9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14" style:parent-style-name="Normal" style:family="paragraph">
      <style:paragraph-properties fo:margin-bottom="0in" style:line-height-at-least="0.1979in" fo:background-color="#F5F5F5"/>
    </style:style>
    <style:style style:name="T59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91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919" style:parent-style-name="Normal" style:family="paragraph">
      <style:paragraph-properties fo:margin-bottom="0in" style:line-height-at-least="0.1979in" fo:background-color="#F5F5F5"/>
    </style:style>
    <style:style style:name="T59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2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9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2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9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25" style:parent-style-name="Normal" style:family="paragraph">
      <style:paragraph-properties fo:margin-bottom="0in" style:line-height-at-least="0.1979in" fo:background-color="#F5F5F5"/>
    </style:style>
    <style:style style:name="T59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3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32" style:parent-style-name="Normal" style:family="paragraph">
      <style:paragraph-properties fo:margin-bottom="0in" style:line-height-at-least="0.1979in" fo:background-color="#F5F5F5"/>
    </style:style>
    <style:style style:name="T59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3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5940" style:parent-style-name="Normal" style:family="paragraph">
      <style:paragraph-properties fo:margin-bottom="0in" style:line-height-at-least="0.1979in" fo:background-color="#F5F5F5"/>
    </style:style>
    <style:style style:name="T59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4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4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4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47" style:parent-style-name="Normal" style:family="paragraph">
      <style:paragraph-properties fo:margin-bottom="0in" style:line-height-at-least="0.1979in" fo:background-color="#F5F5F5"/>
    </style:style>
    <style:style style:name="T59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5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5951" style:parent-style-name="Normal" style:family="paragraph">
      <style:paragraph-properties fo:margin-bottom="0in" style:line-height-at-least="0.1979in" fo:background-color="#F5F5F5"/>
    </style:style>
    <style:style style:name="T59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5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95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5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59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58" style:parent-style-name="Normal" style:family="paragraph">
      <style:paragraph-properties fo:margin-bottom="0in" style:line-height-at-least="0.1979in" fo:background-color="#F5F5F5"/>
    </style:style>
    <style:style style:name="T59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6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65" style:parent-style-name="Normal" style:family="paragraph">
      <style:paragraph-properties fo:margin-bottom="0in" style:line-height-at-least="0.1979in" fo:background-color="#F5F5F5"/>
    </style:style>
    <style:style style:name="T59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7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7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97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7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7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7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79" style:parent-style-name="Normal" style:family="paragraph">
      <style:paragraph-properties fo:margin-bottom="0in" style:line-height-at-least="0.1979in" fo:background-color="#F5F5F5"/>
    </style:style>
    <style:style style:name="T59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8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8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9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59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5993" style:parent-style-name="Normal" style:family="paragraph">
      <style:paragraph-properties fo:margin-bottom="0in" style:line-height-at-least="0.1979in" fo:background-color="#F5F5F5"/>
    </style:style>
    <style:style style:name="T59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59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59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599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59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000" style:parent-style-name="Normal" style:family="paragraph">
      <style:paragraph-properties fo:margin-bottom="0in" style:line-height-at-least="0.1979in" fo:background-color="#F5F5F5"/>
    </style:style>
    <style:style style:name="T60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0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0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0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0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0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0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1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1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015" style:parent-style-name="Normal" style:family="paragraph">
      <style:paragraph-properties fo:margin-bottom="0in" style:line-height-at-least="0.1979in" fo:background-color="#F5F5F5"/>
    </style:style>
    <style:style style:name="T60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2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22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60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2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0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031" style:parent-style-name="Normal" style:family="paragraph">
      <style:paragraph-properties fo:margin-bottom="0in" style:line-height-at-least="0.1979in" fo:background-color="#F5F5F5"/>
    </style:style>
    <style:style style:name="T60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3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603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P6035" style:parent-style-name="Normal" style:family="paragraph">
      <style:paragraph-properties fo:margin-bottom="0in" style:line-height-at-least="0.1979in" fo:background-color="#F5F5F5"/>
    </style:style>
    <style:style style:name="T6036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6037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6038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6039" style:parent-style-name="Fonteparág.padrão" style:family="text">
      <style:text-properties style:font-name="Consolas" style:font-name-asian="Times New Roman" fo:color="#7A3E9D" fo:font-size="10.5pt" style:font-size-asian="10.5pt" style:font-size-complex="10.5pt" fo:language="pt" fo:country="BR"/>
    </style:style>
    <style:style style:name="T604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6041" style:parent-style-name="Normal" style:family="paragraph">
      <style:paragraph-properties fo:margin-bottom="0in" style:line-height-at-least="0.1979in" fo:background-color="#F5F5F5"/>
    </style:style>
    <style:style style:name="T6042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6043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6044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6045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6046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6047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6048" style:parent-style-name="Fonteparág.padrão" style:family="text">
      <style:text-properties style:font-name="Consolas" style:font-name-asian="Times New Roman" fo:color="#4B83CD" fo:font-size="10.5pt" style:font-size-asian="10.5pt" style:font-size-complex="10.5pt" fo:language="pt" fo:country="BR"/>
    </style:style>
    <style:style style:name="T6049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6050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6051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6052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6053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T6054" style:parent-style-name="Fonteparág.padrão" style:family="text">
      <style:text-properties style:font-name="Consolas" style:font-name-asian="Times New Roman" fo:color="#448C27" fo:font-size="10.5pt" style:font-size-asian="10.5pt" style:font-size-complex="10.5pt" fo:language="pt" fo:country="BR"/>
    </style:style>
    <style:style style:name="T6055" style:parent-style-name="Fonteparág.padrão" style:family="text">
      <style:text-properties style:font-name="Consolas" style:font-name-asian="Times New Roman" fo:color="#AB6526" fo:font-size="10.5pt" style:font-size-asian="10.5pt" style:font-size-complex="10.5pt" fo:language="pt" fo:country="BR"/>
    </style:style>
    <style:style style:name="T6056" style:parent-style-name="Fonteparág.padrão" style:family="text">
      <style:text-properties style:font-name="Consolas" style:font-name-asian="Times New Roman" fo:color="#777777" fo:font-size="10.5pt" style:font-size-asian="10.5pt" style:font-size-complex="10.5pt" fo:language="pt" fo:country="BR"/>
    </style:style>
    <style:style style:name="P6057" style:parent-style-name="Normal" style:family="paragraph">
      <style:paragraph-properties fo:margin-bottom="0in" style:line-height-at-least="0.1979in" fo:background-color="#F5F5F5"/>
    </style:style>
    <style:style style:name="T6058" style:parent-style-name="Fonteparág.padrão" style:family="text">
      <style:text-properties style:font-name="Consolas" style:font-name-asian="Times New Roman" fo:color="#333333" fo:font-size="10.5pt" style:font-size-asian="10.5pt" style:font-size-complex="10.5pt" fo:language="pt" fo:country="BR"/>
    </style:style>
    <style:style style:name="T60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6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6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065" style:parent-style-name="Normal" style:family="paragraph">
      <style:paragraph-properties fo:margin-bottom="0in" style:line-height-at-least="0.1979in" fo:background-color="#F5F5F5"/>
    </style:style>
    <style:style style:name="T60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7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7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073" style:parent-style-name="Normal" style:family="paragraph">
      <style:paragraph-properties fo:margin-bottom="0in" style:line-height-at-least="0.1979in" fo:background-color="#F5F5F5"/>
    </style:style>
    <style:style style:name="T607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7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7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7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7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8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081" style:parent-style-name="Normal" style:family="paragraph">
      <style:paragraph-properties fo:margin-bottom="0in" style:line-height-at-least="0.1979in" fo:background-color="#F5F5F5"/>
    </style:style>
    <style:style style:name="T60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0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0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8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8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9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9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0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0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0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098" style:parent-style-name="Normal" style:family="paragraph">
      <style:paragraph-properties fo:margin-bottom="0in" style:line-height-at-least="0.1979in" fo:background-color="#F5F5F5"/>
    </style:style>
    <style:style style:name="T60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0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05" style:parent-style-name="Normal" style:family="paragraph">
      <style:paragraph-properties fo:margin-bottom="0in" style:line-height-at-least="0.1979in" fo:background-color="#F5F5F5"/>
    </style:style>
    <style:style style:name="T61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0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13" style:parent-style-name="Normal" style:family="paragraph">
      <style:paragraph-properties fo:margin-bottom="0in" style:line-height-at-least="0.1979in" fo:background-color="#F5F5F5"/>
    </style:style>
    <style:style style:name="T61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1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1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20" style:parent-style-name="Normal" style:family="paragraph">
      <style:paragraph-properties fo:margin-bottom="0in" style:line-height-at-least="0.1979in" fo:background-color="#F5F5F5"/>
    </style:style>
    <style:style style:name="T612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27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61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2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3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3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37" style:parent-style-name="Normal" style:family="paragraph">
      <style:paragraph-properties fo:margin-bottom="0in" style:line-height-at-least="0.1979in" fo:background-color="#F5F5F5"/>
    </style:style>
    <style:style style:name="T61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3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4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14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142" style:parent-style-name="Normal" style:family="paragraph">
      <style:paragraph-properties fo:margin-bottom="0in" style:line-height-at-least="0.1979in" fo:background-color="#F5F5F5"/>
    </style:style>
    <style:style style:name="T61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4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4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4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4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4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50" style:parent-style-name="Normal" style:family="paragraph">
      <style:paragraph-properties fo:margin-bottom="0in" style:line-height-at-least="0.1979in" fo:background-color="#F5F5F5"/>
    </style:style>
    <style:style style:name="T61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5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5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5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58" style:parent-style-name="Normal" style:family="paragraph">
      <style:paragraph-properties fo:margin-bottom="0in" style:line-height-at-least="0.1979in" fo:background-color="#F5F5F5"/>
    </style:style>
    <style:style style:name="T61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6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6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6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6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6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6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7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7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7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75" style:parent-style-name="Normal" style:family="paragraph">
      <style:paragraph-properties fo:margin-bottom="0in" style:line-height-at-least="0.1979in" fo:background-color="#F5F5F5"/>
    </style:style>
    <style:style style:name="T61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7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179" style:parent-style-name="Normal" style:family="paragraph">
      <style:paragraph-properties fo:margin-bottom="0in" style:line-height-at-least="0.1979in" fo:background-color="#F5F5F5"/>
    </style:style>
    <style:style style:name="T61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8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8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8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8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1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187" style:parent-style-name="Normal" style:family="paragraph">
      <style:paragraph-properties fo:margin-bottom="0in" style:line-height-at-least="0.1979in" fo:background-color="#F5F5F5"/>
    </style:style>
    <style:style style:name="T61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1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1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9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9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19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1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19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0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02" style:parent-style-name="Normal" style:family="paragraph">
      <style:paragraph-properties fo:margin-bottom="0in" style:line-height-at-least="0.1979in" fo:background-color="#F5F5F5"/>
    </style:style>
    <style:style style:name="T62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0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10" style:parent-style-name="Normal" style:family="paragraph">
      <style:paragraph-properties fo:margin-bottom="0in" style:line-height-at-least="0.1979in" fo:background-color="#F5F5F5"/>
    </style:style>
    <style:style style:name="T62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1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214" style:parent-style-name="Normal" style:family="paragraph">
      <style:paragraph-properties fo:margin-bottom="0in" style:line-height-at-least="0.1979in" fo:background-color="#F5F5F5"/>
    </style:style>
    <style:style style:name="T62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1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1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1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2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2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2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2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2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30" style:parent-style-name="Normal" style:family="paragraph">
      <style:paragraph-properties fo:margin-bottom="0in" style:line-height-at-least="0.1979in" fo:background-color="#F5F5F5"/>
    </style:style>
    <style:style style:name="T62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3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3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38" style:parent-style-name="Normal" style:family="paragraph">
      <style:paragraph-properties fo:margin-bottom="0in" style:line-height-at-least="0.1979in" fo:background-color="#F5F5F5"/>
    </style:style>
    <style:style style:name="T62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4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46" style:parent-style-name="Normal" style:family="paragraph">
      <style:paragraph-properties fo:margin-bottom="0in" style:line-height-at-least="0.1979in" fo:background-color="#F5F5F5"/>
    </style:style>
    <style:style style:name="T62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250" style:parent-style-name="Normal" style:family="paragraph">
      <style:paragraph-properties fo:margin-bottom="0in" style:line-height-at-least="0.1979in" fo:background-color="#F5F5F5"/>
    </style:style>
    <style:style style:name="T62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5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5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5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5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5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58" style:parent-style-name="Normal" style:family="paragraph">
      <style:paragraph-properties fo:margin-bottom="0in" style:line-height-at-least="0.1979in" fo:background-color="#F5F5F5"/>
    </style:style>
    <style:style style:name="T62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66" style:parent-style-name="Normal" style:family="paragraph">
      <style:paragraph-properties fo:margin-bottom="0in" style:line-height-at-least="0.1979in" fo:background-color="#F5F5F5"/>
    </style:style>
    <style:style style:name="T62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6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270" style:parent-style-name="Normal" style:family="paragraph">
      <style:paragraph-properties fo:margin-bottom="0in" style:line-height-at-least="0.1979in" fo:background-color="#F5F5F5"/>
    </style:style>
    <style:style style:name="T62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7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2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75" style:parent-style-name="Normal" style:family="paragraph">
      <style:paragraph-properties fo:margin-bottom="0in" style:line-height-at-least="0.1979in" fo:background-color="#F5F5F5"/>
    </style:style>
    <style:style style:name="T62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2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8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284" style:parent-style-name="Normal" style:family="paragraph">
      <style:paragraph-properties fo:margin-bottom="0in" style:line-height-at-least="0.1979in" fo:background-color="#F5F5F5"/>
    </style:style>
    <style:style style:name="T62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9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2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92" style:parent-style-name="Normal" style:family="paragraph">
      <style:paragraph-properties fo:margin-bottom="0in" style:line-height-at-least="0.1979in" fo:background-color="#F5F5F5"/>
    </style:style>
    <style:style style:name="T62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2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2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29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2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299" style:parent-style-name="Normal" style:family="paragraph">
      <style:paragraph-properties fo:margin-bottom="0in" style:line-height-at-least="0.1979in" fo:background-color="#F5F5F5"/>
    </style:style>
    <style:style style:name="T630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0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0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09" style:parent-style-name="Normal" style:family="paragraph">
      <style:paragraph-properties fo:margin-bottom="0in" style:line-height-at-least="0.1979in" fo:background-color="#F5F5F5"/>
    </style:style>
    <style:style style:name="T63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1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1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1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1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1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2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2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2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26" style:parent-style-name="Normal" style:family="paragraph">
      <style:paragraph-properties fo:margin-bottom="0in" style:line-height-at-least="0.1979in" fo:background-color="#F5F5F5"/>
    </style:style>
    <style:style style:name="T632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2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3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3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34" style:parent-style-name="Normal" style:family="paragraph">
      <style:paragraph-properties fo:margin-bottom="0in" style:line-height-at-least="0.1979in" fo:background-color="#F5F5F5"/>
    </style:style>
    <style:style style:name="T63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45" style:parent-style-name="Normal" style:family="paragraph">
      <style:paragraph-properties fo:margin-bottom="0in" style:line-height-at-least="0.1979in" fo:background-color="#F5F5F5"/>
    </style:style>
    <style:style style:name="T63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3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350" style:parent-style-name="Normal" style:family="paragraph">
      <style:paragraph-properties fo:margin-bottom="0in" style:line-height-at-least="0.1979in" fo:background-color="#F5F5F5"/>
    </style:style>
    <style:style style:name="T63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5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3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55" style:parent-style-name="Normal" style:family="paragraph">
      <style:paragraph-properties fo:margin-bottom="0in" style:line-height-at-least="0.1979in" fo:background-color="#F5F5F5"/>
    </style:style>
    <style:style style:name="T63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5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6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62" style:parent-style-name="Normal" style:family="paragraph">
      <style:paragraph-properties fo:margin-bottom="0in" style:line-height-at-least="0.1979in" fo:background-color="#F5F5F5"/>
    </style:style>
    <style:style style:name="T63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6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6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6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70" style:parent-style-name="Normal" style:family="paragraph">
      <style:paragraph-properties fo:margin-bottom="0in" style:line-height-at-least="0.1979in" fo:background-color="#F5F5F5"/>
    </style:style>
    <style:style style:name="T63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7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7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7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7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3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8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38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86" style:parent-style-name="Normal" style:family="paragraph">
      <style:paragraph-properties fo:margin-bottom="0in" style:line-height-at-least="0.1979in" fo:background-color="#F5F5F5"/>
    </style:style>
    <style:style style:name="T63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8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390" style:parent-style-name="Normal" style:family="paragraph">
      <style:paragraph-properties fo:margin-bottom="0in" style:line-height-at-least="0.1979in" fo:background-color="#F5F5F5"/>
    </style:style>
    <style:style style:name="T63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9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3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395" style:parent-style-name="Normal" style:family="paragraph">
      <style:paragraph-properties fo:margin-bottom="0in" style:line-height-at-least="0.1979in" fo:background-color="#F5F5F5"/>
    </style:style>
    <style:style style:name="T63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3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3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3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0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0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404" style:parent-style-name="Normal" style:family="paragraph">
      <style:paragraph-properties fo:margin-bottom="0in" style:line-height-at-least="0.1979in" fo:background-color="#F5F5F5"/>
    </style:style>
    <style:style style:name="T64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0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1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1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1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1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419" style:parent-style-name="Normal" style:family="paragraph">
      <style:paragraph-properties fo:margin-bottom="0in" style:line-height-at-least="0.1979in" fo:background-color="#F5F5F5"/>
    </style:style>
    <style:style style:name="T64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2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2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2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34" style:parent-style-name="Normal" style:family="paragraph">
      <style:paragraph-properties fo:margin-bottom="0in" style:line-height-at-least="0.1979in" fo:background-color="#F5F5F5"/>
    </style:style>
    <style:style style:name="T64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3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438" style:parent-style-name="Normal" style:family="paragraph">
      <style:paragraph-properties fo:margin-bottom="0in" style:line-height-at-least="0.1979in" fo:background-color="#F5F5F5"/>
    </style:style>
    <style:style style:name="T64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4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4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43" style:parent-style-name="Normal" style:family="paragraph">
      <style:paragraph-properties fo:margin-bottom="0in" style:line-height-at-least="0.1979in" fo:background-color="#F5F5F5"/>
    </style:style>
    <style:style style:name="T644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4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4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451" style:parent-style-name="Normal" style:family="paragraph">
      <style:paragraph-properties fo:margin-bottom="0in" style:line-height-at-least="0.1979in" fo:background-color="#F5F5F5"/>
    </style:style>
    <style:style style:name="T64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5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5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6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6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466" style:parent-style-name="Normal" style:family="paragraph">
      <style:paragraph-properties fo:margin-bottom="0in" style:line-height-at-least="0.1979in" fo:background-color="#F5F5F5"/>
    </style:style>
    <style:style style:name="T64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6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470" style:parent-style-name="Normal" style:family="paragraph">
      <style:paragraph-properties fo:margin-bottom="0in" style:line-height-at-least="0.1979in" fo:background-color="#F5F5F5"/>
    </style:style>
    <style:style style:name="T64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7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4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7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4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7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47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7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48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81" style:parent-style-name="Normal" style:family="paragraph">
      <style:paragraph-properties fo:margin-bottom="0in" style:line-height-at-least="0.1979in" fo:background-color="#F5F5F5"/>
    </style:style>
    <style:style style:name="T64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8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9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4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9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4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495" style:parent-style-name="Normal" style:family="paragraph">
      <style:paragraph-properties fo:margin-bottom="0in" style:line-height-at-least="0.1979in" fo:background-color="#F5F5F5"/>
    </style:style>
    <style:style style:name="T64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4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4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4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0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02" style:parent-style-name="Normal" style:family="paragraph">
      <style:paragraph-properties fo:margin-bottom="0in" style:line-height-at-least="0.1979in" fo:background-color="#F5F5F5"/>
    </style:style>
    <style:style style:name="T65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0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0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08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65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1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1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14" style:parent-style-name="Normal" style:family="paragraph">
      <style:paragraph-properties fo:margin-bottom="0in" style:line-height-at-least="0.1979in" fo:background-color="#F5F5F5"/>
    </style:style>
    <style:style style:name="T65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51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519" style:parent-style-name="Normal" style:family="paragraph">
      <style:paragraph-properties fo:margin-bottom="0in" style:line-height-at-least="0.1979in" fo:background-color="#F5F5F5"/>
    </style:style>
    <style:style style:name="T65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2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2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26" style:parent-style-name="Normal" style:family="paragraph">
      <style:paragraph-properties fo:margin-bottom="0in" style:line-height-at-least="0.1979in" fo:background-color="#F5F5F5"/>
    </style:style>
    <style:style style:name="T652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2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2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3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3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34" style:parent-style-name="Normal" style:family="paragraph">
      <style:paragraph-properties fo:margin-bottom="0in" style:line-height-at-least="0.1979in" fo:background-color="#F5F5F5"/>
    </style:style>
    <style:style style:name="T65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53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539" style:parent-style-name="Normal" style:family="paragraph">
      <style:paragraph-properties fo:margin-bottom="0in" style:line-height-at-least="0.1979in" fo:background-color="#F5F5F5"/>
    </style:style>
    <style:style style:name="T654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4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4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44" style:parent-style-name="Normal" style:family="paragraph">
      <style:paragraph-properties fo:margin-bottom="0in" style:line-height-at-least="0.1979in" fo:background-color="#F5F5F5"/>
    </style:style>
    <style:style style:name="T654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4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4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51" style:parent-style-name="Normal" style:family="paragraph">
      <style:paragraph-properties fo:margin-bottom="0in" style:line-height-at-least="0.1979in" fo:background-color="#F5F5F5"/>
    </style:style>
    <style:style style:name="T65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5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5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5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59" style:parent-style-name="Normal" style:family="paragraph">
      <style:paragraph-properties fo:margin-bottom="0in" style:line-height-at-least="0.1979in" fo:background-color="#F5F5F5"/>
    </style:style>
    <style:style style:name="T65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6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6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66" style:parent-style-name="Normal" style:family="paragraph">
      <style:paragraph-properties fo:margin-bottom="0in" style:line-height-at-least="0.1979in" fo:background-color="#F5F5F5"/>
    </style:style>
    <style:style style:name="T65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6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570" style:parent-style-name="Normal" style:family="paragraph">
      <style:paragraph-properties fo:margin-bottom="0in" style:line-height-at-least="0.1979in" fo:background-color="#F5F5F5"/>
    </style:style>
    <style:style style:name="T65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7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7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75" style:parent-style-name="Normal" style:family="paragraph">
      <style:paragraph-properties fo:margin-bottom="0in" style:line-height-at-least="0.1979in" fo:background-color="#F5F5F5"/>
    </style:style>
    <style:style style:name="T65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5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8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5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8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8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58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5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5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91" style:parent-style-name="Normal" style:family="paragraph">
      <style:paragraph-properties fo:margin-bottom="0in" style:line-height-at-least="0.1979in" fo:background-color="#F5F5F5"/>
    </style:style>
    <style:style style:name="T65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59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595" style:parent-style-name="Normal" style:family="paragraph">
      <style:paragraph-properties fo:margin-bottom="0in" style:line-height-at-least="0.1979in" fo:background-color="#F5F5F5"/>
    </style:style>
    <style:style style:name="T65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5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59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59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00" style:parent-style-name="Normal" style:family="paragraph">
      <style:paragraph-properties fo:margin-bottom="0in" style:line-height-at-least="0.1979in" fo:background-color="#F5F5F5"/>
    </style:style>
    <style:style style:name="T66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0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0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0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0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07" style:parent-style-name="Normal" style:family="paragraph">
      <style:paragraph-properties fo:margin-bottom="0in" style:line-height-at-least="0.1979in" fo:background-color="#F5F5F5"/>
    </style:style>
    <style:style style:name="T66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0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12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66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1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6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1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18" style:parent-style-name="Normal" style:family="paragraph">
      <style:paragraph-properties fo:margin-bottom="0in" style:line-height-at-least="0.1979in" fo:background-color="#F5F5F5"/>
    </style:style>
    <style:style style:name="T66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2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2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2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2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2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2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632" style:parent-style-name="Normal" style:family="paragraph">
      <style:paragraph-properties fo:margin-bottom="0in" style:line-height-at-least="0.1979in" fo:background-color="#F5F5F5"/>
    </style:style>
    <style:style style:name="T66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3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3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4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4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4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4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4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47" style:parent-style-name="Normal" style:family="paragraph">
      <style:paragraph-properties fo:margin-bottom="0in" style:line-height-at-least="0.1979in" fo:background-color="#F5F5F5"/>
    </style:style>
    <style:style style:name="T66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4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5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5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55" style:parent-style-name="Normal" style:family="paragraph">
      <style:paragraph-properties fo:margin-bottom="0in" style:line-height-at-least="0.1979in" fo:background-color="#F5F5F5"/>
    </style:style>
    <style:style style:name="T66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5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659" style:parent-style-name="Normal" style:family="paragraph">
      <style:paragraph-properties fo:margin-bottom="0in" style:line-height-at-least="0.1979in" fo:background-color="#F5F5F5"/>
    </style:style>
    <style:style style:name="T66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6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6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6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64" style:parent-style-name="Normal" style:family="paragraph">
      <style:paragraph-properties fo:margin-bottom="0in" style:line-height-at-least="0.1979in" fo:background-color="#F5F5F5"/>
    </style:style>
    <style:style style:name="T66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6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6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6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7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72" style:parent-style-name="Normal" style:family="paragraph">
      <style:paragraph-properties fo:margin-bottom="0in" style:line-height-at-least="0.1979in" fo:background-color="#F5F5F5"/>
    </style:style>
    <style:style style:name="T66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7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8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6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83" style:parent-style-name="Normal" style:family="paragraph">
      <style:paragraph-properties fo:margin-bottom="0in" style:line-height-at-least="0.1979in" fo:background-color="#F5F5F5"/>
    </style:style>
    <style:style style:name="T66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91" style:parent-style-name="Normal" style:family="paragraph">
      <style:paragraph-properties fo:margin-bottom="0in" style:line-height-at-least="0.1979in" fo:background-color="#F5F5F5"/>
    </style:style>
    <style:style style:name="T66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9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6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69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69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6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699" style:parent-style-name="Normal" style:family="paragraph">
      <style:paragraph-properties fo:margin-bottom="0in" style:line-height-at-least="0.1979in" fo:background-color="#F5F5F5"/>
    </style:style>
    <style:style style:name="T670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0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70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0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0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0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1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71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1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14" style:parent-style-name="Normal" style:family="paragraph">
      <style:paragraph-properties fo:margin-bottom="0in" style:line-height-at-least="0.1979in" fo:background-color="#F5F5F5"/>
    </style:style>
    <style:style style:name="T67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1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1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2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722" style:parent-style-name="Normal" style:family="paragraph">
      <style:paragraph-properties fo:margin-bottom="0in" style:line-height-at-least="0.1979in" fo:background-color="#F5F5F5"/>
    </style:style>
    <style:style style:name="T672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2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2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2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29" style:parent-style-name="Normal" style:family="paragraph">
      <style:paragraph-properties fo:margin-bottom="0in" style:line-height-at-least="0.1979in" fo:background-color="#F5F5F5"/>
    </style:style>
    <style:style style:name="T673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3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3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37" style:parent-style-name="Normal" style:family="paragraph">
      <style:paragraph-properties fo:margin-bottom="0in" style:line-height-at-least="0.1979in" fo:background-color="#F5F5F5"/>
    </style:style>
    <style:style style:name="T67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4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44" style:parent-style-name="Normal" style:family="paragraph">
      <style:paragraph-properties fo:margin-bottom="0in" style:line-height-at-least="0.1979in" fo:background-color="#F5F5F5"/>
    </style:style>
    <style:style style:name="T674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4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4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4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5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7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52" style:parent-style-name="Normal" style:family="paragraph">
      <style:paragraph-properties fo:margin-bottom="0in" style:line-height-at-least="0.1979in" fo:background-color="#F5F5F5"/>
    </style:style>
    <style:style style:name="T675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5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756" style:parent-style-name="Normal" style:family="paragraph">
      <style:paragraph-properties fo:margin-bottom="0in" style:line-height-at-least="0.1979in" fo:background-color="#F5F5F5"/>
    </style:style>
    <style:style style:name="T675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5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5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7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61" style:parent-style-name="Normal" style:family="paragraph">
      <style:paragraph-properties fo:margin-bottom="0in" style:line-height-at-least="0.1979in" fo:background-color="#F5F5F5"/>
    </style:style>
    <style:style style:name="T67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6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6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68" style:parent-style-name="Normal" style:family="paragraph">
      <style:paragraph-properties fo:margin-bottom="0in" style:line-height-at-least="0.1979in" fo:background-color="#F5F5F5"/>
    </style:style>
    <style:style style:name="T676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7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772" style:parent-style-name="Normal" style:family="paragraph">
      <style:paragraph-properties fo:margin-bottom="0in" style:line-height-at-least="0.1979in" fo:background-color="#F5F5F5"/>
    </style:style>
    <style:style style:name="T67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7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7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7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77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7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7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8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7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83" style:parent-style-name="Normal" style:family="paragraph">
      <style:paragraph-properties fo:margin-bottom="0in" style:line-height-at-least="0.1979in" fo:background-color="#F5F5F5"/>
    </style:style>
    <style:style style:name="T67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8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91" style:parent-style-name="Normal" style:family="paragraph">
      <style:paragraph-properties fo:margin-bottom="0in" style:line-height-at-least="0.1979in" fo:background-color="#F5F5F5"/>
    </style:style>
    <style:style style:name="T67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9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79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7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79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7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798" style:parent-style-name="Normal" style:family="paragraph">
      <style:paragraph-properties fo:margin-bottom="0in" style:line-height-at-least="0.1979in" fo:background-color="#F5F5F5"/>
    </style:style>
    <style:style style:name="T67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0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802" style:parent-style-name="Normal" style:family="paragraph">
      <style:paragraph-properties fo:margin-bottom="0in" style:line-height-at-least="0.1979in" fo:background-color="#F5F5F5"/>
    </style:style>
    <style:style style:name="T68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0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0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8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07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80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09" style:parent-style-name="Normal" style:family="paragraph">
      <style:paragraph-properties fo:margin-bottom="0in" style:line-height-at-least="0.1979in" fo:background-color="#F5F5F5"/>
    </style:style>
    <style:style style:name="T68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16" style:parent-style-name="Normal" style:family="paragraph">
      <style:paragraph-properties fo:margin-bottom="0in" style:line-height-at-least="0.1979in" fo:background-color="#F5F5F5"/>
    </style:style>
    <style:style style:name="T68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1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1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820" style:parent-style-name="Normal" style:family="paragraph">
      <style:paragraph-properties fo:margin-bottom="0in" style:line-height-at-least="0.1979in" fo:background-color="#F5F5F5"/>
    </style:style>
    <style:style style:name="T682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2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82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25" style:parent-style-name="Normal" style:family="paragraph">
      <style:paragraph-properties fo:margin-bottom="0in" style:line-height-at-least="0.1979in" fo:background-color="#F5F5F5"/>
    </style:style>
    <style:style style:name="T68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834" style:parent-style-name="Normal" style:family="paragraph">
      <style:paragraph-properties fo:margin-bottom="0in" style:line-height-at-least="0.1979in" fo:background-color="#F5F5F5"/>
    </style:style>
    <style:style style:name="T68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84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4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4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846" style:parent-style-name="Normal" style:family="paragraph">
      <style:paragraph-properties fo:margin-bottom="0in" style:line-height-at-least="0.1979in" fo:background-color="#F5F5F5"/>
    </style:style>
    <style:style style:name="T68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4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5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5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8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54" style:parent-style-name="Normal" style:family="paragraph">
      <style:paragraph-properties fo:margin-bottom="0in" style:line-height-at-least="0.1979in" fo:background-color="#F5F5F5"/>
    </style:style>
    <style:style style:name="T68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5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8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62" style:parent-style-name="Normal" style:family="paragraph">
      <style:paragraph-properties fo:margin-bottom="0in" style:line-height-at-least="0.1979in" fo:background-color="#F5F5F5"/>
    </style:style>
    <style:style style:name="T68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6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866" style:parent-style-name="Normal" style:family="paragraph">
      <style:paragraph-properties fo:margin-bottom="0in" style:line-height-at-least="0.1979in" fo:background-color="#F5F5F5"/>
    </style:style>
    <style:style style:name="T68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6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8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71" style:parent-style-name="Normal" style:family="paragraph">
      <style:paragraph-properties fo:margin-bottom="0in" style:line-height-at-least="0.1979in" fo:background-color="#F5F5F5"/>
    </style:style>
    <style:style style:name="T687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7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7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87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7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8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8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8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88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8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85" style:parent-style-name="Normal" style:family="paragraph">
      <style:paragraph-properties fo:margin-bottom="0in" style:line-height-at-least="0.1979in" fo:background-color="#F5F5F5"/>
    </style:style>
    <style:style style:name="T68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8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889" style:parent-style-name="Normal" style:family="paragraph">
      <style:paragraph-properties fo:margin-bottom="0in" style:line-height-at-least="0.1979in" fo:background-color="#F5F5F5"/>
    </style:style>
    <style:style style:name="T68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9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8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894" style:parent-style-name="Normal" style:family="paragraph">
      <style:paragraph-properties fo:margin-bottom="0in" style:line-height-at-least="0.1979in" fo:background-color="#F5F5F5"/>
    </style:style>
    <style:style style:name="T68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9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8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8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8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0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0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0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0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0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08" style:parent-style-name="Normal" style:family="paragraph">
      <style:paragraph-properties fo:margin-bottom="0in" style:line-height-at-least="0.1979in" fo:background-color="#F5F5F5"/>
    </style:style>
    <style:style style:name="T69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1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1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912" style:parent-style-name="Normal" style:family="paragraph">
      <style:paragraph-properties fo:margin-bottom="0in" style:line-height-at-least="0.1979in" fo:background-color="#F5F5F5"/>
    </style:style>
    <style:style style:name="T69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1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1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9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17" style:parent-style-name="Normal" style:family="paragraph">
      <style:paragraph-properties fo:margin-bottom="0in" style:line-height-at-least="0.1979in" fo:background-color="#F5F5F5"/>
    </style:style>
    <style:style style:name="T691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1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2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2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25" style:parent-style-name="Normal" style:family="paragraph">
      <style:paragraph-properties fo:margin-bottom="0in" style:line-height-at-least="0.1979in" fo:background-color="#F5F5F5"/>
    </style:style>
    <style:style style:name="T692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2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2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2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3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3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34" style:parent-style-name="Normal" style:family="paragraph">
      <style:paragraph-properties fo:margin-bottom="0in" style:line-height-at-least="0.1979in" fo:background-color="#F5F5F5"/>
    </style:style>
    <style:style style:name="T69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3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41" style:parent-style-name="Normal" style:family="paragraph">
      <style:paragraph-properties fo:margin-bottom="0in" style:line-height-at-least="0.1979in" fo:background-color="#F5F5F5"/>
    </style:style>
    <style:style style:name="T69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4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44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6945" style:parent-style-name="Normal" style:family="paragraph">
      <style:paragraph-properties fo:margin-bottom="0in" style:line-height-at-least="0.1979in" fo:background-color="#F5F5F5"/>
    </style:style>
    <style:style style:name="T69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4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4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9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5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95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5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69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6954" style:parent-style-name="Normal" style:family="paragraph">
      <style:paragraph-properties fo:margin-bottom="0in" style:line-height-at-least="0.1979in" fo:background-color="#F5F5F5"/>
    </style:style>
    <style:style style:name="T69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5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5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6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63" style:parent-style-name="Normal" style:family="paragraph">
      <style:paragraph-properties fo:margin-bottom="0in" style:line-height-at-least="0.1979in" fo:background-color="#F5F5F5"/>
    </style:style>
    <style:style style:name="T69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6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6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6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7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7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72" style:parent-style-name="Normal" style:family="paragraph">
      <style:paragraph-properties fo:margin-bottom="0in" style:line-height-at-least="0.1979in" fo:background-color="#F5F5F5"/>
    </style:style>
    <style:style style:name="T69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7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7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83" style:parent-style-name="Normal" style:family="paragraph">
      <style:paragraph-properties fo:margin-bottom="0in" style:line-height-at-least="0.1979in" fo:background-color="#F5F5F5"/>
    </style:style>
    <style:style style:name="T69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699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9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69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6995" style:parent-style-name="Normal" style:family="paragraph">
      <style:paragraph-properties fo:margin-bottom="0in" style:line-height-at-least="0.1979in" fo:background-color="#F5F5F5"/>
    </style:style>
    <style:style style:name="T69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69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69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69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0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04" style:parent-style-name="Normal" style:family="paragraph">
      <style:paragraph-properties fo:margin-bottom="0in" style:line-height-at-least="0.1979in" fo:background-color="#F5F5F5"/>
    </style:style>
    <style:style style:name="T70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0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1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012" style:parent-style-name="Normal" style:family="paragraph">
      <style:paragraph-properties fo:margin-bottom="0in" style:line-height-at-least="0.1979in" fo:background-color="#F5F5F5"/>
    </style:style>
    <style:style style:name="T701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01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016" style:parent-style-name="Normal" style:family="paragraph">
      <style:paragraph-properties fo:margin-bottom="0in" style:line-height-at-least="0.1979in" fo:background-color="#F5F5F5"/>
    </style:style>
    <style:style style:name="T70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1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19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02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2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0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023" style:parent-style-name="Normal" style:family="paragraph">
      <style:paragraph-properties fo:margin-bottom="0in" style:line-height-at-least="0.1979in" fo:background-color="#F5F5F5"/>
    </style:style>
    <style:style style:name="T70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2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2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2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3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3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3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34" style:parent-style-name="Normal" style:family="paragraph">
      <style:paragraph-properties fo:margin-bottom="0in" style:line-height-at-least="0.1979in" fo:background-color="#F5F5F5"/>
    </style:style>
    <style:style style:name="T70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4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4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42" style:parent-style-name="Normal" style:family="paragraph">
      <style:paragraph-properties fo:margin-bottom="0in" style:line-height-at-least="0.1979in" fo:background-color="#F5F5F5"/>
    </style:style>
    <style:style style:name="T70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4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4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48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5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51" style:parent-style-name="Normal" style:family="paragraph">
      <style:paragraph-properties fo:margin-bottom="0in" style:line-height-at-least="0.1979in" fo:background-color="#F5F5F5"/>
    </style:style>
    <style:style style:name="T705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5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5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5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5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6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6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6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66" style:parent-style-name="Normal" style:family="paragraph">
      <style:paragraph-properties fo:margin-bottom="0in" style:line-height-at-least="0.1979in" fo:background-color="#F5F5F5"/>
    </style:style>
    <style:style style:name="T70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074" style:parent-style-name="Normal" style:family="paragraph">
      <style:paragraph-properties fo:margin-bottom="0in" style:line-height-at-least="0.1979in" fo:background-color="#F5F5F5"/>
    </style:style>
    <style:style style:name="T70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7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8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8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8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8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08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8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089" style:parent-style-name="Normal" style:family="paragraph">
      <style:paragraph-properties fo:margin-bottom="0in" style:line-height-at-least="0.1979in" fo:background-color="#F5F5F5"/>
    </style:style>
    <style:style style:name="T709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0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9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9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0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09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097" style:parent-style-name="Normal" style:family="paragraph">
      <style:paragraph-properties fo:margin-bottom="0in" style:line-height-at-least="0.1979in" fo:background-color="#F5F5F5"/>
    </style:style>
    <style:style style:name="T709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09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0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0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1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106" style:parent-style-name="Normal" style:family="paragraph">
      <style:paragraph-properties fo:margin-bottom="0in" style:line-height-at-least="0.1979in" fo:background-color="#F5F5F5"/>
    </style:style>
    <style:style style:name="T710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0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1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1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14" style:parent-style-name="Normal" style:family="paragraph">
      <style:paragraph-properties fo:margin-bottom="0in" style:line-height-at-least="0.1979in" fo:background-color="#F5F5F5"/>
    </style:style>
    <style:style style:name="T71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1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118" style:parent-style-name="Normal" style:family="paragraph">
      <style:paragraph-properties fo:margin-bottom="0in" style:line-height-at-least="0.1979in" fo:background-color="#F5F5F5"/>
    </style:style>
    <style:style style:name="T711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2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2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2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2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2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2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27" style:parent-style-name="Normal" style:family="paragraph">
      <style:paragraph-properties fo:margin-bottom="0in" style:line-height-at-least="0.1979in" fo:background-color="#F5F5F5"/>
    </style:style>
    <style:style style:name="T71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13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13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3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3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138" style:parent-style-name="Normal" style:family="paragraph">
      <style:paragraph-properties fo:margin-bottom="0in" style:line-height-at-least="0.1979in" fo:background-color="#F5F5F5"/>
    </style:style>
    <style:style style:name="T71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4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4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4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4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1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46" style:parent-style-name="Normal" style:family="paragraph">
      <style:paragraph-properties fo:margin-bottom="0in" style:line-height-at-least="0.1979in" fo:background-color="#F5F5F5"/>
    </style:style>
    <style:style style:name="T71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150" style:parent-style-name="Normal" style:family="paragraph">
      <style:paragraph-properties fo:margin-bottom="0in" style:line-height-at-least="0.1979in" fo:background-color="#F5F5F5"/>
    </style:style>
    <style:style style:name="T71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5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5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55" style:parent-style-name="Normal" style:family="paragraph">
      <style:paragraph-properties fo:margin-bottom="0in" style:line-height-at-least="0.1979in" fo:background-color="#F5F5F5"/>
    </style:style>
    <style:style style:name="T71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5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6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1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63" style:parent-style-name="Normal" style:family="paragraph">
      <style:paragraph-properties fo:margin-bottom="0in" style:line-height-at-least="0.1979in" fo:background-color="#F5F5F5"/>
    </style:style>
    <style:style style:name="T716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66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167" style:parent-style-name="Normal" style:family="paragraph">
      <style:paragraph-properties fo:margin-bottom="0in" style:line-height-at-least="0.1979in" fo:background-color="#F5F5F5"/>
    </style:style>
    <style:style style:name="T716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6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7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7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1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174" style:parent-style-name="Normal" style:family="paragraph">
      <style:paragraph-properties fo:margin-bottom="0in" style:line-height-at-least="0.1979in" fo:background-color="#F5F5F5"/>
    </style:style>
    <style:style style:name="T71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7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7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8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18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18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185" style:parent-style-name="Normal" style:family="paragraph">
      <style:paragraph-properties fo:margin-bottom="0in" style:line-height-at-least="0.1979in" fo:background-color="#F5F5F5"/>
    </style:style>
    <style:style style:name="T718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8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8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8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9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9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9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P7193" style:parent-style-name="Normal" style:family="paragraph">
      <style:paragraph-properties fo:margin-bottom="0in" style:line-height-at-least="0.1979in" fo:background-color="#F5F5F5"/>
    </style:style>
    <style:style style:name="T719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9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19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19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19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01" style:parent-style-name="Normal" style:family="paragraph">
      <style:paragraph-properties fo:margin-bottom="0in" style:line-height-at-least="0.1979in" fo:background-color="#F5F5F5"/>
    </style:style>
    <style:style style:name="T720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0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0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0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0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08" style:parent-style-name="Normal" style:family="paragraph">
      <style:paragraph-properties fo:margin-bottom="0in" style:line-height-at-least="0.1979in" fo:background-color="#F5F5F5"/>
    </style:style>
    <style:style style:name="T72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1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1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1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1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15" style:parent-style-name="Normal" style:family="paragraph">
      <style:paragraph-properties fo:margin-bottom="0in" style:line-height-at-least="0.1979in" fo:background-color="#F5F5F5"/>
    </style:style>
    <style:style style:name="T721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1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1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219" style:parent-style-name="Normal" style:family="paragraph">
      <style:paragraph-properties fo:margin-bottom="0in" style:line-height-at-least="0.1979in" fo:background-color="#F5F5F5"/>
    </style:style>
    <style:style style:name="T72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22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2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24" style:parent-style-name="Normal" style:family="paragraph">
      <style:paragraph-properties fo:margin-bottom="0in" style:line-height-at-least="0.1979in" fo:background-color="#F5F5F5"/>
    </style:style>
    <style:style style:name="T72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2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3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32" style:parent-style-name="Normal" style:family="paragraph">
      <style:paragraph-properties fo:margin-bottom="0in" style:line-height-at-least="0.1979in" fo:background-color="#F5F5F5"/>
    </style:style>
    <style:style style:name="T723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3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3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3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39" style:parent-style-name="Normal" style:family="paragraph">
      <style:paragraph-properties fo:margin-bottom="0in" style:line-height-at-least="0.1979in" fo:background-color="#F5F5F5"/>
    </style:style>
    <style:style style:name="T724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4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4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45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4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4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48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50" style:parent-style-name="Normal" style:family="paragraph">
      <style:paragraph-properties fo:margin-bottom="0in" style:line-height-at-least="0.1979in" fo:background-color="#F5F5F5"/>
    </style:style>
    <style:style style:name="T72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5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5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56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5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5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6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61" style:parent-style-name="Normal" style:family="paragraph">
      <style:paragraph-properties fo:margin-bottom="0in" style:line-height-at-least="0.1979in" fo:background-color="#F5F5F5"/>
    </style:style>
    <style:style style:name="T72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6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6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6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6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67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6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7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71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7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7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75" style:parent-style-name="Normal" style:family="paragraph">
      <style:paragraph-properties fo:margin-bottom="0in" style:line-height-at-least="0.1979in" fo:background-color="#F5F5F5"/>
    </style:style>
    <style:style style:name="T72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7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78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279" style:parent-style-name="Normal" style:family="paragraph">
      <style:paragraph-properties fo:margin-bottom="0in" style:line-height-at-least="0.1979in" fo:background-color="#F5F5F5"/>
    </style:style>
    <style:style style:name="T72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8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28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83" style:parent-style-name="Normal" style:family="paragraph">
      <style:paragraph-properties fo:margin-bottom="0in" style:line-height-at-least="0.1979in" fo:background-color="#F5F5F5"/>
    </style:style>
    <style:style style:name="T728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8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28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28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8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9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9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9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94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29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29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29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298" style:parent-style-name="Normal" style:family="paragraph">
      <style:paragraph-properties fo:margin-bottom="0in" style:line-height-at-least="0.1979in" fo:background-color="#F5F5F5"/>
    </style:style>
    <style:style style:name="T72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0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01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302" style:parent-style-name="Normal" style:family="paragraph">
      <style:paragraph-properties fo:margin-bottom="0in" style:line-height-at-least="0.1979in" fo:background-color="#F5F5F5"/>
    </style:style>
    <style:style style:name="T73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04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3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0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30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08" style:parent-style-name="Normal" style:family="paragraph">
      <style:paragraph-properties fo:margin-bottom="0in" style:line-height-at-least="0.1979in" fo:background-color="#F5F5F5"/>
    </style:style>
    <style:style style:name="T730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1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1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1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1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1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1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16" style:parent-style-name="Normal" style:family="paragraph">
      <style:paragraph-properties fo:margin-bottom="0in" style:line-height-at-least="0.1979in" fo:background-color="#F5F5F5"/>
    </style:style>
    <style:style style:name="T73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1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2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2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2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24" style:parent-style-name="Normal" style:family="paragraph">
      <style:paragraph-properties fo:margin-bottom="0in" style:line-height-at-least="0.1979in" fo:background-color="#F5F5F5"/>
    </style:style>
    <style:style style:name="T73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2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3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331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3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33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3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35" style:parent-style-name="Normal" style:family="paragraph">
      <style:paragraph-properties fo:margin-bottom="0in" style:line-height-at-least="0.1979in" fo:background-color="#F5F5F5"/>
    </style:style>
    <style:style style:name="T733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3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3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4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42" style:parent-style-name="Normal" style:family="paragraph">
      <style:paragraph-properties fo:margin-bottom="0in" style:line-height-at-least="0.1979in" fo:background-color="#F5F5F5"/>
    </style:style>
    <style:style style:name="T73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4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346" style:parent-style-name="Normal" style:family="paragraph">
      <style:paragraph-properties fo:margin-bottom="0in" style:line-height-at-least="0.1979in" fo:background-color="#F5F5F5"/>
    </style:style>
    <style:style style:name="T73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4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34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50" style:parent-style-name="Normal" style:family="paragraph">
      <style:paragraph-properties fo:margin-bottom="0in" style:line-height-at-least="0.1979in" fo:background-color="#F5F5F5"/>
    </style:style>
    <style:style style:name="T73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5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5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5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5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58" style:parent-style-name="Normal" style:family="paragraph">
      <style:paragraph-properties fo:margin-bottom="0in" style:line-height-at-least="0.1979in" fo:background-color="#F5F5F5"/>
    </style:style>
    <style:style style:name="T73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6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66" style:parent-style-name="Normal" style:family="paragraph">
      <style:paragraph-properties fo:margin-bottom="0in" style:line-height-at-least="0.1979in" fo:background-color="#F5F5F5"/>
    </style:style>
    <style:style style:name="T73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37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7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75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3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77" style:parent-style-name="Normal" style:family="paragraph">
      <style:paragraph-properties fo:margin-bottom="0in" style:line-height-at-least="0.1979in" fo:background-color="#F5F5F5"/>
    </style:style>
    <style:style style:name="T737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7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80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381" style:parent-style-name="Normal" style:family="paragraph">
      <style:paragraph-properties fo:margin-bottom="0in" style:line-height-at-least="0.1979in" fo:background-color="#F5F5F5"/>
    </style:style>
    <style:style style:name="T73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8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38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8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38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87" style:parent-style-name="Normal" style:family="paragraph">
      <style:paragraph-properties fo:margin-bottom="0in" style:line-height-at-least="0.1979in" fo:background-color="#F5F5F5"/>
    </style:style>
    <style:style style:name="T73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8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39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9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39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94" style:parent-style-name="Normal" style:family="paragraph">
      <style:paragraph-properties fo:margin-bottom="0in" style:line-height-at-least="0.1979in" fo:background-color="#F5F5F5"/>
    </style:style>
    <style:style style:name="T739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39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39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398" style:parent-style-name="Normal" style:family="paragraph">
      <style:paragraph-properties fo:margin-bottom="0in" style:line-height-at-least="0.1979in" fo:background-color="#F5F5F5"/>
    </style:style>
    <style:style style:name="T739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0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0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03" style:parent-style-name="Normal" style:family="paragraph">
      <style:paragraph-properties fo:margin-bottom="0in" style:line-height-at-least="0.1979in" fo:background-color="#F5F5F5"/>
    </style:style>
    <style:style style:name="T740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0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0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0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0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10" style:parent-style-name="Normal" style:family="paragraph">
      <style:paragraph-properties fo:margin-bottom="0in" style:line-height-at-least="0.1979in" fo:background-color="#F5F5F5"/>
    </style:style>
    <style:style style:name="T741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13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414" style:parent-style-name="Normal" style:family="paragraph">
      <style:paragraph-properties fo:margin-bottom="0in" style:line-height-at-least="0.1979in" fo:background-color="#F5F5F5"/>
    </style:style>
    <style:style style:name="T741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16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1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1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1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20" style:parent-style-name="Normal" style:family="paragraph">
      <style:paragraph-properties fo:margin-bottom="0in" style:line-height-at-least="0.1979in" fo:background-color="#F5F5F5"/>
    </style:style>
    <style:style style:name="T742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2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2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2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2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27" style:parent-style-name="Normal" style:family="paragraph">
      <style:paragraph-properties fo:margin-bottom="0in" style:line-height-at-least="0.1979in" fo:background-color="#F5F5F5"/>
    </style:style>
    <style:style style:name="T74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2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3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32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43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34" style:parent-style-name="Normal" style:family="paragraph">
      <style:paragraph-properties fo:margin-bottom="0in" style:line-height-at-least="0.1979in" fo:background-color="#F5F5F5"/>
    </style:style>
    <style:style style:name="T74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3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3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3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40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44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42" style:parent-style-name="Normal" style:family="paragraph">
      <style:paragraph-properties fo:margin-bottom="0in" style:line-height-at-least="0.1979in" fo:background-color="#F5F5F5"/>
    </style:style>
    <style:style style:name="T74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4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45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446" style:parent-style-name="Normal" style:family="paragraph">
      <style:paragraph-properties fo:margin-bottom="0in" style:line-height-at-least="0.1979in" fo:background-color="#F5F5F5"/>
    </style:style>
    <style:style style:name="T74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48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49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50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5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52" style:parent-style-name="Normal" style:family="paragraph">
      <style:paragraph-properties fo:margin-bottom="0in" style:line-height-at-least="0.1979in" fo:background-color="#F5F5F5"/>
    </style:style>
    <style:style style:name="T745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5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5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5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5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59" style:parent-style-name="Normal" style:family="paragraph">
      <style:paragraph-properties fo:margin-bottom="0in" style:line-height-at-least="0.1979in" fo:background-color="#F5F5F5"/>
    </style:style>
    <style:style style:name="T746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6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6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6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6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4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66" style:parent-style-name="Normal" style:family="paragraph">
      <style:paragraph-properties fo:margin-bottom="0in" style:line-height-at-least="0.1979in" fo:background-color="#F5F5F5"/>
    </style:style>
    <style:style style:name="T746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6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6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7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7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7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47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74" style:parent-style-name="Normal" style:family="paragraph">
      <style:paragraph-properties fo:margin-bottom="0in" style:line-height-at-least="0.1979in" fo:background-color="#F5F5F5"/>
    </style:style>
    <style:style style:name="T747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7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77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478" style:parent-style-name="Normal" style:family="paragraph">
      <style:paragraph-properties fo:margin-bottom="0in" style:line-height-at-least="0.1979in" fo:background-color="#F5F5F5"/>
    </style:style>
    <style:style style:name="T747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8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81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48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8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84" style:parent-style-name="Normal" style:family="paragraph">
      <style:paragraph-properties fo:margin-bottom="0in" style:line-height-at-least="0.1979in" fo:background-color="#F5F5F5"/>
    </style:style>
    <style:style style:name="T748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8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8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8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489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749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9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9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93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49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9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49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49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49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499" style:parent-style-name="Normal" style:family="paragraph">
      <style:paragraph-properties fo:margin-bottom="0in" style:line-height-at-least="0.1979in" fo:background-color="#F5F5F5"/>
    </style:style>
    <style:style style:name="T750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0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0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0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0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0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06" style:parent-style-name="Normal" style:family="paragraph">
      <style:paragraph-properties fo:margin-bottom="0in" style:line-height-at-least="0.1979in" fo:background-color="#F5F5F5"/>
    </style:style>
    <style:style style:name="T750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0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09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1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1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1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13" style:parent-style-name="Normal" style:family="paragraph">
      <style:paragraph-properties fo:margin-bottom="0in" style:line-height-at-least="0.1979in" fo:background-color="#F5F5F5"/>
    </style:style>
    <style:style style:name="T7514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15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16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1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18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19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520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2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22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52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24" style:parent-style-name="Normal" style:family="paragraph">
      <style:paragraph-properties fo:margin-bottom="0in" style:line-height-at-least="0.1979in" fo:background-color="#F5F5F5"/>
    </style:style>
    <style:style style:name="T752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2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2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28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2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30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31" style:parent-style-name="Normal" style:family="paragraph">
      <style:paragraph-properties fo:margin-bottom="0in" style:line-height-at-least="0.1979in" fo:background-color="#F5F5F5"/>
    </style:style>
    <style:style style:name="T7532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33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34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35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36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37" style:parent-style-name="Fonteparág.padrão" style:family="text">
      <style:text-properties style:font-name="Consolas" style:font-name-asian="Times New Roman" fo:color="#4B83CD" fo:font-size="10.5pt" style:font-size-asian="10.5pt" style:font-size-complex="10.5pt"/>
    </style:style>
    <style:style style:name="T753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39" style:parent-style-name="Normal" style:family="paragraph">
      <style:paragraph-properties fo:margin-bottom="0in" style:line-height-at-least="0.1979in" fo:background-color="#F5F5F5"/>
    </style:style>
    <style:style style:name="T754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41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42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4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44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4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46" style:parent-style-name="Normal" style:family="paragraph">
      <style:paragraph-properties fo:margin-bottom="0in" style:line-height-at-least="0.1979in" fo:background-color="#F5F5F5"/>
    </style:style>
    <style:style style:name="T7547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4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49" style:parent-style-name="Normal" style:family="paragraph">
      <style:paragraph-properties fo:margin-bottom="0in" style:line-height-at-least="0.1979in" fo:background-color="#F5F5F5"/>
      <style:text-properties style:font-name="Consolas" style:font-name-asian="Times New Roman" fo:color="#333333" fo:font-size="10.5pt" style:font-size-asian="10.5pt" style:font-size-complex="10.5pt"/>
    </style:style>
    <style:style style:name="P7550" style:parent-style-name="Normal" style:family="paragraph">
      <style:paragraph-properties fo:margin-bottom="0in" style:line-height-at-least="0.1979in" fo:background-color="#F5F5F5"/>
    </style:style>
    <style:style style:name="T7551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52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53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55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55" style:parent-style-name="Fonteparág.padrão" style:family="text">
      <style:text-properties style:font-name="Consolas" style:font-name-asian="Times New Roman" fo:color="#7A3E9D" fo:font-size="10.5pt" style:font-size-asian="10.5pt" style:font-size-complex="10.5pt"/>
    </style:style>
    <style:style style:name="T755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57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58" style:parent-style-name="Normal" style:family="paragraph">
      <style:paragraph-properties fo:margin-bottom="0in" style:line-height-at-least="0.1979in" fo:background-color="#F5F5F5"/>
    </style:style>
    <style:style style:name="T7559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6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6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62" style:parent-style-name="Fonteparág.padrão" style:family="text">
      <style:text-properties style:font-name="Consolas" style:font-name-asian="Times New Roman" fo:font-weight="bold" style:font-weight-asian="bold" style:font-weight-complex="bold" fo:color="#AA3731" fo:font-size="10.5pt" style:font-size-asian="10.5pt" style:font-size-complex="10.5pt"/>
    </style:style>
    <style:style style:name="T7563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6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6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66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6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6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69" style:parent-style-name="Fonteparág.padrão" style:family="text">
      <style:text-properties style:font-name="Consolas" style:font-name-asian="Times New Roman" fo:color="#448C27" fo:font-size="10.5pt" style:font-size-asian="10.5pt" style:font-size-complex="10.5pt"/>
    </style:style>
    <style:style style:name="T7570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7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72" style:parent-style-name="Normal" style:family="paragraph">
      <style:paragraph-properties fo:margin-bottom="0in" style:line-height-at-least="0.1979in" fo:background-color="#F5F5F5"/>
    </style:style>
    <style:style style:name="T7573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74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75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T7576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77" style:parent-style-name="Fonteparág.padrão" style:family="text">
      <style:text-properties style:font-name="Consolas" style:font-name-asian="Times New Roman" fo:color="#AB6526" fo:font-size="10.5pt" style:font-size-asian="10.5pt" style:font-size-complex="10.5pt"/>
    </style:style>
    <style:style style:name="T7578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79" style:parent-style-name="Normal" style:family="paragraph">
      <style:paragraph-properties fo:margin-bottom="0in" style:line-height-at-least="0.1979in" fo:background-color="#F5F5F5"/>
    </style:style>
    <style:style style:name="T7580" style:parent-style-name="Fonteparág.padrão" style:family="text">
      <style:text-properties style:font-name="Consolas" style:font-name-asian="Times New Roman" fo:color="#333333" fo:font-size="10.5pt" style:font-size-asian="10.5pt" style:font-size-complex="10.5pt"/>
    </style:style>
    <style:style style:name="T7581" style:parent-style-name="Fonteparág.padrão" style:family="text">
      <style:text-properties style:font-name="Consolas" style:font-name-asian="Times New Roman" fo:color="#777777" fo:font-size="10.5pt" style:font-size-asian="10.5pt" style:font-size-complex="10.5pt"/>
    </style:style>
    <style:style style:name="P7582" style:parent-style-name="Normal" style:family="paragraph">
      <style:text-properties fo:language="pt" fo:country="BR"/>
    </style:style>
    <style:style style:name="P7583" style:parent-style-name="Normal" style:family="paragraph">
      <style:text-properties fo:language="pt" fo:country="BR"/>
    </style:style>
  </office:automatic-styles>
  <office:body>
    <office:text text:use-soft-page-breaks="true">
      <text:p text:style-name="P1"/>
      <text:p text:style-name="P2">Pergunta01.html</text:p>
      <text:p text:style-name="P3"><text:span text:style-name="T4">&lt;!DOCTYPE HTML&gt;</text:span></text:p>
      <text:p text:style-name="P5"><text:span text:style-name="T6">&lt;</text:span><text:span text:style-name="T7">html</text:span><text:span text:style-name="T8">&gt;</text:span></text:p>
      <text:p text:style-name="P9"/>
      <text:p text:style-name="P10"><text:span text:style-name="T11">&lt;</text:span><text:span text:style-name="T12">head</text:span><text:span text:style-name="T13">&gt;</text:span></text:p>
      <text:p text:style-name="P14"><text:span text:style-name="T15"><text:s text:c="2"/></text:span><text:span text:style-name="T16">&lt;</text:span><text:span text:style-name="T17">title</text:span><text:span text:style-name="T18">&gt;</text:span><text:span text:style-name="T19">O desenvolvimento sustentável e a água</text:span><text:span text:style-name="T20"><text:s/>na agricultura</text:span><text:span text:style-name="T21">&lt;/</text:span><text:span text:style-name="T22">title</text:span><text:span text:style-name="T23">&gt;</text:span></text:p>
      <text:p text:style-name="P24"><text:span text:style-name="T25"><text:s text:c="2"/></text:span><text:span text:style-name="T26">&lt;</text:span><text:span text:style-name="T27">meta</text:span><text:span text:style-name="T28"><text:s/></text:span><text:span text:style-name="T29">charset</text:span><text:span text:style-name="T30">=</text:span><text:span text:style-name="T31">"</text:span><text:span text:style-name="T32">UTF-8</text:span><text:span text:style-name="T33">"</text:span><text:span text:style-name="T34">&gt;</text:span></text:p>
      <text:p text:style-name="P35"><text:span text:style-name="T36"><text:s text:c="2"/></text:span><text:span text:style-name="T37">&lt;</text:span><text:span text:style-name="T38">meta</text:span><text:span text:style-name="T39"><text:s/></text:span><text:span text:style-name="T40">name</text:span><text:span text:style-name="T41">=</text:span><text:span text:style-name="T42">"</text:span><text:span text:style-name="T43">description</text:span><text:span text:style-name="T44">"</text:span><text:span text:style-name="T45"><text:s/></text:span><text:span text:style-name="T46">content</text:span><text:span text:style-name="T47">=</text:span><text:span text:style-name="T48">"</text:span><text:span text:style-name="T49">website description</text:span><text:span text:style-name="T50">"</text:span><text:span text:style-name="T51"><text:s/>/&gt;</text:span></text:p>
      <text:p text:style-name="P52"><text:span text:style-name="T53"><text:s text:c="2"/></text:span><text:span text:style-name="T54">&lt;</text:span><text:span text:style-name="T55">meta</text:span><text:span text:style-name="T56"><text:s/></text:span><text:span text:style-name="T57">name</text:span><text:span text:style-name="T58">=</text:span><text:span text:style-name="T59">"</text:span><text:span text:style-name="T60">keywords</text:span><text:span text:style-name="T61">"</text:span><text:span text:style-name="T62"><text:s/></text:span><text:span text:style-name="T63">content</text:span><text:span text:style-name="T64">=</text:span><text:span text:style-name="T65">"</text:span><text:span text:style-name="T66">website keywords, website keywords</text:span><text:span text:style-name="T67">"</text:span><text:span text:style-name="T68"><text:s/>/&gt;</text:span></text:p>
      <text:p text:style-name="P69"><text:span text:style-name="T70"><text:s text:c="2"/></text:span><text:span text:style-name="T71">&lt;</text:span><text:span text:style-name="T72">meta</text:span><text:span text:style-name="T73"><text:s/></text:span><text:span text:style-name="T74">http-equiv</text:span><text:span text:style-name="T75">=</text:span><text:span text:style-name="T76">"</text:span><text:span text:style-name="T77">content-type</text:span><text:span text:style-name="T78">"</text:span><text:span text:style-name="T79"><text:s/></text:span><text:span text:style-name="T80">content</text:span><text:span text:style-name="T81">=</text:span><text:span text:style-name="T82">"</text:span><text:span text:style-name="T83">text/html; charset=windows-1252</text:span><text:span text:style-name="T84">"</text:span><text:span text:style-name="T85"><text:s/>/&gt;</text:span></text:p>
      <text:p text:style-name="P86"><text:span text:style-name="T87"><text:s text:c="2"/></text:span><text:span text:style-name="T88">&lt;</text:span><text:span text:style-name="T89">link</text:span><text:span text:style-name="T90"><text:s/></text:span><text:span text:style-name="T91">rel</text:span><text:span text:style-name="T92">=</text:span><text:span text:style-name="T93">"</text:span><text:span text:style-name="T94">stylesheet</text:span><text:span text:style-name="T95">"</text:span><text:span text:style-name="T96"><text:s/></text:span><text:span text:style-name="T97">type</text:span><text:span text:style-name="T98">=</text:span><text:span text:style-name="T99">"</text:span><text:span text:style-name="T100">text/css</text:span><text:span text:style-name="T101">"</text:span><text:span text:style-name="T102"><text:s/></text:span><text:span text:style-name="T103">href</text:span><text:span text:style-name="T104">=</text:span><text:span text:style-name="T105">"</text:span><text:span text:style-name="T106">style.css</text:span><text:span text:style-name="T107">"</text:span><text:span text:style-name="T108"><text:s/>/&gt;</text:span></text:p>
      <text:p text:style-name="P109"><text:span text:style-name="T110">&lt;/</text:span><text:span text:style-name="T111">head</text:span><text:span text:style-name="T112">&gt;</text:span></text:p>
      <text:p text:style-name="P113"/>
      <text:p text:style-name="P114"><text:span text:style-name="T115">&lt;</text:span><text:span text:style-name="T116">body</text:span><text:span text:style-name="T117">&gt;</text:span></text:p>
      <text:p text:style-name="P118"><text:span text:style-name="T119"><text:s text:c="2"/></text:span><text:span text:style-name="T120">&lt;</text:span><text:span text:style-name="T121">div</text:span><text:span text:style-name="T122"><text:s/></text:span><text:span text:style-name="T123">id</text:span><text:span text:style-name="T124">="</text:span><text:span text:style-name="T125">main</text:span><text:span text:style-name="T126">"</text:span><text:span text:style-name="T127">&gt;</text:span></text:p>
      <text:p text:style-name="P128"><text:span text:style-name="T129"><text:s text:c="4"/></text:span><text:span text:style-name="T130">&lt;</text:span><text:span text:style-name="T131">div</text:span><text:span text:style-name="T132"><text:s/></text:span><text:span text:style-name="T133">id</text:span><text:span text:style-name="T134">="</text:span><text:span text:style-name="T135">header</text:span><text:span text:style-name="T136">"</text:span><text:span text:style-name="T137">&gt;</text:span></text:p>
      <text:p text:style-name="P138"><text:span text:style-name="T139"><text:s text:c="6"/></text:span><text:span text:style-name="T140">&lt;</text:span><text:span text:style-name="T141">div</text:span><text:span text:style-name="T142"><text:s/></text:span><text:span text:style-name="T143">id</text:span><text:span text:style-name="T144">="</text:span><text:span text:style-name="T145">logo</text:span><text:span text:style-name="T146">"</text:span><text:span text:style-name="T147">&gt;</text:span></text:p>
      <text:p text:style-name="P148"><text:span text:style-name="T149"><text:s text:c="8"/></text:span><text:span text:style-name="T150">&lt;</text:span><text:span text:style-name="T151">div</text:span><text:span text:style-name="T152"><text:s/></text:span><text:span text:style-name="T153">id</text:span><text:span text:style-name="T154">="</text:span><text:span text:style-name="T155">logo_text</text:span><text:span text:style-name="T156">"</text:span><text:span text:style-name="T157">&gt;</text:span></text:p>
      <text:p text:style-name="P158"><text:span text:style-name="T159"><text:s text:c="10"/></text:span><text:span text:style-name="T160">&lt;</text:span><text:span text:style-name="T161">h1</text:span><text:span text:style-name="T162">&gt;&lt;</text:span><text:span text:style-name="T163">a</text:span><text:span text:style-name="T164"><text:s/></text:span><text:span text:style-name="T165">href</text:span><text:span text:style-name="T166">=</text:span><text:span text:style-name="T167">"</text:span><text:span text:style-name="T168">index.html</text:span><text:span text:style-name="T169">"</text:span><text:span text:style-name="T170">&gt;&lt;</text:span><text:span text:style-name="T171">span</text:span><text:span text:style-name="T172"><text:s/></text:span><text:span text:style-name="T173">class</text:span><text:span text:style-name="T174">=</text:span><text:span text:style-name="T175">"</text:span><text:span text:style-name="T176">logo_colour2</text:span><text:span text:style-name="T177">"</text:span><text:span text:style-name="T178">&gt;</text:span><text:span text:style-name="T179">Desenvolvimento</text:span><text:span text:style-name="T180">&lt;/</text:span><text:span text:style-name="T181">span</text:span><text:span text:style-name="T182">&gt;&lt;</text:span><text:span text:style-name="T183">span</text:span><text:span text:style-name="T184"><text:s/></text:span><text:span text:style-name="T185">class</text:span><text:span text:style-name="T186">=</text:span><text:span text:style-name="T187">"</text:span><text:span text:style-name="T188">logo_colour</text:span><text:span text:style-name="T189">"</text:span><text:span text:style-name="T190">&gt;</text:span><text:span text:style-name="T191">Sustentável</text:span><text:span text:style-name="T192">&lt;/</text:span><text:span text:style-name="T193">span</text:span><text:span text:style-name="T194">&gt;&lt;/</text:span><text:span text:style-name="T195">a</text:span><text:span text:style-name="T196">&gt;&lt;/</text:span><text:span text:style-name="T197">h1</text:span><text:span text:style-name="T198">&gt;</text:span><text:span text:style-name="T199"><text:s text:c="10"/></text:span><text:span text:style-name="T200">&lt;</text:span><text:span text:style-name="T201">h2</text:span><text:span text:style-name="T202">&gt;</text:span><text:span text:style-name="T203">Água na Agricultura</text:span><text:span text:style-name="T204">&lt;/</text:span><text:span text:style-name="T205">h2</text:span><text:span text:style-name="T206">&gt;</text:span></text:p>
      <text:p text:style-name="P207"><text:span text:style-name="T208"><text:s text:c="8"/></text:span><text:span text:style-name="T209">&lt;/</text:span><text:span text:style-name="T210">div</text:span><text:span text:style-name="T211">&gt;</text:span></text:p>
      <text:p text:style-name="P212"><text:span text:style-name="T213"><text:s text:c="6"/></text:span><text:span text:style-name="T214">&lt;/</text:span><text:span text:style-name="T215">div</text:span><text:span text:style-name="T216">&gt;</text:span></text:p>
      <text:p text:style-name="P217"><text:span text:style-name="T218"><text:s text:c="6"/></text:span><text:span text:style-name="T219">&lt;</text:span><text:span text:style-name="T220">div</text:span><text:span text:style-name="T221"><text:s/></text:span><text:span text:style-name="T222">id</text:span><text:span text:style-name="T223">="</text:span><text:span text:style-name="T224">menubar</text:span><text:span text:style-name="T225">"</text:span><text:span text:style-name="T226">&gt;</text:span></text:p>
      <text:p text:style-name="P227"><text:span text:style-name="T228"><text:s text:c="8"/></text:span><text:span text:style-name="T229">&lt;</text:span><text:span text:style-name="T230">ul</text:span><text:span text:style-name="T231"><text:s/></text:span><text:span text:style-name="T232">id</text:span><text:span text:style-name="T233">="</text:span><text:span text:style-name="T234">menu</text:span><text:span text:style-name="T235">"</text:span><text:span text:style-name="T236">&gt;</text:span></text:p>
      <text:p text:style-name="P237"><text:span text:style-name="T238"><text:s text:c="10"/></text:span><text:span text:style-name="T239">&lt;</text:span><text:span text:style-name="T240">li</text:span><text:span text:style-name="T241"><text:s/></text:span><text:span text:style-name="T242">class</text:span><text:span text:style-name="T243">=</text:span><text:span text:style-name="T244">"</text:span><text:span text:style-name="T245">selected</text:span><text:span text:style-name="T246">"</text:span><text:span text:style-name="T247">&gt;&lt;</text:span><text:span text:style-name="T248">a</text:span><text:span text:style-name="T249"><text:s/></text:span><text:span text:style-name="T250">href</text:span><text:span text:style-name="T251">=</text:span><text:span text:style-name="T252">"</text:span><text:span text:style-name="T253">index.html</text:span><text:span text:style-name="T254">"</text:span><text:span text:style-name="T255">&gt;</text:span><text:span text:style-name="T256">Jogo</text:span><text:span text:style-name="T257">&lt;/</text:span><text:span text:style-name="T258">a</text:span><text:span text:style-name="T259">&gt;&lt;/</text:span><text:span text:style-name="T260">li</text:span><text:span text:style-name="T261">&gt;</text:span></text:p>
      <text:p text:style-name="P262"><text:span text:style-name="T263">     <text:s/></text:span><text:span text:style-name="T264">&lt;</text:span><text:span text:style-name="T265">li</text:span><text:span text:style-name="T266"><text:s/></text:span><text:span text:style-name="T267">class</text:span><text:span text:style-name="T268">=</text:span><text:span text:style-name="T269">"</text:span><text:span text:style-name="T270">selected</text:span><text:span text:style-name="T271">"</text:span><text:span text:style-name="T272">&gt;&lt;</text:span><text:span text:style-name="T273">a</text:span><text:span text:style-name="T274"><text:s/></text:span><text:span text:style-name="T275">href</text:span><text:span text:style-name="T276">=</text:span><text:span text:style-name="T277">"</text:span><text:span text:style-name="T278">sobre.html</text:span><text:span text:style-name="T279">"</text:span><text:span text:style-name="T280">&gt;</text:span><text:span text:style-name="T281">Sobre</text:span><text:span text:style-name="T282">&lt;/</text:span><text:span text:style-name="T283">a</text:span><text:span text:style-name="T284">&gt;&lt;/</text:span><text:span text:style-name="T285">li</text:span><text:span text:style-name="T286">&gt;</text:span></text:p>
      <text:p text:style-name="P287"><text:span text:style-name="T288"><text:s text:c="8"/></text:span><text:span text:style-name="T289">&lt;/</text:span><text:span text:style-name="T290">ul</text:span><text:span text:style-name="T291">&gt;</text:span></text:p>
      <text:p text:style-name="P292"><text:span text:style-name="T293"><text:s text:c="6"/></text:span><text:span text:style-name="T294">&lt;/</text:span><text:span text:style-name="T295">div</text:span><text:span text:style-name="T296">&gt;</text:span></text:p>
      <text:p text:style-name="P297"><text:span text:style-name="T298"><text:s text:c="4"/></text:span><text:span text:style-name="T299">&lt;/</text:span><text:span text:style-name="T300">div</text:span><text:span text:style-name="T301">&gt;</text:span></text:p>
      <text:p text:style-name="P302"><text:span text:style-name="T303"><text:s text:c="4"/></text:span><text:span text:style-name="T304">&lt;</text:span><text:span text:style-name="T305">div</text:span><text:span text:style-name="T306"><text:s/></text:span><text:span text:style-name="T307">id</text:span><text:span text:style-name="T308">="</text:span><text:span text:style-name="T309">site_content</text:span><text:span text:style-name="T310">"</text:span><text:span text:style-name="T311">&gt;</text:span></text:p>
      <text:p text:style-name="P312"><text:span text:style-name="T313"><text:s text:c="8"/></text:span><text:span text:style-name="T314">&lt;</text:span><text:span text:style-name="T315">h1</text:span><text:span text:style-name="T316">&gt;</text:span><text:span text:style-name="T317">Pergunta 1: O que é pegada hídrica?</text:span><text:span text:style-name="T318">&lt;/</text:span><text:span text:style-name="T319">h1</text:span><text:span text:style-name="T320">&gt;&lt;/</text:span><text:span text:style-name="T321">br</text:span><text:span text:style-name="T322">&gt;</text:span></text:p>
      <text:p text:style-name="P323"><text:span text:style-name="T324"><text:s text:c="8"/></text:span><text:span text:style-name="T325">&lt;</text:span><text:span text:style-name="T326">ul</text:span><text:span text:style-name="T327">&gt;</text:span></text:p>
      <text:p text:style-name="P328"><text:span text:style-name="T329"><text:s text:c="12"/></text:span><text:span text:style-name="T330">&lt;</text:span><text:span text:style-name="T331">li</text:span><text:span text:style-name="T332"><text:s/></text:span><text:span text:style-name="T333">class</text:span><text:span text:style-name="T334">=</text:span><text:span text:style-name="T335">"</text:span><text:span text:style-name="T336">alternativas</text:span><text:span text:style-name="T337">"</text:span><text:span text:style-name="T338">&gt;&lt;</text:span><text:span text:style-name="T339">a</text:span><text:span text:style-name="T340"><text:s/></text:span><text:span text:style-name="T341">class</text:span><text:span text:style-name="T342">=</text:span><text:span text:style-name="T343">"</text:span><text:span text:style-name="T344">alter</text:span><text:span text:style-name="T345">"</text:span><text:span text:style-name="T346"><text:s/></text:span><text:span text:style-name="T347">href</text:span><text:span text:style-name="T348">=</text:span><text:span text:style-name="T349">"</text:span><text:span text:style-name="T350">erro.html</text:span><text:span text:style-name="T351">"</text:span><text:span text:style-name="T352">&gt;</text:span><text:span text:style-name="T353">(A) O histórico do uso da água pela humanidade?</text:span><text:span text:style-name="T354">&lt;/</text:span><text:span text:style-name="T355">a</text:span><text:span text:style-name="T356">&gt;&lt;/</text:span><text:span text:style-name="T357">li</text:span><text:span text:style-name="T358">&gt;</text:span></text:p>
      <text:p text:style-name="P359"><text:span text:style-name="T360"><text:s text:c="12"/></text:span><text:span text:style-name="T361">&lt;</text:span><text:span text:style-name="T362">li</text:span><text:span text:style-name="T363"><text:s/></text:span><text:span text:style-name="T364">class</text:span><text:span text:style-name="T365">=</text:span><text:span text:style-name="T366">"</text:span><text:span text:style-name="T367">alternativas</text:span><text:span text:style-name="T368">"</text:span><text:span text:style-name="T369">&gt;&lt;</text:span><text:span text:style-name="T370">a</text:span><text:span text:style-name="T371"><text:s/></text:span><text:span text:style-name="T372">class</text:span><text:span text:style-name="T373">=</text:span><text:span text:style-name="T374">"</text:span><text:span text:style-name="T375">alter</text:span><text:span text:style-name="T376">"</text:span><text:span text:style-name="T377"><text:s/></text:span><text:span text:style-name="T378">href</text:span><text:span text:style-name="T379">=</text:span><text:span text:style-name="T380">"</text:span><text:span text:style-name="T381">acerto.html</text:span><text:span text:style-name="T382">"</text:span><text:span text:style-name="T383">&gt;</text:span><text:span text:style-name="T384">(B) Á água utilizada no processo produtivo de um bem de consumo.</text:span><text:span text:style-name="T385">&lt;/</text:span><text:span text:style-name="T386">a</text:span><text:span text:style-name="T387">&gt;&lt;/</text:span><text:span text:style-name="T388">li</text:span><text:span text:style-name="T389">&gt;</text:span></text:p>
      <text:p text:style-name="P390"><text:span text:style-name="T391"><text:s text:c="12"/></text:span><text:span text:style-name="T392">&lt;</text:span><text:span text:style-name="T393">li</text:span><text:span text:style-name="T394"><text:s/></text:span><text:span text:style-name="T395">class</text:span><text:span text:style-name="T396">=</text:span><text:span text:style-name="T397">"</text:span><text:span text:style-name="T398">alternativas</text:span><text:span text:style-name="T399">"</text:span><text:span text:style-name="T400">&gt;&lt;</text:span><text:span text:style-name="T401">a</text:span><text:span text:style-name="T402"><text:s/></text:span><text:span text:style-name="T403">class</text:span><text:span text:style-name="T404">=</text:span><text:span text:style-name="T405">"</text:span><text:span text:style-name="T406">alter</text:span><text:span text:style-name="T407">"</text:span><text:span text:style-name="T408"><text:s/></text:span><text:span text:style-name="T409">href</text:span><text:span text:style-name="T410">=</text:span><text:span text:style-name="T411">"</text:span><text:span text:style-name="T412">erro.html</text:span><text:span text:style-name="T413">"</text:span><text:span text:style-name="T414">&gt;</text:span><text:span text:style-name="T415">(C) A produção de calçados em paises com água em abundância.</text:span><text:span text:style-name="T416">&lt;/</text:span><text:span text:style-name="T417">a</text:span><text:span text:style-name="T418">&gt;&lt;/</text:span><text:span text:style-name="T419">li</text:span><text:span text:style-name="T420">&gt;</text:span></text:p>
      <text:p text:style-name="P421"><text:span text:style-name="T422"><text:s text:c="12"/></text:span><text:span text:style-name="T423">&lt;</text:span><text:span text:style-name="T424">li</text:span><text:span text:style-name="T425"><text:s/></text:span><text:span text:style-name="T426">class</text:span><text:span text:style-name="T427">=</text:span><text:span text:style-name="T428">"</text:span><text:span text:style-name="T429">alternativas</text:span><text:span text:style-name="T430">"</text:span><text:span text:style-name="T431">&gt;&lt;</text:span><text:span text:style-name="T432">a</text:span><text:span text:style-name="T433"><text:s/></text:span><text:span text:style-name="T434">class</text:span><text:span text:style-name="T435">=</text:span><text:span text:style-name="T436">"</text:span><text:span text:style-name="T437">alter</text:span><text:span text:style-name="T438">"</text:span><text:span text:style-name="T439"><text:s/></text:span><text:span text:style-name="T440">href</text:span><text:span text:style-name="T441">=</text:span><text:span text:style-name="T442">"</text:span><text:span text:style-name="T443">erro.html</text:span><text:span text:style-name="T444">"</text:span><text:span text:style-name="T445">&gt;</text:span><text:span text:style-name="T446">(D) A facilidade de perceber de onde veio a água.</text:span><text:span text:style-name="T447">&lt;/</text:span><text:span text:style-name="T448">a</text:span><text:span text:style-name="T449">&gt;&lt;/</text:span><text:span text:style-name="T450">li</text:span><text:span text:style-name="T451">&gt;</text:span></text:p>
      <text:p text:style-name="P452"><text:s text:c="12"/></text:p>
      <text:soft-page-break/>
      <text:p text:style-name="P453"><text:span text:style-name="T454"><text:s text:c="8"/></text:span><text:span text:style-name="T455">&lt;/</text:span><text:span text:style-name="T456">ul</text:span><text:span text:style-name="T457">&gt;</text:span></text:p>
      <text:p text:style-name="P458"><text:span text:style-name="T459">    </text:span><text:span text:style-name="T460">&lt;/</text:span><text:span text:style-name="T461">div</text:span><text:span text:style-name="T462">&gt;</text:span></text:p>
      <text:p text:style-name="P463"><text:span text:style-name="T464"><text:s text:c="4"/></text:span><text:span text:style-name="T465">&lt;</text:span><text:span text:style-name="T466">div</text:span><text:span text:style-name="T467"><text:s/></text:span><text:span text:style-name="T468">id</text:span><text:span text:style-name="T469">="</text:span><text:span text:style-name="T470">footer</text:span><text:span text:style-name="T471">"</text:span><text:span text:style-name="T472">&gt;</text:span></text:p>
      <text:p text:style-name="P473"><text:span text:style-name="T474"><text:s text:c="6"/></text:span><text:span text:style-name="T475">&lt;</text:span><text:span text:style-name="T476">p</text:span><text:span text:style-name="T477">&gt;&lt;</text:span><text:span text:style-name="T478">a</text:span><text:span text:style-name="T479"><text:s/></text:span><text:span text:style-name="T480">href</text:span><text:span text:style-name="T481">=</text:span><text:span text:style-name="T482">"</text:span><text:span text:style-name="T483">index.html</text:span><text:span text:style-name="T484">"</text:span><text:span text:style-name="T485">&gt;</text:span><text:span text:style-name="T486">Jogo</text:span><text:span text:style-name="T487">&lt;/</text:span><text:span text:style-name="T488">a</text:span><text:span text:style-name="T489">&gt;</text:span><text:span text:style-name="T490"><text:s/>|<text:s/></text:span><text:span text:style-name="T491">&lt;</text:span><text:span text:style-name="T492">a</text:span><text:span text:style-name="T493"><text:s/></text:span><text:span text:style-name="T494">href</text:span><text:span text:style-name="T495">=</text:span><text:span text:style-name="T496">"</text:span><text:span text:style-name="T497">examples.html</text:span><text:span text:style-name="T498">"</text:span><text:span text:style-name="T499">&gt;</text:span><text:span text:style-name="T500">---</text:span><text:span text:style-name="T501">&lt;/</text:span><text:span text:style-name="T502">a</text:span><text:span text:style-name="T503">&gt;</text:span><text:span text:style-name="T504"><text:s/>|<text:s/></text:span><text:span text:style-name="T505">&lt;</text:span><text:span text:style-name="T506">a</text:span><text:span text:style-name="T507"><text:s/></text:span><text:span text:style-name="T508">href</text:span><text:span text:style-name="T509">=</text:span><text:span text:style-name="T510">"</text:span><text:span text:style-name="T511">page.html</text:span><text:span text:style-name="T512">"</text:span><text:span text:style-name="T513">&gt;</text:span><text:span text:style-name="T514">----</text:span><text:span text:style-name="T515">&lt;/</text:span><text:span text:style-name="T516">a</text:span><text:span text:style-name="T517">&gt;</text:span><text:span text:style-name="T518"><text:s/>|<text:s/></text:span><text:span text:style-name="T519">&lt;</text:span><text:span text:style-name="T520">a</text:span><text:span text:style-name="T521"><text:s/></text:span><text:span text:style-name="T522">href</text:span><text:span text:style-name="T523">=</text:span><text:span text:style-name="T524">"</text:span><text:span text:style-name="T525">another_page.html</text:span><text:span text:style-name="T526">"</text:span><text:span text:style-name="T527">&gt;</text:span><text:span text:style-name="T528">-----</text:span><text:span text:style-name="T529">&lt;/</text:span><text:span text:style-name="T530">a</text:span><text:span text:style-name="T531">&gt;</text:span><text:span text:style-name="T532"><text:s/>|<text:s/></text:span><text:span text:style-name="T533">&lt;</text:span><text:span text:style-name="T534">a</text:span><text:span text:style-name="T535"><text:s/></text:span><text:span text:style-name="T536">href</text:span><text:span text:style-name="T537">=</text:span><text:span text:style-name="T538">"</text:span><text:span text:style-name="T539">contact.html</text:span><text:span text:style-name="T540">"</text:span><text:span text:style-name="T541">&gt;</text:span><text:span text:style-name="T542">------</text:span><text:span text:style-name="T543">&lt;/</text:span><text:span text:style-name="T544">a</text:span><text:span text:style-name="T545">&gt;&lt;/</text:span><text:span text:style-name="T546">p</text:span><text:span text:style-name="T547">&gt;</text:span></text:p>
      <text:p text:style-name="P548"><text:span text:style-name="T549"><text:s text:c="6"/></text:span><text:span text:style-name="T550">&lt;</text:span><text:span text:style-name="T551">p</text:span><text:span text:style-name="T552">&gt;</text:span><text:span text:style-name="T553">Copyright<text:s/></text:span><text:span text:style-name="T554">&amp;copy;</text:span><text:span text:style-name="T555"><text:s/>Água na Agricultura</text:span><text:span text:style-name="T556">&lt;/</text:span><text:span text:style-name="T557">p</text:span><text:span text:style-name="T558">&gt;</text:span></text:p>
      <text:p text:style-name="P559"><text:span text:style-name="T560"><text:s text:c="4"/></text:span><text:span text:style-name="T561">&lt;/</text:span><text:span text:style-name="T562">div</text:span><text:span text:style-name="T563">&gt;</text:span></text:p>
      <text:p text:style-name="P564"><text:span text:style-name="T565"><text:s text:c="2"/></text:span><text:span text:style-name="T566">&lt;/</text:span><text:span text:style-name="T567">div</text:span><text:span text:style-name="T568">&gt;</text:span></text:p>
      <text:p text:style-name="P569"><text:span text:style-name="T570">&lt;/</text:span><text:span text:style-name="T571">body</text:span><text:span text:style-name="T572">&gt;</text:span></text:p>
      <text:p text:style-name="P573"><text:span text:style-name="T574">&lt;/</text:span><text:span text:style-name="T575">html</text:span><text:span text:style-name="T576">&gt;</text:span></text:p>
      <text:p text:style-name="P577"/>
      <text:p text:style-name="P578">Pergunta02.html</text:p>
      <text:p text:style-name="P579"><text:span text:style-name="T580">&lt;!DOCTYPE HTML&gt;</text:span></text:p>
      <text:p text:style-name="P581"><text:span text:style-name="T582">&lt;</text:span><text:span text:style-name="T583">html</text:span><text:span text:style-name="T584">&gt;</text:span></text:p>
      <text:p text:style-name="P585"/>
      <text:p text:style-name="P586"><text:span text:style-name="T587">&lt;</text:span><text:span text:style-name="T588">head</text:span><text:span text:style-name="T589">&gt;</text:span></text:p>
      <text:p text:style-name="P590"><text:span text:style-name="T591"><text:s text:c="2"/></text:span><text:span text:style-name="T592">&lt;</text:span><text:span text:style-name="T593">title</text:span><text:span text:style-name="T594">&gt;</text:span><text:span text:style-name="T595">O desenvolvimento sustentável e a água na agricultura</text:span><text:span text:style-name="T596">&lt;/</text:span><text:span text:style-name="T597">title</text:span><text:span text:style-name="T598">&gt;</text:span></text:p>
      <text:p text:style-name="P599"><text:span text:style-name="T600"><text:s text:c="2"/></text:span><text:span text:style-name="T601">&lt;</text:span><text:span text:style-name="T602">meta</text:span><text:span text:style-name="T603"><text:s/></text:span><text:span text:style-name="T604">charset</text:span><text:span text:style-name="T605">=</text:span><text:span text:style-name="T606">"</text:span><text:span text:style-name="T607">UTF-8</text:span><text:span text:style-name="T608">"</text:span><text:span text:style-name="T609">&gt;</text:span></text:p>
      <text:p text:style-name="P610"><text:span text:style-name="T611"><text:s text:c="2"/></text:span><text:span text:style-name="T612">&lt;</text:span><text:span text:style-name="T613">meta</text:span><text:span text:style-name="T614"><text:s/></text:span><text:span text:style-name="T615">name</text:span><text:span text:style-name="T616">=</text:span><text:span text:style-name="T617">"</text:span><text:span text:style-name="T618">description</text:span><text:span text:style-name="T619">"</text:span><text:span text:style-name="T620"><text:s/></text:span><text:span text:style-name="T621">content</text:span><text:span text:style-name="T622">=</text:span><text:span text:style-name="T623">"</text:span><text:span text:style-name="T624">website description</text:span><text:span text:style-name="T625">"</text:span><text:span text:style-name="T626"><text:s/>/&gt;</text:span></text:p>
      <text:p text:style-name="P627"><text:span text:style-name="T628"><text:s text:c="2"/></text:span><text:span text:style-name="T629">&lt;</text:span><text:span text:style-name="T630">meta</text:span><text:span text:style-name="T631"><text:s/></text:span><text:span text:style-name="T632">name</text:span><text:span text:style-name="T633">=</text:span><text:span text:style-name="T634">"</text:span><text:span text:style-name="T635">keywords</text:span><text:span text:style-name="T636">"</text:span><text:span text:style-name="T637"><text:s/></text:span><text:span text:style-name="T638">content</text:span><text:span text:style-name="T639">=</text:span><text:span text:style-name="T640">"</text:span><text:span text:style-name="T641">website keywords, website keywords</text:span><text:span text:style-name="T642">"</text:span><text:span text:style-name="T643"><text:s/>/&gt;</text:span></text:p>
      <text:p text:style-name="P644"><text:span text:style-name="T645"><text:s text:c="2"/></text:span><text:span text:style-name="T646">&lt;</text:span><text:span text:style-name="T647">meta</text:span><text:span text:style-name="T648"><text:s/></text:span><text:span text:style-name="T649">http-equiv</text:span><text:span text:style-name="T650">=</text:span><text:span text:style-name="T651">"</text:span><text:span text:style-name="T652">content-type</text:span><text:span text:style-name="T653">"</text:span><text:span text:style-name="T654"><text:s/></text:span><text:span text:style-name="T655">content</text:span><text:span text:style-name="T656">=</text:span><text:span text:style-name="T657">"</text:span><text:span text:style-name="T658">text/html; charset=windows-1252</text:span><text:span text:style-name="T659">"</text:span><text:span text:style-name="T660"><text:s/>/&gt;</text:span></text:p>
      <text:p text:style-name="P661"><text:span text:style-name="T662"><text:s text:c="2"/></text:span><text:span text:style-name="T663">&lt;</text:span><text:span text:style-name="T664">link</text:span><text:span text:style-name="T665"><text:s/></text:span><text:span text:style-name="T666">rel</text:span><text:span text:style-name="T667">=</text:span><text:span text:style-name="T668">"</text:span><text:span text:style-name="T669">stylesheet</text:span><text:span text:style-name="T670">"</text:span><text:span text:style-name="T671"><text:s/></text:span><text:span text:style-name="T672">type</text:span><text:span text:style-name="T673">=</text:span><text:span text:style-name="T674">"</text:span><text:span text:style-name="T675">text/css</text:span><text:span text:style-name="T676">"</text:span><text:span text:style-name="T677"><text:s/></text:span><text:span text:style-name="T678">href</text:span><text:span text:style-name="T679">=</text:span><text:span text:style-name="T680">"</text:span><text:span text:style-name="T681">style.css</text:span><text:span text:style-name="T682">"</text:span><text:span text:style-name="T683"><text:s/>/&gt;</text:span></text:p>
      <text:p text:style-name="P684"><text:span text:style-name="T685">&lt;/</text:span><text:span text:style-name="T686">head</text:span><text:span text:style-name="T687">&gt;</text:span></text:p>
      <text:p text:style-name="P688"/>
      <text:p text:style-name="P689"><text:span text:style-name="T690">&lt;</text:span><text:span text:style-name="T691">body</text:span><text:span text:style-name="T692">&gt;</text:span></text:p>
      <text:p text:style-name="P693"><text:span text:style-name="T694"><text:s text:c="2"/></text:span><text:span text:style-name="T695">&lt;</text:span><text:span text:style-name="T696">div</text:span><text:span text:style-name="T697"><text:s/></text:span><text:span text:style-name="T698">id</text:span><text:span text:style-name="T699">="</text:span><text:span text:style-name="T700">main</text:span><text:span text:style-name="T701">"</text:span><text:span text:style-name="T702">&gt;</text:span></text:p>
      <text:p text:style-name="P703"><text:span text:style-name="T704"><text:s text:c="4"/></text:span><text:span text:style-name="T705">&lt;</text:span><text:span text:style-name="T706">div</text:span><text:span text:style-name="T707"><text:s/></text:span><text:span text:style-name="T708">id</text:span><text:span text:style-name="T709">="</text:span><text:span text:style-name="T710">header</text:span><text:span text:style-name="T711">"</text:span><text:span text:style-name="T712">&gt;</text:span></text:p>
      <text:p text:style-name="P713"><text:span text:style-name="T714"><text:s text:c="6"/></text:span><text:span text:style-name="T715">&lt;</text:span><text:span text:style-name="T716">div</text:span><text:span text:style-name="T717"><text:s/></text:span><text:span text:style-name="T718">id</text:span><text:span text:style-name="T719">="</text:span><text:span text:style-name="T720">logo</text:span><text:span text:style-name="T721">"</text:span><text:span text:style-name="T722">&gt;</text:span></text:p>
      <text:p text:style-name="P723"><text:span text:style-name="T724"><text:s text:c="8"/></text:span><text:span text:style-name="T725">&lt;</text:span><text:span text:style-name="T726">div</text:span><text:span text:style-name="T727"><text:s/></text:span><text:span text:style-name="T728">id</text:span><text:span text:style-name="T729">="</text:span><text:span text:style-name="T730">logo_text</text:span><text:span text:style-name="T731">"</text:span><text:span text:style-name="T732">&gt;</text:span></text:p>
      <text:p text:style-name="P733"><text:span text:style-name="T734"><text:s text:c="10"/></text:span><text:span text:style-name="T735">&lt;</text:span><text:span text:style-name="T736">h1</text:span><text:span text:style-name="T737">&gt;&lt;</text:span><text:span text:style-name="T738">a</text:span><text:span text:style-name="T739"><text:s/></text:span><text:span text:style-name="T740">href</text:span><text:span text:style-name="T741">=</text:span><text:span text:style-name="T742">"</text:span><text:span text:style-name="T743">index.html</text:span><text:span text:style-name="T744">"</text:span><text:span text:style-name="T745">&gt;&lt;</text:span><text:span text:style-name="T746">span</text:span><text:span text:style-name="T747"><text:s/></text:span><text:span text:style-name="T748">class</text:span><text:span text:style-name="T749">=</text:span><text:span text:style-name="T750">"</text:span><text:span text:style-name="T751">logo_colour2</text:span><text:span text:style-name="T752">"</text:span><text:span text:style-name="T753">&gt;</text:span><text:span text:style-name="T754">Desenvolvimento</text:span><text:span text:style-name="T755">&lt;/</text:span><text:span text:style-name="T756">span</text:span><text:span text:style-name="T757">&gt;&lt;</text:span><text:span text:style-name="T758">span</text:span><text:span text:style-name="T759"><text:s/></text:span><text:span text:style-name="T760">class</text:span><text:span text:style-name="T761">=</text:span><text:span text:style-name="T762">"</text:span><text:span text:style-name="T763">logo_colour</text:span><text:span text:style-name="T764">"</text:span><text:span text:style-name="T765">&gt;</text:span><text:span text:style-name="T766">Sustentável</text:span><text:span text:style-name="T767">&lt;/</text:span><text:span text:style-name="T768">span</text:span><text:span text:style-name="T769">&gt;&lt;/</text:span><text:span text:style-name="T770">a</text:span><text:span text:style-name="T771">&gt;&lt;/</text:span><text:span text:style-name="T772">h1</text:span><text:span text:style-name="T773">&gt;</text:span><text:span text:style-name="T774"><text:s text:c="10"/></text:span><text:span text:style-name="T775">&lt;</text:span><text:span text:style-name="T776">h2</text:span><text:span text:style-name="T777">&gt;</text:span><text:span text:style-name="T778">Água na Agricultura</text:span><text:span text:style-name="T779">&lt;/</text:span><text:span text:style-name="T780">h2</text:span><text:span text:style-name="T781">&gt;</text:span></text:p>
      <text:p text:style-name="P782"><text:span text:style-name="T783"><text:s text:c="8"/></text:span><text:span text:style-name="T784">&lt;/</text:span><text:span text:style-name="T785">div</text:span><text:span text:style-name="T786">&gt;</text:span></text:p>
      <text:p text:style-name="P787"><text:span text:style-name="T788"><text:s text:c="6"/></text:span><text:span text:style-name="T789">&lt;/</text:span><text:span text:style-name="T790">div</text:span><text:span text:style-name="T791">&gt;</text:span></text:p>
      <text:p text:style-name="P792"><text:span text:style-name="T793"><text:s text:c="6"/></text:span><text:span text:style-name="T794">&lt;</text:span><text:span text:style-name="T795">div</text:span><text:span text:style-name="T796"><text:s/></text:span><text:span text:style-name="T797">id</text:span><text:span text:style-name="T798">="</text:span><text:span text:style-name="T799">menubar</text:span><text:span text:style-name="T800">"</text:span><text:span text:style-name="T801">&gt;</text:span></text:p>
      <text:p text:style-name="P802"><text:span text:style-name="T803"><text:s text:c="8"/></text:span><text:span text:style-name="T804">&lt;</text:span><text:span text:style-name="T805">ul</text:span><text:span text:style-name="T806"><text:s/></text:span><text:span text:style-name="T807">id</text:span><text:span text:style-name="T808">="</text:span><text:span text:style-name="T809">menu</text:span><text:span text:style-name="T810">"</text:span><text:span text:style-name="T811">&gt;</text:span></text:p>
      <text:p text:style-name="P812"><text:span text:style-name="T813"><text:s text:c="10"/></text:span><text:span text:style-name="T814">&lt;</text:span><text:span text:style-name="T815">li</text:span><text:span text:style-name="T816"><text:s/></text:span><text:span text:style-name="T817">class</text:span><text:span text:style-name="T818">=</text:span><text:span text:style-name="T819">"</text:span><text:span text:style-name="T820">selected</text:span><text:span text:style-name="T821">"</text:span><text:span text:style-name="T822">&gt;&lt;</text:span><text:span text:style-name="T823">a</text:span><text:span text:style-name="T824"><text:s/></text:span><text:span text:style-name="T825">href</text:span><text:span text:style-name="T826">=</text:span><text:span text:style-name="T827">"</text:span><text:span text:style-name="T828">index.html</text:span><text:span text:style-name="T829">"</text:span><text:span text:style-name="T830">&gt;</text:span><text:span text:style-name="T831">Jogo</text:span><text:span text:style-name="T832">&lt;/</text:span><text:span text:style-name="T833">a</text:span><text:span text:style-name="T834">&gt;&lt;/</text:span><text:span text:style-name="T835">li</text:span><text:span text:style-name="T836">&gt;</text:span></text:p>
      <text:p text:style-name="P837"><text:span text:style-name="T838">     <text:s/></text:span><text:span text:style-name="T839">&lt;</text:span><text:span text:style-name="T840">li</text:span><text:span text:style-name="T841"><text:s/></text:span><text:span text:style-name="T842">class</text:span><text:span text:style-name="T843">=</text:span><text:span text:style-name="T844">"</text:span><text:span text:style-name="T845">selected</text:span><text:span text:style-name="T846">"</text:span><text:span text:style-name="T847">&gt;&lt;</text:span><text:span text:style-name="T848">a</text:span><text:span text:style-name="T849"><text:s/></text:span><text:span text:style-name="T850">href</text:span><text:span text:style-name="T851">=</text:span><text:span text:style-name="T852">"</text:span><text:span text:style-name="T853">sobre.html</text:span><text:span text:style-name="T854">"</text:span><text:span text:style-name="T855">&gt;</text:span><text:span text:style-name="T856">Sobre</text:span><text:span text:style-name="T857">&lt;/</text:span><text:span text:style-name="T858">a</text:span><text:span text:style-name="T859">&gt;&lt;/</text:span><text:span text:style-name="T860">li</text:span><text:span text:style-name="T861">&gt;</text:span></text:p>
      <text:p text:style-name="P862"><text:span text:style-name="T863"><text:s text:c="8"/></text:span><text:span text:style-name="T864">&lt;/</text:span><text:span text:style-name="T865">ul</text:span><text:span text:style-name="T866">&gt;</text:span></text:p>
      <text:p text:style-name="P867"><text:span text:style-name="T868"><text:s text:c="6"/></text:span><text:span text:style-name="T869">&lt;/</text:span><text:span text:style-name="T870">div</text:span><text:span text:style-name="T871">&gt;</text:span></text:p>
      <text:p text:style-name="P872"><text:span text:style-name="T873"><text:s text:c="4"/></text:span><text:span text:style-name="T874">&lt;/</text:span><text:span text:style-name="T875">div</text:span><text:span text:style-name="T876">&gt;</text:span></text:p>
      <text:p text:style-name="P877"><text:span text:style-name="T878"><text:s text:c="4"/></text:span><text:span text:style-name="T879">&lt;</text:span><text:span text:style-name="T880">div</text:span><text:span text:style-name="T881"><text:s/></text:span><text:span text:style-name="T882">id</text:span><text:span text:style-name="T883">="</text:span><text:span text:style-name="T884">site_content</text:span><text:span text:style-name="T885">"</text:span><text:span text:style-name="T886">&gt;</text:span></text:p>
      <text:soft-page-break/>
      <text:p text:style-name="P887"><text:span text:style-name="T888"><text:s text:c="8"/></text:span><text:span text:style-name="T889">&lt;</text:span><text:span text:style-name="T890">h1</text:span><text:span text:style-name="T891">&gt;</text:span><text:span text:style-name="T892">Pergunta 2: Dos itens abaixo, qual deles tem a maior pegada hídrica?</text:span><text:span text:style-name="T893">&lt;/</text:span><text:span text:style-name="T894">h1</text:span><text:span text:style-name="T895">&gt;&lt;/</text:span><text:span text:style-name="T896">br</text:span><text:span text:style-name="T897">&gt;</text:span></text:p>
      <text:p text:style-name="P898"><text:span text:style-name="T899"><text:s text:c="8"/></text:span><text:span text:style-name="T900">&lt;</text:span><text:span text:style-name="T901">ul</text:span><text:span text:style-name="T902">&gt;</text:span></text:p>
      <text:p text:style-name="P903"><text:span text:style-name="T904"><text:s text:c="12"/></text:span><text:span text:style-name="T905">&lt;</text:span><text:span text:style-name="T906">li</text:span><text:span text:style-name="T907"><text:s/></text:span><text:span text:style-name="T908">class</text:span><text:span text:style-name="T909">=</text:span><text:span text:style-name="T910">"</text:span><text:span text:style-name="T911">alternativas</text:span><text:span text:style-name="T912">"</text:span><text:span text:style-name="T913">&gt;&lt;</text:span><text:span text:style-name="T914">a</text:span><text:span text:style-name="T915"><text:s/></text:span><text:span text:style-name="T916">class</text:span><text:span text:style-name="T917">=</text:span><text:span text:style-name="T918">"</text:span><text:span text:style-name="T919">alter</text:span><text:span text:style-name="T920">"</text:span><text:span text:style-name="T921"><text:s/></text:span><text:span text:style-name="T922">href</text:span><text:span text:style-name="T923">=</text:span><text:span text:style-name="T924">"</text:span><text:span text:style-name="T925">erro.html</text:span><text:span text:style-name="T926">"</text:span><text:span text:style-name="T927">&gt;</text:span><text:span text:style-name="T928">(A) Cerveja</text:span><text:span text:style-name="T929">&lt;/</text:span><text:span text:style-name="T930">a</text:span><text:span text:style-name="T931">&gt;&lt;/</text:span><text:span text:style-name="T932">li</text:span><text:span text:style-name="T933">&gt;</text:span></text:p>
      <text:p text:style-name="P934"><text:span text:style-name="T935"><text:s text:c="12"/></text:span><text:span text:style-name="T936">&lt;</text:span><text:span text:style-name="T937">li</text:span><text:span text:style-name="T938"><text:s/></text:span><text:span text:style-name="T939">class</text:span><text:span text:style-name="T940">=</text:span><text:span text:style-name="T941">"</text:span><text:span text:style-name="T942">alternativas</text:span><text:span text:style-name="T943">"</text:span><text:span text:style-name="T944">&gt;&lt;</text:span><text:span text:style-name="T945">a</text:span><text:span text:style-name="T946"><text:s/></text:span><text:span text:style-name="T947">class</text:span><text:span text:style-name="T948">=</text:span><text:span text:style-name="T949">"</text:span><text:span text:style-name="T950">alter</text:span><text:span text:style-name="T951">"</text:span><text:span text:style-name="T952"><text:s/></text:span><text:span text:style-name="T953">href</text:span><text:span text:style-name="T954">=</text:span><text:span text:style-name="T955">"</text:span><text:span text:style-name="T956">erro.html</text:span><text:span text:style-name="T957">"</text:span><text:span text:style-name="T958">&gt;</text:span><text:span text:style-name="T959">(B) Arroz</text:span><text:span text:style-name="T960">&lt;/</text:span><text:span text:style-name="T961">a</text:span><text:span text:style-name="T962">&gt;&lt;/</text:span><text:span text:style-name="T963">li</text:span><text:span text:style-name="T964">&gt;</text:span></text:p>
      <text:p text:style-name="P965"><text:span text:style-name="T966"><text:s text:c="12"/></text:span><text:span text:style-name="T967">&lt;</text:span><text:span text:style-name="T968">li</text:span><text:span text:style-name="T969"><text:s/></text:span><text:span text:style-name="T970">class</text:span><text:span text:style-name="T971">=</text:span><text:span text:style-name="T972">"</text:span><text:span text:style-name="T973">alternativas</text:span><text:span text:style-name="T974">"</text:span><text:span text:style-name="T975">&gt;&lt;</text:span><text:span text:style-name="T976">a</text:span><text:span text:style-name="T977"><text:s/></text:span><text:span text:style-name="T978">class</text:span><text:span text:style-name="T979">=</text:span><text:span text:style-name="T980">"</text:span><text:span text:style-name="T981">alter</text:span><text:span text:style-name="T982">"</text:span><text:span text:style-name="T983"><text:s/></text:span><text:span text:style-name="T984">href</text:span><text:span text:style-name="T985">=</text:span><text:span text:style-name="T986">"</text:span><text:span text:style-name="T987">acerto.html</text:span><text:span text:style-name="T988">"</text:span><text:span text:style-name="T989">&gt;</text:span><text:span text:style-name="T990">(C) Manteiga</text:span><text:span text:style-name="T991">&lt;/</text:span><text:span text:style-name="T992">a</text:span><text:span text:style-name="T993">&gt;&lt;/</text:span><text:span text:style-name="T994">li</text:span><text:span text:style-name="T995">&gt;</text:span></text:p>
      <text:p text:style-name="P996"><text:span text:style-name="T997"><text:s text:c="12"/></text:span><text:span text:style-name="T998">&lt;</text:span><text:span text:style-name="T999">li</text:span><text:span text:style-name="T1000"><text:s/></text:span><text:span text:style-name="T1001">class</text:span><text:span text:style-name="T1002">=</text:span><text:span text:style-name="T1003">"</text:span><text:span text:style-name="T1004">alternativas</text:span><text:span text:style-name="T1005">"</text:span><text:span text:style-name="T1006">&gt;&lt;</text:span><text:span text:style-name="T1007">a</text:span><text:span text:style-name="T1008"><text:s/></text:span><text:span text:style-name="T1009">class</text:span><text:span text:style-name="T1010">=</text:span><text:span text:style-name="T1011">"</text:span><text:span text:style-name="T1012">alter</text:span><text:span text:style-name="T1013">"</text:span><text:span text:style-name="T1014"><text:s/></text:span><text:span text:style-name="T1015">href</text:span><text:span text:style-name="T1016">=</text:span><text:span text:style-name="T1017">"</text:span><text:span text:style-name="T1018">erro.html</text:span><text:span text:style-name="T1019">"</text:span><text:span text:style-name="T1020">&gt;</text:span><text:span text:style-name="T1021">(D) Batata</text:span><text:span text:style-name="T1022">&lt;/</text:span><text:span text:style-name="T1023">a</text:span><text:span text:style-name="T1024">&gt;&lt;/</text:span><text:span text:style-name="T1025">li</text:span><text:span text:style-name="T1026">&gt;</text:span></text:p>
      <text:p text:style-name="P1027"><text:s text:c="12"/></text:p>
      <text:p text:style-name="P1028"><text:span text:style-name="T1029"><text:s text:c="8"/></text:span><text:span text:style-name="T1030">&lt;/</text:span><text:span text:style-name="T1031">ul</text:span><text:span text:style-name="T1032">&gt;</text:span></text:p>
      <text:p text:style-name="P1033"><text:span text:style-name="T1034">    </text:span><text:span text:style-name="T1035">&lt;/</text:span><text:span text:style-name="T1036">div</text:span><text:span text:style-name="T1037">&gt;</text:span></text:p>
      <text:p text:style-name="P1038"><text:span text:style-name="T1039"><text:s text:c="4"/></text:span><text:span text:style-name="T1040">&lt;</text:span><text:span text:style-name="T1041">div</text:span><text:span text:style-name="T1042"><text:s/></text:span><text:span text:style-name="T1043">id</text:span><text:span text:style-name="T1044">="</text:span><text:span text:style-name="T1045">footer</text:span><text:span text:style-name="T1046">"</text:span><text:span text:style-name="T1047">&gt;</text:span></text:p>
      <text:p text:style-name="P1048"><text:span text:style-name="T1049"><text:s text:c="6"/></text:span><text:span text:style-name="T1050">&lt;</text:span><text:span text:style-name="T1051">p</text:span><text:span text:style-name="T1052">&gt;&lt;</text:span><text:span text:style-name="T1053">a</text:span><text:span text:style-name="T1054"><text:s/></text:span><text:span text:style-name="T1055">href</text:span><text:span text:style-name="T1056">=</text:span><text:span text:style-name="T1057">"</text:span><text:span text:style-name="T1058">index.html</text:span><text:span text:style-name="T1059">"</text:span><text:span text:style-name="T1060">&gt;</text:span><text:span text:style-name="T1061">Jogo</text:span><text:span text:style-name="T1062">&lt;/</text:span><text:span text:style-name="T1063">a</text:span><text:span text:style-name="T1064">&gt;</text:span><text:span text:style-name="T1065"><text:s/>|<text:s/></text:span><text:span text:style-name="T1066">&lt;</text:span><text:span text:style-name="T1067">a</text:span><text:span text:style-name="T1068"><text:s/></text:span><text:span text:style-name="T1069">href</text:span><text:span text:style-name="T1070">=</text:span><text:span text:style-name="T1071">"</text:span><text:span text:style-name="T1072">examples.html</text:span><text:span text:style-name="T1073">"</text:span><text:span text:style-name="T1074">&gt;</text:span><text:span text:style-name="T1075">---</text:span><text:span text:style-name="T1076">&lt;/</text:span><text:span text:style-name="T1077">a</text:span><text:span text:style-name="T1078">&gt;</text:span><text:span text:style-name="T1079"><text:s/>|<text:s/></text:span><text:span text:style-name="T1080">&lt;</text:span><text:span text:style-name="T1081">a</text:span><text:span text:style-name="T1082"><text:s/></text:span><text:span text:style-name="T1083">href</text:span><text:span text:style-name="T1084">=</text:span><text:span text:style-name="T1085">"</text:span><text:span text:style-name="T1086">page.html</text:span><text:span text:style-name="T1087">"</text:span><text:span text:style-name="T1088">&gt;</text:span><text:span text:style-name="T1089">----</text:span><text:span text:style-name="T1090">&lt;/</text:span><text:span text:style-name="T1091">a</text:span><text:span text:style-name="T1092">&gt;</text:span><text:span text:style-name="T1093"><text:s/>|<text:s/></text:span><text:span text:style-name="T1094">&lt;</text:span><text:span text:style-name="T1095">a</text:span><text:span text:style-name="T1096"><text:s/></text:span><text:span text:style-name="T1097">href</text:span><text:span text:style-name="T1098">=</text:span><text:span text:style-name="T1099">"</text:span><text:span text:style-name="T1100">another_page.html</text:span><text:span text:style-name="T1101">"</text:span><text:span text:style-name="T1102">&gt;</text:span><text:span text:style-name="T1103">-----</text:span><text:span text:style-name="T1104">&lt;/</text:span><text:span text:style-name="T1105">a</text:span><text:span text:style-name="T1106">&gt;</text:span><text:span text:style-name="T1107"><text:s/>|<text:s/></text:span><text:span text:style-name="T1108">&lt;</text:span><text:span text:style-name="T1109">a</text:span><text:span text:style-name="T1110"><text:s/></text:span><text:span text:style-name="T1111">href</text:span><text:span text:style-name="T1112">=</text:span><text:span text:style-name="T1113">"</text:span><text:span text:style-name="T1114">contact.html</text:span><text:span text:style-name="T1115">"</text:span><text:span text:style-name="T1116">&gt;</text:span><text:span text:style-name="T1117">------</text:span><text:span text:style-name="T1118">&lt;/</text:span><text:span text:style-name="T1119">a</text:span><text:span text:style-name="T1120">&gt;&lt;/</text:span><text:span text:style-name="T1121">p</text:span><text:span text:style-name="T1122">&gt;</text:span></text:p>
      <text:p text:style-name="P1123"><text:span text:style-name="T1124"><text:s text:c="6"/></text:span><text:span text:style-name="T1125">&lt;</text:span><text:span text:style-name="T1126">p</text:span><text:span text:style-name="T1127">&gt;</text:span><text:span text:style-name="T1128">Copyright<text:s/></text:span><text:span text:style-name="T1129">&amp;copy;</text:span><text:span text:style-name="T1130"><text:s/>Água na Agricultura</text:span><text:span text:style-name="T1131">&lt;/</text:span><text:span text:style-name="T1132">p</text:span><text:span text:style-name="T1133">&gt;</text:span></text:p>
      <text:p text:style-name="P1134"><text:span text:style-name="T1135"><text:s text:c="4"/></text:span><text:span text:style-name="T1136">&lt;/</text:span><text:span text:style-name="T1137">div</text:span><text:span text:style-name="T1138">&gt;</text:span></text:p>
      <text:p text:style-name="P1139"><text:span text:style-name="T1140"><text:s text:c="2"/></text:span><text:span text:style-name="T1141">&lt;/</text:span><text:span text:style-name="T1142">div</text:span><text:span text:style-name="T1143">&gt;</text:span></text:p>
      <text:p text:style-name="P1144"><text:span text:style-name="T1145">&lt;/</text:span><text:span text:style-name="T1146">body</text:span><text:span text:style-name="T1147">&gt;</text:span></text:p>
      <text:p text:style-name="P1148"><text:span text:style-name="T1149">&lt;/</text:span><text:span text:style-name="T1150">html</text:span><text:span text:style-name="T1151">&gt;</text:span></text:p>
      <text:p text:style-name="P1152"/>
      <text:p text:style-name="P1153">Pergunta03.html</text:p>
      <text:p text:style-name="P1154"><text:span text:style-name="T1155">&lt;!DOCTYPE HTML&gt;</text:span></text:p>
      <text:p text:style-name="P1156"><text:span text:style-name="T1157">&lt;</text:span><text:span text:style-name="T1158">html</text:span><text:span text:style-name="T1159">&gt;</text:span></text:p>
      <text:p text:style-name="P1160"/>
      <text:p text:style-name="P1161"><text:span text:style-name="T1162">&lt;</text:span><text:span text:style-name="T1163">head</text:span><text:span text:style-name="T1164">&gt;</text:span></text:p>
      <text:p text:style-name="P1165"><text:span text:style-name="T1166"><text:s text:c="2"/></text:span><text:span text:style-name="T1167">&lt;</text:span><text:span text:style-name="T1168">title</text:span><text:span text:style-name="T1169">&gt;</text:span><text:span text:style-name="T1170">O desenvolvimento sustentável e a água na agricultura</text:span><text:span text:style-name="T1171">&lt;/</text:span><text:span text:style-name="T1172">title</text:span><text:span text:style-name="T1173">&gt;</text:span></text:p>
      <text:p text:style-name="P1174"><text:span text:style-name="T1175"><text:s text:c="2"/></text:span><text:span text:style-name="T1176">&lt;</text:span><text:span text:style-name="T1177">meta</text:span><text:span text:style-name="T1178"><text:s/></text:span><text:span text:style-name="T1179">charset</text:span><text:span text:style-name="T1180">=</text:span><text:span text:style-name="T1181">"</text:span><text:span text:style-name="T1182">UTF-8</text:span><text:span text:style-name="T1183">"</text:span><text:span text:style-name="T1184">&gt;</text:span></text:p>
      <text:p text:style-name="P1185"><text:span text:style-name="T1186"><text:s text:c="2"/></text:span><text:span text:style-name="T1187">&lt;</text:span><text:span text:style-name="T1188">meta</text:span><text:span text:style-name="T1189"><text:s/></text:span><text:span text:style-name="T1190">name</text:span><text:span text:style-name="T1191">=</text:span><text:span text:style-name="T1192">"</text:span><text:span text:style-name="T1193">description</text:span><text:span text:style-name="T1194">"</text:span><text:span text:style-name="T1195"><text:s/></text:span><text:span text:style-name="T1196">content</text:span><text:span text:style-name="T1197">=</text:span><text:span text:style-name="T1198">"</text:span><text:span text:style-name="T1199">website description</text:span><text:span text:style-name="T1200">"</text:span><text:span text:style-name="T1201"><text:s/>/&gt;</text:span></text:p>
      <text:p text:style-name="P1202"><text:span text:style-name="T1203"><text:s text:c="2"/></text:span><text:span text:style-name="T1204">&lt;</text:span><text:span text:style-name="T1205">meta</text:span><text:span text:style-name="T1206"><text:s/></text:span><text:span text:style-name="T1207">name</text:span><text:span text:style-name="T1208">=</text:span><text:span text:style-name="T1209">"</text:span><text:span text:style-name="T1210">keywords</text:span><text:span text:style-name="T1211">"</text:span><text:span text:style-name="T1212"><text:s/></text:span><text:span text:style-name="T1213">content</text:span><text:span text:style-name="T1214">=</text:span><text:span text:style-name="T1215">"</text:span><text:span text:style-name="T1216">website keywords, website keywords</text:span><text:span text:style-name="T1217">"</text:span><text:span text:style-name="T1218"><text:s/>/&gt;</text:span></text:p>
      <text:p text:style-name="P1219"><text:span text:style-name="T1220"><text:s text:c="2"/></text:span><text:span text:style-name="T1221">&lt;</text:span><text:span text:style-name="T1222">meta</text:span><text:span text:style-name="T1223"><text:s/></text:span><text:span text:style-name="T1224">http-equiv</text:span><text:span text:style-name="T1225">=</text:span><text:span text:style-name="T1226">"</text:span><text:span text:style-name="T1227">content-type</text:span><text:span text:style-name="T1228">"</text:span><text:span text:style-name="T1229"><text:s/></text:span><text:span text:style-name="T1230">content</text:span><text:span text:style-name="T1231">=</text:span><text:span text:style-name="T1232">"</text:span><text:span text:style-name="T1233">text/html; charset=windows-1252</text:span><text:span text:style-name="T1234">"</text:span><text:span text:style-name="T1235"><text:s/>/&gt;</text:span></text:p>
      <text:p text:style-name="P1236"><text:span text:style-name="T1237"><text:s text:c="2"/></text:span><text:span text:style-name="T1238">&lt;</text:span><text:span text:style-name="T1239">link</text:span><text:span text:style-name="T1240"><text:s/></text:span><text:span text:style-name="T1241">rel</text:span><text:span text:style-name="T1242">=</text:span><text:span text:style-name="T1243">"</text:span><text:span text:style-name="T1244">stylesheet</text:span><text:span text:style-name="T1245">"</text:span><text:span text:style-name="T1246"><text:s/></text:span><text:span text:style-name="T1247">type</text:span><text:span text:style-name="T1248">=</text:span><text:span text:style-name="T1249">"</text:span><text:span text:style-name="T1250">text/css</text:span><text:span text:style-name="T1251">"</text:span><text:span text:style-name="T1252"><text:s/></text:span><text:span text:style-name="T1253">href</text:span><text:span text:style-name="T1254">=</text:span><text:span text:style-name="T1255">"</text:span><text:span text:style-name="T1256">style.css</text:span><text:span text:style-name="T1257">"</text:span><text:span text:style-name="T1258"><text:s/>/&gt;</text:span></text:p>
      <text:p text:style-name="P1259"><text:span text:style-name="T1260">&lt;/</text:span><text:span text:style-name="T1261">head</text:span><text:span text:style-name="T1262">&gt;</text:span></text:p>
      <text:p text:style-name="P1263"/>
      <text:p text:style-name="P1264"><text:span text:style-name="T1265">&lt;</text:span><text:span text:style-name="T1266">body</text:span><text:span text:style-name="T1267">&gt;</text:span></text:p>
      <text:p text:style-name="P1268"><text:span text:style-name="T1269"><text:s text:c="2"/></text:span><text:span text:style-name="T1270">&lt;</text:span><text:span text:style-name="T1271">div</text:span><text:span text:style-name="T1272"><text:s/></text:span><text:span text:style-name="T1273">id</text:span><text:span text:style-name="T1274">="</text:span><text:span text:style-name="T1275">main</text:span><text:span text:style-name="T1276">"</text:span><text:span text:style-name="T1277">&gt;</text:span></text:p>
      <text:p text:style-name="P1278"><text:span text:style-name="T1279"><text:s text:c="4"/></text:span><text:span text:style-name="T1280">&lt;</text:span><text:span text:style-name="T1281">div</text:span><text:span text:style-name="T1282"><text:s/></text:span><text:span text:style-name="T1283">id</text:span><text:span text:style-name="T1284">="</text:span><text:span text:style-name="T1285">header</text:span><text:span text:style-name="T1286">"</text:span><text:span text:style-name="T1287">&gt;</text:span></text:p>
      <text:p text:style-name="P1288"><text:span text:style-name="T1289"><text:s text:c="6"/></text:span><text:span text:style-name="T1290">&lt;</text:span><text:span text:style-name="T1291">div</text:span><text:span text:style-name="T1292"><text:s/></text:span><text:span text:style-name="T1293">id</text:span><text:span text:style-name="T1294">="</text:span><text:span text:style-name="T1295">logo</text:span><text:span text:style-name="T1296">"</text:span><text:span text:style-name="T1297">&gt;</text:span></text:p>
      <text:p text:style-name="P1298"><text:span text:style-name="T1299"><text:s text:c="8"/></text:span><text:span text:style-name="T1300">&lt;</text:span><text:span text:style-name="T1301">div</text:span><text:span text:style-name="T1302"><text:s/></text:span><text:span text:style-name="T1303">id</text:span><text:span text:style-name="T1304">="</text:span><text:span text:style-name="T1305">logo_text</text:span><text:span text:style-name="T1306">"</text:span><text:span text:style-name="T1307">&gt;</text:span></text:p>
      <text:p text:style-name="P1308"><text:span text:style-name="T1309"><text:s text:c="10"/></text:span><text:span text:style-name="T1310">&lt;</text:span><text:span text:style-name="T1311">h1</text:span><text:span text:style-name="T1312">&gt;&lt;</text:span><text:span text:style-name="T1313">a</text:span><text:span text:style-name="T1314"><text:s/></text:span><text:span text:style-name="T1315">href</text:span><text:span text:style-name="T1316">=</text:span><text:span text:style-name="T1317">"</text:span><text:span text:style-name="T1318">index.html</text:span><text:span text:style-name="T1319">"</text:span><text:span text:style-name="T1320">&gt;&lt;</text:span><text:span text:style-name="T1321">span</text:span><text:span text:style-name="T1322"><text:s/></text:span><text:span text:style-name="T1323">class</text:span><text:span text:style-name="T1324">=</text:span><text:span text:style-name="T1325">"</text:span><text:span text:style-name="T1326">logo_colour2</text:span><text:span text:style-name="T1327">"</text:span><text:span text:style-name="T1328">&gt;</text:span><text:span text:style-name="T1329">Desenvolvimento</text:span><text:span text:style-name="T1330">&lt;/</text:span><text:span text:style-name="T1331">span</text:span><text:span text:style-name="T1332">&gt;&lt;</text:span><text:span text:style-name="T1333">span</text:span><text:span text:style-name="T1334"><text:s/></text:span><text:soft-page-break/><text:span text:style-name="T1335">class</text:span><text:span text:style-name="T1336">=</text:span><text:span text:style-name="T1337">"</text:span><text:span text:style-name="T1338">logo_colour</text:span><text:span text:style-name="T1339">"</text:span><text:span text:style-name="T1340">&gt;</text:span><text:span text:style-name="T1341">Sustentável</text:span><text:span text:style-name="T1342">&lt;/</text:span><text:span text:style-name="T1343">span</text:span><text:span text:style-name="T1344">&gt;&lt;/</text:span><text:span text:style-name="T1345">a</text:span><text:span text:style-name="T1346">&gt;&lt;/</text:span><text:span text:style-name="T1347">h1</text:span><text:span text:style-name="T1348">&gt;</text:span><text:span text:style-name="T1349"><text:s text:c="10"/></text:span><text:span text:style-name="T1350">&lt;</text:span><text:span text:style-name="T1351">h2</text:span><text:span text:style-name="T1352">&gt;</text:span><text:span text:style-name="T1353">Água na Agricultura</text:span><text:span text:style-name="T1354">&lt;/</text:span><text:span text:style-name="T1355">h2</text:span><text:span text:style-name="T1356">&gt;</text:span></text:p>
      <text:p text:style-name="P1357"><text:span text:style-name="T1358"><text:s text:c="8"/></text:span><text:span text:style-name="T1359">&lt;/</text:span><text:span text:style-name="T1360">div</text:span><text:span text:style-name="T1361">&gt;</text:span></text:p>
      <text:p text:style-name="P1362"><text:span text:style-name="T1363"><text:s text:c="6"/></text:span><text:span text:style-name="T1364">&lt;/</text:span><text:span text:style-name="T1365">div</text:span><text:span text:style-name="T1366">&gt;</text:span></text:p>
      <text:p text:style-name="P1367"><text:span text:style-name="T1368"><text:s text:c="6"/></text:span><text:span text:style-name="T1369">&lt;</text:span><text:span text:style-name="T1370">div</text:span><text:span text:style-name="T1371"><text:s/></text:span><text:span text:style-name="T1372">id</text:span><text:span text:style-name="T1373">="</text:span><text:span text:style-name="T1374">menubar</text:span><text:span text:style-name="T1375">"</text:span><text:span text:style-name="T1376">&gt;</text:span></text:p>
      <text:p text:style-name="P1377"><text:span text:style-name="T1378"><text:s text:c="8"/></text:span><text:span text:style-name="T1379">&lt;</text:span><text:span text:style-name="T1380">ul</text:span><text:span text:style-name="T1381"><text:s/></text:span><text:span text:style-name="T1382">id</text:span><text:span text:style-name="T1383">="</text:span><text:span text:style-name="T1384">menu</text:span><text:span text:style-name="T1385">"</text:span><text:span text:style-name="T1386">&gt;</text:span></text:p>
      <text:p text:style-name="P1387"><text:span text:style-name="T1388"><text:s text:c="10"/></text:span><text:span text:style-name="T1389">&lt;</text:span><text:span text:style-name="T1390">li</text:span><text:span text:style-name="T1391"><text:s/></text:span><text:span text:style-name="T1392">class</text:span><text:span text:style-name="T1393">=</text:span><text:span text:style-name="T1394">"</text:span><text:span text:style-name="T1395">selected</text:span><text:span text:style-name="T1396">"</text:span><text:span text:style-name="T1397">&gt;&lt;</text:span><text:span text:style-name="T1398">a</text:span><text:span text:style-name="T1399"><text:s/></text:span><text:span text:style-name="T1400">href</text:span><text:span text:style-name="T1401">=</text:span><text:span text:style-name="T1402">"</text:span><text:span text:style-name="T1403">index.html</text:span><text:span text:style-name="T1404">"</text:span><text:span text:style-name="T1405">&gt;</text:span><text:span text:style-name="T1406">Jogo</text:span><text:span text:style-name="T1407">&lt;/</text:span><text:span text:style-name="T1408">a</text:span><text:span text:style-name="T1409">&gt;&lt;/</text:span><text:span text:style-name="T1410">li</text:span><text:span text:style-name="T1411">&gt;</text:span></text:p>
      <text:p text:style-name="P1412"><text:span text:style-name="T1413">     <text:s/></text:span><text:span text:style-name="T1414">&lt;</text:span><text:span text:style-name="T1415">li</text:span><text:span text:style-name="T1416"><text:s/></text:span><text:span text:style-name="T1417">class</text:span><text:span text:style-name="T1418">=</text:span><text:span text:style-name="T1419">"</text:span><text:span text:style-name="T1420">selected</text:span><text:span text:style-name="T1421">"</text:span><text:span text:style-name="T1422">&gt;&lt;</text:span><text:span text:style-name="T1423">a</text:span><text:span text:style-name="T1424"><text:s/></text:span><text:span text:style-name="T1425">href</text:span><text:span text:style-name="T1426">=</text:span><text:span text:style-name="T1427">"</text:span><text:span text:style-name="T1428">sobre.html</text:span><text:span text:style-name="T1429">"</text:span><text:span text:style-name="T1430">&gt;</text:span><text:span text:style-name="T1431">Sobre</text:span><text:span text:style-name="T1432">&lt;/</text:span><text:span text:style-name="T1433">a</text:span><text:span text:style-name="T1434">&gt;&lt;/</text:span><text:span text:style-name="T1435">li</text:span><text:span text:style-name="T1436">&gt;</text:span></text:p>
      <text:p text:style-name="P1437"><text:span text:style-name="T1438"><text:s text:c="8"/></text:span><text:span text:style-name="T1439">&lt;/</text:span><text:span text:style-name="T1440">ul</text:span><text:span text:style-name="T1441">&gt;</text:span></text:p>
      <text:p text:style-name="P1442"><text:span text:style-name="T1443"><text:s text:c="6"/></text:span><text:span text:style-name="T1444">&lt;/</text:span><text:span text:style-name="T1445">div</text:span><text:span text:style-name="T1446">&gt;</text:span></text:p>
      <text:p text:style-name="P1447"><text:span text:style-name="T1448"><text:s text:c="4"/></text:span><text:span text:style-name="T1449">&lt;/</text:span><text:span text:style-name="T1450">div</text:span><text:span text:style-name="T1451">&gt;</text:span></text:p>
      <text:p text:style-name="P1452"><text:span text:style-name="T1453"><text:s text:c="4"/></text:span><text:span text:style-name="T1454">&lt;</text:span><text:span text:style-name="T1455">div</text:span><text:span text:style-name="T1456"><text:s/></text:span><text:span text:style-name="T1457">id</text:span><text:span text:style-name="T1458">="</text:span><text:span text:style-name="T1459">site_content</text:span><text:span text:style-name="T1460">"</text:span><text:span text:style-name="T1461">&gt;</text:span></text:p>
      <text:p text:style-name="P1462"><text:span text:style-name="T1463"><text:s text:c="8"/></text:span><text:span text:style-name="T1464">&lt;</text:span><text:span text:style-name="T1465">h1</text:span><text:span text:style-name="T1466">&gt;</text:span><text:span text:style-name="T1467">Pergunta 3:<text:s/></text:span><text:span text:style-name="T1468">Quais os três pilares da sustentabilidade?</text:span><text:span text:style-name="T1469">&lt;/</text:span><text:span text:style-name="T1470">h1</text:span><text:span text:style-name="T1471">&gt;&lt;/</text:span><text:span text:style-name="T1472">br</text:span><text:span text:style-name="T1473">&gt;</text:span></text:p>
      <text:p text:style-name="P1474"><text:span text:style-name="T1475"><text:s text:c="8"/></text:span><text:span text:style-name="T1476">&lt;</text:span><text:span text:style-name="T1477">ul</text:span><text:span text:style-name="T1478">&gt;</text:span></text:p>
      <text:p text:style-name="P1479"><text:span text:style-name="T1480"><text:s text:c="12"/></text:span><text:span text:style-name="T1481">&lt;</text:span><text:span text:style-name="T1482">li</text:span><text:span text:style-name="T1483"><text:s/></text:span><text:span text:style-name="T1484">class</text:span><text:span text:style-name="T1485">=</text:span><text:span text:style-name="T1486">"</text:span><text:span text:style-name="T1487">alternativas</text:span><text:span text:style-name="T1488">"</text:span><text:span text:style-name="T1489">&gt;&lt;</text:span><text:span text:style-name="T1490">a</text:span><text:span text:style-name="T1491"><text:s/></text:span><text:span text:style-name="T1492">class</text:span><text:span text:style-name="T1493">=</text:span><text:span text:style-name="T1494">"</text:span><text:span text:style-name="T1495">alter</text:span><text:span text:style-name="T1496">"</text:span><text:span text:style-name="T1497"><text:s/></text:span><text:span text:style-name="T1498">href</text:span><text:span text:style-name="T1499">=</text:span><text:span text:style-name="T1500">"</text:span><text:span text:style-name="T1501">acerto.html</text:span><text:span text:style-name="T1502">"</text:span><text:span text:style-name="T1503">&gt;</text:span><text:span text:style-name="T1504">(A) Social, Econômico e Ambiental</text:span><text:span text:style-name="T1505">&lt;/</text:span><text:span text:style-name="T1506">a</text:span><text:span text:style-name="T1507">&gt;&lt;/</text:span><text:span text:style-name="T1508">li</text:span><text:span text:style-name="T1509">&gt;</text:span></text:p>
      <text:p text:style-name="P1510"><text:span text:style-name="T1511"><text:s text:c="12"/></text:span><text:span text:style-name="T1512">&lt;</text:span><text:span text:style-name="T1513">li</text:span><text:span text:style-name="T1514"><text:s/></text:span><text:span text:style-name="T1515">class</text:span><text:span text:style-name="T1516">=</text:span><text:span text:style-name="T1517">"</text:span><text:span text:style-name="T1518">alternativas</text:span><text:span text:style-name="T1519">"</text:span><text:span text:style-name="T1520">&gt;&lt;</text:span><text:span text:style-name="T1521">a</text:span><text:span text:style-name="T1522"><text:s/></text:span><text:span text:style-name="T1523">class</text:span><text:span text:style-name="T1524">=</text:span><text:span text:style-name="T1525">"</text:span><text:span text:style-name="T1526">alter</text:span><text:span text:style-name="T1527">"</text:span><text:span text:style-name="T1528"><text:s/></text:span><text:span text:style-name="T1529">href</text:span><text:span text:style-name="T1530">=</text:span><text:span text:style-name="T1531">"</text:span><text:span text:style-name="T1532">erro.html</text:span><text:span text:style-name="T1533">"</text:span><text:span text:style-name="T1534">&gt;</text:span><text:span text:style-name="T1535">(B)</text:span><text:span text:style-name="T1536"><text:s/>Social, Especial e da Saúde</text:span><text:span text:style-name="T1537">&lt;/</text:span><text:span text:style-name="T1538">a</text:span><text:span text:style-name="T1539">&gt;&lt;/</text:span><text:span text:style-name="T1540">li</text:span><text:span text:style-name="T1541">&gt;</text:span></text:p>
      <text:p text:style-name="P1542"><text:span text:style-name="T1543"><text:s text:c="12"/></text:span><text:span text:style-name="T1544">&lt;</text:span><text:span text:style-name="T1545">li</text:span><text:span text:style-name="T1546"><text:s/></text:span><text:span text:style-name="T1547">class</text:span><text:span text:style-name="T1548">=</text:span><text:span text:style-name="T1549">"</text:span><text:span text:style-name="T1550">alternativas</text:span><text:span text:style-name="T1551">"</text:span><text:span text:style-name="T1552">&gt;&lt;</text:span><text:span text:style-name="T1553">a</text:span><text:span text:style-name="T1554"><text:s/></text:span><text:span text:style-name="T1555">class</text:span><text:span text:style-name="T1556">=</text:span><text:span text:style-name="T1557">"</text:span><text:span text:style-name="T1558">alter</text:span><text:span text:style-name="T1559">"</text:span><text:span text:style-name="T1560"><text:s/></text:span><text:span text:style-name="T1561">href</text:span><text:span text:style-name="T1562">=</text:span><text:span text:style-name="T1563">"</text:span><text:span text:style-name="T1564">erro.html</text:span><text:span text:style-name="T1565">"</text:span><text:span text:style-name="T1566">&gt;</text:span><text:span text:style-name="T1567">(C) Econômico, Social e Político</text:span><text:span text:style-name="T1568">&lt;/</text:span><text:span text:style-name="T1569">a</text:span><text:span text:style-name="T1570">&gt;&lt;/</text:span><text:span text:style-name="T1571">li</text:span><text:span text:style-name="T1572">&gt;</text:span></text:p>
      <text:p text:style-name="P1573"><text:span text:style-name="T1574"><text:s text:c="12"/></text:span><text:span text:style-name="T1575">&lt;</text:span><text:span text:style-name="T1576">li</text:span><text:span text:style-name="T1577"><text:s/></text:span><text:span text:style-name="T1578">class</text:span><text:span text:style-name="T1579">=</text:span><text:span text:style-name="T1580">"</text:span><text:span text:style-name="T1581">alternativas</text:span><text:span text:style-name="T1582">"</text:span><text:span text:style-name="T1583">&gt;&lt;</text:span><text:span text:style-name="T1584">a</text:span><text:span text:style-name="T1585"><text:s/></text:span><text:span text:style-name="T1586">class</text:span><text:span text:style-name="T1587">=</text:span><text:span text:style-name="T1588">"</text:span><text:span text:style-name="T1589">alter</text:span><text:span text:style-name="T1590">"</text:span><text:span text:style-name="T1591"><text:s/></text:span><text:span text:style-name="T1592">href</text:span><text:span text:style-name="T1593">=</text:span><text:span text:style-name="T1594">"</text:span><text:span text:style-name="T1595">erro.html</text:span><text:span text:style-name="T1596">"</text:span><text:span text:style-name="T1597">&gt;</text:span><text:span text:style-name="T1598">(D) Político, Militar e Social</text:span><text:span text:style-name="T1599">&lt;/</text:span><text:span text:style-name="T1600">a</text:span><text:span text:style-name="T1601">&gt;&lt;/</text:span><text:span text:style-name="T1602">li</text:span><text:span text:style-name="T1603">&gt;</text:span></text:p>
      <text:p text:style-name="P1604"><text:s text:c="12"/></text:p>
      <text:p text:style-name="P1605"><text:span text:style-name="T1606"><text:s text:c="8"/></text:span><text:span text:style-name="T1607">&lt;/</text:span><text:span text:style-name="T1608">ul</text:span><text:span text:style-name="T1609">&gt;</text:span></text:p>
      <text:p text:style-name="P1610"><text:span text:style-name="T1611">    </text:span><text:span text:style-name="T1612">&lt;/</text:span><text:span text:style-name="T1613">div</text:span><text:span text:style-name="T1614">&gt;</text:span></text:p>
      <text:p text:style-name="P1615"><text:span text:style-name="T1616"><text:s text:c="4"/></text:span><text:span text:style-name="T1617">&lt;</text:span><text:span text:style-name="T1618">div</text:span><text:span text:style-name="T1619"><text:s/></text:span><text:span text:style-name="T1620">id</text:span><text:span text:style-name="T1621">="</text:span><text:span text:style-name="T1622">footer</text:span><text:span text:style-name="T1623">"</text:span><text:span text:style-name="T1624">&gt;</text:span></text:p>
      <text:p text:style-name="P1625"><text:span text:style-name="T1626"><text:s text:c="6"/></text:span><text:span text:style-name="T1627">&lt;</text:span><text:span text:style-name="T1628">p</text:span><text:span text:style-name="T1629">&gt;&lt;</text:span><text:span text:style-name="T1630">a</text:span><text:span text:style-name="T1631"><text:s/></text:span><text:span text:style-name="T1632">href</text:span><text:span text:style-name="T1633">=</text:span><text:span text:style-name="T1634">"</text:span><text:span text:style-name="T1635">index.html</text:span><text:span text:style-name="T1636">"</text:span><text:span text:style-name="T1637">&gt;</text:span><text:span text:style-name="T1638">Jogo</text:span><text:span text:style-name="T1639">&lt;/</text:span><text:span text:style-name="T1640">a</text:span><text:span text:style-name="T1641">&gt;</text:span><text:span text:style-name="T1642"><text:s/>|<text:s/></text:span><text:span text:style-name="T1643">&lt;</text:span><text:span text:style-name="T1644">a</text:span><text:span text:style-name="T1645"><text:s/></text:span><text:span text:style-name="T1646">href</text:span><text:span text:style-name="T1647">=</text:span><text:span text:style-name="T1648">"</text:span><text:span text:style-name="T1649">examples.html</text:span><text:span text:style-name="T1650">"</text:span><text:span text:style-name="T1651">&gt;</text:span><text:span text:style-name="T1652">---</text:span><text:span text:style-name="T1653">&lt;/</text:span><text:span text:style-name="T1654">a</text:span><text:span text:style-name="T1655">&gt;</text:span><text:span text:style-name="T1656"><text:s/>|<text:s/></text:span><text:span text:style-name="T1657">&lt;</text:span><text:span text:style-name="T1658">a</text:span><text:span text:style-name="T1659"><text:s/></text:span><text:span text:style-name="T1660">href</text:span><text:span text:style-name="T1661">=</text:span><text:span text:style-name="T1662">"</text:span><text:span text:style-name="T1663">page.html</text:span><text:span text:style-name="T1664">"</text:span><text:span text:style-name="T1665">&gt;</text:span><text:span text:style-name="T1666">----</text:span><text:span text:style-name="T1667">&lt;/</text:span><text:span text:style-name="T1668">a</text:span><text:span text:style-name="T1669">&gt;</text:span><text:span text:style-name="T1670"><text:s/>|<text:s/></text:span><text:span text:style-name="T1671">&lt;</text:span><text:span text:style-name="T1672">a</text:span><text:span text:style-name="T1673"><text:s/></text:span><text:span text:style-name="T1674">href</text:span><text:span text:style-name="T1675">=</text:span><text:span text:style-name="T1676">"</text:span><text:span text:style-name="T1677">another_page.html</text:span><text:span text:style-name="T1678">"</text:span><text:span text:style-name="T1679">&gt;</text:span><text:span text:style-name="T1680">-----</text:span><text:span text:style-name="T1681">&lt;/</text:span><text:span text:style-name="T1682">a</text:span><text:span text:style-name="T1683">&gt;</text:span><text:span text:style-name="T1684"><text:s/>|<text:s/></text:span><text:span text:style-name="T1685">&lt;</text:span><text:span text:style-name="T1686">a</text:span><text:span text:style-name="T1687"><text:s/></text:span><text:span text:style-name="T1688">href</text:span><text:span text:style-name="T1689">=</text:span><text:span text:style-name="T1690">"</text:span><text:span text:style-name="T1691">contact.html</text:span><text:span text:style-name="T1692">"</text:span><text:span text:style-name="T1693">&gt;</text:span><text:span text:style-name="T1694">------</text:span><text:span text:style-name="T1695">&lt;/</text:span><text:span text:style-name="T1696">a</text:span><text:span text:style-name="T1697">&gt;&lt;/</text:span><text:span text:style-name="T1698">p</text:span><text:span text:style-name="T1699">&gt;</text:span></text:p>
      <text:p text:style-name="P1700"><text:span text:style-name="T1701"><text:s text:c="6"/></text:span><text:span text:style-name="T1702">&lt;</text:span><text:span text:style-name="T1703">p</text:span><text:span text:style-name="T1704">&gt;</text:span><text:span text:style-name="T1705">Copyright<text:s/></text:span><text:span text:style-name="T1706">&amp;copy;</text:span><text:span text:style-name="T1707"><text:s/>Água na Agricultura</text:span><text:span text:style-name="T1708">&lt;/</text:span><text:span text:style-name="T1709">p</text:span><text:span text:style-name="T1710">&gt;</text:span></text:p>
      <text:p text:style-name="P1711"><text:span text:style-name="T1712"><text:s text:c="4"/></text:span><text:span text:style-name="T1713">&lt;/</text:span><text:span text:style-name="T1714">div</text:span><text:span text:style-name="T1715">&gt;</text:span></text:p>
      <text:p text:style-name="P1716"><text:span text:style-name="T1717"><text:s text:c="2"/></text:span><text:span text:style-name="T1718">&lt;/</text:span><text:span text:style-name="T1719">div</text:span><text:span text:style-name="T1720">&gt;</text:span></text:p>
      <text:p text:style-name="P1721"><text:span text:style-name="T1722">&lt;/</text:span><text:span text:style-name="T1723">body</text:span><text:span text:style-name="T1724">&gt;</text:span></text:p>
      <text:p text:style-name="P1725"><text:span text:style-name="T1726">&lt;/</text:span><text:span text:style-name="T1727">html</text:span><text:span text:style-name="T1728">&gt;</text:span></text:p>
      <text:p text:style-name="P1729"/>
      <text:p text:style-name="P1730">Pergunta04.html</text:p>
      <text:p text:style-name="P1731"><text:span text:style-name="T1732">&lt;!DOCTYPE HTML&gt;</text:span></text:p>
      <text:p text:style-name="P1733"><text:span text:style-name="T1734">&lt;</text:span><text:span text:style-name="T1735">html</text:span><text:span text:style-name="T1736">&gt;</text:span></text:p>
      <text:p text:style-name="P1737"/>
      <text:p text:style-name="P1738"><text:span text:style-name="T1739">&lt;</text:span><text:span text:style-name="T1740">head</text:span><text:span text:style-name="T1741">&gt;</text:span></text:p>
      <text:p text:style-name="P1742"><text:span text:style-name="T1743"><text:s text:c="2"/></text:span><text:span text:style-name="T1744">&lt;</text:span><text:span text:style-name="T1745">title</text:span><text:span text:style-name="T1746">&gt;</text:span><text:span text:style-name="T1747">O desenvolvimento sustentável e a água na agricultura</text:span><text:span text:style-name="T1748">&lt;/</text:span><text:span text:style-name="T1749">title</text:span><text:span text:style-name="T1750">&gt;</text:span></text:p>
      <text:p text:style-name="P1751"><text:span text:style-name="T1752"><text:s text:c="2"/></text:span><text:span text:style-name="T1753">&lt;</text:span><text:span text:style-name="T1754">meta</text:span><text:span text:style-name="T1755"><text:s/></text:span><text:span text:style-name="T1756">charset</text:span><text:span text:style-name="T1757">=</text:span><text:span text:style-name="T1758">"</text:span><text:span text:style-name="T1759">UTF-8</text:span><text:span text:style-name="T1760">"</text:span><text:span text:style-name="T1761">&gt;</text:span></text:p>
      <text:p text:style-name="P1762"><text:span text:style-name="T1763"><text:s text:c="2"/></text:span><text:span text:style-name="T1764">&lt;</text:span><text:span text:style-name="T1765">meta</text:span><text:span text:style-name="T1766"><text:s/></text:span><text:span text:style-name="T1767">name</text:span><text:span text:style-name="T1768">=</text:span><text:span text:style-name="T1769">"</text:span><text:span text:style-name="T1770">description</text:span><text:span text:style-name="T1771">"</text:span><text:span text:style-name="T1772"><text:s/></text:span><text:span text:style-name="T1773">content</text:span><text:span text:style-name="T1774">=</text:span><text:span text:style-name="T1775">"</text:span><text:span text:style-name="T1776">website description</text:span><text:span text:style-name="T1777">"</text:span><text:span text:style-name="T1778"><text:s/>/&gt;</text:span></text:p>
      <text:p text:style-name="P1779"><text:span text:style-name="T1780"><text:s text:c="2"/></text:span><text:span text:style-name="T1781">&lt;</text:span><text:span text:style-name="T1782">meta</text:span><text:span text:style-name="T1783"><text:s/></text:span><text:span text:style-name="T1784">name</text:span><text:span text:style-name="T1785">=</text:span><text:span text:style-name="T1786">"</text:span><text:span text:style-name="T1787">keywords</text:span><text:span text:style-name="T1788">"</text:span><text:span text:style-name="T1789"><text:s/></text:span><text:span text:style-name="T1790">content</text:span><text:span text:style-name="T1791">=</text:span><text:span text:style-name="T1792">"</text:span><text:span text:style-name="T1793">website keywords, website keywords</text:span><text:span text:style-name="T1794">"</text:span><text:span text:style-name="T1795"><text:s/>/&gt;</text:span></text:p>
      <text:soft-page-break/>
      <text:p text:style-name="P1796"><text:span text:style-name="T1797"><text:s text:c="2"/></text:span><text:span text:style-name="T1798">&lt;</text:span><text:span text:style-name="T1799">meta</text:span><text:span text:style-name="T1800"><text:s/></text:span><text:span text:style-name="T1801">http-equiv</text:span><text:span text:style-name="T1802">=</text:span><text:span text:style-name="T1803">"</text:span><text:span text:style-name="T1804">content-type</text:span><text:span text:style-name="T1805">"</text:span><text:span text:style-name="T1806"><text:s/></text:span><text:span text:style-name="T1807">content</text:span><text:span text:style-name="T1808">=</text:span><text:span text:style-name="T1809">"</text:span><text:span text:style-name="T1810">text/html; charset=windows-1252</text:span><text:span text:style-name="T1811">"</text:span><text:span text:style-name="T1812"><text:s/>/&gt;</text:span></text:p>
      <text:p text:style-name="P1813"><text:span text:style-name="T1814"><text:s text:c="2"/></text:span><text:span text:style-name="T1815">&lt;</text:span><text:span text:style-name="T1816">link</text:span><text:span text:style-name="T1817"><text:s/></text:span><text:span text:style-name="T1818">rel</text:span><text:span text:style-name="T1819">=</text:span><text:span text:style-name="T1820">"</text:span><text:span text:style-name="T1821">stylesheet</text:span><text:span text:style-name="T1822">"</text:span><text:span text:style-name="T1823"><text:s/></text:span><text:span text:style-name="T1824">type</text:span><text:span text:style-name="T1825">=</text:span><text:span text:style-name="T1826">"</text:span><text:span text:style-name="T1827">text/css</text:span><text:span text:style-name="T1828">"</text:span><text:span text:style-name="T1829"><text:s/></text:span><text:span text:style-name="T1830">href</text:span><text:span text:style-name="T1831">=</text:span><text:span text:style-name="T1832">"</text:span><text:span text:style-name="T1833">style.css</text:span><text:span text:style-name="T1834">"</text:span><text:span text:style-name="T1835"><text:s/>/&gt;</text:span></text:p>
      <text:p text:style-name="P1836"><text:span text:style-name="T1837">&lt;/</text:span><text:span text:style-name="T1838">head</text:span><text:span text:style-name="T1839">&gt;</text:span></text:p>
      <text:p text:style-name="P1840"/>
      <text:p text:style-name="P1841"><text:span text:style-name="T1842">&lt;</text:span><text:span text:style-name="T1843">body</text:span><text:span text:style-name="T1844">&gt;</text:span></text:p>
      <text:p text:style-name="P1845"><text:span text:style-name="T1846"><text:s text:c="2"/></text:span><text:span text:style-name="T1847">&lt;</text:span><text:span text:style-name="T1848">div</text:span><text:span text:style-name="T1849"><text:s/></text:span><text:span text:style-name="T1850">id</text:span><text:span text:style-name="T1851">="</text:span><text:span text:style-name="T1852">main</text:span><text:span text:style-name="T1853">"</text:span><text:span text:style-name="T1854">&gt;</text:span></text:p>
      <text:p text:style-name="P1855"><text:span text:style-name="T1856"><text:s text:c="4"/></text:span><text:span text:style-name="T1857">&lt;</text:span><text:span text:style-name="T1858">div</text:span><text:span text:style-name="T1859"><text:s/></text:span><text:span text:style-name="T1860">id</text:span><text:span text:style-name="T1861">="</text:span><text:span text:style-name="T1862">header</text:span><text:span text:style-name="T1863">"</text:span><text:span text:style-name="T1864">&gt;</text:span></text:p>
      <text:p text:style-name="P1865"><text:span text:style-name="T1866"><text:s text:c="6"/></text:span><text:span text:style-name="T1867">&lt;</text:span><text:span text:style-name="T1868">div</text:span><text:span text:style-name="T1869"><text:s/></text:span><text:span text:style-name="T1870">id</text:span><text:span text:style-name="T1871">="</text:span><text:span text:style-name="T1872">logo</text:span><text:span text:style-name="T1873">"</text:span><text:span text:style-name="T1874">&gt;</text:span></text:p>
      <text:p text:style-name="P1875"><text:span text:style-name="T1876"><text:s text:c="8"/></text:span><text:span text:style-name="T1877">&lt;</text:span><text:span text:style-name="T1878">div</text:span><text:span text:style-name="T1879"><text:s/></text:span><text:span text:style-name="T1880">id</text:span><text:span text:style-name="T1881">="</text:span><text:span text:style-name="T1882">logo_text</text:span><text:span text:style-name="T1883">"</text:span><text:span text:style-name="T1884">&gt;</text:span></text:p>
      <text:p text:style-name="P1885"><text:span text:style-name="T1886"><text:s text:c="10"/></text:span><text:span text:style-name="T1887">&lt;</text:span><text:span text:style-name="T1888">h1</text:span><text:span text:style-name="T1889">&gt;&lt;</text:span><text:span text:style-name="T1890">a</text:span><text:span text:style-name="T1891"><text:s/></text:span><text:span text:style-name="T1892">href</text:span><text:span text:style-name="T1893">=</text:span><text:span text:style-name="T1894">"</text:span><text:span text:style-name="T1895">index.html</text:span><text:span text:style-name="T1896">"</text:span><text:span text:style-name="T1897">&gt;&lt;</text:span><text:span text:style-name="T1898">span</text:span><text:span text:style-name="T1899"><text:s/></text:span><text:span text:style-name="T1900">class</text:span><text:span text:style-name="T1901">=</text:span><text:span text:style-name="T1902">"</text:span><text:span text:style-name="T1903">logo_colour2</text:span><text:span text:style-name="T1904">"</text:span><text:span text:style-name="T1905">&gt;</text:span><text:span text:style-name="T1906">Desenvolvimento</text:span><text:span text:style-name="T1907">&lt;/</text:span><text:span text:style-name="T1908">span</text:span><text:span text:style-name="T1909">&gt;&lt;</text:span><text:span text:style-name="T1910">span</text:span><text:span text:style-name="T1911"><text:s/></text:span><text:span text:style-name="T1912">class</text:span><text:span text:style-name="T1913">=</text:span><text:span text:style-name="T1914">"</text:span><text:span text:style-name="T1915">logo_colour</text:span><text:span text:style-name="T1916">"</text:span><text:span text:style-name="T1917">&gt;</text:span><text:span text:style-name="T1918">Sustentável</text:span><text:span text:style-name="T1919">&lt;/</text:span><text:span text:style-name="T1920">span</text:span><text:span text:style-name="T1921">&gt;&lt;/</text:span><text:span text:style-name="T1922">a</text:span><text:span text:style-name="T1923">&gt;&lt;/</text:span><text:span text:style-name="T1924">h1</text:span><text:span text:style-name="T1925">&gt;</text:span><text:span text:style-name="T1926"><text:s text:c="10"/></text:span><text:span text:style-name="T1927">&lt;</text:span><text:span text:style-name="T1928">h2</text:span><text:span text:style-name="T1929">&gt;</text:span><text:span text:style-name="T1930">Água na<text:s/></text:span><text:span text:style-name="T1931">Agricultura</text:span><text:span text:style-name="T1932">&lt;/</text:span><text:span text:style-name="T1933">h2</text:span><text:span text:style-name="T1934">&gt;</text:span></text:p>
      <text:p text:style-name="P1935"><text:span text:style-name="T1936"><text:s text:c="8"/></text:span><text:span text:style-name="T1937">&lt;/</text:span><text:span text:style-name="T1938">div</text:span><text:span text:style-name="T1939">&gt;</text:span></text:p>
      <text:p text:style-name="P1940"><text:span text:style-name="T1941"><text:s text:c="6"/></text:span><text:span text:style-name="T1942">&lt;/</text:span><text:span text:style-name="T1943">div</text:span><text:span text:style-name="T1944">&gt;</text:span></text:p>
      <text:p text:style-name="P1945"><text:span text:style-name="T1946"><text:s text:c="6"/></text:span><text:span text:style-name="T1947">&lt;</text:span><text:span text:style-name="T1948">div</text:span><text:span text:style-name="T1949"><text:s/></text:span><text:span text:style-name="T1950">id</text:span><text:span text:style-name="T1951">="</text:span><text:span text:style-name="T1952">menubar</text:span><text:span text:style-name="T1953">"</text:span><text:span text:style-name="T1954">&gt;</text:span></text:p>
      <text:p text:style-name="P1955"><text:span text:style-name="T1956"><text:s text:c="8"/></text:span><text:span text:style-name="T1957">&lt;</text:span><text:span text:style-name="T1958">ul</text:span><text:span text:style-name="T1959"><text:s/></text:span><text:span text:style-name="T1960">id</text:span><text:span text:style-name="T1961">="</text:span><text:span text:style-name="T1962">menu</text:span><text:span text:style-name="T1963">"</text:span><text:span text:style-name="T1964">&gt;</text:span></text:p>
      <text:p text:style-name="P1965"><text:span text:style-name="T1966"><text:s text:c="10"/></text:span><text:span text:style-name="T1967">&lt;</text:span><text:span text:style-name="T1968">li</text:span><text:span text:style-name="T1969"><text:s/></text:span><text:span text:style-name="T1970">class</text:span><text:span text:style-name="T1971">=</text:span><text:span text:style-name="T1972">"</text:span><text:span text:style-name="T1973">selected</text:span><text:span text:style-name="T1974">"</text:span><text:span text:style-name="T1975">&gt;&lt;</text:span><text:span text:style-name="T1976">a</text:span><text:span text:style-name="T1977"><text:s/></text:span><text:span text:style-name="T1978">href</text:span><text:span text:style-name="T1979">=</text:span><text:span text:style-name="T1980">"</text:span><text:span text:style-name="T1981">index.html</text:span><text:span text:style-name="T1982">"</text:span><text:span text:style-name="T1983">&gt;</text:span><text:span text:style-name="T1984">Jogo</text:span><text:span text:style-name="T1985">&lt;/</text:span><text:span text:style-name="T1986">a</text:span><text:span text:style-name="T1987">&gt;&lt;/</text:span><text:span text:style-name="T1988">li</text:span><text:span text:style-name="T1989">&gt;</text:span></text:p>
      <text:p text:style-name="P1990"><text:span text:style-name="T1991">     <text:s/></text:span><text:span text:style-name="T1992">&lt;</text:span><text:span text:style-name="T1993">li</text:span><text:span text:style-name="T1994"><text:s/></text:span><text:span text:style-name="T1995">class</text:span><text:span text:style-name="T1996">=</text:span><text:span text:style-name="T1997">"</text:span><text:span text:style-name="T1998">selected</text:span><text:span text:style-name="T1999">"</text:span><text:span text:style-name="T2000">&gt;&lt;</text:span><text:span text:style-name="T2001">a</text:span><text:span text:style-name="T2002"><text:s/></text:span><text:span text:style-name="T2003">href</text:span><text:span text:style-name="T2004">=</text:span><text:span text:style-name="T2005">"</text:span><text:span text:style-name="T2006">sobre.html</text:span><text:span text:style-name="T2007">"</text:span><text:span text:style-name="T2008">&gt;</text:span><text:span text:style-name="T2009">Sobre</text:span><text:span text:style-name="T2010">&lt;/</text:span><text:span text:style-name="T2011">a</text:span><text:span text:style-name="T2012">&gt;&lt;/</text:span><text:span text:style-name="T2013">li</text:span><text:span text:style-name="T2014">&gt;</text:span></text:p>
      <text:p text:style-name="P2015"><text:span text:style-name="T2016"><text:s text:c="8"/></text:span><text:span text:style-name="T2017">&lt;/</text:span><text:span text:style-name="T2018">ul</text:span><text:span text:style-name="T2019">&gt;</text:span></text:p>
      <text:p text:style-name="P2020"><text:span text:style-name="T2021"><text:s text:c="6"/></text:span><text:span text:style-name="T2022">&lt;/</text:span><text:span text:style-name="T2023">div</text:span><text:span text:style-name="T2024">&gt;</text:span></text:p>
      <text:p text:style-name="P2025"><text:span text:style-name="T2026"><text:s text:c="4"/></text:span><text:span text:style-name="T2027">&lt;/</text:span><text:span text:style-name="T2028">div</text:span><text:span text:style-name="T2029">&gt;</text:span></text:p>
      <text:p text:style-name="P2030"><text:span text:style-name="T2031"><text:s text:c="4"/></text:span><text:span text:style-name="T2032">&lt;</text:span><text:span text:style-name="T2033">div</text:span><text:span text:style-name="T2034"><text:s/></text:span><text:span text:style-name="T2035">id</text:span><text:span text:style-name="T2036">="</text:span><text:span text:style-name="T2037">site_content</text:span><text:span text:style-name="T2038">"</text:span><text:span text:style-name="T2039">&gt;</text:span></text:p>
      <text:p text:style-name="P2040"><text:span text:style-name="T2041"><text:s text:c="8"/></text:span><text:span text:style-name="T2042">&lt;</text:span><text:span text:style-name="T2043">h1</text:span><text:span text:style-name="T2044">&gt;</text:span><text:span text:style-name="T2045">Pergunta 4: Qual é o setor que mais utiliza água no mundo?</text:span><text:span text:style-name="T2046">&lt;/</text:span><text:span text:style-name="T2047">h1</text:span><text:span text:style-name="T2048">&gt;&lt;/</text:span><text:span text:style-name="T2049">br</text:span><text:span text:style-name="T2050">&gt;</text:span></text:p>
      <text:p text:style-name="P2051"><text:span text:style-name="T2052"><text:s text:c="8"/></text:span><text:span text:style-name="T2053">&lt;</text:span><text:span text:style-name="T2054">ul</text:span><text:span text:style-name="T2055">&gt;</text:span></text:p>
      <text:p text:style-name="P2056"><text:span text:style-name="T2057"><text:s text:c="12"/></text:span><text:span text:style-name="T2058">&lt;</text:span><text:span text:style-name="T2059">li</text:span><text:span text:style-name="T2060"><text:s/></text:span><text:span text:style-name="T2061">class</text:span><text:span text:style-name="T2062">=</text:span><text:span text:style-name="T2063">"</text:span><text:span text:style-name="T2064">alternativas</text:span><text:span text:style-name="T2065">"</text:span><text:span text:style-name="T2066">&gt;&lt;</text:span><text:span text:style-name="T2067">a</text:span><text:span text:style-name="T2068"><text:s/></text:span><text:span text:style-name="T2069">class</text:span><text:span text:style-name="T2070">=</text:span><text:span text:style-name="T2071">"</text:span><text:span text:style-name="T2072">alter</text:span><text:span text:style-name="T2073">"</text:span><text:span text:style-name="T2074"><text:s/></text:span><text:span text:style-name="T2075">href</text:span><text:span text:style-name="T2076">=</text:span><text:span text:style-name="T2077">"</text:span><text:span text:style-name="T2078">erro.html</text:span><text:span text:style-name="T2079">"</text:span><text:span text:style-name="T2080">&gt;</text:span><text:span text:style-name="T2081">(A) Eletrônicos</text:span><text:span text:style-name="T2082">&lt;/</text:span><text:span text:style-name="T2083">a</text:span><text:span text:style-name="T2084">&gt;&lt;/</text:span><text:span text:style-name="T2085">li</text:span><text:span text:style-name="T2086">&gt;</text:span></text:p>
      <text:p text:style-name="P2087"><text:span text:style-name="T2088"><text:s text:c="12"/></text:span><text:span text:style-name="T2089">&lt;</text:span><text:span text:style-name="T2090">li</text:span><text:span text:style-name="T2091"><text:s/></text:span><text:span text:style-name="T2092">class</text:span><text:span text:style-name="T2093">=</text:span><text:span text:style-name="T2094">"</text:span><text:span text:style-name="T2095">alternativas</text:span><text:span text:style-name="T2096">"</text:span><text:span text:style-name="T2097">&gt;&lt;</text:span><text:span text:style-name="T2098">a</text:span><text:span text:style-name="T2099"><text:s/></text:span><text:span text:style-name="T2100">class</text:span><text:span text:style-name="T2101">=</text:span><text:span text:style-name="T2102">"</text:span><text:span text:style-name="T2103">alter</text:span><text:span text:style-name="T2104">"</text:span><text:span text:style-name="T2105"><text:s/></text:span><text:span text:style-name="T2106">href</text:span><text:span text:style-name="T2107">=</text:span><text:span text:style-name="T2108">"</text:span><text:span text:style-name="T2109">acerto.html</text:span><text:span text:style-name="T2110">"</text:span><text:span text:style-name="T2111">&gt;</text:span><text:span text:style-name="T2112">(B) Agricultura</text:span><text:span text:style-name="T2113">&lt;/</text:span><text:span text:style-name="T2114">a</text:span><text:span text:style-name="T2115">&gt;&lt;/</text:span><text:span text:style-name="T2116">li</text:span><text:span text:style-name="T2117">&gt;</text:span></text:p>
      <text:p text:style-name="P2118"><text:span text:style-name="T2119"><text:s text:c="12"/></text:span><text:span text:style-name="T2120">&lt;</text:span><text:span text:style-name="T2121">li</text:span><text:span text:style-name="T2122"><text:s/></text:span><text:span text:style-name="T2123">class</text:span><text:span text:style-name="T2124">=</text:span><text:span text:style-name="T2125">"</text:span><text:span text:style-name="T2126">alternativas</text:span><text:span text:style-name="T2127">"</text:span><text:span text:style-name="T2128">&gt;&lt;</text:span><text:span text:style-name="T2129">a</text:span><text:span text:style-name="T2130"><text:s/></text:span><text:span text:style-name="T2131">class</text:span><text:span text:style-name="T2132">=</text:span><text:span text:style-name="T2133">"</text:span><text:span text:style-name="T2134">alter</text:span><text:span text:style-name="T2135">"</text:span><text:span text:style-name="T2136"><text:s/></text:span><text:span text:style-name="T2137">href</text:span><text:span text:style-name="T2138">=</text:span><text:span text:style-name="T2139">"</text:span><text:span text:style-name="T2140">erro.html</text:span><text:span text:style-name="T2141">"</text:span><text:span text:style-name="T2142">&gt;</text:span><text:span text:style-name="T2143">(C) Político</text:span><text:span text:style-name="T2144">&lt;/</text:span><text:span text:style-name="T2145">a</text:span><text:span text:style-name="T2146">&gt;&lt;/</text:span><text:span text:style-name="T2147">li</text:span><text:span text:style-name="T2148">&gt;</text:span></text:p>
      <text:p text:style-name="P2149"><text:span text:style-name="T2150"><text:s text:c="12"/></text:span><text:span text:style-name="T2151">&lt;</text:span><text:span text:style-name="T2152">li</text:span><text:span text:style-name="T2153"><text:s/></text:span><text:span text:style-name="T2154">class</text:span><text:span text:style-name="T2155">=</text:span><text:span text:style-name="T2156">"</text:span><text:span text:style-name="T2157">alternativas</text:span><text:span text:style-name="T2158">"</text:span><text:span text:style-name="T2159">&gt;&lt;</text:span><text:span text:style-name="T2160">a</text:span><text:span text:style-name="T2161"><text:s/></text:span><text:span text:style-name="T2162">class</text:span><text:span text:style-name="T2163">=</text:span><text:span text:style-name="T2164">"</text:span><text:span text:style-name="T2165">alter</text:span><text:span text:style-name="T2166">"</text:span><text:span text:style-name="T2167"><text:s/></text:span><text:span text:style-name="T2168">href</text:span><text:span text:style-name="T2169">=</text:span><text:span text:style-name="T2170">"</text:span><text:span text:style-name="T2171">erro.html</text:span><text:span text:style-name="T2172">"</text:span><text:span text:style-name="T2173">&gt;</text:span><text:span text:style-name="T2174">(D) Militar</text:span><text:span text:style-name="T2175">&lt;/</text:span><text:span text:style-name="T2176">a</text:span><text:span text:style-name="T2177">&gt;&lt;/</text:span><text:span text:style-name="T2178">li</text:span><text:span text:style-name="T2179">&gt;</text:span></text:p>
      <text:p text:style-name="P2180"><text:s text:c="12"/></text:p>
      <text:p text:style-name="P2181"><text:span text:style-name="T2182"><text:s text:c="8"/></text:span><text:span text:style-name="T2183">&lt;/</text:span><text:span text:style-name="T2184">ul</text:span><text:span text:style-name="T2185">&gt;</text:span></text:p>
      <text:p text:style-name="P2186"><text:span text:style-name="T2187">    </text:span><text:span text:style-name="T2188">&lt;/</text:span><text:span text:style-name="T2189">div</text:span><text:span text:style-name="T2190">&gt;</text:span></text:p>
      <text:p text:style-name="P2191"><text:span text:style-name="T2192"><text:s text:c="4"/></text:span><text:span text:style-name="T2193">&lt;</text:span><text:span text:style-name="T2194">div</text:span><text:span text:style-name="T2195"><text:s/></text:span><text:span text:style-name="T2196">id</text:span><text:span text:style-name="T2197">="</text:span><text:span text:style-name="T2198">footer</text:span><text:span text:style-name="T2199">"</text:span><text:span text:style-name="T2200">&gt;</text:span></text:p>
      <text:p text:style-name="P2201"><text:span text:style-name="T2202"><text:s text:c="6"/></text:span><text:span text:style-name="T2203">&lt;</text:span><text:span text:style-name="T2204">p</text:span><text:span text:style-name="T2205">&gt;&lt;</text:span><text:span text:style-name="T2206">a</text:span><text:span text:style-name="T2207"><text:s/></text:span><text:span text:style-name="T2208">href</text:span><text:span text:style-name="T2209">=</text:span><text:span text:style-name="T2210">"</text:span><text:span text:style-name="T2211">index.html</text:span><text:span text:style-name="T2212">"</text:span><text:span text:style-name="T2213">&gt;</text:span><text:span text:style-name="T2214">Jogo</text:span><text:span text:style-name="T2215">&lt;/</text:span><text:span text:style-name="T2216">a</text:span><text:span text:style-name="T2217">&gt;</text:span><text:span text:style-name="T2218"><text:s/>|<text:s/></text:span><text:span text:style-name="T2219">&lt;</text:span><text:span text:style-name="T2220">a</text:span><text:span text:style-name="T2221"><text:s/></text:span><text:span text:style-name="T2222">href</text:span><text:span text:style-name="T2223">=</text:span><text:span text:style-name="T2224">"</text:span><text:span text:style-name="T2225">examples.html</text:span><text:span text:style-name="T2226">"</text:span><text:span text:style-name="T2227">&gt;</text:span><text:span text:style-name="T2228">---</text:span><text:span text:style-name="T2229">&lt;/</text:span><text:span text:style-name="T2230">a</text:span><text:span text:style-name="T2231">&gt;</text:span><text:span text:style-name="T2232"><text:s/>|<text:s/></text:span><text:span text:style-name="T2233">&lt;</text:span><text:span text:style-name="T2234">a</text:span><text:span text:style-name="T2235"><text:s/></text:span><text:span text:style-name="T2236">href</text:span><text:span text:style-name="T2237">=</text:span><text:span text:style-name="T2238">"</text:span><text:span text:style-name="T2239">page.html</text:span><text:span text:style-name="T2240">"</text:span><text:span text:style-name="T2241">&gt;</text:span><text:span text:style-name="T2242">----</text:span><text:span text:style-name="T2243">&lt;/</text:span><text:span text:style-name="T2244">a</text:span><text:span text:style-name="T2245">&gt;</text:span><text:span text:style-name="T2246"><text:s/>|<text:s/></text:span><text:span text:style-name="T2247">&lt;</text:span><text:span text:style-name="T2248">a</text:span><text:span text:style-name="T2249"><text:s/></text:span><text:span text:style-name="T2250">href</text:span><text:span text:style-name="T2251">=</text:span><text:span text:style-name="T2252">"</text:span><text:span text:style-name="T2253">another_page.html</text:span><text:span text:style-name="T2254">"</text:span><text:span text:style-name="T2255">&gt;</text:span><text:span text:style-name="T2256">-----</text:span><text:span text:style-name="T2257">&lt;/</text:span><text:span text:style-name="T2258">a</text:span><text:span text:style-name="T2259">&gt;</text:span><text:span text:style-name="T2260"><text:s/>|<text:s/></text:span><text:span text:style-name="T2261">&lt;</text:span><text:span text:style-name="T2262">a</text:span><text:span text:style-name="T2263"><text:s/></text:span><text:span text:style-name="T2264">href</text:span><text:span text:style-name="T2265">=</text:span><text:span text:style-name="T2266">"</text:span><text:span text:style-name="T2267">contact.html</text:span><text:span text:style-name="T2268">"</text:span><text:span text:style-name="T2269">&gt;</text:span><text:span text:style-name="T2270">------</text:span><text:span text:style-name="T2271">&lt;/</text:span><text:span text:style-name="T2272">a</text:span><text:span text:style-name="T2273">&gt;&lt;/</text:span><text:span text:style-name="T2274">p</text:span><text:span text:style-name="T2275">&gt;</text:span></text:p>
      <text:p text:style-name="P2276"><text:span text:style-name="T2277"><text:s text:c="6"/></text:span><text:span text:style-name="T2278">&lt;</text:span><text:span text:style-name="T2279">p</text:span><text:span text:style-name="T2280">&gt;</text:span><text:span text:style-name="T2281">Copyright<text:s/></text:span><text:span text:style-name="T2282">&amp;copy;</text:span><text:span text:style-name="T2283"><text:s/>Água na Agricultura</text:span><text:span text:style-name="T2284">&lt;/</text:span><text:span text:style-name="T2285">p</text:span><text:span text:style-name="T2286">&gt;</text:span></text:p>
      <text:p text:style-name="P2287"><text:span text:style-name="T2288"><text:s text:c="4"/></text:span><text:span text:style-name="T2289">&lt;/</text:span><text:span text:style-name="T2290">div</text:span><text:span text:style-name="T2291">&gt;</text:span></text:p>
      <text:p text:style-name="P2292"><text:span text:style-name="T2293"><text:s text:c="2"/></text:span><text:span text:style-name="T2294">&lt;/</text:span><text:span text:style-name="T2295">div</text:span><text:span text:style-name="T2296">&gt;</text:span></text:p>
      <text:p text:style-name="P2297"><text:span text:style-name="T2298">&lt;/</text:span><text:span text:style-name="T2299">body</text:span><text:span text:style-name="T2300">&gt;</text:span></text:p>
      <text:p text:style-name="P2301"><text:span text:style-name="T2302">&lt;/</text:span><text:span text:style-name="T2303">html</text:span><text:span text:style-name="T2304">&gt;</text:span></text:p>
      <text:p text:style-name="P2305"/>
      <text:p text:style-name="P2306">Pergunta05.html</text:p>
      <text:p text:style-name="P2307"><text:span text:style-name="T2308">&lt;!DOCTYPE HTML&gt;</text:span></text:p>
      <text:p text:style-name="P2309"><text:span text:style-name="T2310">&lt;</text:span><text:span text:style-name="T2311">html</text:span><text:span text:style-name="T2312">&gt;</text:span></text:p>
      <text:p text:style-name="P2313"/>
      <text:p text:style-name="P2314"><text:span text:style-name="T2315">&lt;</text:span><text:span text:style-name="T2316">head</text:span><text:span text:style-name="T2317">&gt;</text:span></text:p>
      <text:p text:style-name="P2318"><text:span text:style-name="T2319"><text:s text:c="2"/></text:span><text:span text:style-name="T2320">&lt;</text:span><text:span text:style-name="T2321">title</text:span><text:span text:style-name="T2322">&gt;</text:span><text:span text:style-name="T2323">O desenvolvimento sustentável e a água na agricultura</text:span><text:span text:style-name="T2324">&lt;/</text:span><text:span text:style-name="T2325">title</text:span><text:span text:style-name="T2326">&gt;</text:span></text:p>
      <text:p text:style-name="P2327"><text:span text:style-name="T2328"><text:s text:c="2"/></text:span><text:span text:style-name="T2329">&lt;</text:span><text:span text:style-name="T2330">meta</text:span><text:span text:style-name="T2331"><text:s/></text:span><text:span text:style-name="T2332">charset</text:span><text:span text:style-name="T2333">=</text:span><text:span text:style-name="T2334">"</text:span><text:span text:style-name="T2335">UTF-8</text:span><text:span text:style-name="T2336">"</text:span><text:span text:style-name="T2337">&gt;</text:span></text:p>
      <text:p text:style-name="P2338"><text:span text:style-name="T2339"><text:s text:c="2"/></text:span><text:span text:style-name="T2340">&lt;</text:span><text:span text:style-name="T2341">meta</text:span><text:span text:style-name="T2342"><text:s/></text:span><text:span text:style-name="T2343">name</text:span><text:span text:style-name="T2344">=</text:span><text:span text:style-name="T2345">"</text:span><text:span text:style-name="T2346">description</text:span><text:span text:style-name="T2347">"</text:span><text:span text:style-name="T2348"><text:s/></text:span><text:span text:style-name="T2349">content</text:span><text:span text:style-name="T2350">=</text:span><text:span text:style-name="T2351">"</text:span><text:span text:style-name="T2352">website description</text:span><text:span text:style-name="T2353">"</text:span><text:span text:style-name="T2354"><text:s/>/&gt;</text:span></text:p>
      <text:p text:style-name="P2355"><text:span text:style-name="T2356"><text:s text:c="2"/></text:span><text:span text:style-name="T2357">&lt;</text:span><text:span text:style-name="T2358">meta</text:span><text:span text:style-name="T2359"><text:s/></text:span><text:span text:style-name="T2360">name</text:span><text:span text:style-name="T2361">=</text:span><text:span text:style-name="T2362">"</text:span><text:span text:style-name="T2363">keywords</text:span><text:span text:style-name="T2364">"</text:span><text:span text:style-name="T2365"><text:s/></text:span><text:span text:style-name="T2366">content</text:span><text:span text:style-name="T2367">=</text:span><text:span text:style-name="T2368">"</text:span><text:span text:style-name="T2369">website keywords, website keywords</text:span><text:span text:style-name="T2370">"</text:span><text:span text:style-name="T2371"><text:s/>/&gt;</text:span></text:p>
      <text:p text:style-name="P2372"><text:span text:style-name="T2373"><text:s text:c="2"/></text:span><text:span text:style-name="T2374">&lt;</text:span><text:span text:style-name="T2375">meta</text:span><text:span text:style-name="T2376"><text:s/></text:span><text:span text:style-name="T2377">http-equiv</text:span><text:span text:style-name="T2378">=</text:span><text:span text:style-name="T2379">"</text:span><text:span text:style-name="T2380">content-type</text:span><text:span text:style-name="T2381">"</text:span><text:span text:style-name="T2382"><text:s/></text:span><text:span text:style-name="T2383">content</text:span><text:span text:style-name="T2384">=</text:span><text:span text:style-name="T2385">"</text:span><text:span text:style-name="T2386">text/html; charset=windows-1252</text:span><text:span text:style-name="T2387">"</text:span><text:span text:style-name="T2388"><text:s/>/&gt;</text:span></text:p>
      <text:p text:style-name="P2389"><text:span text:style-name="T2390"><text:s text:c="2"/></text:span><text:span text:style-name="T2391">&lt;</text:span><text:span text:style-name="T2392">link</text:span><text:span text:style-name="T2393"><text:s/></text:span><text:span text:style-name="T2394">rel</text:span><text:span text:style-name="T2395">=</text:span><text:span text:style-name="T2396">"</text:span><text:span text:style-name="T2397">stylesheet</text:span><text:span text:style-name="T2398">"</text:span><text:span text:style-name="T2399"><text:s/></text:span><text:span text:style-name="T2400">type</text:span><text:span text:style-name="T2401">=</text:span><text:span text:style-name="T2402">"</text:span><text:span text:style-name="T2403">text/css</text:span><text:span text:style-name="T2404">"</text:span><text:span text:style-name="T2405"><text:s/></text:span><text:span text:style-name="T2406">href</text:span><text:span text:style-name="T2407">=</text:span><text:span text:style-name="T2408">"</text:span><text:span text:style-name="T2409">style.css</text:span><text:span text:style-name="T2410">"</text:span><text:span text:style-name="T2411"><text:s/>/&gt;</text:span></text:p>
      <text:p text:style-name="P2412"><text:span text:style-name="T2413">&lt;/</text:span><text:span text:style-name="T2414">head</text:span><text:span text:style-name="T2415">&gt;</text:span></text:p>
      <text:p text:style-name="P2416"/>
      <text:p text:style-name="P2417"><text:span text:style-name="T2418">&lt;</text:span><text:span text:style-name="T2419">body</text:span><text:span text:style-name="T2420">&gt;</text:span></text:p>
      <text:p text:style-name="P2421"><text:span text:style-name="T2422"><text:s text:c="2"/></text:span><text:span text:style-name="T2423">&lt;</text:span><text:span text:style-name="T2424">div</text:span><text:span text:style-name="T2425"><text:s/></text:span><text:span text:style-name="T2426">id</text:span><text:span text:style-name="T2427">="</text:span><text:span text:style-name="T2428">main</text:span><text:span text:style-name="T2429">"</text:span><text:span text:style-name="T2430">&gt;</text:span></text:p>
      <text:p text:style-name="P2431"><text:span text:style-name="T2432"><text:s text:c="4"/></text:span><text:span text:style-name="T2433">&lt;</text:span><text:span text:style-name="T2434">div</text:span><text:span text:style-name="T2435"><text:s/></text:span><text:span text:style-name="T2436">id</text:span><text:span text:style-name="T2437">="</text:span><text:span text:style-name="T2438">header</text:span><text:span text:style-name="T2439">"</text:span><text:span text:style-name="T2440">&gt;</text:span></text:p>
      <text:p text:style-name="P2441"><text:span text:style-name="T2442"><text:s text:c="6"/></text:span><text:span text:style-name="T2443">&lt;</text:span><text:span text:style-name="T2444">div</text:span><text:span text:style-name="T2445"><text:s/></text:span><text:span text:style-name="T2446">id</text:span><text:span text:style-name="T2447">="</text:span><text:span text:style-name="T2448">logo</text:span><text:span text:style-name="T2449">"</text:span><text:span text:style-name="T2450">&gt;</text:span></text:p>
      <text:p text:style-name="P2451"><text:span text:style-name="T2452"><text:s text:c="8"/></text:span><text:span text:style-name="T2453">&lt;</text:span><text:span text:style-name="T2454">div</text:span><text:span text:style-name="T2455"><text:s/></text:span><text:span text:style-name="T2456">id</text:span><text:span text:style-name="T2457">="</text:span><text:span text:style-name="T2458">logo_text</text:span><text:span text:style-name="T2459">"</text:span><text:span text:style-name="T2460">&gt;</text:span></text:p>
      <text:p text:style-name="P2461"><text:span text:style-name="T2462"><text:s text:c="10"/></text:span><text:span text:style-name="T2463">&lt;</text:span><text:span text:style-name="T2464">h1</text:span><text:span text:style-name="T2465">&gt;&lt;</text:span><text:span text:style-name="T2466">a</text:span><text:span text:style-name="T2467"><text:s/></text:span><text:span text:style-name="T2468">href</text:span><text:span text:style-name="T2469">=</text:span><text:span text:style-name="T2470">"</text:span><text:span text:style-name="T2471">index.html</text:span><text:span text:style-name="T2472">"</text:span><text:span text:style-name="T2473">&gt;&lt;</text:span><text:span text:style-name="T2474">span</text:span><text:span text:style-name="T2475"><text:s/></text:span><text:span text:style-name="T2476">class</text:span><text:span text:style-name="T2477">=</text:span><text:span text:style-name="T2478">"</text:span><text:span text:style-name="T2479">logo_colour2</text:span><text:span text:style-name="T2480">"</text:span><text:span text:style-name="T2481">&gt;</text:span><text:span text:style-name="T2482">Desenvolvimento</text:span><text:span text:style-name="T2483">&lt;/</text:span><text:span text:style-name="T2484">span</text:span><text:span text:style-name="T2485">&gt;&lt;</text:span><text:span text:style-name="T2486">span</text:span><text:span text:style-name="T2487"><text:s/></text:span><text:span text:style-name="T2488">class</text:span><text:span text:style-name="T2489">=</text:span><text:span text:style-name="T2490">"</text:span><text:span text:style-name="T2491">logo_colour</text:span><text:span text:style-name="T2492">"</text:span><text:span text:style-name="T2493">&gt;</text:span><text:span text:style-name="T2494">Sustentável</text:span><text:span text:style-name="T2495">&lt;/</text:span><text:span text:style-name="T2496">span</text:span><text:span text:style-name="T2497">&gt;&lt;/</text:span><text:span text:style-name="T2498">a</text:span><text:span text:style-name="T2499">&gt;&lt;/</text:span><text:span text:style-name="T2500">h1</text:span><text:span text:style-name="T2501">&gt;</text:span><text:span text:style-name="T2502"><text:s text:c="10"/></text:span><text:span text:style-name="T2503">&lt;</text:span><text:span text:style-name="T2504">h2</text:span><text:span text:style-name="T2505">&gt;</text:span><text:span text:style-name="T2506">Água na<text:s/></text:span><text:span text:style-name="T2507">Agricultura</text:span><text:span text:style-name="T2508">&lt;/</text:span><text:span text:style-name="T2509">h2</text:span><text:span text:style-name="T2510">&gt;</text:span></text:p>
      <text:p text:style-name="P2511"><text:span text:style-name="T2512"><text:s text:c="8"/></text:span><text:span text:style-name="T2513">&lt;/</text:span><text:span text:style-name="T2514">div</text:span><text:span text:style-name="T2515">&gt;</text:span></text:p>
      <text:p text:style-name="P2516"><text:span text:style-name="T2517"><text:s text:c="6"/></text:span><text:span text:style-name="T2518">&lt;/</text:span><text:span text:style-name="T2519">div</text:span><text:span text:style-name="T2520">&gt;</text:span></text:p>
      <text:p text:style-name="P2521"><text:span text:style-name="T2522"><text:s text:c="6"/></text:span><text:span text:style-name="T2523">&lt;</text:span><text:span text:style-name="T2524">div</text:span><text:span text:style-name="T2525"><text:s/></text:span><text:span text:style-name="T2526">id</text:span><text:span text:style-name="T2527">="</text:span><text:span text:style-name="T2528">menubar</text:span><text:span text:style-name="T2529">"</text:span><text:span text:style-name="T2530">&gt;</text:span></text:p>
      <text:p text:style-name="P2531"><text:span text:style-name="T2532"><text:s text:c="8"/></text:span><text:span text:style-name="T2533">&lt;</text:span><text:span text:style-name="T2534">ul</text:span><text:span text:style-name="T2535"><text:s/></text:span><text:span text:style-name="T2536">id</text:span><text:span text:style-name="T2537">="</text:span><text:span text:style-name="T2538">menu</text:span><text:span text:style-name="T2539">"</text:span><text:span text:style-name="T2540">&gt;</text:span></text:p>
      <text:p text:style-name="P2541"><text:span text:style-name="T2542"><text:s text:c="10"/></text:span><text:span text:style-name="T2543">&lt;</text:span><text:span text:style-name="T2544">li</text:span><text:span text:style-name="T2545"><text:s/></text:span><text:span text:style-name="T2546">class</text:span><text:span text:style-name="T2547">=</text:span><text:span text:style-name="T2548">"</text:span><text:span text:style-name="T2549">selected</text:span><text:span text:style-name="T2550">"</text:span><text:span text:style-name="T2551">&gt;&lt;</text:span><text:span text:style-name="T2552">a</text:span><text:span text:style-name="T2553"><text:s/></text:span><text:span text:style-name="T2554">href</text:span><text:span text:style-name="T2555">=</text:span><text:span text:style-name="T2556">"</text:span><text:span text:style-name="T2557">index.html</text:span><text:span text:style-name="T2558">"</text:span><text:span text:style-name="T2559">&gt;</text:span><text:span text:style-name="T2560">Jogo</text:span><text:span text:style-name="T2561">&lt;/</text:span><text:span text:style-name="T2562">a</text:span><text:span text:style-name="T2563">&gt;&lt;/</text:span><text:span text:style-name="T2564">li</text:span><text:span text:style-name="T2565">&gt;</text:span></text:p>
      <text:p text:style-name="P2566"><text:span text:style-name="T2567">     <text:s/></text:span><text:span text:style-name="T2568">&lt;</text:span><text:span text:style-name="T2569">li</text:span><text:span text:style-name="T2570"><text:s/></text:span><text:span text:style-name="T2571">class</text:span><text:span text:style-name="T2572">=</text:span><text:span text:style-name="T2573">"</text:span><text:span text:style-name="T2574">selected</text:span><text:span text:style-name="T2575">"</text:span><text:span text:style-name="T2576">&gt;&lt;</text:span><text:span text:style-name="T2577">a</text:span><text:span text:style-name="T2578"><text:s/></text:span><text:span text:style-name="T2579">href</text:span><text:span text:style-name="T2580">=</text:span><text:span text:style-name="T2581">"</text:span><text:span text:style-name="T2582">sobre.html</text:span><text:span text:style-name="T2583">"</text:span><text:span text:style-name="T2584">&gt;</text:span><text:span text:style-name="T2585">Sobre</text:span><text:span text:style-name="T2586">&lt;/</text:span><text:span text:style-name="T2587">a</text:span><text:span text:style-name="T2588">&gt;&lt;/</text:span><text:span text:style-name="T2589">li</text:span><text:span text:style-name="T2590">&gt;</text:span></text:p>
      <text:p text:style-name="P2591"><text:span text:style-name="T2592"><text:s text:c="8"/></text:span><text:span text:style-name="T2593">&lt;/</text:span><text:span text:style-name="T2594">ul</text:span><text:span text:style-name="T2595">&gt;</text:span></text:p>
      <text:p text:style-name="P2596"><text:span text:style-name="T2597"><text:s text:c="6"/></text:span><text:span text:style-name="T2598">&lt;/</text:span><text:span text:style-name="T2599">div</text:span><text:span text:style-name="T2600">&gt;</text:span></text:p>
      <text:p text:style-name="P2601"><text:span text:style-name="T2602"><text:s text:c="4"/></text:span><text:span text:style-name="T2603">&lt;/</text:span><text:span text:style-name="T2604">div</text:span><text:span text:style-name="T2605">&gt;</text:span></text:p>
      <text:p text:style-name="P2606"><text:span text:style-name="T2607"><text:s text:c="4"/></text:span><text:span text:style-name="T2608">&lt;</text:span><text:span text:style-name="T2609">div</text:span><text:span text:style-name="T2610"><text:s/></text:span><text:span text:style-name="T2611">id</text:span><text:span text:style-name="T2612">="</text:span><text:span text:style-name="T2613">site_content</text:span><text:span text:style-name="T2614">"</text:span><text:span text:style-name="T2615">&gt;</text:span></text:p>
      <text:p text:style-name="P2616"><text:span text:style-name="T2617"><text:s text:c="8"/></text:span><text:span text:style-name="T2618">&lt;</text:span><text:span text:style-name="T2619">h1</text:span><text:span text:style-name="T2620">&gt;</text:span><text:span text:style-name="T2621">Pergunta 5: Qual é a porcentagem de agua potavel no planeta</text:span><text:span text:style-name="T2622">&lt;/</text:span><text:span text:style-name="T2623">h1</text:span><text:span text:style-name="T2624">&gt;&lt;/</text:span><text:span text:style-name="T2625">br</text:span><text:span text:style-name="T2626">&gt;</text:span></text:p>
      <text:p text:style-name="P2627"><text:span text:style-name="T2628"><text:s text:c="8"/></text:span><text:span text:style-name="T2629">&lt;</text:span><text:span text:style-name="T2630">ul</text:span><text:span text:style-name="T2631">&gt;</text:span></text:p>
      <text:p text:style-name="P2632"><text:span text:style-name="T2633"><text:s text:c="12"/></text:span><text:span text:style-name="T2634">&lt;</text:span><text:span text:style-name="T2635">li</text:span><text:span text:style-name="T2636"><text:s/></text:span><text:span text:style-name="T2637">class</text:span><text:span text:style-name="T2638">=</text:span><text:span text:style-name="T2639">"</text:span><text:span text:style-name="T2640">alternativas</text:span><text:span text:style-name="T2641">"</text:span><text:span text:style-name="T2642">&gt;&lt;</text:span><text:span text:style-name="T2643">a</text:span><text:span text:style-name="T2644"><text:s/></text:span><text:span text:style-name="T2645">class</text:span><text:span text:style-name="T2646">=</text:span><text:span text:style-name="T2647">"</text:span><text:span text:style-name="T2648">alter</text:span><text:span text:style-name="T2649">"</text:span><text:span text:style-name="T2650"><text:s/></text:span><text:span text:style-name="T2651">href</text:span><text:span text:style-name="T2652">=</text:span><text:span text:style-name="T2653">"</text:span><text:span text:style-name="T2654">erro.html</text:span><text:span text:style-name="T2655">"</text:span><text:span text:style-name="T2656">&gt;</text:span><text:span text:style-name="T2657">(A) 71%</text:span><text:span text:style-name="T2658">&lt;/</text:span><text:span text:style-name="T2659">a</text:span><text:span text:style-name="T2660">&gt;&lt;/</text:span><text:span text:style-name="T2661">li</text:span><text:span text:style-name="T2662">&gt;</text:span></text:p>
      <text:p text:style-name="P2663"><text:span text:style-name="T2664"><text:s text:c="12"/></text:span><text:span text:style-name="T2665">&lt;</text:span><text:span text:style-name="T2666">li</text:span><text:span text:style-name="T2667"><text:s/></text:span><text:span text:style-name="T2668">class</text:span><text:span text:style-name="T2669">=</text:span><text:span text:style-name="T2670">"</text:span><text:span text:style-name="T2671">alternativas</text:span><text:span text:style-name="T2672">"</text:span><text:span text:style-name="T2673">&gt;&lt;</text:span><text:span text:style-name="T2674">a</text:span><text:span text:style-name="T2675"><text:s/></text:span><text:span text:style-name="T2676">class</text:span><text:span text:style-name="T2677">=</text:span><text:span text:style-name="T2678">"</text:span><text:span text:style-name="T2679">alter</text:span><text:span text:style-name="T2680">"</text:span><text:span text:style-name="T2681"><text:s/></text:span><text:span text:style-name="T2682">href</text:span><text:span text:style-name="T2683">=</text:span><text:span text:style-name="T2684">"</text:span><text:span text:style-name="T2685">acerto.html</text:span><text:span text:style-name="T2686">"</text:span><text:span text:style-name="T2687">&gt;</text:span><text:span text:style-name="T2688">(B) 2,40%</text:span><text:span text:style-name="T2689">&lt;/</text:span><text:span text:style-name="T2690">a</text:span><text:span text:style-name="T2691">&gt;&lt;/</text:span><text:span text:style-name="T2692">li</text:span><text:span text:style-name="T2693">&gt;</text:span></text:p>
      <text:p text:style-name="P2694"><text:span text:style-name="T2695"><text:s text:c="12"/></text:span><text:span text:style-name="T2696">&lt;</text:span><text:span text:style-name="T2697">li</text:span><text:span text:style-name="T2698"><text:s/></text:span><text:span text:style-name="T2699">class</text:span><text:span text:style-name="T2700">=</text:span><text:span text:style-name="T2701">"</text:span><text:span text:style-name="T2702">alternativas</text:span><text:span text:style-name="T2703">"</text:span><text:span text:style-name="T2704">&gt;&lt;</text:span><text:span text:style-name="T2705">a</text:span><text:span text:style-name="T2706"><text:s/></text:span><text:span text:style-name="T2707">class</text:span><text:span text:style-name="T2708">=</text:span><text:span text:style-name="T2709">"</text:span><text:span text:style-name="T2710">alter</text:span><text:span text:style-name="T2711">"</text:span><text:span text:style-name="T2712"><text:s/></text:span><text:span text:style-name="T2713">href</text:span><text:span text:style-name="T2714">=</text:span><text:span text:style-name="T2715">"</text:span><text:span text:style-name="T2716">erro.html</text:span><text:span text:style-name="T2717">"</text:span><text:span text:style-name="T2718">&gt;</text:span><text:span text:style-name="T2719">(C) 97,61%</text:span><text:span text:style-name="T2720">&lt;/</text:span><text:span text:style-name="T2721">a</text:span><text:span text:style-name="T2722">&gt;&lt;/</text:span><text:span text:style-name="T2723">li</text:span><text:span text:style-name="T2724">&gt;</text:span></text:p>
      <text:p text:style-name="P2725"><text:span text:style-name="T2726"><text:s text:c="12"/></text:span><text:span text:style-name="T2727">&lt;</text:span><text:span text:style-name="T2728">li</text:span><text:span text:style-name="T2729"><text:s/></text:span><text:span text:style-name="T2730">class</text:span><text:span text:style-name="T2731">=</text:span><text:span text:style-name="T2732">"</text:span><text:span text:style-name="T2733">alternativas</text:span><text:span text:style-name="T2734">"</text:span><text:span text:style-name="T2735">&gt;&lt;</text:span><text:span text:style-name="T2736">a</text:span><text:span text:style-name="T2737"><text:s/></text:span><text:span text:style-name="T2738">class</text:span><text:span text:style-name="T2739">=</text:span><text:span text:style-name="T2740">"</text:span><text:span text:style-name="T2741">alter</text:span><text:span text:style-name="T2742">"</text:span><text:span text:style-name="T2743"><text:s/></text:span><text:span text:style-name="T2744">href</text:span><text:span text:style-name="T2745">=</text:span><text:span text:style-name="T2746">"</text:span><text:span text:style-name="T2747">erro.html</text:span><text:span text:style-name="T2748">"</text:span><text:span text:style-name="T2749">&gt;</text:span><text:span text:style-name="T2750">(D) 2,08%</text:span><text:span text:style-name="T2751">&lt;/</text:span><text:span text:style-name="T2752">a</text:span><text:span text:style-name="T2753">&gt;&lt;/</text:span><text:span text:style-name="T2754">li</text:span><text:span text:style-name="T2755">&gt;</text:span></text:p>
      <text:p text:style-name="P2756"><text:s text:c="12"/></text:p>
      <text:soft-page-break/>
      <text:p text:style-name="P2757"><text:span text:style-name="T2758"><text:s text:c="8"/></text:span><text:span text:style-name="T2759">&lt;/</text:span><text:span text:style-name="T2760">ul</text:span><text:span text:style-name="T2761">&gt;</text:span></text:p>
      <text:p text:style-name="P2762"><text:span text:style-name="T2763">    </text:span><text:span text:style-name="T2764">&lt;/</text:span><text:span text:style-name="T2765">div</text:span><text:span text:style-name="T2766">&gt;</text:span></text:p>
      <text:p text:style-name="P2767"><text:span text:style-name="T2768"><text:s text:c="4"/></text:span><text:span text:style-name="T2769">&lt;</text:span><text:span text:style-name="T2770">div</text:span><text:span text:style-name="T2771"><text:s/></text:span><text:span text:style-name="T2772">id</text:span><text:span text:style-name="T2773">="</text:span><text:span text:style-name="T2774">footer</text:span><text:span text:style-name="T2775">"</text:span><text:span text:style-name="T2776">&gt;</text:span></text:p>
      <text:p text:style-name="P2777"><text:span text:style-name="T2778"><text:s text:c="6"/></text:span><text:span text:style-name="T2779">&lt;</text:span><text:span text:style-name="T2780">p</text:span><text:span text:style-name="T2781">&gt;&lt;</text:span><text:span text:style-name="T2782">a</text:span><text:span text:style-name="T2783"><text:s/></text:span><text:span text:style-name="T2784">href</text:span><text:span text:style-name="T2785">=</text:span><text:span text:style-name="T2786">"</text:span><text:span text:style-name="T2787">index.html</text:span><text:span text:style-name="T2788">"</text:span><text:span text:style-name="T2789">&gt;</text:span><text:span text:style-name="T2790">Jogo</text:span><text:span text:style-name="T2791">&lt;/</text:span><text:span text:style-name="T2792">a</text:span><text:span text:style-name="T2793">&gt;</text:span><text:span text:style-name="T2794"><text:s/>|<text:s/></text:span><text:span text:style-name="T2795">&lt;</text:span><text:span text:style-name="T2796">a</text:span><text:span text:style-name="T2797"><text:s/></text:span><text:span text:style-name="T2798">href</text:span><text:span text:style-name="T2799">=</text:span><text:span text:style-name="T2800">"</text:span><text:span text:style-name="T2801">examples.html</text:span><text:span text:style-name="T2802">"</text:span><text:span text:style-name="T2803">&gt;</text:span><text:span text:style-name="T2804">---</text:span><text:span text:style-name="T2805">&lt;/</text:span><text:span text:style-name="T2806">a</text:span><text:span text:style-name="T2807">&gt;</text:span><text:span text:style-name="T2808"><text:s/>|<text:s/></text:span><text:span text:style-name="T2809">&lt;</text:span><text:span text:style-name="T2810">a</text:span><text:span text:style-name="T2811"><text:s/></text:span><text:span text:style-name="T2812">href</text:span><text:span text:style-name="T2813">=</text:span><text:span text:style-name="T2814">"</text:span><text:span text:style-name="T2815">page.html</text:span><text:span text:style-name="T2816">"</text:span><text:span text:style-name="T2817">&gt;</text:span><text:span text:style-name="T2818">----</text:span><text:span text:style-name="T2819">&lt;/</text:span><text:span text:style-name="T2820">a</text:span><text:span text:style-name="T2821">&gt;</text:span><text:span text:style-name="T2822"><text:s/>|<text:s/></text:span><text:span text:style-name="T2823">&lt;</text:span><text:span text:style-name="T2824">a</text:span><text:span text:style-name="T2825"><text:s/></text:span><text:span text:style-name="T2826">href</text:span><text:span text:style-name="T2827">=</text:span><text:span text:style-name="T2828">"</text:span><text:span text:style-name="T2829">another_page.html</text:span><text:span text:style-name="T2830">"</text:span><text:span text:style-name="T2831">&gt;</text:span><text:span text:style-name="T2832">-----</text:span><text:span text:style-name="T2833">&lt;/</text:span><text:span text:style-name="T2834">a</text:span><text:span text:style-name="T2835">&gt;</text:span><text:span text:style-name="T2836"><text:s/>|<text:s/></text:span><text:span text:style-name="T2837">&lt;</text:span><text:span text:style-name="T2838">a</text:span><text:span text:style-name="T2839"><text:s/></text:span><text:span text:style-name="T2840">href</text:span><text:span text:style-name="T2841">=</text:span><text:span text:style-name="T2842">"</text:span><text:span text:style-name="T2843">contact.html</text:span><text:span text:style-name="T2844">"</text:span><text:span text:style-name="T2845">&gt;</text:span><text:span text:style-name="T2846">------</text:span><text:span text:style-name="T2847">&lt;/</text:span><text:span text:style-name="T2848">a</text:span><text:span text:style-name="T2849">&gt;&lt;/</text:span><text:span text:style-name="T2850">p</text:span><text:span text:style-name="T2851">&gt;</text:span></text:p>
      <text:p text:style-name="P2852"><text:span text:style-name="T2853"><text:s text:c="6"/></text:span><text:span text:style-name="T2854">&lt;</text:span><text:span text:style-name="T2855">p</text:span><text:span text:style-name="T2856">&gt;</text:span><text:span text:style-name="T2857">Copyright<text:s/></text:span><text:span text:style-name="T2858">&amp;copy;</text:span><text:span text:style-name="T2859"><text:s/>Água na<text:s/></text:span><text:span text:style-name="T2860">Agricultura</text:span><text:span text:style-name="T2861">&lt;/</text:span><text:span text:style-name="T2862">p</text:span><text:span text:style-name="T2863">&gt;</text:span></text:p>
      <text:p text:style-name="P2864"><text:span text:style-name="T2865"><text:s text:c="4"/></text:span><text:span text:style-name="T2866">&lt;/</text:span><text:span text:style-name="T2867">div</text:span><text:span text:style-name="T2868">&gt;</text:span></text:p>
      <text:p text:style-name="P2869"><text:span text:style-name="T2870"><text:s text:c="2"/></text:span><text:span text:style-name="T2871">&lt;/</text:span><text:span text:style-name="T2872">div</text:span><text:span text:style-name="T2873">&gt;</text:span></text:p>
      <text:p text:style-name="P2874"><text:span text:style-name="T2875">&lt;/</text:span><text:span text:style-name="T2876">body</text:span><text:span text:style-name="T2877">&gt;</text:span></text:p>
      <text:p text:style-name="P2878"><text:span text:style-name="T2879">&lt;/</text:span><text:span text:style-name="T2880">html</text:span><text:span text:style-name="T2881">&gt;</text:span></text:p>
      <text:p text:style-name="Normal"/>
      <text:p text:style-name="Normal">Sobre.html</text:p>
      <text:p text:style-name="P2882"><text:span text:style-name="T2883">&lt;!DOCTYPE HTML&gt;</text:span></text:p>
      <text:p text:style-name="P2884"><text:span text:style-name="T2885">&lt;</text:span><text:span text:style-name="T2886">html</text:span><text:span text:style-name="T2887">&gt;</text:span></text:p>
      <text:p text:style-name="P2888"/>
      <text:p text:style-name="P2889"><text:span text:style-name="T2890">&lt;</text:span><text:span text:style-name="T2891">head</text:span><text:span text:style-name="T2892">&gt;</text:span></text:p>
      <text:p text:style-name="P2893"><text:s text:c="2"/></text:p>
      <text:p text:style-name="P2894"><text:span text:style-name="T2895"><text:s text:c="2"/></text:span><text:span text:style-name="T2896">&lt;</text:span><text:span text:style-name="T2897">meta</text:span><text:span text:style-name="T2898"><text:s/></text:span><text:span text:style-name="T2899">charset</text:span><text:span text:style-name="T2900">=</text:span><text:span text:style-name="T2901">"</text:span><text:span text:style-name="T2902">UTF-8</text:span><text:span text:style-name="T2903">"</text:span><text:span text:style-name="T2904">&gt;</text:span></text:p>
      <text:p text:style-name="P2905"><text:span text:style-name="T2906"><text:s text:c="2"/></text:span><text:span text:style-name="T2907">&lt;</text:span><text:span text:style-name="T2908">meta</text:span><text:span text:style-name="T2909"><text:s/></text:span><text:span text:style-name="T2910">name</text:span><text:span text:style-name="T2911">=</text:span><text:span text:style-name="T2912">"</text:span><text:span text:style-name="T2913">description</text:span><text:span text:style-name="T2914">"</text:span><text:span text:style-name="T2915"><text:s/></text:span><text:span text:style-name="T2916">content</text:span><text:span text:style-name="T2917">=</text:span><text:span text:style-name="T2918">"</text:span><text:span text:style-name="T2919">website description</text:span><text:span text:style-name="T2920">"</text:span><text:span text:style-name="T2921"><text:s/>/&gt;</text:span></text:p>
      <text:p text:style-name="P2922"><text:span text:style-name="T2923"><text:s text:c="2"/></text:span><text:span text:style-name="T2924">&lt;</text:span><text:span text:style-name="T2925">meta</text:span><text:span text:style-name="T2926"><text:s/></text:span><text:span text:style-name="T2927">name</text:span><text:span text:style-name="T2928">=</text:span><text:span text:style-name="T2929">"</text:span><text:span text:style-name="T2930">keywords</text:span><text:span text:style-name="T2931">"</text:span><text:span text:style-name="T2932"><text:s/></text:span><text:span text:style-name="T2933">content</text:span><text:span text:style-name="T2934">=</text:span><text:span text:style-name="T2935">"</text:span><text:span text:style-name="T2936">website keywords, website keywords</text:span><text:span text:style-name="T2937">"</text:span><text:span text:style-name="T2938"><text:s/>/&gt;</text:span></text:p>
      <text:p text:style-name="P2939"><text:span text:style-name="T2940"><text:s text:c="2"/></text:span><text:span text:style-name="T2941">&lt;</text:span><text:span text:style-name="T2942">meta</text:span><text:span text:style-name="T2943"><text:s/></text:span><text:span text:style-name="T2944">http-equiv</text:span><text:span text:style-name="T2945">=</text:span><text:span text:style-name="T2946">"</text:span><text:span text:style-name="T2947">content-type</text:span><text:span text:style-name="T2948">"</text:span><text:span text:style-name="T2949"><text:s/></text:span><text:span text:style-name="T2950">content</text:span><text:span text:style-name="T2951">=</text:span><text:span text:style-name="T2952">"</text:span><text:span text:style-name="T2953">text/html; charset=windows-1252</text:span><text:span text:style-name="T2954">"</text:span><text:span text:style-name="T2955"><text:s/>/&gt;</text:span></text:p>
      <text:p text:style-name="P2956"><text:span text:style-name="T2957"><text:s text:c="2"/></text:span><text:span text:style-name="T2958">&lt;</text:span><text:span text:style-name="T2959">link</text:span><text:span text:style-name="T2960"><text:s/></text:span><text:span text:style-name="T2961">rel</text:span><text:span text:style-name="T2962">=</text:span><text:span text:style-name="T2963">"</text:span><text:span text:style-name="T2964">stylesheet</text:span><text:span text:style-name="T2965">"</text:span><text:span text:style-name="T2966"><text:s/></text:span><text:span text:style-name="T2967">type</text:span><text:span text:style-name="T2968">=</text:span><text:span text:style-name="T2969">"</text:span><text:span text:style-name="T2970">text/css</text:span><text:span text:style-name="T2971">"</text:span><text:span text:style-name="T2972"><text:s/></text:span><text:span text:style-name="T2973">href</text:span><text:span text:style-name="T2974">=</text:span><text:span text:style-name="T2975">"</text:span><text:span text:style-name="T2976">style.css</text:span><text:span text:style-name="T2977">"</text:span><text:span text:style-name="T2978"><text:s/>/&gt;</text:span></text:p>
      <text:p text:style-name="P2979"><text:span text:style-name="T2980"><text:s text:c="2"/></text:span><text:span text:style-name="T2981">&lt;</text:span><text:span text:style-name="T2982">title</text:span><text:span text:style-name="T2983">&gt;</text:span><text:span text:style-name="T2984">O desenvolvimento sustentável e a água na agricultura</text:span><text:span text:style-name="T2985">&lt;/</text:span><text:span text:style-name="T2986">title</text:span><text:span text:style-name="T2987">&gt;</text:span></text:p>
      <text:p text:style-name="P2988"><text:span text:style-name="T2989">&lt;/</text:span><text:span text:style-name="T2990">head</text:span><text:span text:style-name="T2991">&gt;</text:span></text:p>
      <text:p text:style-name="P2992"/>
      <text:p text:style-name="P2993"><text:span text:style-name="T2994">&lt;</text:span><text:span text:style-name="T2995">body</text:span><text:span text:style-name="T2996">&gt;</text:span></text:p>
      <text:p text:style-name="P2997"><text:span text:style-name="T2998"><text:s text:c="2"/></text:span><text:span text:style-name="T2999">&lt;</text:span><text:span text:style-name="T3000">div</text:span><text:span text:style-name="T3001"><text:s/></text:span><text:span text:style-name="T3002">id</text:span><text:span text:style-name="T3003">="</text:span><text:span text:style-name="T3004">main</text:span><text:span text:style-name="T3005">"</text:span><text:span text:style-name="T3006">&gt;</text:span></text:p>
      <text:p text:style-name="P3007"><text:span text:style-name="T3008"><text:s text:c="4"/></text:span><text:span text:style-name="T3009">&lt;</text:span><text:span text:style-name="T3010">div</text:span><text:span text:style-name="T3011"><text:s/></text:span><text:span text:style-name="T3012">id</text:span><text:span text:style-name="T3013">="</text:span><text:span text:style-name="T3014">header</text:span><text:span text:style-name="T3015">"</text:span><text:span text:style-name="T3016">&gt;</text:span></text:p>
      <text:p text:style-name="P3017"><text:span text:style-name="T3018"><text:s text:c="6"/></text:span><text:span text:style-name="T3019">&lt;</text:span><text:span text:style-name="T3020">div</text:span><text:span text:style-name="T3021"><text:s/></text:span><text:span text:style-name="T3022">id</text:span><text:span text:style-name="T3023">="</text:span><text:span text:style-name="T3024">logo</text:span><text:span text:style-name="T3025">"</text:span><text:span text:style-name="T3026">&gt;</text:span></text:p>
      <text:p text:style-name="P3027"><text:span text:style-name="T3028"><text:s text:c="8"/></text:span><text:span text:style-name="T3029">&lt;</text:span><text:span text:style-name="T3030">div</text:span><text:span text:style-name="T3031"><text:s/></text:span><text:span text:style-name="T3032">id</text:span><text:span text:style-name="T3033">="</text:span><text:span text:style-name="T3034">logo_text</text:span><text:span text:style-name="T3035">"</text:span><text:span text:style-name="T3036">&gt;</text:span></text:p>
      <text:p text:style-name="P3037"><text:span text:style-name="T3038"><text:s text:c="10"/></text:span><text:span text:style-name="T3039">&lt;</text:span><text:span text:style-name="T3040">h1</text:span><text:span text:style-name="T3041">&gt;&lt;</text:span><text:span text:style-name="T3042">a</text:span><text:span text:style-name="T3043"><text:s/></text:span><text:span text:style-name="T3044">href</text:span><text:span text:style-name="T3045">=</text:span><text:span text:style-name="T3046">"</text:span><text:span text:style-name="T3047">index.html</text:span><text:span text:style-name="T3048">"</text:span><text:span text:style-name="T3049">&gt;&lt;</text:span><text:span text:style-name="T3050">span</text:span><text:span text:style-name="T3051"><text:s/></text:span><text:span text:style-name="T3052">class</text:span><text:span text:style-name="T3053">=</text:span><text:span text:style-name="T3054">"</text:span><text:span text:style-name="T3055">logo_colour2</text:span><text:span text:style-name="T3056">"</text:span><text:span text:style-name="T3057">&gt;</text:span><text:span text:style-name="T3058">Desenvolvimento</text:span><text:span text:style-name="T3059">&lt;/</text:span><text:span text:style-name="T3060">span</text:span><text:span text:style-name="T3061">&gt;&lt;</text:span><text:span text:style-name="T3062">span</text:span><text:span text:style-name="T3063"><text:s/></text:span><text:span text:style-name="T3064">class</text:span><text:span text:style-name="T3065">=</text:span><text:span text:style-name="T3066">"</text:span><text:span text:style-name="T3067">logo_colour</text:span><text:span text:style-name="T3068">"</text:span><text:span text:style-name="T3069">&gt;</text:span><text:span text:style-name="T3070">Sustentável</text:span><text:span text:style-name="T3071">&lt;/</text:span><text:span text:style-name="T3072">span</text:span><text:span text:style-name="T3073">&gt;&lt;/</text:span><text:span text:style-name="T3074">a</text:span><text:span text:style-name="T3075">&gt;&lt;/</text:span><text:span text:style-name="T3076">h1</text:span><text:span text:style-name="T3077">&gt;</text:span><text:span text:style-name="T3078"><text:s text:c="10"/></text:span><text:span text:style-name="T3079">&lt;</text:span><text:span text:style-name="T3080">h2</text:span><text:span text:style-name="T3081">&gt;</text:span><text:span text:style-name="T3082">Água na Agricultura</text:span><text:span text:style-name="T3083">&lt;/</text:span><text:span text:style-name="T3084">h2</text:span><text:span text:style-name="T3085">&gt;</text:span></text:p>
      <text:p text:style-name="P3086"><text:span text:style-name="T3087"><text:s text:c="8"/></text:span><text:span text:style-name="T3088">&lt;/</text:span><text:span text:style-name="T3089">div</text:span><text:span text:style-name="T3090">&gt;</text:span></text:p>
      <text:p text:style-name="P3091"><text:span text:style-name="T3092"><text:s text:c="6"/></text:span><text:span text:style-name="T3093">&lt;/</text:span><text:span text:style-name="T3094">div</text:span><text:span text:style-name="T3095">&gt;</text:span></text:p>
      <text:p text:style-name="P3096"><text:span text:style-name="T3097"><text:s text:c="6"/></text:span><text:span text:style-name="T3098">&lt;</text:span><text:span text:style-name="T3099">div</text:span><text:span text:style-name="T3100"><text:s/></text:span><text:span text:style-name="T3101">id</text:span><text:span text:style-name="T3102">="</text:span><text:span text:style-name="T3103">menubar</text:span><text:span text:style-name="T3104">"</text:span><text:span text:style-name="T3105">&gt;</text:span></text:p>
      <text:p text:style-name="P3106"><text:span text:style-name="T3107"><text:s text:c="8"/></text:span><text:span text:style-name="T3108">&lt;</text:span><text:span text:style-name="T3109">ul</text:span><text:span text:style-name="T3110"><text:s/></text:span><text:span text:style-name="T3111">id</text:span><text:span text:style-name="T3112">="</text:span><text:span text:style-name="T3113">menu</text:span><text:span text:style-name="T3114">"</text:span><text:span text:style-name="T3115">&gt;</text:span></text:p>
      <text:p text:style-name="P3116"><text:span text:style-name="T3117"><text:s text:c="10"/></text:span><text:span text:style-name="T3118">&lt;</text:span><text:span text:style-name="T3119">li</text:span><text:span text:style-name="T3120"><text:s/></text:span><text:span text:style-name="T3121">class</text:span><text:span text:style-name="T3122">=</text:span><text:span text:style-name="T3123">"</text:span><text:span text:style-name="T3124">selected</text:span><text:span text:style-name="T3125">"</text:span><text:span text:style-name="T3126">&gt;&lt;</text:span><text:span text:style-name="T3127">a</text:span><text:span text:style-name="T3128"><text:s/></text:span><text:span text:style-name="T3129">href</text:span><text:span text:style-name="T3130">=</text:span><text:span text:style-name="T3131">"</text:span><text:span text:style-name="T3132">pergunta01.html</text:span><text:span text:style-name="T3133">"</text:span><text:span text:style-name="T3134">&gt;</text:span><text:span text:style-name="T3135">Jogo</text:span><text:span text:style-name="T3136">&lt;/</text:span><text:span text:style-name="T3137">a</text:span><text:span text:style-name="T3138">&gt;&lt;/</text:span><text:span text:style-name="T3139">li</text:span><text:span text:style-name="T3140">&gt;</text:span></text:p>
      <text:p text:style-name="P3141"><text:span text:style-name="T3142">     <text:s/></text:span><text:span text:style-name="T3143">&lt;</text:span><text:span text:style-name="T3144">li</text:span><text:span text:style-name="T3145"><text:s/></text:span><text:span text:style-name="T3146">class</text:span><text:span text:style-name="T3147">=</text:span><text:span text:style-name="T3148">"</text:span><text:span text:style-name="T3149">selected</text:span><text:span text:style-name="T3150">"</text:span><text:span text:style-name="T3151">&gt;&lt;</text:span><text:span text:style-name="T3152">a</text:span><text:span text:style-name="T3153"><text:s/></text:span><text:span text:style-name="T3154">href</text:span><text:span text:style-name="T3155">=</text:span><text:span text:style-name="T3156">"</text:span><text:span text:style-name="T3157">#</text:span><text:span text:style-name="T3158">"</text:span><text:span text:style-name="T3159">&gt;</text:span><text:span text:style-name="T3160">Sobre</text:span><text:span text:style-name="T3161">&lt;/</text:span><text:span text:style-name="T3162">a</text:span><text:span text:style-name="T3163">&gt;&lt;/</text:span><text:span text:style-name="T3164">li</text:span><text:span text:style-name="T3165">&gt;</text:span></text:p>
      <text:p text:style-name="P3166"><text:span text:style-name="T3167"><text:s text:c="8"/></text:span><text:span text:style-name="T3168">&lt;/</text:span><text:span text:style-name="T3169">ul</text:span><text:span text:style-name="T3170">&gt;</text:span></text:p>
      <text:p text:style-name="P3171"><text:span text:style-name="T3172"><text:s text:c="6"/></text:span><text:span text:style-name="T3173">&lt;/</text:span><text:span text:style-name="T3174">div</text:span><text:span text:style-name="T3175">&gt;</text:span></text:p>
      <text:p text:style-name="P3176"><text:span text:style-name="T3177"><text:s text:c="4"/></text:span><text:span text:style-name="T3178">&lt;/</text:span><text:span text:style-name="T3179">div</text:span><text:span text:style-name="T3180">&gt;</text:span></text:p>
      <text:soft-page-break/>
      <text:p text:style-name="P3181"><text:span text:style-name="T3182"><text:s text:c="4"/></text:span><text:span text:style-name="T3183">&lt;</text:span><text:span text:style-name="T3184">div</text:span><text:span text:style-name="T3185"><text:s/></text:span><text:span text:style-name="T3186">id</text:span><text:span text:style-name="T3187">="</text:span><text:span text:style-name="T3188">site_content</text:span><text:span text:style-name="T3189">"</text:span><text:span text:style-name="T3190">&gt;</text:span></text:p>
      <text:p text:style-name="P3191"><text:span text:style-name="T3192"><text:s text:c="8"/></text:span><text:span text:style-name="T3193">&lt;</text:span><text:span text:style-name="T3194">h1</text:span><text:span text:style-name="T3195">&gt;</text:span><text:span text:style-name="T3196">Sobre este projeto</text:span><text:span text:style-name="T3197">&lt;/</text:span><text:span text:style-name="T3198">h1</text:span><text:span text:style-name="T3199">&gt;&lt;/</text:span><text:span text:style-name="T3200">br</text:span><text:span text:style-name="T3201">&gt;</text:span></text:p>
      <text:p text:style-name="P3202"><text:span text:style-name="T3203"><text:s text:c="8"/></text:span><text:span text:style-name="T3204">&lt;</text:span><text:span text:style-name="T3205">ul</text:span><text:span text:style-name="T3206">&gt;</text:span></text:p>
      <text:p text:style-name="P3207"><text:span text:style-name="T3208"><text:s text:c="10"/></text:span><text:span text:style-name="T3209">&lt;</text:span><text:span text:style-name="T3210">li</text:span><text:span text:style-name="T3211">&gt;&lt;</text:span><text:span text:style-name="T3212">p</text:span><text:span text:style-name="T3213"><text:s/></text:span><text:span text:style-name="T3214">class</text:span><text:span text:style-name="T3215">=</text:span><text:span text:style-name="T3216">"</text:span><text:span text:style-name="T3217">alter</text:span><text:span text:style-name="T3218">"</text:span><text:span text:style-name="T3219">&gt;</text:span><text:span text:style-name="T3220"><text:s/>Este é um projeto de alunos do curso de Ciência da Computação</text:span></text:p>
      <text:p text:style-name="P3221"><text:s text:c="13"/>da UNIP - Ribeirão Preto. O objetivo deste é fornecer algumas informações relacionadas</text:p>
      <text:p text:style-name="P3222"><text:span text:style-name="T3223"><text:s text:c="13"/>ao uso e consumo de água na agricultura no mundo e no Brasil.<text:s/></text:span><text:span text:style-name="T3224">&lt;/</text:span><text:span text:style-name="T3225">br</text:span><text:span text:style-name="T3226">&gt;</text:span></text:p>
      <text:p text:style-name="P3227"><text:s text:c="13"/>É muito importante que o cidadão brasileiro tenha conhecimento</text:p>
      <text:p text:style-name="P3228"><text:s text:c="13"/>de todo o impacto que a humanidade causa na natureza e saiba também</text:p>
      <text:p text:style-name="P3229"><text:span text:style-name="T3230"><text:s text:c="13"/>como<text:s/></text:span><text:span text:style-name="T3231">ajudar a reduzir este impacto.</text:span><text:span text:style-name="T3232">&lt;/</text:span><text:span text:style-name="T3233">br</text:span><text:span text:style-name="T3234">&gt;</text:span><text:span text:style-name="T3235"><text:s/></text:span><text:span text:style-name="T3236">&lt;/</text:span><text:span text:style-name="T3237">br</text:span><text:span text:style-name="T3238">&gt;</text:span></text:p>
      <text:p text:style-name="P3239"/>
      <text:p text:style-name="P3240"><text:s text:c="13"/>Este projeto é um trabalho de Gabriel Luiz Freitas Almeida, Niel Antônio, Vitor Ferreira de Souza, Vitor Zarelli</text:p>
      <text:p text:style-name="P3241"><text:span text:style-name="T3242"><text:s text:c="10"/></text:span><text:span text:style-name="T3243">&lt;/</text:span><text:span text:style-name="T3244">p</text:span><text:span text:style-name="T3245">&gt;&lt;/</text:span><text:span text:style-name="T3246">li</text:span><text:span text:style-name="T3247">&gt;</text:span></text:p>
      <text:p text:style-name="P3248"><text:s text:c="2"/></text:p>
      <text:p text:style-name="P3249"><text:s text:c="12"/></text:p>
      <text:p text:style-name="P3250"><text:span text:style-name="T3251"><text:s text:c="8"/></text:span><text:span text:style-name="T3252">&lt;/</text:span><text:span text:style-name="T3253">ul</text:span><text:span text:style-name="T3254">&gt;</text:span></text:p>
      <text:p text:style-name="P3255"><text:span text:style-name="T3256">    </text:span><text:span text:style-name="T3257">&lt;/</text:span><text:span text:style-name="T3258">div</text:span><text:span text:style-name="T3259">&gt;</text:span></text:p>
      <text:p text:style-name="P3260"><text:span text:style-name="T3261"><text:s text:c="4"/></text:span><text:span text:style-name="T3262">&lt;</text:span><text:span text:style-name="T3263">div</text:span><text:span text:style-name="T3264"><text:s/></text:span><text:span text:style-name="T3265">id</text:span><text:span text:style-name="T3266">="</text:span><text:span text:style-name="T3267">footer</text:span><text:span text:style-name="T3268">"</text:span><text:span text:style-name="T3269">&gt;</text:span></text:p>
      <text:p text:style-name="P3270"><text:span text:style-name="T3271"><text:s text:c="6"/></text:span><text:span text:style-name="T3272">&lt;</text:span><text:span text:style-name="T3273">p</text:span><text:span text:style-name="T3274">&gt;&lt;</text:span><text:span text:style-name="T3275">a</text:span><text:span text:style-name="T3276"><text:s/></text:span><text:span text:style-name="T3277">href</text:span><text:span text:style-name="T3278">=</text:span><text:span text:style-name="T3279">"</text:span><text:span text:style-name="T3280">index.html</text:span><text:span text:style-name="T3281">"</text:span><text:span text:style-name="T3282">&gt;</text:span><text:span text:style-name="T3283">Jogo</text:span><text:span text:style-name="T3284">&lt;/</text:span><text:span text:style-name="T3285">a</text:span><text:span text:style-name="T3286">&gt;</text:span><text:span text:style-name="T3287"><text:s/>|<text:s/></text:span><text:span text:style-name="T3288">&lt;</text:span><text:span text:style-name="T3289">a</text:span><text:span text:style-name="T3290"><text:s/></text:span><text:span text:style-name="T3291">href</text:span><text:span text:style-name="T3292">=</text:span><text:span text:style-name="T3293">"</text:span><text:span text:style-name="T3294">examples.html</text:span><text:span text:style-name="T3295">"</text:span><text:span text:style-name="T3296">&gt;</text:span><text:span text:style-name="T3297">---</text:span><text:span text:style-name="T3298">&lt;/</text:span><text:span text:style-name="T3299">a</text:span><text:span text:style-name="T3300">&gt;</text:span><text:span text:style-name="T3301"><text:s/>|<text:s/></text:span><text:span text:style-name="T3302">&lt;</text:span><text:span text:style-name="T3303">a</text:span><text:span text:style-name="T3304"><text:s/></text:span><text:span text:style-name="T3305">href</text:span><text:span text:style-name="T3306">=</text:span><text:span text:style-name="T3307">"</text:span><text:span text:style-name="T3308">page.html</text:span><text:span text:style-name="T3309">"</text:span><text:span text:style-name="T3310">&gt;</text:span><text:span text:style-name="T3311">----</text:span><text:span text:style-name="T3312">&lt;/</text:span><text:span text:style-name="T3313">a</text:span><text:span text:style-name="T3314">&gt;</text:span><text:span text:style-name="T3315"><text:s/>|<text:s/></text:span><text:span text:style-name="T3316">&lt;</text:span><text:span text:style-name="T3317">a</text:span><text:span text:style-name="T3318"><text:s/></text:span><text:span text:style-name="T3319">href</text:span><text:span text:style-name="T3320">=</text:span><text:span text:style-name="T3321">"</text:span><text:span text:style-name="T3322">another_page.html</text:span><text:span text:style-name="T3323">"</text:span><text:span text:style-name="T3324">&gt;</text:span><text:span text:style-name="T3325">-----</text:span><text:span text:style-name="T3326">&lt;/</text:span><text:span text:style-name="T3327">a</text:span><text:span text:style-name="T3328">&gt;</text:span><text:span text:style-name="T3329"><text:s/>|<text:s/></text:span><text:span text:style-name="T3330">&lt;</text:span><text:span text:style-name="T3331">a</text:span><text:span text:style-name="T3332"><text:s/></text:span><text:span text:style-name="T3333">href</text:span><text:span text:style-name="T3334">=</text:span><text:span text:style-name="T3335">"</text:span><text:span text:style-name="T3336">contact.html</text:span><text:span text:style-name="T3337">"</text:span><text:span text:style-name="T3338">&gt;</text:span><text:span text:style-name="T3339">------</text:span><text:span text:style-name="T3340">&lt;/</text:span><text:span text:style-name="T3341">a</text:span><text:span text:style-name="T3342">&gt;&lt;/</text:span><text:span text:style-name="T3343">p</text:span><text:span text:style-name="T3344">&gt;</text:span></text:p>
      <text:p text:style-name="P3345"><text:span text:style-name="T3346"><text:s text:c="6"/></text:span><text:span text:style-name="T3347">&lt;</text:span><text:span text:style-name="T3348">p</text:span><text:span text:style-name="T3349">&gt;</text:span><text:span text:style-name="T3350">Copyright<text:s/></text:span><text:span text:style-name="T3351">&amp;copy;</text:span><text:span text:style-name="T3352"><text:s/>Água na Agricultura</text:span><text:span text:style-name="T3353">&lt;/</text:span><text:span text:style-name="T3354">p</text:span><text:span text:style-name="T3355">&gt;</text:span></text:p>
      <text:p text:style-name="P3356"><text:span text:style-name="T3357"><text:s text:c="4"/></text:span><text:span text:style-name="T3358">&lt;/</text:span><text:span text:style-name="T3359">div</text:span><text:span text:style-name="T3360">&gt;</text:span></text:p>
      <text:p text:style-name="P3361"><text:span text:style-name="T3362"><text:s text:c="2"/></text:span><text:span text:style-name="T3363">&lt;/</text:span><text:span text:style-name="T3364">div</text:span><text:span text:style-name="T3365">&gt;</text:span></text:p>
      <text:p text:style-name="P3366"><text:span text:style-name="T3367">&lt;/</text:span><text:span text:style-name="T3368">body</text:span><text:span text:style-name="T3369">&gt;</text:span></text:p>
      <text:p text:style-name="P3370"><text:span text:style-name="T3371">&lt;/</text:span><text:span text:style-name="T3372">html</text:span><text:span text:style-name="T3373">&gt;</text:span></text:p>
      <text:p text:style-name="Normal"/>
      <text:p text:style-name="Normal">Acerto.html</text:p>
      <text:p text:style-name="P3374"><text:span text:style-name="T3375">&lt;!DOCTYPE HTML&gt;</text:span></text:p>
      <text:p text:style-name="P3376"><text:span text:style-name="T3377">&lt;</text:span><text:span text:style-name="T3378">html</text:span><text:span text:style-name="T3379">&gt;</text:span></text:p>
      <text:p text:style-name="P3380"/>
      <text:p text:style-name="P3381"><text:span text:style-name="T3382">&lt;</text:span><text:span text:style-name="T3383">head</text:span><text:span text:style-name="T3384">&gt;</text:span></text:p>
      <text:p text:style-name="P3385"><text:span text:style-name="T3386"><text:s text:c="2"/></text:span><text:span text:style-name="T3387">&lt;</text:span><text:span text:style-name="T3388">meta</text:span><text:span text:style-name="T3389"><text:s/></text:span><text:span text:style-name="T3390">charset</text:span><text:span text:style-name="T3391">=</text:span><text:span text:style-name="T3392">"</text:span><text:span text:style-name="T3393">UTF-8</text:span><text:span text:style-name="T3394">"</text:span><text:span text:style-name="T3395">&gt;</text:span></text:p>
      <text:p text:style-name="P3396"><text:span text:style-name="T3397"><text:s text:c="2"/></text:span><text:span text:style-name="T3398">&lt;</text:span><text:span text:style-name="T3399">meta</text:span><text:span text:style-name="T3400"><text:s/></text:span><text:span text:style-name="T3401">name</text:span><text:span text:style-name="T3402">=</text:span><text:span text:style-name="T3403">"</text:span><text:span text:style-name="T3404">description</text:span><text:span text:style-name="T3405">"</text:span><text:span text:style-name="T3406"><text:s/></text:span><text:span text:style-name="T3407">content</text:span><text:span text:style-name="T3408">=</text:span><text:span text:style-name="T3409">"</text:span><text:span text:style-name="T3410">website description</text:span><text:span text:style-name="T3411">"</text:span><text:span text:style-name="T3412"><text:s/>/&gt;</text:span></text:p>
      <text:p text:style-name="P3413"><text:span text:style-name="T3414"><text:s text:c="2"/></text:span><text:span text:style-name="T3415">&lt;</text:span><text:span text:style-name="T3416">meta</text:span><text:span text:style-name="T3417"><text:s/></text:span><text:span text:style-name="T3418">name</text:span><text:span text:style-name="T3419">=</text:span><text:span text:style-name="T3420">"</text:span><text:span text:style-name="T3421">keywords</text:span><text:span text:style-name="T3422">"</text:span><text:span text:style-name="T3423"><text:s/></text:span><text:span text:style-name="T3424">content</text:span><text:span text:style-name="T3425">=</text:span><text:span text:style-name="T3426">"</text:span><text:span text:style-name="T3427">website keywords, website keywords</text:span><text:span text:style-name="T3428">"</text:span><text:span text:style-name="T3429"><text:s/>/&gt;</text:span></text:p>
      <text:p text:style-name="P3430"><text:span text:style-name="T3431"><text:s text:c="2"/></text:span><text:span text:style-name="T3432">&lt;</text:span><text:span text:style-name="T3433">meta</text:span><text:span text:style-name="T3434"><text:s/></text:span><text:span text:style-name="T3435">http-equiv</text:span><text:span text:style-name="T3436">=</text:span><text:span text:style-name="T3437">"</text:span><text:span text:style-name="T3438">content-type</text:span><text:span text:style-name="T3439">"</text:span><text:span text:style-name="T3440"><text:s/></text:span><text:span text:style-name="T3441">content</text:span><text:span text:style-name="T3442">=</text:span><text:span text:style-name="T3443">"</text:span><text:span text:style-name="T3444">text/html; charset=windows-1252</text:span><text:span text:style-name="T3445">"</text:span><text:span text:style-name="T3446"><text:s/>/&gt;</text:span></text:p>
      <text:p text:style-name="P3447"><text:span text:style-name="T3448"><text:s text:c="2"/></text:span><text:span text:style-name="T3449">&lt;</text:span><text:span text:style-name="T3450">link</text:span><text:span text:style-name="T3451"><text:s/></text:span><text:span text:style-name="T3452">rel</text:span><text:span text:style-name="T3453">=</text:span><text:span text:style-name="T3454">"</text:span><text:span text:style-name="T3455">stylesheet</text:span><text:span text:style-name="T3456">"</text:span><text:span text:style-name="T3457"><text:s/></text:span><text:span text:style-name="T3458">type</text:span><text:span text:style-name="T3459">=</text:span><text:span text:style-name="T3460">"</text:span><text:span text:style-name="T3461">text/css</text:span><text:span text:style-name="T3462">"</text:span><text:span text:style-name="T3463"><text:s/></text:span><text:span text:style-name="T3464">href</text:span><text:span text:style-name="T3465">=</text:span><text:span text:style-name="T3466">"</text:span><text:span text:style-name="T3467">style.css</text:span><text:span text:style-name="T3468">"</text:span><text:span text:style-name="T3469"><text:s/>/&gt;</text:span></text:p>
      <text:p text:style-name="P3470"><text:span text:style-name="T3471"><text:s text:c="2"/></text:span><text:span text:style-name="T3472">&lt;</text:span><text:span text:style-name="T3473">title</text:span><text:span text:style-name="T3474">&gt;</text:span><text:span text:style-name="T3475">O desenvolvimento sustentável e a água na agricultura</text:span><text:span text:style-name="T3476">&lt;/</text:span><text:span text:style-name="T3477">title</text:span><text:span text:style-name="T3478">&gt;</text:span></text:p>
      <text:p text:style-name="P3479"><text:span text:style-name="T3480">&lt;/</text:span><text:span text:style-name="T3481">head</text:span><text:span text:style-name="T3482">&gt;</text:span></text:p>
      <text:p text:style-name="P3483"/>
      <text:p text:style-name="P3484"><text:span text:style-name="T3485">&lt;</text:span><text:span text:style-name="T3486">body</text:span><text:span text:style-name="T3487">&gt;</text:span></text:p>
      <text:p text:style-name="P3488"><text:span text:style-name="T3489"><text:s text:c="2"/></text:span><text:span text:style-name="T3490">&lt;</text:span><text:span text:style-name="T3491">div</text:span><text:span text:style-name="T3492"><text:s/></text:span><text:span text:style-name="T3493">id</text:span><text:span text:style-name="T3494">="</text:span><text:span text:style-name="T3495">main</text:span><text:span text:style-name="T3496">"</text:span><text:span text:style-name="T3497">&gt;</text:span></text:p>
      <text:soft-page-break/>
      <text:p text:style-name="P3498"><text:span text:style-name="T3499"><text:s text:c="4"/></text:span><text:span text:style-name="T3500">&lt;</text:span><text:span text:style-name="T3501">div</text:span><text:span text:style-name="T3502"><text:s/></text:span><text:span text:style-name="T3503">id</text:span><text:span text:style-name="T3504">="</text:span><text:span text:style-name="T3505">header</text:span><text:span text:style-name="T3506">"</text:span><text:span text:style-name="T3507">&gt;</text:span></text:p>
      <text:p text:style-name="P3508"><text:span text:style-name="T3509"><text:s text:c="6"/></text:span><text:span text:style-name="T3510">&lt;</text:span><text:span text:style-name="T3511">div</text:span><text:span text:style-name="T3512"><text:s/></text:span><text:span text:style-name="T3513">id</text:span><text:span text:style-name="T3514">="</text:span><text:span text:style-name="T3515">logo</text:span><text:span text:style-name="T3516">"</text:span><text:span text:style-name="T3517">&gt;</text:span></text:p>
      <text:p text:style-name="P3518"><text:span text:style-name="T3519"><text:s text:c="8"/></text:span><text:span text:style-name="T3520">&lt;</text:span><text:span text:style-name="T3521">div</text:span><text:span text:style-name="T3522"><text:s/></text:span><text:span text:style-name="T3523">id</text:span><text:span text:style-name="T3524">="</text:span><text:span text:style-name="T3525">logo_text</text:span><text:span text:style-name="T3526">"</text:span><text:span text:style-name="T3527">&gt;</text:span></text:p>
      <text:p text:style-name="P3528"><text:span text:style-name="T3529"><text:s text:c="10"/></text:span><text:span text:style-name="T3530">&lt;</text:span><text:span text:style-name="T3531">h1</text:span><text:span text:style-name="T3532">&gt;&lt;</text:span><text:span text:style-name="T3533">a</text:span><text:span text:style-name="T3534"><text:s/></text:span><text:span text:style-name="T3535">href</text:span><text:span text:style-name="T3536">=</text:span><text:span text:style-name="T3537">"</text:span><text:span text:style-name="T3538">index.html</text:span><text:span text:style-name="T3539">"</text:span><text:span text:style-name="T3540">&gt;&lt;</text:span><text:span text:style-name="T3541">span</text:span><text:span text:style-name="T3542"><text:s/></text:span><text:span text:style-name="T3543">class</text:span><text:span text:style-name="T3544">=</text:span><text:span text:style-name="T3545">"</text:span><text:span text:style-name="T3546">logo_colour2</text:span><text:span text:style-name="T3547">"</text:span><text:span text:style-name="T3548">&gt;</text:span><text:span text:style-name="T3549">Desenvolvimento</text:span><text:span text:style-name="T3550">&lt;/</text:span><text:span text:style-name="T3551">span</text:span><text:span text:style-name="T3552">&gt;&lt;</text:span><text:span text:style-name="T3553">span</text:span><text:span text:style-name="T3554"><text:s/></text:span><text:span text:style-name="T3555">class</text:span><text:span text:style-name="T3556">=</text:span><text:span text:style-name="T3557">"</text:span><text:span text:style-name="T3558">logo_colour</text:span><text:span text:style-name="T3559">"</text:span><text:span text:style-name="T3560">&gt;</text:span><text:span text:style-name="T3561">Sustentável</text:span><text:span text:style-name="T3562">&lt;/</text:span><text:span text:style-name="T3563">span</text:span><text:span text:style-name="T3564">&gt;&lt;/</text:span><text:span text:style-name="T3565">a</text:span><text:span text:style-name="T3566">&gt;&lt;/</text:span><text:span text:style-name="T3567">h1</text:span><text:span text:style-name="T3568">&gt;</text:span><text:span text:style-name="T3569"><text:s text:c="10"/></text:span><text:span text:style-name="T3570">&lt;</text:span><text:span text:style-name="T3571">h2</text:span><text:span text:style-name="T3572">&gt;</text:span><text:span text:style-name="T3573">Água na Agricultura</text:span><text:span text:style-name="T3574">&lt;/</text:span><text:span text:style-name="T3575">h2</text:span><text:span text:style-name="T3576">&gt;</text:span></text:p>
      <text:p text:style-name="P3577"><text:span text:style-name="T3578"><text:s text:c="8"/></text:span><text:span text:style-name="T3579">&lt;/</text:span><text:span text:style-name="T3580">div</text:span><text:span text:style-name="T3581">&gt;</text:span></text:p>
      <text:p text:style-name="P3582"><text:span text:style-name="T3583"><text:s text:c="6"/></text:span><text:span text:style-name="T3584">&lt;/</text:span><text:span text:style-name="T3585">div</text:span><text:span text:style-name="T3586">&gt;</text:span></text:p>
      <text:p text:style-name="P3587"><text:span text:style-name="T3588"><text:s text:c="6"/></text:span><text:span text:style-name="T3589">&lt;</text:span><text:span text:style-name="T3590">div</text:span><text:span text:style-name="T3591"><text:s/></text:span><text:span text:style-name="T3592">id</text:span><text:span text:style-name="T3593">="</text:span><text:span text:style-name="T3594">menubar</text:span><text:span text:style-name="T3595">"</text:span><text:span text:style-name="T3596">&gt;</text:span></text:p>
      <text:p text:style-name="P3597"><text:span text:style-name="T3598"><text:s text:c="8"/></text:span><text:span text:style-name="T3599">&lt;</text:span><text:span text:style-name="T3600">ul</text:span><text:span text:style-name="T3601"><text:s/></text:span><text:span text:style-name="T3602">id</text:span><text:span text:style-name="T3603">="</text:span><text:span text:style-name="T3604">menu</text:span><text:span text:style-name="T3605">"</text:span><text:span text:style-name="T3606">&gt;</text:span></text:p>
      <text:p text:style-name="P3607"><text:span text:style-name="T3608"><text:s text:c="10"/></text:span><text:span text:style-name="T3609">&lt;</text:span><text:span text:style-name="T3610">li</text:span><text:span text:style-name="T3611"><text:s/></text:span><text:span text:style-name="T3612">class</text:span><text:span text:style-name="T3613">=</text:span><text:span text:style-name="T3614">"</text:span><text:span text:style-name="T3615">selected</text:span><text:span text:style-name="T3616">"</text:span><text:span text:style-name="T3617">&gt;&lt;</text:span><text:span text:style-name="T3618">a</text:span><text:span text:style-name="T3619"><text:s/></text:span><text:span text:style-name="T3620">href</text:span><text:span text:style-name="T3621">=</text:span><text:span text:style-name="T3622">"</text:span><text:span text:style-name="T3623">index.html</text:span><text:span text:style-name="T3624">"</text:span><text:span text:style-name="T3625">&gt;</text:span><text:span text:style-name="T3626">Jogo</text:span><text:span text:style-name="T3627">&lt;/</text:span><text:span text:style-name="T3628">a</text:span><text:span text:style-name="T3629">&gt;&lt;/</text:span><text:span text:style-name="T3630">li</text:span><text:span text:style-name="T3631">&gt;</text:span></text:p>
      <text:p text:style-name="P3632"><text:span text:style-name="T3633">     <text:s/></text:span><text:span text:style-name="T3634">&lt;</text:span><text:span text:style-name="T3635">li</text:span><text:span text:style-name="T3636"><text:s/></text:span><text:span text:style-name="T3637">class</text:span><text:span text:style-name="T3638">=</text:span><text:span text:style-name="T3639">"</text:span><text:span text:style-name="T3640">selected</text:span><text:span text:style-name="T3641">"</text:span><text:span text:style-name="T3642">&gt;&lt;</text:span><text:span text:style-name="T3643">a</text:span><text:span text:style-name="T3644"><text:s/></text:span><text:span text:style-name="T3645">href</text:span><text:span text:style-name="T3646">=</text:span><text:span text:style-name="T3647">"</text:span><text:span text:style-name="T3648">sobre.html</text:span><text:span text:style-name="T3649">"</text:span><text:span text:style-name="T3650">&gt;</text:span><text:span text:style-name="T3651">Sobre</text:span><text:span text:style-name="T3652">&lt;/</text:span><text:span text:style-name="T3653">a</text:span><text:span text:style-name="T3654">&gt;&lt;/</text:span><text:span text:style-name="T3655">li</text:span><text:span text:style-name="T3656">&gt;</text:span></text:p>
      <text:p text:style-name="P3657"><text:span text:style-name="T3658"><text:s text:c="8"/></text:span><text:span text:style-name="T3659">&lt;/</text:span><text:span text:style-name="T3660">ul</text:span><text:span text:style-name="T3661">&gt;</text:span></text:p>
      <text:p text:style-name="P3662"><text:span text:style-name="T3663"><text:s text:c="6"/></text:span><text:span text:style-name="T3664">&lt;/</text:span><text:span text:style-name="T3665">div</text:span><text:span text:style-name="T3666">&gt;</text:span></text:p>
      <text:p text:style-name="P3667"><text:span text:style-name="T3668"><text:s text:c="4"/></text:span><text:span text:style-name="T3669">&lt;/</text:span><text:span text:style-name="T3670">div</text:span><text:span text:style-name="T3671">&gt;</text:span></text:p>
      <text:p text:style-name="P3672"><text:span text:style-name="T3673"><text:s text:c="4"/></text:span><text:span text:style-name="T3674">&lt;</text:span><text:span text:style-name="T3675">div</text:span><text:span text:style-name="T3676"><text:s/></text:span><text:span text:style-name="T3677">id</text:span><text:span text:style-name="T3678">="</text:span><text:span text:style-name="T3679">site_content</text:span><text:span text:style-name="T3680">"</text:span><text:span text:style-name="T3681">&gt;</text:span></text:p>
      <text:p text:style-name="P3682"><text:span text:style-name="T3683"><text:s text:c="8"/></text:span><text:span text:style-name="T3684">&lt;</text:span><text:span text:style-name="T3685">h1</text:span><text:span text:style-name="T3686"><text:s/></text:span><text:span text:style-name="T3687">class</text:span><text:span text:style-name="T3688">=</text:span><text:span text:style-name="T3689">"</text:span><text:span text:style-name="T3690">h1-acerto</text:span><text:span text:style-name="T3691">"</text:span><text:span text:style-name="T3692">&gt;</text:span><text:span text:style-name="T3693">Você<text:s/></text:span><text:span text:style-name="T3694">acertou, parabéns!</text:span><text:span text:style-name="T3695">&lt;/</text:span><text:span text:style-name="T3696">h1</text:span><text:span text:style-name="T3697">&gt;&lt;/</text:span><text:span text:style-name="T3698">br</text:span><text:span text:style-name="T3699">&gt;</text:span></text:p>
      <text:p text:style-name="P3700"><text:span text:style-name="T3701"><text:s text:c="8"/></text:span><text:span text:style-name="T3702">&lt;</text:span><text:span text:style-name="T3703">ul</text:span><text:span text:style-name="T3704">&gt;</text:span></text:p>
      <text:p text:style-name="P3705"><text:span text:style-name="T3706"><text:s text:c="12"/></text:span><text:span text:style-name="T3707">&lt;</text:span><text:span text:style-name="T3708">li</text:span><text:span text:style-name="T3709"><text:s/></text:span><text:span text:style-name="T3710">class</text:span><text:span text:style-name="T3711">=</text:span><text:span text:style-name="T3712">"</text:span><text:span text:style-name="T3713">alternativas</text:span><text:span text:style-name="T3714">"</text:span><text:span text:style-name="T3715">&gt;&lt;</text:span><text:span text:style-name="T3716">a</text:span><text:span text:style-name="T3717"><text:s/></text:span><text:span text:style-name="T3718">class</text:span><text:span text:style-name="T3719">=</text:span><text:span text:style-name="T3720">"</text:span><text:span text:style-name="T3721">alter</text:span><text:span text:style-name="T3722">"</text:span><text:span text:style-name="T3723"><text:s/></text:span><text:span text:style-name="T3724">href</text:span><text:span text:style-name="T3725">=</text:span><text:span text:style-name="T3726">"</text:span><text:span text:style-name="T3727">pergunta01.html</text:span><text:span text:style-name="T3728">"</text:span><text:span text:style-name="T3729">&gt;</text:span><text:span text:style-name="T3730">Pergunta 1</text:span><text:span text:style-name="T3731">&lt;/</text:span><text:span text:style-name="T3732">a</text:span><text:span text:style-name="T3733">&gt;&lt;/</text:span><text:span text:style-name="T3734">li</text:span><text:span text:style-name="T3735">&gt;</text:span></text:p>
      <text:p text:style-name="P3736"><text:span text:style-name="T3737"><text:s text:c="12"/></text:span><text:span text:style-name="T3738">&lt;</text:span><text:span text:style-name="T3739">li</text:span><text:span text:style-name="T3740"><text:s/></text:span><text:span text:style-name="T3741">class</text:span><text:span text:style-name="T3742">=</text:span><text:span text:style-name="T3743">"</text:span><text:span text:style-name="T3744">alternativas</text:span><text:span text:style-name="T3745">"</text:span><text:span text:style-name="T3746">&gt;&lt;</text:span><text:span text:style-name="T3747">a</text:span><text:span text:style-name="T3748"><text:s/></text:span><text:span text:style-name="T3749">class</text:span><text:span text:style-name="T3750">=</text:span><text:span text:style-name="T3751">"</text:span><text:span text:style-name="T3752">alter</text:span><text:span text:style-name="T3753">"</text:span><text:span text:style-name="T3754"><text:s/></text:span><text:span text:style-name="T3755">href</text:span><text:span text:style-name="T3756">=</text:span><text:span text:style-name="T3757">"</text:span><text:span text:style-name="T3758">pergunta02.html</text:span><text:span text:style-name="T3759">"</text:span><text:span text:style-name="T3760">&gt;</text:span><text:span text:style-name="T3761">Pergunta 2</text:span><text:span text:style-name="T3762">&lt;/</text:span><text:span text:style-name="T3763">a</text:span><text:span text:style-name="T3764">&gt;&lt;/</text:span><text:span text:style-name="T3765">li</text:span><text:span text:style-name="T3766">&gt;</text:span></text:p>
      <text:p text:style-name="P3767"><text:span text:style-name="T3768"><text:s text:c="12"/></text:span><text:span text:style-name="T3769">&lt;</text:span><text:span text:style-name="T3770">li</text:span><text:span text:style-name="T3771"><text:s/></text:span><text:span text:style-name="T3772">class</text:span><text:span text:style-name="T3773">=</text:span><text:span text:style-name="T3774">"</text:span><text:span text:style-name="T3775">alternativas</text:span><text:span text:style-name="T3776">"</text:span><text:span text:style-name="T3777">&gt;&lt;</text:span><text:span text:style-name="T3778">a</text:span><text:span text:style-name="T3779"><text:s/></text:span><text:span text:style-name="T3780">class</text:span><text:span text:style-name="T3781">=</text:span><text:span text:style-name="T3782">"</text:span><text:span text:style-name="T3783">alter</text:span><text:span text:style-name="T3784">"</text:span><text:span text:style-name="T3785"><text:s/></text:span><text:span text:style-name="T3786">href</text:span><text:span text:style-name="T3787">=</text:span><text:span text:style-name="T3788">"</text:span><text:span text:style-name="T3789">pergunta03.html</text:span><text:span text:style-name="T3790">"</text:span><text:span text:style-name="T3791">&gt;</text:span><text:span text:style-name="T3792">Pergunta 3</text:span><text:span text:style-name="T3793">&lt;/</text:span><text:span text:style-name="T3794">a</text:span><text:span text:style-name="T3795">&gt;&lt;/</text:span><text:span text:style-name="T3796">li</text:span><text:span text:style-name="T3797">&gt;</text:span></text:p>
      <text:p text:style-name="P3798"><text:span text:style-name="T3799"><text:s text:c="12"/></text:span><text:span text:style-name="T3800">&lt;</text:span><text:span text:style-name="T3801">li</text:span><text:span text:style-name="T3802"><text:s/></text:span><text:span text:style-name="T3803">class</text:span><text:span text:style-name="T3804">=</text:span><text:span text:style-name="T3805">"</text:span><text:span text:style-name="T3806">alternativas</text:span><text:span text:style-name="T3807">"</text:span><text:span text:style-name="T3808">&gt;&lt;</text:span><text:span text:style-name="T3809">a</text:span><text:span text:style-name="T3810"><text:s/></text:span><text:span text:style-name="T3811">class</text:span><text:span text:style-name="T3812">=</text:span><text:span text:style-name="T3813">"</text:span><text:span text:style-name="T3814">alter</text:span><text:span text:style-name="T3815">"</text:span><text:span text:style-name="T3816"><text:s/></text:span><text:span text:style-name="T3817">href</text:span><text:span text:style-name="T3818">=</text:span><text:span text:style-name="T3819">"</text:span><text:span text:style-name="T3820">pergunta04.html</text:span><text:span text:style-name="T3821">"</text:span><text:span text:style-name="T3822">&gt;</text:span><text:span text:style-name="T3823">Pergunta 4</text:span><text:span text:style-name="T3824">&lt;/</text:span><text:span text:style-name="T3825">a</text:span><text:span text:style-name="T3826">&gt;&lt;/</text:span><text:span text:style-name="T3827">li</text:span><text:span text:style-name="T3828">&gt;</text:span></text:p>
      <text:p text:style-name="P3829"><text:span text:style-name="T3830"><text:s text:c="12"/></text:span><text:span text:style-name="T3831">&lt;</text:span><text:span text:style-name="T3832">li</text:span><text:span text:style-name="T3833"><text:s/></text:span><text:span text:style-name="T3834">class</text:span><text:span text:style-name="T3835">=</text:span><text:span text:style-name="T3836">"</text:span><text:span text:style-name="T3837">alternativas</text:span><text:span text:style-name="T3838">"</text:span><text:span text:style-name="T3839">&gt;&lt;</text:span><text:span text:style-name="T3840">a</text:span><text:span text:style-name="T3841"><text:s/></text:span><text:span text:style-name="T3842">class</text:span><text:span text:style-name="T3843">=</text:span><text:span text:style-name="T3844">"</text:span><text:span text:style-name="T3845">alter</text:span><text:span text:style-name="T3846">"</text:span><text:span text:style-name="T3847"><text:s/></text:span><text:span text:style-name="T3848">href</text:span><text:span text:style-name="T3849">=</text:span><text:span text:style-name="T3850">"</text:span><text:span text:style-name="T3851">pergunta05.html</text:span><text:span text:style-name="T3852">"</text:span><text:span text:style-name="T3853">&gt;</text:span><text:span text:style-name="T3854">Pergunta 5</text:span><text:span text:style-name="T3855">&lt;/</text:span><text:span text:style-name="T3856">a</text:span><text:span text:style-name="T3857">&gt;&lt;/</text:span><text:span text:style-name="T3858">li</text:span><text:span text:style-name="T3859">&gt;</text:span></text:p>
      <text:p text:style-name="P3860"><text:span text:style-name="T3861"><text:s text:c="12"/></text:span><text:span text:style-name="T3862">&lt;</text:span><text:span text:style-name="T3863">li</text:span><text:span text:style-name="T3864"><text:s/></text:span><text:span text:style-name="T3865">class</text:span><text:span text:style-name="T3866">=</text:span><text:span text:style-name="T3867">"</text:span><text:span text:style-name="T3868">next</text:span><text:span text:style-name="T3869">"</text:span><text:span text:style-name="T3870">&gt;&lt;</text:span><text:span text:style-name="T3871">a</text:span><text:span text:style-name="T3872"><text:s/></text:span><text:span text:style-name="T3873">class</text:span><text:span text:style-name="T3874">=</text:span><text:span text:style-name="T3875">"</text:span><text:span text:style-name="T3876">alter</text:span><text:span text:style-name="T3877">"</text:span><text:span text:style-name="T3878"><text:s/></text:span><text:span text:style-name="T3879">href</text:span><text:span text:style-name="T3880">=</text:span><text:span text:style-name="T3881">"</text:span><text:span text:style-name="T3882">index.html</text:span><text:span text:style-name="T3883">"</text:span><text:span text:style-name="T3884">&gt;</text:span><text:span text:style-name="T3885">Voltar ao início</text:span><text:span text:style-name="T3886">&lt;/</text:span><text:span text:style-name="T3887">a</text:span><text:span text:style-name="T3888">&gt;&lt;/</text:span><text:span text:style-name="T3889">li</text:span><text:span text:style-name="T3890">&gt;</text:span></text:p>
      <text:p text:style-name="P3891"><text:span text:style-name="T3892"><text:s text:c="8"/></text:span><text:span text:style-name="T3893">&lt;/</text:span><text:span text:style-name="T3894">ul</text:span><text:span text:style-name="T3895">&gt;</text:span></text:p>
      <text:p text:style-name="P3896"><text:span text:style-name="T3897">  </text:span><text:span text:style-name="T3898">&lt;/</text:span><text:span text:style-name="T3899">div</text:span><text:span text:style-name="T3900">&gt;</text:span></text:p>
      <text:p text:style-name="P3901"><text:span text:style-name="T3902"><text:s text:c="4"/></text:span><text:span text:style-name="T3903">&lt;</text:span><text:span text:style-name="T3904">div</text:span><text:span text:style-name="T3905"><text:s/></text:span><text:span text:style-name="T3906">id</text:span><text:span text:style-name="T3907">="</text:span><text:span text:style-name="T3908">footer</text:span><text:span text:style-name="T3909">"</text:span><text:span text:style-name="T3910">&gt;</text:span></text:p>
      <text:p text:style-name="P3911"><text:span text:style-name="T3912"><text:s text:c="6"/></text:span><text:span text:style-name="T3913">&lt;</text:span><text:span text:style-name="T3914">p</text:span><text:span text:style-name="T3915">&gt;&lt;</text:span><text:span text:style-name="T3916">a</text:span><text:span text:style-name="T3917"><text:s/></text:span><text:span text:style-name="T3918">href</text:span><text:span text:style-name="T3919">=</text:span><text:span text:style-name="T3920">"</text:span><text:span text:style-name="T3921">index.html</text:span><text:span text:style-name="T3922">"</text:span><text:span text:style-name="T3923">&gt;</text:span><text:span text:style-name="T3924">Jogo</text:span><text:span text:style-name="T3925">&lt;/</text:span><text:span text:style-name="T3926">a</text:span><text:span text:style-name="T3927">&gt;</text:span><text:span text:style-name="T3928"><text:s/>|<text:s/></text:span><text:span text:style-name="T3929">&lt;</text:span><text:span text:style-name="T3930">a</text:span><text:span text:style-name="T3931"><text:s/></text:span><text:span text:style-name="T3932">href</text:span><text:span text:style-name="T3933">=</text:span><text:span text:style-name="T3934">"</text:span><text:span text:style-name="T3935">examples.html</text:span><text:span text:style-name="T3936">"</text:span><text:span text:style-name="T3937">&gt;</text:span><text:span text:style-name="T3938">---</text:span><text:span text:style-name="T3939">&lt;/</text:span><text:span text:style-name="T3940">a</text:span><text:span text:style-name="T3941">&gt;</text:span><text:span text:style-name="T3942"><text:s/>|<text:s/></text:span><text:span text:style-name="T3943">&lt;</text:span><text:span text:style-name="T3944">a</text:span><text:span text:style-name="T3945"><text:s/></text:span><text:span text:style-name="T3946">href</text:span><text:span text:style-name="T3947">=</text:span><text:span text:style-name="T3948">"</text:span><text:span text:style-name="T3949">page.html</text:span><text:span text:style-name="T3950">"</text:span><text:span text:style-name="T3951">&gt;</text:span><text:span text:style-name="T3952">----</text:span><text:span text:style-name="T3953">&lt;/</text:span><text:span text:style-name="T3954">a</text:span><text:span text:style-name="T3955">&gt;</text:span><text:span text:style-name="T3956"><text:s/>|<text:s/></text:span><text:span text:style-name="T3957">&lt;</text:span><text:span text:style-name="T3958">a</text:span><text:span text:style-name="T3959"><text:s/></text:span><text:span text:style-name="T3960">href</text:span><text:span text:style-name="T3961">=</text:span><text:span text:style-name="T3962">"</text:span><text:span text:style-name="T3963">another_page.html</text:span><text:span text:style-name="T3964">"</text:span><text:span text:style-name="T3965">&gt;</text:span><text:span text:style-name="T3966">-----</text:span><text:span text:style-name="T3967">&lt;/</text:span><text:span text:style-name="T3968">a</text:span><text:span text:style-name="T3969">&gt;</text:span><text:span text:style-name="T3970"><text:s/>|<text:s/></text:span><text:span text:style-name="T3971">&lt;</text:span><text:span text:style-name="T3972">a</text:span><text:span text:style-name="T3973"><text:s/></text:span><text:span text:style-name="T3974">href</text:span><text:span text:style-name="T3975">=</text:span><text:span text:style-name="T3976">"</text:span><text:span text:style-name="T3977">contact.html</text:span><text:span text:style-name="T3978">"</text:span><text:span text:style-name="T3979">&gt;</text:span><text:span text:style-name="T3980">------</text:span><text:span text:style-name="T3981">&lt;/</text:span><text:span text:style-name="T3982">a</text:span><text:span text:style-name="T3983">&gt;&lt;/</text:span><text:span text:style-name="T3984">p</text:span><text:span text:style-name="T3985">&gt;</text:span></text:p>
      <text:p text:style-name="P3986"><text:span text:style-name="T3987"><text:s text:c="6"/></text:span><text:span text:style-name="T3988">&lt;</text:span><text:span text:style-name="T3989">p</text:span><text:span text:style-name="T3990">&gt;</text:span><text:span text:style-name="T3991">Copyright<text:s/></text:span><text:span text:style-name="T3992">&amp;copy;</text:span><text:span text:style-name="T3993"><text:s/>Ã</text:span><text:span text:style-name="T3994"></text:span><text:span text:style-name="T3995">gua na Agricultura</text:span><text:span text:style-name="T3996">&lt;/</text:span><text:span text:style-name="T3997">p</text:span><text:span text:style-name="T3998">&gt;</text:span></text:p>
      <text:p text:style-name="P3999"><text:span text:style-name="T4000"><text:s text:c="4"/></text:span><text:span text:style-name="T4001">&lt;/</text:span><text:span text:style-name="T4002">div</text:span><text:span text:style-name="T4003">&gt;</text:span></text:p>
      <text:p text:style-name="P4004"><text:span text:style-name="T4005"><text:s text:c="2"/></text:span><text:span text:style-name="T4006">&lt;/</text:span><text:span text:style-name="T4007">div</text:span><text:span text:style-name="T4008">&gt;</text:span></text:p>
      <text:p text:style-name="P4009"><text:span text:style-name="T4010">&lt;/</text:span><text:span text:style-name="T4011">body</text:span><text:span text:style-name="T4012">&gt;</text:span></text:p>
      <text:p text:style-name="P4013"><text:span text:style-name="T4014">&lt;/</text:span><text:span text:style-name="T4015">html</text:span><text:span text:style-name="T4016">&gt;</text:span></text:p>
      <text:p text:style-name="P4017"/>
      <text:p text:style-name="P4018">Erro.html</text:p>
      <text:soft-page-break/>
      <text:p text:style-name="P4019"><text:span text:style-name="T4020">&lt;!DOCTYPE HTML&gt;</text:span></text:p>
      <text:p text:style-name="P4021"><text:span text:style-name="T4022">&lt;</text:span><text:span text:style-name="T4023">html</text:span><text:span text:style-name="T4024">&gt;</text:span></text:p>
      <text:p text:style-name="P4025"/>
      <text:p text:style-name="P4026"><text:span text:style-name="T4027">&lt;</text:span><text:span text:style-name="T4028">head</text:span><text:span text:style-name="T4029">&gt;</text:span></text:p>
      <text:p text:style-name="P4030"><text:span text:style-name="T4031"><text:s text:c="2"/></text:span><text:span text:style-name="T4032">&lt;</text:span><text:span text:style-name="T4033">title</text:span><text:span text:style-name="T4034">&gt;</text:span><text:span text:style-name="T4035">O desenvolvimento sustentável e a<text:s/></text:span><text:span text:style-name="T4036">Água na agricultura</text:span><text:span text:style-name="T4037">&lt;/</text:span><text:span text:style-name="T4038">title</text:span><text:span text:style-name="T4039">&gt;</text:span></text:p>
      <text:p text:style-name="P4040"><text:span text:style-name="T4041"><text:s text:c="2"/></text:span><text:span text:style-name="T4042">&lt;</text:span><text:span text:style-name="T4043">meta</text:span><text:span text:style-name="T4044"><text:s/></text:span><text:span text:style-name="T4045">charset</text:span><text:span text:style-name="T4046">=</text:span><text:span text:style-name="T4047">"</text:span><text:span text:style-name="T4048">UTF-8</text:span><text:span text:style-name="T4049">"</text:span><text:span text:style-name="T4050">&gt;</text:span></text:p>
      <text:p text:style-name="P4051"><text:span text:style-name="T4052"><text:s text:c="2"/></text:span><text:span text:style-name="T4053">&lt;</text:span><text:span text:style-name="T4054">meta</text:span><text:span text:style-name="T4055"><text:s/></text:span><text:span text:style-name="T4056">name</text:span><text:span text:style-name="T4057">=</text:span><text:span text:style-name="T4058">"</text:span><text:span text:style-name="T4059">description</text:span><text:span text:style-name="T4060">"</text:span><text:span text:style-name="T4061"><text:s/></text:span><text:span text:style-name="T4062">content</text:span><text:span text:style-name="T4063">=</text:span><text:span text:style-name="T4064">"</text:span><text:span text:style-name="T4065">website description</text:span><text:span text:style-name="T4066">"</text:span><text:span text:style-name="T4067"><text:s/>/&gt;</text:span></text:p>
      <text:p text:style-name="P4068"><text:span text:style-name="T4069"><text:s text:c="2"/></text:span><text:span text:style-name="T4070">&lt;</text:span><text:span text:style-name="T4071">meta</text:span><text:span text:style-name="T4072"><text:s/></text:span><text:span text:style-name="T4073">name</text:span><text:span text:style-name="T4074">=</text:span><text:span text:style-name="T4075">"</text:span><text:span text:style-name="T4076">keywords</text:span><text:span text:style-name="T4077">"</text:span><text:span text:style-name="T4078"><text:s/></text:span><text:span text:style-name="T4079">content</text:span><text:span text:style-name="T4080">=</text:span><text:span text:style-name="T4081">"</text:span><text:span text:style-name="T4082">website keywords, website keywords</text:span><text:span text:style-name="T4083">"</text:span><text:span text:style-name="T4084"><text:s/>/&gt;</text:span></text:p>
      <text:p text:style-name="P4085"><text:span text:style-name="T4086"><text:s text:c="2"/></text:span><text:span text:style-name="T4087">&lt;</text:span><text:span text:style-name="T4088">meta</text:span><text:span text:style-name="T4089"><text:s/></text:span><text:span text:style-name="T4090">http-equiv</text:span><text:span text:style-name="T4091">=</text:span><text:span text:style-name="T4092">"</text:span><text:span text:style-name="T4093">content-type</text:span><text:span text:style-name="T4094">"</text:span><text:span text:style-name="T4095"><text:s/></text:span><text:span text:style-name="T4096">content</text:span><text:span text:style-name="T4097">=</text:span><text:span text:style-name="T4098">"</text:span><text:span text:style-name="T4099">text/html;<text:s/></text:span><text:span text:style-name="T4100">charset=windows-1252</text:span><text:span text:style-name="T4101">"</text:span><text:span text:style-name="T4102"><text:s/>/&gt;</text:span></text:p>
      <text:p text:style-name="P4103"><text:span text:style-name="T4104"><text:s text:c="2"/></text:span><text:span text:style-name="T4105">&lt;</text:span><text:span text:style-name="T4106">link</text:span><text:span text:style-name="T4107"><text:s/></text:span><text:span text:style-name="T4108">rel</text:span><text:span text:style-name="T4109">=</text:span><text:span text:style-name="T4110">"</text:span><text:span text:style-name="T4111">stylesheet</text:span><text:span text:style-name="T4112">"</text:span><text:span text:style-name="T4113"><text:s/></text:span><text:span text:style-name="T4114">type</text:span><text:span text:style-name="T4115">=</text:span><text:span text:style-name="T4116">"</text:span><text:span text:style-name="T4117">text/css</text:span><text:span text:style-name="T4118">"</text:span><text:span text:style-name="T4119"><text:s/></text:span><text:span text:style-name="T4120">href</text:span><text:span text:style-name="T4121">=</text:span><text:span text:style-name="T4122">"</text:span><text:span text:style-name="T4123">style.css</text:span><text:span text:style-name="T4124">"</text:span><text:span text:style-name="T4125"><text:s/>/&gt;</text:span></text:p>
      <text:p text:style-name="P4126"><text:span text:style-name="T4127">&lt;/</text:span><text:span text:style-name="T4128">head</text:span><text:span text:style-name="T4129">&gt;</text:span></text:p>
      <text:p text:style-name="P4130"/>
      <text:p text:style-name="P4131"><text:span text:style-name="T4132">&lt;</text:span><text:span text:style-name="T4133">body</text:span><text:span text:style-name="T4134">&gt;</text:span></text:p>
      <text:p text:style-name="P4135"><text:span text:style-name="T4136"><text:s text:c="2"/></text:span><text:span text:style-name="T4137">&lt;</text:span><text:span text:style-name="T4138">div</text:span><text:span text:style-name="T4139"><text:s/></text:span><text:span text:style-name="T4140">id</text:span><text:span text:style-name="T4141">="</text:span><text:span text:style-name="T4142">main</text:span><text:span text:style-name="T4143">"</text:span><text:span text:style-name="T4144">&gt;</text:span></text:p>
      <text:p text:style-name="P4145"><text:span text:style-name="T4146"><text:s text:c="4"/></text:span><text:span text:style-name="T4147">&lt;</text:span><text:span text:style-name="T4148">div</text:span><text:span text:style-name="T4149"><text:s/></text:span><text:span text:style-name="T4150">id</text:span><text:span text:style-name="T4151">="</text:span><text:span text:style-name="T4152">header</text:span><text:span text:style-name="T4153">"</text:span><text:span text:style-name="T4154">&gt;</text:span></text:p>
      <text:p text:style-name="P4155"><text:span text:style-name="T4156"><text:s text:c="6"/></text:span><text:span text:style-name="T4157">&lt;</text:span><text:span text:style-name="T4158">div</text:span><text:span text:style-name="T4159"><text:s/></text:span><text:span text:style-name="T4160">id</text:span><text:span text:style-name="T4161">="</text:span><text:span text:style-name="T4162">logo</text:span><text:span text:style-name="T4163">"</text:span><text:span text:style-name="T4164">&gt;</text:span></text:p>
      <text:p text:style-name="P4165"><text:span text:style-name="T4166"><text:s text:c="8"/></text:span><text:span text:style-name="T4167">&lt;</text:span><text:span text:style-name="T4168">div</text:span><text:span text:style-name="T4169"><text:s/></text:span><text:span text:style-name="T4170">id</text:span><text:span text:style-name="T4171">="</text:span><text:span text:style-name="T4172">logo_text</text:span><text:span text:style-name="T4173">"</text:span><text:span text:style-name="T4174">&gt;</text:span></text:p>
      <text:p text:style-name="P4175"><text:span text:style-name="T4176"><text:s text:c="10"/></text:span><text:span text:style-name="T4177">&lt;</text:span><text:span text:style-name="T4178">h1</text:span><text:span text:style-name="T4179">&gt;&lt;</text:span><text:span text:style-name="T4180">a</text:span><text:span text:style-name="T4181"><text:s/></text:span><text:span text:style-name="T4182">href</text:span><text:span text:style-name="T4183">=</text:span><text:span text:style-name="T4184">"</text:span><text:span text:style-name="T4185">index.html</text:span><text:span text:style-name="T4186">"</text:span><text:span text:style-name="T4187">&gt;&lt;</text:span><text:span text:style-name="T4188">span</text:span><text:span text:style-name="T4189"><text:s/></text:span><text:span text:style-name="T4190">class</text:span><text:span text:style-name="T4191">=</text:span><text:span text:style-name="T4192">"</text:span><text:span text:style-name="T4193">logo_colour2</text:span><text:span text:style-name="T4194">"</text:span><text:span text:style-name="T4195">&gt;</text:span><text:span text:style-name="T4196">Desenvolvimento</text:span><text:span text:style-name="T4197">&lt;/</text:span><text:span text:style-name="T4198">span</text:span><text:span text:style-name="T4199">&gt;&lt;</text:span><text:span text:style-name="T4200">span</text:span><text:span text:style-name="T4201"><text:s/></text:span><text:span text:style-name="T4202">class</text:span><text:span text:style-name="T4203">=</text:span><text:span text:style-name="T4204">"</text:span><text:span text:style-name="T4205">logo_colour</text:span><text:span text:style-name="T4206">"</text:span><text:span text:style-name="T4207">&gt;</text:span><text:span text:style-name="T4208">Sustentável</text:span><text:span text:style-name="T4209">&lt;/</text:span><text:span text:style-name="T4210">span</text:span><text:span text:style-name="T4211">&gt;&lt;/</text:span><text:span text:style-name="T4212">a</text:span><text:span text:style-name="T4213">&gt;&lt;/</text:span><text:span text:style-name="T4214">h1</text:span><text:span text:style-name="T4215">&gt;</text:span><text:span text:style-name="T4216"><text:s text:c="10"/></text:span><text:span text:style-name="T4217">&lt;</text:span><text:span text:style-name="T4218">h2</text:span><text:span text:style-name="T4219">&gt;</text:span><text:span text:style-name="T4220">Ã</text:span><text:span text:style-name="T4221"></text:span><text:span text:style-name="T4222">gua na Agricultura</text:span><text:span text:style-name="T4223">&lt;/</text:span><text:span text:style-name="T4224">h2</text:span><text:span text:style-name="T4225">&gt;</text:span></text:p>
      <text:p text:style-name="P4226"><text:span text:style-name="T4227"><text:s text:c="8"/></text:span><text:span text:style-name="T4228">&lt;/</text:span><text:span text:style-name="T4229">div</text:span><text:span text:style-name="T4230">&gt;</text:span></text:p>
      <text:p text:style-name="P4231"><text:span text:style-name="T4232"><text:s text:c="6"/></text:span><text:span text:style-name="T4233">&lt;/</text:span><text:span text:style-name="T4234">div</text:span><text:span text:style-name="T4235">&gt;</text:span></text:p>
      <text:p text:style-name="P4236"><text:span text:style-name="T4237"><text:s text:c="6"/></text:span><text:span text:style-name="T4238">&lt;</text:span><text:span text:style-name="T4239">div</text:span><text:span text:style-name="T4240"><text:s/></text:span><text:span text:style-name="T4241">id</text:span><text:span text:style-name="T4242">="</text:span><text:span text:style-name="T4243">menubar</text:span><text:span text:style-name="T4244">"</text:span><text:span text:style-name="T4245">&gt;</text:span></text:p>
      <text:p text:style-name="P4246"><text:span text:style-name="T4247"><text:s text:c="8"/></text:span><text:span text:style-name="T4248">&lt;</text:span><text:span text:style-name="T4249">ul</text:span><text:span text:style-name="T4250"><text:s/></text:span><text:span text:style-name="T4251">id</text:span><text:span text:style-name="T4252">="</text:span><text:span text:style-name="T4253">menu</text:span><text:span text:style-name="T4254">"</text:span><text:span text:style-name="T4255">&gt;</text:span></text:p>
      <text:p text:style-name="P4256"><text:span text:style-name="T4257"><text:s text:c="10"/></text:span><text:span text:style-name="T4258">&lt;</text:span><text:span text:style-name="T4259">li</text:span><text:span text:style-name="T4260"><text:s/></text:span><text:span text:style-name="T4261">class</text:span><text:span text:style-name="T4262">=</text:span><text:span text:style-name="T4263">"</text:span><text:span text:style-name="T4264">selected</text:span><text:span text:style-name="T4265">"</text:span><text:span text:style-name="T4266">&gt;&lt;</text:span><text:span text:style-name="T4267">a</text:span><text:span text:style-name="T4268"><text:s/></text:span><text:span text:style-name="T4269">href</text:span><text:span text:style-name="T4270">=</text:span><text:span text:style-name="T4271">"</text:span><text:span text:style-name="T4272">index.html</text:span><text:span text:style-name="T4273">"</text:span><text:span text:style-name="T4274">&gt;</text:span><text:span text:style-name="T4275">Jogo</text:span><text:span text:style-name="T4276">&lt;/</text:span><text:span text:style-name="T4277">a</text:span><text:span text:style-name="T4278">&gt;&lt;/</text:span><text:span text:style-name="T4279">li</text:span><text:span text:style-name="T4280">&gt;</text:span></text:p>
      <text:p text:style-name="P4281"><text:span text:style-name="T4282">     <text:s/></text:span><text:span text:style-name="T4283">&lt;</text:span><text:span text:style-name="T4284">li</text:span><text:span text:style-name="T4285"><text:s/></text:span><text:span text:style-name="T4286">class</text:span><text:span text:style-name="T4287">=</text:span><text:span text:style-name="T4288">"</text:span><text:span text:style-name="T4289">selected</text:span><text:span text:style-name="T4290">"</text:span><text:span text:style-name="T4291">&gt;&lt;</text:span><text:span text:style-name="T4292">a</text:span><text:span text:style-name="T4293"><text:s/></text:span><text:span text:style-name="T4294">href</text:span><text:span text:style-name="T4295">=</text:span><text:span text:style-name="T4296">"</text:span><text:span text:style-name="T4297">sobre.html</text:span><text:span text:style-name="T4298">"</text:span><text:span text:style-name="T4299">&gt;</text:span><text:span text:style-name="T4300">Sobre</text:span><text:span text:style-name="T4301">&lt;/</text:span><text:span text:style-name="T4302">a</text:span><text:span text:style-name="T4303">&gt;&lt;/</text:span><text:span text:style-name="T4304">li</text:span><text:span text:style-name="T4305">&gt;</text:span></text:p>
      <text:p text:style-name="P4306"><text:span text:style-name="T4307"><text:s text:c="8"/></text:span><text:span text:style-name="T4308">&lt;/</text:span><text:span text:style-name="T4309">ul</text:span><text:span text:style-name="T4310">&gt;</text:span></text:p>
      <text:p text:style-name="P4311"><text:span text:style-name="T4312"><text:s text:c="6"/></text:span><text:span text:style-name="T4313">&lt;/</text:span><text:span text:style-name="T4314">div</text:span><text:span text:style-name="T4315">&gt;</text:span></text:p>
      <text:p text:style-name="P4316"><text:span text:style-name="T4317"><text:s text:c="4"/></text:span><text:span text:style-name="T4318">&lt;/</text:span><text:span text:style-name="T4319">div</text:span><text:span text:style-name="T4320">&gt;</text:span></text:p>
      <text:p text:style-name="P4321"><text:span text:style-name="T4322"><text:s text:c="4"/></text:span><text:span text:style-name="T4323">&lt;</text:span><text:span text:style-name="T4324">div</text:span><text:span text:style-name="T4325"><text:s/></text:span><text:span text:style-name="T4326">id</text:span><text:span text:style-name="T4327">="</text:span><text:span text:style-name="T4328">site_content</text:span><text:span text:style-name="T4329">"</text:span><text:span text:style-name="T4330">&gt;</text:span></text:p>
      <text:p text:style-name="P4331"><text:span text:style-name="T4332"><text:s text:c="8"/></text:span><text:span text:style-name="T4333">&lt;</text:span><text:span text:style-name="T4334">h1</text:span><text:span text:style-name="T4335"><text:s/></text:span><text:span text:style-name="T4336">class</text:span><text:span text:style-name="T4337">=</text:span><text:span text:style-name="T4338">"</text:span><text:span text:style-name="T4339">h1-erro</text:span><text:span text:style-name="T4340">"</text:span><text:span text:style-name="T4341">&gt;</text:span><text:span text:style-name="T4342">Infelizmente você errou, tente novamente!</text:span><text:span text:style-name="T4343">&lt;/</text:span><text:span text:style-name="T4344">h1</text:span><text:span text:style-name="T4345">&gt;&lt;/</text:span><text:span text:style-name="T4346">br</text:span><text:span text:style-name="T4347">&gt;</text:span></text:p>
      <text:p text:style-name="P4348"><text:span text:style-name="T4349"><text:s text:c="8"/></text:span><text:span text:style-name="T4350">&lt;</text:span><text:span text:style-name="T4351">ul</text:span><text:span text:style-name="T4352">&gt;</text:span></text:p>
      <text:p text:style-name="P4353"><text:span text:style-name="T4354"><text:s text:c="12"/></text:span><text:span text:style-name="T4355">&lt;</text:span><text:span text:style-name="T4356">li</text:span><text:span text:style-name="T4357"><text:s/></text:span><text:span text:style-name="T4358">class</text:span><text:span text:style-name="T4359">=</text:span><text:span text:style-name="T4360">"</text:span><text:span text:style-name="T4361">alternativas</text:span><text:span text:style-name="T4362">"</text:span><text:span text:style-name="T4363">&gt;&lt;</text:span><text:span text:style-name="T4364">a</text:span><text:span text:style-name="T4365"><text:s/></text:span><text:span text:style-name="T4366">class</text:span><text:span text:style-name="T4367">=</text:span><text:span text:style-name="T4368">"</text:span><text:span text:style-name="T4369">alter</text:span><text:span text:style-name="T4370">"</text:span><text:span text:style-name="T4371"><text:s/></text:span><text:span text:style-name="T4372">href</text:span><text:span text:style-name="T4373">=</text:span><text:span text:style-name="T4374">"</text:span><text:span text:style-name="T4375">pergunta01.html</text:span><text:span text:style-name="T4376">"</text:span><text:span text:style-name="T4377">&gt;</text:span><text:span text:style-name="T4378">Pergunta 1</text:span><text:span text:style-name="T4379">&lt;/</text:span><text:span text:style-name="T4380">a</text:span><text:span text:style-name="T4381">&gt;&lt;/</text:span><text:span text:style-name="T4382">li</text:span><text:span text:style-name="T4383">&gt;</text:span></text:p>
      <text:p text:style-name="P4384"><text:span text:style-name="T4385"><text:s text:c="12"/></text:span><text:span text:style-name="T4386">&lt;</text:span><text:span text:style-name="T4387">li</text:span><text:span text:style-name="T4388"><text:s/></text:span><text:span text:style-name="T4389">class</text:span><text:span text:style-name="T4390">=</text:span><text:span text:style-name="T4391">"</text:span><text:span text:style-name="T4392">alternativas</text:span><text:span text:style-name="T4393">"</text:span><text:span text:style-name="T4394">&gt;&lt;</text:span><text:span text:style-name="T4395">a</text:span><text:span text:style-name="T4396"><text:s/></text:span><text:span text:style-name="T4397">class</text:span><text:span text:style-name="T4398">=</text:span><text:span text:style-name="T4399">"</text:span><text:span text:style-name="T4400">alter</text:span><text:span text:style-name="T4401">"</text:span><text:span text:style-name="T4402"><text:s/></text:span><text:span text:style-name="T4403">href</text:span><text:span text:style-name="T4404">=</text:span><text:span text:style-name="T4405">"</text:span><text:span text:style-name="T4406">pergunta02.html</text:span><text:span text:style-name="T4407">"</text:span><text:span text:style-name="T4408">&gt;</text:span><text:span text:style-name="T4409">Pergunta 2</text:span><text:span text:style-name="T4410">&lt;/</text:span><text:span text:style-name="T4411">a</text:span><text:span text:style-name="T4412">&gt;&lt;/</text:span><text:span text:style-name="T4413">li</text:span><text:span text:style-name="T4414">&gt;</text:span></text:p>
      <text:p text:style-name="P4415"><text:span text:style-name="T4416"><text:s text:c="12"/></text:span><text:span text:style-name="T4417">&lt;</text:span><text:span text:style-name="T4418">li</text:span><text:span text:style-name="T4419"><text:s/></text:span><text:span text:style-name="T4420">class</text:span><text:span text:style-name="T4421">=</text:span><text:span text:style-name="T4422">"</text:span><text:span text:style-name="T4423">alternativas</text:span><text:span text:style-name="T4424">"</text:span><text:span text:style-name="T4425">&gt;&lt;</text:span><text:span text:style-name="T4426">a</text:span><text:span text:style-name="T4427"><text:s/></text:span><text:span text:style-name="T4428">class</text:span><text:span text:style-name="T4429">=</text:span><text:span text:style-name="T4430">"</text:span><text:span text:style-name="T4431">alter</text:span><text:span text:style-name="T4432">"</text:span><text:span text:style-name="T4433"><text:s/></text:span><text:span text:style-name="T4434">href</text:span><text:span text:style-name="T4435">=</text:span><text:span text:style-name="T4436">"</text:span><text:span text:style-name="T4437">pergunta03.html</text:span><text:span text:style-name="T4438">"</text:span><text:span text:style-name="T4439">&gt;</text:span><text:span text:style-name="T4440">Pergunta</text:span><text:span text:style-name="T4441"><text:s/>3</text:span><text:span text:style-name="T4442">&lt;/</text:span><text:span text:style-name="T4443">a</text:span><text:span text:style-name="T4444">&gt;&lt;/</text:span><text:span text:style-name="T4445">li</text:span><text:span text:style-name="T4446">&gt;</text:span></text:p>
      <text:p text:style-name="P4447"><text:span text:style-name="T4448"><text:s text:c="12"/></text:span><text:span text:style-name="T4449">&lt;</text:span><text:span text:style-name="T4450">li</text:span><text:span text:style-name="T4451"><text:s/></text:span><text:span text:style-name="T4452">class</text:span><text:span text:style-name="T4453">=</text:span><text:span text:style-name="T4454">"</text:span><text:span text:style-name="T4455">alternativas</text:span><text:span text:style-name="T4456">"</text:span><text:span text:style-name="T4457">&gt;&lt;</text:span><text:span text:style-name="T4458">a</text:span><text:span text:style-name="T4459"><text:s/></text:span><text:span text:style-name="T4460">class</text:span><text:span text:style-name="T4461">=</text:span><text:span text:style-name="T4462">"</text:span><text:span text:style-name="T4463">alter</text:span><text:span text:style-name="T4464">"</text:span><text:span text:style-name="T4465"><text:s/></text:span><text:span text:style-name="T4466">href</text:span><text:span text:style-name="T4467">=</text:span><text:span text:style-name="T4468">"</text:span><text:span text:style-name="T4469">pergunta04.html</text:span><text:span text:style-name="T4470">"</text:span><text:span text:style-name="T4471">&gt;</text:span><text:span text:style-name="T4472">Pergunta 4</text:span><text:span text:style-name="T4473">&lt;/</text:span><text:span text:style-name="T4474">a</text:span><text:span text:style-name="T4475">&gt;&lt;/</text:span><text:span text:style-name="T4476">li</text:span><text:span text:style-name="T4477">&gt;</text:span></text:p>
      <text:p text:style-name="P4478"><text:span text:style-name="T4479"><text:s text:c="12"/></text:span><text:span text:style-name="T4480">&lt;</text:span><text:span text:style-name="T4481">li</text:span><text:span text:style-name="T4482"><text:s/></text:span><text:span text:style-name="T4483">class</text:span><text:span text:style-name="T4484">=</text:span><text:span text:style-name="T4485">"</text:span><text:span text:style-name="T4486">alternativas</text:span><text:span text:style-name="T4487">"</text:span><text:span text:style-name="T4488">&gt;&lt;</text:span><text:span text:style-name="T4489">a</text:span><text:span text:style-name="T4490"><text:s/></text:span><text:span text:style-name="T4491">class</text:span><text:span text:style-name="T4492">=</text:span><text:span text:style-name="T4493">"</text:span><text:span text:style-name="T4494">alter</text:span><text:span text:style-name="T4495">"</text:span><text:span text:style-name="T4496"><text:s/></text:span><text:span text:style-name="T4497">href</text:span><text:span text:style-name="T4498">=</text:span><text:span text:style-name="T4499">"</text:span><text:span text:style-name="T4500">pergunta05.html</text:span><text:span text:style-name="T4501">"</text:span><text:span text:style-name="T4502">&gt;</text:span><text:span text:style-name="T4503">Pergunta 5</text:span><text:span text:style-name="T4504">&lt;/</text:span><text:span text:style-name="T4505">a</text:span><text:span text:style-name="T4506">&gt;&lt;/</text:span><text:span text:style-name="T4507">li</text:span><text:span text:style-name="T4508">&gt;</text:span></text:p>
      <text:p text:style-name="P4509"><text:span text:style-name="T4510"><text:s text:c="12"/></text:span><text:span text:style-name="T4511">&lt;</text:span><text:span text:style-name="T4512">li</text:span><text:span text:style-name="T4513"><text:s/></text:span><text:span text:style-name="T4514">class</text:span><text:span text:style-name="T4515">=</text:span><text:span text:style-name="T4516">"</text:span><text:span text:style-name="T4517">next</text:span><text:span text:style-name="T4518">"</text:span><text:span text:style-name="T4519">&gt;&lt;</text:span><text:span text:style-name="T4520">a</text:span><text:span text:style-name="T4521"><text:s/></text:span><text:span text:style-name="T4522">class</text:span><text:span text:style-name="T4523">=</text:span><text:span text:style-name="T4524">"</text:span><text:span text:style-name="T4525">alter</text:span><text:span text:style-name="T4526">"</text:span><text:span text:style-name="T4527"><text:s/></text:span><text:span text:style-name="T4528">href</text:span><text:span text:style-name="T4529">=</text:span><text:span text:style-name="T4530">"</text:span><text:span text:style-name="T4531">index.html</text:span><text:span text:style-name="T4532">"</text:span><text:span text:style-name="T4533">&gt;</text:span><text:span text:style-name="T4534">Voltar ao início</text:span><text:span text:style-name="T4535">&lt;/</text:span><text:span text:style-name="T4536">a</text:span><text:span text:style-name="T4537">&gt;&lt;/</text:span><text:span text:style-name="T4538">li</text:span><text:span text:style-name="T4539">&gt;</text:span></text:p>
      <text:soft-page-break/>
      <text:p text:style-name="P4540"><text:span text:style-name="T4541"><text:s text:c="8"/></text:span><text:span text:style-name="T4542">&lt;/</text:span><text:span text:style-name="T4543">ul</text:span><text:span text:style-name="T4544">&gt;</text:span></text:p>
      <text:p text:style-name="P4545"><text:span text:style-name="T4546">  </text:span><text:span text:style-name="T4547">&lt;/</text:span><text:span text:style-name="T4548">div</text:span><text:span text:style-name="T4549">&gt;</text:span></text:p>
      <text:p text:style-name="P4550"><text:span text:style-name="T4551"><text:s text:c="4"/></text:span><text:span text:style-name="T4552">&lt;</text:span><text:span text:style-name="T4553">div</text:span><text:span text:style-name="T4554"><text:s/></text:span><text:span text:style-name="T4555">id</text:span><text:span text:style-name="T4556">="</text:span><text:span text:style-name="T4557">footer</text:span><text:span text:style-name="T4558">"</text:span><text:span text:style-name="T4559">&gt;</text:span></text:p>
      <text:p text:style-name="P4560"><text:span text:style-name="T4561"><text:s text:c="6"/></text:span><text:span text:style-name="T4562">&lt;</text:span><text:span text:style-name="T4563">p</text:span><text:span text:style-name="T4564">&gt;&lt;</text:span><text:span text:style-name="T4565">a</text:span><text:span text:style-name="T4566"><text:s/></text:span><text:span text:style-name="T4567">href</text:span><text:span text:style-name="T4568">=</text:span><text:span text:style-name="T4569">"</text:span><text:span text:style-name="T4570">index.html</text:span><text:span text:style-name="T4571">"</text:span><text:span text:style-name="T4572">&gt;</text:span><text:span text:style-name="T4573">Jogo</text:span><text:span text:style-name="T4574">&lt;/</text:span><text:span text:style-name="T4575">a</text:span><text:span text:style-name="T4576">&gt;</text:span><text:span text:style-name="T4577"><text:s/>|<text:s/></text:span><text:span text:style-name="T4578">&lt;</text:span><text:span text:style-name="T4579">a</text:span><text:span text:style-name="T4580"><text:s/></text:span><text:span text:style-name="T4581">href</text:span><text:span text:style-name="T4582">=</text:span><text:span text:style-name="T4583">"</text:span><text:span text:style-name="T4584">examples.html</text:span><text:span text:style-name="T4585">"</text:span><text:span text:style-name="T4586">&gt;</text:span><text:span text:style-name="T4587">---</text:span><text:span text:style-name="T4588">&lt;/</text:span><text:span text:style-name="T4589">a</text:span><text:span text:style-name="T4590">&gt;</text:span><text:span text:style-name="T4591"><text:s/>|<text:s/></text:span><text:span text:style-name="T4592">&lt;</text:span><text:span text:style-name="T4593">a</text:span><text:span text:style-name="T4594"><text:s/></text:span><text:span text:style-name="T4595">href</text:span><text:span text:style-name="T4596">=</text:span><text:span text:style-name="T4597">"</text:span><text:span text:style-name="T4598">page.html</text:span><text:span text:style-name="T4599">"</text:span><text:span text:style-name="T4600">&gt;</text:span><text:span text:style-name="T4601">----</text:span><text:span text:style-name="T4602">&lt;/</text:span><text:span text:style-name="T4603">a</text:span><text:span text:style-name="T4604">&gt;</text:span><text:span text:style-name="T4605"><text:s/>|<text:s/></text:span><text:span text:style-name="T4606">&lt;</text:span><text:span text:style-name="T4607">a</text:span><text:span text:style-name="T4608"><text:s/></text:span><text:span text:style-name="T4609">href</text:span><text:span text:style-name="T4610">=</text:span><text:span text:style-name="T4611">"</text:span><text:span text:style-name="T4612">another_page.html</text:span><text:span text:style-name="T4613">"</text:span><text:span text:style-name="T4614">&gt;</text:span><text:span text:style-name="T4615">-----</text:span><text:span text:style-name="T4616">&lt;/</text:span><text:span text:style-name="T4617">a</text:span><text:span text:style-name="T4618">&gt;</text:span><text:span text:style-name="T4619"><text:s/>|<text:s/></text:span><text:span text:style-name="T4620">&lt;</text:span><text:span text:style-name="T4621">a</text:span><text:span text:style-name="T4622"><text:s/></text:span><text:span text:style-name="T4623">href</text:span><text:span text:style-name="T4624">=</text:span><text:span text:style-name="T4625">"</text:span><text:span text:style-name="T4626">contact.html</text:span><text:span text:style-name="T4627">"</text:span><text:span text:style-name="T4628">&gt;</text:span><text:span text:style-name="T4629">------</text:span><text:span text:style-name="T4630">&lt;/</text:span><text:span text:style-name="T4631">a</text:span><text:span text:style-name="T4632">&gt;&lt;/</text:span><text:span text:style-name="T4633">p</text:span><text:span text:style-name="T4634">&gt;</text:span></text:p>
      <text:p text:style-name="P4635"><text:span text:style-name="T4636"><text:s text:c="6"/></text:span><text:span text:style-name="T4637">&lt;</text:span><text:span text:style-name="T4638">p</text:span><text:span text:style-name="T4639">&gt;</text:span><text:span text:style-name="T4640">Copyright<text:s/></text:span><text:span text:style-name="T4641">&amp;copy;</text:span><text:span text:style-name="T4642"><text:s/>Ã</text:span><text:span text:style-name="T4643"></text:span><text:span text:style-name="T4644">gua na Agricultura</text:span><text:span text:style-name="T4645">&lt;/</text:span><text:span text:style-name="T4646">p</text:span><text:span text:style-name="T4647">&gt;</text:span></text:p>
      <text:p text:style-name="P4648"><text:span text:style-name="T4649"><text:s text:c="4"/></text:span><text:span text:style-name="T4650">&lt;/</text:span><text:span text:style-name="T4651">div</text:span><text:span text:style-name="T4652">&gt;</text:span></text:p>
      <text:p text:style-name="P4653"><text:span text:style-name="T4654"><text:s text:c="2"/></text:span><text:span text:style-name="T4655">&lt;/</text:span><text:span text:style-name="T4656">div</text:span><text:span text:style-name="T4657">&gt;</text:span></text:p>
      <text:p text:style-name="P4658"><text:span text:style-name="T4659">&lt;/</text:span><text:span text:style-name="T4660">body</text:span><text:span text:style-name="T4661">&gt;</text:span></text:p>
      <text:p text:style-name="P4662"><text:span text:style-name="T4663">&lt;/</text:span><text:span text:style-name="T4664">html</text:span><text:span text:style-name="T4665">&gt;</text:span></text:p>
      <text:p text:style-name="P4666"/>
      <text:p text:style-name="P4667">Style.css</text:p>
      <text:p text:style-name="P4668"><text:span text:style-name="T4669">html</text:span><text:span text:style-name="T4670">{</text:span><text:span text:style-name="T4671"><text:s/></text:span></text:p>
      <text:p text:style-name="P4672"><text:span text:style-name="T4673">            </text:span><text:span text:style-name="T4674">height</text:span><text:span text:style-name="T4675">:</text:span><text:span text:style-name="T4676"><text:s/></text:span><text:span text:style-name="T4677">100</text:span><text:span text:style-name="T4678">%</text:span><text:span text:style-name="T4679">;</text:span></text:p>
      <text:p text:style-name="P4680"><text:span text:style-name="T4681">        </text:span><text:span text:style-name="T4682">}</text:span></text:p>
      <text:p text:style-name="P4683"/>
      <text:p text:style-name="P4684"><text:span text:style-name="T4685">        </text:span><text:span text:style-name="T4686">*</text:span><text:span text:style-name="T4687">{</text:span><text:span text:style-name="T4688"><text:s/></text:span></text:p>
      <text:p text:style-name="P4689"><text:span text:style-name="T4690">            </text:span><text:span text:style-name="T4691">margin</text:span><text:span text:style-name="T4692">:</text:span><text:span text:style-name="T4693"><text:s/></text:span><text:span text:style-name="T4694">0</text:span><text:span text:style-name="T4695">;</text:span></text:p>
      <text:p text:style-name="P4696"><text:span text:style-name="T4697">            </text:span><text:span text:style-name="T4698">padding</text:span><text:span text:style-name="T4699">:</text:span><text:span text:style-name="T4700"><text:s/></text:span><text:span text:style-name="T4701">0</text:span><text:span text:style-name="T4702">;</text:span></text:p>
      <text:p text:style-name="P4703"><text:span text:style-name="T4704">        </text:span><text:span text:style-name="T4705">}</text:span></text:p>
      <text:p text:style-name="P4706"/>
      <text:p text:style-name="P4707"><text:span text:style-name="T4708">        </text:span><text:span text:style-name="T4709">body</text:span><text:span text:style-name="T4710">{</text:span></text:p>
      <text:p text:style-name="P4711"><text:span text:style-name="T4712">            </text:span><text:span text:style-name="T4713">font</text:span><text:span text:style-name="T4714">:</text:span><text:span text:style-name="T4715"><text:s/></text:span><text:span text:style-name="T4716">normal<text:s/></text:span><text:span text:style-name="T4717">.80</text:span><text:span text:style-name="T4718">em</text:span><text:span text:style-name="T4719"><text:s/></text:span><text:span text:style-name="T4720">'</text:span><text:span text:style-name="T4721">trebuchet ms</text:span><text:span text:style-name="T4722">',</text:span><text:span text:style-name="T4723"><text:s/></text:span><text:span text:style-name="T4724">arial</text:span><text:span text:style-name="T4725">,</text:span><text:span text:style-name="T4726"><text:s/></text:span><text:span text:style-name="T4727">sans-serif</text:span><text:span text:style-name="T4728">;</text:span></text:p>
      <text:p text:style-name="P4729"><text:span text:style-name="T4730">            </text:span><text:span text:style-name="T4731">background</text:span><text:span text:style-name="T4732">:</text:span><text:span text:style-name="T4733"><text:s/></text:span><text:span text:style-name="T4734">#</text:span><text:span text:style-name="T4735">2F2827</text:span><text:span text:style-name="T4736">;</text:span></text:p>
      <text:p text:style-name="P4737"><text:span text:style-name="T4738">            </text:span><text:span text:style-name="T4739">color</text:span><text:span text:style-name="T4740">:</text:span><text:span text:style-name="T4741"><text:s/></text:span><text:span text:style-name="T4742">#</text:span><text:span text:style-name="T4743">5D5D5D</text:span><text:span text:style-name="T4744">;</text:span></text:p>
      <text:p text:style-name="P4745"><text:span text:style-name="T4746">        </text:span><text:span text:style-name="T4747">}</text:span></text:p>
      <text:p text:style-name="P4748"/>
      <text:p text:style-name="P4749"><text:span text:style-name="T4750">        </text:span><text:span text:style-name="T4751">p</text:span><text:span text:style-name="T4752">{</text:span></text:p>
      <text:p text:style-name="P4753"><text:span text:style-name="T4754">            </text:span><text:span text:style-name="T4755">padding</text:span><text:span text:style-name="T4756">:</text:span><text:span text:style-name="T4757"><text:s/></text:span><text:span text:style-name="T4758">0</text:span><text:span text:style-name="T4759"><text:s/></text:span><text:span text:style-name="T4760">0</text:span><text:span text:style-name="T4761"><text:s/></text:span><text:span text:style-name="T4762">20</text:span><text:span text:style-name="T4763">px</text:span><text:span text:style-name="T4764"><text:s/></text:span><text:span text:style-name="T4765">0</text:span><text:span text:style-name="T4766">;</text:span></text:p>
      <text:p text:style-name="P4767"><text:span text:style-name="T4768">            </text:span><text:span text:style-name="T4769">line-height</text:span><text:span text:style-name="T4770">:</text:span><text:span text:style-name="T4771"><text:s/></text:span><text:span text:style-name="T4772">1.7</text:span><text:span text:style-name="T4773">em</text:span><text:span text:style-name="T4774">;</text:span></text:p>
      <text:p text:style-name="P4775"><text:span text:style-name="T4776">        </text:span><text:span text:style-name="T4777">}</text:span></text:p>
      <text:p text:style-name="P4778"/>
      <text:p text:style-name="P4779"><text:span text:style-name="T4780">        </text:span><text:span text:style-name="T4781">img</text:span><text:span text:style-name="T4782">{</text:span></text:p>
      <text:p text:style-name="P4783"><text:span text:style-name="T4784">            </text:span><text:span text:style-name="T4785">border</text:span><text:span text:style-name="T4786">:</text:span><text:span text:style-name="T4787"><text:s/></text:span><text:span text:style-name="T4788">0</text:span><text:span text:style-name="T4789">;</text:span></text:p>
      <text:p text:style-name="P4790"><text:span text:style-name="T4791">        </text:span><text:span text:style-name="T4792">}</text:span></text:p>
      <text:p text:style-name="P4793"/>
      <text:p text:style-name="P4794"><text:span text:style-name="T4795">        </text:span><text:span text:style-name="T4796">h1</text:span><text:span text:style-name="T4797">,</text:span><text:span text:style-name="T4798"><text:s/>h2</text:span><text:span text:style-name="T4799">,</text:span><text:span text:style-name="T4800"><text:s/>h3</text:span><text:span text:style-name="T4801">,</text:span><text:span text:style-name="T4802"><text:s/>h4</text:span><text:span text:style-name="T4803">,</text:span><text:span text:style-name="T4804"><text:s/>h5</text:span><text:span text:style-name="T4805">,</text:span><text:span text:style-name="T4806"><text:s/>h6</text:span><text:span text:style-name="T4807"><text:s/></text:span><text:span text:style-name="T4808">{</text:span></text:p>
      <text:p text:style-name="P4809"><text:span text:style-name="T4810">            </text:span><text:span text:style-name="T4811">font</text:span><text:span text:style-name="T4812">:</text:span><text:span text:style-name="T4813"><text:s/></text:span><text:span text:style-name="T4814">normal<text:s/></text:span><text:span text:style-name="T4815">179</text:span><text:span text:style-name="T4816">%</text:span><text:span text:style-name="T4817"><text:s/></text:span><text:span text:style-name="T4818">'</text:span><text:span text:style-name="T4819">century gothic</text:span><text:span text:style-name="T4820">',</text:span><text:span text:style-name="T4821"><text:s/></text:span><text:span text:style-name="T4822">arial</text:span><text:span text:style-name="T4823">,</text:span><text:span text:style-name="T4824"><text:s/></text:span><text:span text:style-name="T4825">sans-serif</text:span><text:span text:style-name="T4826">;</text:span></text:p>
      <text:p text:style-name="P4827"><text:span text:style-name="T4828">            </text:span><text:span text:style-name="T4829">color</text:span><text:span text:style-name="T4830">:</text:span><text:span text:style-name="T4831"><text:s/></text:span><text:span text:style-name="T4832">#</text:span><text:span text:style-name="T4833">43423F</text:span><text:span text:style-name="T4834">;</text:span></text:p>
      <text:p text:style-name="P4835"><text:span text:style-name="T4836">            </text:span><text:span text:style-name="T4837">margin</text:span><text:span text:style-name="T4838">:</text:span><text:span text:style-name="T4839"><text:s/></text:span><text:span text:style-name="T4840">0</text:span><text:span text:style-name="T4841"><text:s/></text:span><text:span text:style-name="T4842">0</text:span><text:span text:style-name="T4843"><text:s/></text:span><text:span text:style-name="T4844">15</text:span><text:span text:style-name="T4845">px</text:span><text:span text:style-name="T4846"><text:s/></text:span><text:span text:style-name="T4847">0</text:span><text:span text:style-name="T4848">;</text:span></text:p>
      <text:p text:style-name="P4849"><text:span text:style-name="T4850">            </text:span><text:span text:style-name="T4851">padding</text:span><text:span text:style-name="T4852">:</text:span><text:span text:style-name="T4853"><text:s/></text:span><text:span text:style-name="T4854">15</text:span><text:span text:style-name="T4855">px</text:span><text:span text:style-name="T4856"><text:s/></text:span><text:span text:style-name="T4857">0</text:span><text:span text:style-name="T4858"><text:s/></text:span><text:span text:style-name="T4859">5</text:span><text:span text:style-name="T4860">px</text:span><text:span text:style-name="T4861"><text:s/></text:span><text:span text:style-name="T4862">0</text:span><text:span text:style-name="T4863">;</text:span></text:p>
      <text:p text:style-name="P4864"><text:span text:style-name="T4865">        </text:span><text:span text:style-name="T4866">}</text:span></text:p>
      <text:p text:style-name="P4867"/>
      <text:soft-page-break/>
      <text:p text:style-name="P4868"><text:span text:style-name="T4869">        </text:span><text:span text:style-name="T4870">.</text:span><text:span text:style-name="T4871">h1-acerto</text:span><text:span text:style-name="T4872"><text:s/></text:span><text:span text:style-name="T4873">{</text:span></text:p>
      <text:p text:style-name="P4874"><text:span text:style-name="T4875">            </text:span><text:span text:style-name="T4876">font</text:span><text:span text:style-name="T4877">:</text:span><text:span text:style-name="T4878"><text:s/></text:span><text:span text:style-name="T4879">normal<text:s/></text:span><text:span text:style-name="T4880">179</text:span><text:span text:style-name="T4881">%</text:span><text:span text:style-name="T4882"><text:s/></text:span><text:span text:style-name="T4883">'</text:span><text:span text:style-name="T4884">century gothic</text:span><text:span text:style-name="T4885">',</text:span><text:span text:style-name="T4886"><text:s/></text:span><text:span text:style-name="T4887">arial</text:span><text:span text:style-name="T4888">,</text:span><text:span text:style-name="T4889"><text:s/></text:span><text:span text:style-name="T4890">sans-serif</text:span><text:span text:style-name="T4891">;</text:span></text:p>
      <text:p text:style-name="P4892"><text:span text:style-name="T4893">            </text:span><text:span text:style-name="T4894">color</text:span><text:span text:style-name="T4895">:</text:span><text:span text:style-name="T4896"><text:s/></text:span><text:span text:style-name="T4897">rgb</text:span><text:span text:style-name="T4898">(</text:span><text:span text:style-name="T4899">49</text:span><text:span text:style-name="T4900">,</text:span><text:span text:style-name="T4901"><text:s/></text:span><text:span text:style-name="T4902">202</text:span><text:span text:style-name="T4903">,</text:span><text:span text:style-name="T4904"><text:s/></text:span><text:span text:style-name="T4905">11</text:span><text:span text:style-name="T4906">);</text:span></text:p>
      <text:p text:style-name="P4907"><text:span text:style-name="T4908">            </text:span><text:span text:style-name="T4909">margin</text:span><text:span text:style-name="T4910">:</text:span><text:span text:style-name="T4911"><text:s/></text:span><text:span text:style-name="T4912">0</text:span><text:span text:style-name="T4913"><text:s/></text:span><text:span text:style-name="T4914">0</text:span><text:span text:style-name="T4915"><text:s/></text:span><text:span text:style-name="T4916">15</text:span><text:span text:style-name="T4917">px</text:span><text:span text:style-name="T4918"><text:s/></text:span><text:span text:style-name="T4919">0</text:span><text:span text:style-name="T4920">;</text:span></text:p>
      <text:p text:style-name="P4921"><text:span text:style-name="T4922">            </text:span><text:span text:style-name="T4923">padding</text:span><text:span text:style-name="T4924">:</text:span><text:span text:style-name="T4925"><text:s/></text:span><text:span text:style-name="T4926">15</text:span><text:span text:style-name="T4927">px</text:span><text:span text:style-name="T4928"><text:s/></text:span><text:span text:style-name="T4929">0</text:span><text:span text:style-name="T4930"><text:s/></text:span><text:span text:style-name="T4931">5</text:span><text:span text:style-name="T4932">px</text:span><text:span text:style-name="T4933"><text:s/></text:span><text:span text:style-name="T4934">0</text:span><text:span text:style-name="T4935">;</text:span></text:p>
      <text:p text:style-name="P4936"><text:span text:style-name="T4937">        </text:span><text:span text:style-name="T4938">}</text:span></text:p>
      <text:p text:style-name="P4939"/>
      <text:p text:style-name="P4940"><text:span text:style-name="T4941">        </text:span><text:span text:style-name="T4942">.</text:span><text:span text:style-name="T4943">h1-erro</text:span><text:span text:style-name="T4944"><text:s/></text:span><text:span text:style-name="T4945">{</text:span></text:p>
      <text:p text:style-name="P4946"><text:span text:style-name="T4947">            </text:span><text:span text:style-name="T4948">font</text:span><text:span text:style-name="T4949">:</text:span><text:span text:style-name="T4950"><text:s/></text:span><text:span text:style-name="T4951">normal<text:s/></text:span><text:span text:style-name="T4952">179</text:span><text:span text:style-name="T4953">%</text:span><text:span text:style-name="T4954"><text:s/></text:span><text:span text:style-name="T4955">'</text:span><text:span text:style-name="T4956">century gothic</text:span><text:span text:style-name="T4957">',</text:span><text:span text:style-name="T4958"><text:s/></text:span><text:span text:style-name="T4959">arial</text:span><text:span text:style-name="T4960">,</text:span><text:span text:style-name="T4961"><text:s/></text:span><text:span text:style-name="T4962">sans-serif</text:span><text:span text:style-name="T4963">;</text:span></text:p>
      <text:p text:style-name="P4964"><text:span text:style-name="T4965">            </text:span><text:span text:style-name="T4966">color</text:span><text:span text:style-name="T4967">:</text:span><text:span text:style-name="T4968"><text:s/></text:span><text:span text:style-name="T4969">rgb</text:span><text:span text:style-name="T4970">(</text:span><text:span text:style-name="T4971">247</text:span><text:span text:style-name="T4972">,</text:span><text:span text:style-name="T4973"><text:s/></text:span><text:span text:style-name="T4974">8</text:span><text:span text:style-name="T4975">,</text:span><text:span text:style-name="T4976"><text:s/></text:span><text:span text:style-name="T4977">0</text:span><text:span text:style-name="T4978">);</text:span></text:p>
      <text:p text:style-name="P4979"><text:span text:style-name="T4980">            </text:span><text:span text:style-name="T4981">margin</text:span><text:span text:style-name="T4982">:</text:span><text:span text:style-name="T4983"><text:s/></text:span><text:span text:style-name="T4984">0</text:span><text:span text:style-name="T4985"><text:s/></text:span><text:span text:style-name="T4986">0</text:span><text:span text:style-name="T4987"><text:s/></text:span><text:span text:style-name="T4988">15</text:span><text:span text:style-name="T4989">px</text:span><text:span text:style-name="T4990"><text:s/></text:span><text:span text:style-name="T4991">0</text:span><text:span text:style-name="T4992">;</text:span></text:p>
      <text:p text:style-name="P4993"><text:span text:style-name="T4994">            </text:span><text:span text:style-name="T4995">padding</text:span><text:span text:style-name="T4996">:</text:span><text:span text:style-name="T4997"><text:s/></text:span><text:span text:style-name="T4998">15</text:span><text:span text:style-name="T4999">px</text:span><text:span text:style-name="T5000"><text:s/></text:span><text:span text:style-name="T5001">0</text:span><text:span text:style-name="T5002"><text:s/></text:span><text:span text:style-name="T5003">5</text:span><text:span text:style-name="T5004">px</text:span><text:span text:style-name="T5005"><text:s/></text:span><text:span text:style-name="T5006">0</text:span><text:span text:style-name="T5007">;</text:span></text:p>
      <text:p text:style-name="P5008"><text:span text:style-name="T5009">        </text:span><text:span text:style-name="T5010">}</text:span></text:p>
      <text:p text:style-name="P5011"/>
      <text:p text:style-name="P5012"><text:span text:style-name="T5013">        </text:span><text:span text:style-name="T5014">h2</text:span><text:span text:style-name="T5015">{</text:span></text:p>
      <text:p text:style-name="P5016"><text:span text:style-name="T5017">            </text:span><text:span text:style-name="T5018">font</text:span><text:span text:style-name="T5019">:</text:span><text:span text:style-name="T5020"><text:s/></text:span><text:span text:style-name="T5021">normal<text:s/></text:span><text:span text:style-name="T5022">145</text:span><text:span text:style-name="T5023">%</text:span><text:span text:style-name="T5024"><text:s/></text:span><text:span text:style-name="T5025">'</text:span><text:span text:style-name="T5026">century gothic</text:span><text:span text:style-name="T5027">',</text:span><text:span text:style-name="T5028"><text:s/></text:span><text:span text:style-name="T5029">arial</text:span><text:span text:style-name="T5030">,</text:span><text:span text:style-name="T5031"><text:s/></text:span><text:span text:style-name="T5032">sans-serif</text:span><text:span text:style-name="T5033">;</text:span></text:p>
      <text:p text:style-name="P5034"><text:span text:style-name="T5035">            </text:span><text:span text:style-name="T5036">color</text:span><text:span text:style-name="T5037">:</text:span><text:span text:style-name="T5038"><text:s/></text:span><text:span text:style-name="T5039">#</text:span><text:span text:style-name="T5040">B60000</text:span><text:span text:style-name="T5041">;</text:span></text:p>
      <text:p text:style-name="P5042"><text:span text:style-name="T5043">        </text:span><text:span text:style-name="T5044">}</text:span></text:p>
      <text:p text:style-name="P5045"/>
      <text:p text:style-name="P5046"><text:span text:style-name="T5047">        </text:span><text:span text:style-name="T5048">h3</text:span><text:span text:style-name="T5049">{</text:span></text:p>
      <text:p text:style-name="P5050"><text:span text:style-name="T5051">            </text:span><text:span text:style-name="T5052">font</text:span><text:span text:style-name="T5053">:</text:span><text:span text:style-name="T5054"><text:s/></text:span><text:span text:style-name="T5055">normal<text:s/></text:span><text:span text:style-name="T5056">125</text:span><text:span text:style-name="T5057">%</text:span><text:span text:style-name="T5058"><text:s/></text:span><text:span text:style-name="T5059">'</text:span><text:span text:style-name="T5060">century gothic</text:span><text:span text:style-name="T5061">',</text:span><text:span text:style-name="T5062"><text:s/></text:span><text:span text:style-name="T5063">arial</text:span><text:span text:style-name="T5064">,</text:span><text:span text:style-name="T5065"><text:s/></text:span><text:span text:style-name="T5066">sans-serif</text:span><text:span text:style-name="T5067">;</text:span></text:p>
      <text:p text:style-name="P5068"><text:span text:style-name="T5069">        </text:span><text:span text:style-name="T5070">}</text:span></text:p>
      <text:p text:style-name="P5071"/>
      <text:p text:style-name="P5072"><text:span text:style-name="T5073">        </text:span><text:span text:style-name="T5074">h4</text:span><text:span text:style-name="T5075">,</text:span><text:span text:style-name="T5076"><text:s/>h5</text:span><text:span text:style-name="T5077">,</text:span><text:span text:style-name="T5078"><text:s/>h6</text:span><text:span text:style-name="T5079">{</text:span></text:p>
      <text:p text:style-name="P5080"><text:span text:style-name="T5081">            </text:span><text:span text:style-name="T5082">margin</text:span><text:span text:style-name="T5083">:</text:span><text:span text:style-name="T5084"><text:s/></text:span><text:span text:style-name="T5085">0</text:span><text:span text:style-name="T5086">;</text:span></text:p>
      <text:p text:style-name="P5087"><text:span text:style-name="T5088">            </text:span><text:span text:style-name="T5089">padding</text:span><text:span text:style-name="T5090">:</text:span><text:span text:style-name="T5091"><text:s/></text:span><text:span text:style-name="T5092">0</text:span><text:span text:style-name="T5093"><text:s/></text:span><text:span text:style-name="T5094">0</text:span><text:span text:style-name="T5095"><text:s/></text:span><text:span text:style-name="T5096">5</text:span><text:span text:style-name="T5097">px</text:span><text:span text:style-name="T5098"><text:s/></text:span><text:span text:style-name="T5099">0</text:span><text:span text:style-name="T5100">;</text:span></text:p>
      <text:p text:style-name="P5101"><text:span text:style-name="T5102">            </text:span><text:span text:style-name="T5103">font</text:span><text:span text:style-name="T5104">:</text:span><text:span text:style-name="T5105"><text:s/></text:span><text:span text:style-name="T5106">normal<text:s/></text:span><text:span text:style-name="T5107">120</text:span><text:span text:style-name="T5108">%</text:span><text:span text:style-name="T5109"><text:s/></text:span><text:span text:style-name="T5110">arial</text:span><text:span text:style-name="T5111">,</text:span><text:span text:style-name="T5112"><text:s/></text:span><text:span text:style-name="T5113">sans-serif</text:span><text:span text:style-name="T5114">;</text:span></text:p>
      <text:p text:style-name="P5115"><text:span text:style-name="T5116">            </text:span><text:span text:style-name="T5117">color</text:span><text:span text:style-name="T5118">:</text:span><text:span text:style-name="T5119"><text:s/></text:span><text:span text:style-name="T5120">#</text:span><text:span text:style-name="T5121">B60000</text:span><text:span text:style-name="T5122">;</text:span></text:p>
      <text:p text:style-name="P5123"><text:span text:style-name="T5124">        </text:span><text:span text:style-name="T5125">}</text:span></text:p>
      <text:p text:style-name="P5126"/>
      <text:p text:style-name="P5127"><text:span text:style-name="T5128">        </text:span><text:span text:style-name="T5129">h5</text:span><text:span text:style-name="T5130">,</text:span><text:span text:style-name="T5131"><text:s/>h6</text:span><text:span text:style-name="T5132">{</text:span></text:p>
      <text:p text:style-name="P5133"><text:span text:style-name="T5134">            </text:span><text:span text:style-name="T5135">font</text:span><text:span text:style-name="T5136">:</text:span><text:span text:style-name="T5137"><text:s/></text:span><text:span text:style-name="T5138">italic<text:s/></text:span><text:span text:style-name="T5139">95</text:span><text:span text:style-name="T5140">%</text:span><text:span text:style-name="T5141"><text:s/></text:span><text:span text:style-name="T5142">arial</text:span><text:span text:style-name="T5143">,</text:span><text:span text:style-name="T5144"><text:s/></text:span><text:span text:style-name="T5145">sans-serif</text:span><text:span text:style-name="T5146">;</text:span></text:p>
      <text:p text:style-name="P5147"><text:span text:style-name="T5148">            </text:span><text:span text:style-name="T5149">color</text:span><text:span text:style-name="T5150">:</text:span><text:span text:style-name="T5151"><text:s/></text:span><text:span text:style-name="T5152">#</text:span><text:span text:style-name="T5153">888</text:span><text:span text:style-name="T5154">;</text:span></text:p>
      <text:p text:style-name="P5155"><text:span text:style-name="T5156">        </text:span><text:span text:style-name="T5157">}</text:span></text:p>
      <text:p text:style-name="P5158"/>
      <text:p text:style-name="P5159"><text:span text:style-name="T5160">        </text:span><text:span text:style-name="T5161">h6</text:span><text:span text:style-name="T5162">{</text:span></text:p>
      <text:p text:style-name="P5163"><text:span text:style-name="T5164">            </text:span><text:span text:style-name="T5165">color</text:span><text:span text:style-name="T5166">:</text:span><text:span text:style-name="T5167"><text:s/></text:span><text:span text:style-name="T5168">#</text:span><text:span text:style-name="T5169">362C20</text:span><text:span text:style-name="T5170">;</text:span></text:p>
      <text:p text:style-name="P5171"><text:span text:style-name="T5172">        </text:span><text:span text:style-name="T5173">}</text:span></text:p>
      <text:p text:style-name="P5174"/>
      <text:p text:style-name="P5175"><text:span text:style-name="T5176">        </text:span><text:span text:style-name="T5177">a</text:span><text:span text:style-name="T5178">,</text:span><text:span text:style-name="T5179"><text:s/>a</text:span><text:span text:style-name="T5180">:</text:span><text:span text:style-name="T5181">hover</text:span><text:span text:style-name="T5182">{</text:span></text:p>
      <text:p text:style-name="P5183"><text:span text:style-name="T5184">            </text:span><text:span text:style-name="T5185">outline</text:span><text:span text:style-name="T5186">:</text:span><text:span text:style-name="T5187"><text:s/></text:span><text:span text:style-name="T5188">none</text:span><text:span text:style-name="T5189">;</text:span></text:p>
      <text:p text:style-name="P5190"><text:span text:style-name="T5191">            </text:span><text:span text:style-name="T5192">text-decoration</text:span><text:span text:style-name="T5193">:</text:span><text:span text:style-name="T5194"><text:s/></text:span><text:span text:style-name="T5195">underline</text:span><text:span text:style-name="T5196">;</text:span></text:p>
      <text:p text:style-name="P5197"><text:span text:style-name="T5198">            </text:span><text:span text:style-name="T5199">color</text:span><text:span text:style-name="T5200">:</text:span><text:span text:style-name="T5201"><text:s/></text:span><text:span text:style-name="T5202">#</text:span><text:span text:style-name="T5203">A4AA04</text:span><text:span text:style-name="T5204">;</text:span></text:p>
      <text:p text:style-name="P5205"><text:span text:style-name="T5206">        </text:span><text:span text:style-name="T5207">}</text:span></text:p>
      <text:p text:style-name="P5208"/>
      <text:soft-page-break/>
      <text:p text:style-name="P5209"><text:span text:style-name="T5210">        </text:span><text:span text:style-name="T5211">a</text:span><text:span text:style-name="T5212">:</text:span><text:span text:style-name="T5213">hover</text:span><text:span text:style-name="T5214">{</text:span></text:p>
      <text:p text:style-name="P5215"><text:span text:style-name="T5216">            </text:span><text:span text:style-name="T5217">text-decoration</text:span><text:span text:style-name="T5218">:</text:span><text:span text:style-name="T5219"><text:s/></text:span><text:span text:style-name="T5220">none</text:span><text:span text:style-name="T5221">;</text:span></text:p>
      <text:p text:style-name="P5222"><text:span text:style-name="T5223">        </text:span><text:span text:style-name="T5224">}</text:span></text:p>
      <text:p text:style-name="P5225"/>
      <text:p text:style-name="P5226"><text:span text:style-name="T5227">        </text:span><text:span text:style-name="T5228">blockquote</text:span><text:span text:style-name="T5229">{</text:span><text:span text:style-name="T5230"><text:s/></text:span></text:p>
      <text:p text:style-name="P5231"><text:span text:style-name="T5232">            </text:span><text:span text:style-name="T5233">margin</text:span><text:span text:style-name="T5234">:</text:span><text:span text:style-name="T5235"><text:s/></text:span><text:span text:style-name="T5236">20</text:span><text:span text:style-name="T5237">px</text:span><text:span text:style-name="T5238"><text:s/></text:span><text:span text:style-name="T5239">0</text:span><text:span text:style-name="T5240">;</text:span><text:span text:style-name="T5241"><text:s/></text:span></text:p>
      <text:p text:style-name="P5242"><text:span text:style-name="T5243">            </text:span><text:span text:style-name="T5244">padding</text:span><text:span text:style-name="T5245">:</text:span><text:span text:style-name="T5246"><text:s/></text:span><text:span text:style-name="T5247">10</text:span><text:span text:style-name="T5248">px</text:span><text:span text:style-name="T5249"><text:s/></text:span><text:span text:style-name="T5250">20</text:span><text:span text:style-name="T5251">px</text:span><text:span text:style-name="T5252"><text:s/></text:span><text:span text:style-name="T5253">0</text:span><text:span text:style-name="T5254"><text:s/></text:span><text:span text:style-name="T5255">20</text:span><text:span text:style-name="T5256">px</text:span><text:span text:style-name="T5257">;</text:span></text:p>
      <text:p text:style-name="P5258"><text:span text:style-name="T5259">            </text:span><text:span text:style-name="T5260">border</text:span><text:span text:style-name="T5261">:</text:span><text:span text:style-name="T5262"><text:s/></text:span><text:span text:style-name="T5263">1</text:span><text:span text:style-name="T5264">px</text:span><text:span text:style-name="T5265"><text:s/>solid<text:s/></text:span><text:span text:style-name="T5266">#</text:span><text:span text:style-name="T5267">E5E5DB</text:span><text:span text:style-name="T5268">;</text:span></text:p>
      <text:p text:style-name="P5269"><text:span text:style-name="T5270">            </text:span><text:span text:style-name="T5271">background</text:span><text:span text:style-name="T5272">:</text:span><text:span text:style-name="T5273"><text:s/></text:span><text:span text:style-name="T5274">#</text:span><text:span text:style-name="T5275">FFF</text:span><text:span text:style-name="T5276">;</text:span></text:p>
      <text:p text:style-name="P5277"><text:span text:style-name="T5278">        </text:span><text:span text:style-name="T5279">}</text:span></text:p>
      <text:p text:style-name="P5280"/>
      <text:p text:style-name="P5281"><text:span text:style-name="T5282">        </text:span><text:span text:style-name="T5283">ul</text:span><text:span text:style-name="T5284">{</text:span></text:p>
      <text:p text:style-name="P5285"><text:span text:style-name="T5286">            </text:span><text:span text:style-name="T5287">margin</text:span><text:span text:style-name="T5288">:</text:span><text:span text:style-name="T5289"><text:s/></text:span><text:span text:style-name="T5290">2</text:span><text:span text:style-name="T5291">px</text:span><text:span text:style-name="T5292"><text:s/></text:span><text:span text:style-name="T5293">0</text:span><text:span text:style-name="T5294"><text:s/></text:span><text:span text:style-name="T5295">22</text:span><text:span text:style-name="T5296">px</text:span><text:span text:style-name="T5297"><text:s/></text:span><text:span text:style-name="T5298">17</text:span><text:span text:style-name="T5299">px</text:span><text:span text:style-name="T5300">;</text:span></text:p>
      <text:p text:style-name="P5301"><text:span text:style-name="T5302">        </text:span><text:span text:style-name="T5303">}</text:span></text:p>
      <text:p text:style-name="P5304"/>
      <text:p text:style-name="P5305"><text:span text:style-name="T5306">        </text:span><text:span text:style-name="T5307">ul li</text:span><text:span text:style-name="T5308">{</text:span></text:p>
      <text:p text:style-name="P5309"><text:span text:style-name="T5310">            </text:span><text:span text:style-name="T5311">list-style-type</text:span><text:span text:style-name="T5312">:</text:span><text:span text:style-name="T5313"><text:s/></text:span><text:span text:style-name="T5314">circle</text:span><text:span text:style-name="T5315">;</text:span></text:p>
      <text:p text:style-name="P5316"><text:span text:style-name="T5317">            </text:span><text:span text:style-name="T5318">margin</text:span><text:span text:style-name="T5319">:</text:span><text:span text:style-name="T5320"><text:s/></text:span><text:span text:style-name="T5321">0</text:span><text:span text:style-name="T5322"><text:s/></text:span><text:span text:style-name="T5323">0</text:span><text:span text:style-name="T5324"><text:s/></text:span><text:span text:style-name="T5325">6</text:span><text:span text:style-name="T5326">px</text:span><text:span text:style-name="T5327"><text:s/></text:span><text:span text:style-name="T5328">0</text:span><text:span text:style-name="T5329">;</text:span><text:span text:style-name="T5330"><text:s/></text:span></text:p>
      <text:p text:style-name="P5331"><text:span text:style-name="T5332">            </text:span><text:span text:style-name="T5333">padding</text:span><text:span text:style-name="T5334">:</text:span><text:span text:style-name="T5335"><text:s/></text:span><text:span text:style-name="T5336">0</text:span><text:span text:style-name="T5337"><text:s/></text:span><text:span text:style-name="T5338">0</text:span><text:span text:style-name="T5339"><text:s/></text:span><text:span text:style-name="T5340">4</text:span><text:span text:style-name="T5341">px</text:span><text:span text:style-name="T5342"><text:s/></text:span><text:span text:style-name="T5343">5</text:span><text:span text:style-name="T5344">px</text:span><text:span text:style-name="T5345">;</text:span></text:p>
      <text:p text:style-name="P5346"><text:span text:style-name="T5347">        </text:span><text:span text:style-name="T5348">}</text:span></text:p>
      <text:p text:style-name="P5349"/>
      <text:p text:style-name="P5350"><text:span text:style-name="T5351">        </text:span><text:span text:style-name="T5352">ol</text:span><text:span text:style-name="T5353">{</text:span></text:p>
      <text:p text:style-name="P5354"><text:span text:style-name="T5355">            </text:span><text:span text:style-name="T5356">margin</text:span><text:span text:style-name="T5357">:</text:span><text:span text:style-name="T5358"><text:s/></text:span><text:span text:style-name="T5359">8</text:span><text:span text:style-name="T5360">px</text:span><text:span text:style-name="T5361"><text:s/></text:span><text:span text:style-name="T5362">0</text:span><text:span text:style-name="T5363"><text:s/></text:span><text:span text:style-name="T5364">22</text:span><text:span text:style-name="T5365">px</text:span><text:span text:style-name="T5366"><text:s/></text:span><text:span text:style-name="T5367">20</text:span><text:span text:style-name="T5368">px</text:span><text:span text:style-name="T5369">;</text:span></text:p>
      <text:p text:style-name="P5370"><text:span text:style-name="T5371">        </text:span><text:span text:style-name="T5372">}</text:span></text:p>
      <text:p text:style-name="P5373"/>
      <text:p text:style-name="P5374"><text:span text:style-name="T5375">        </text:span><text:span text:style-name="T5376">ol li</text:span><text:span text:style-name="T5377">{</text:span></text:p>
      <text:p text:style-name="P5378"><text:span text:style-name="T5379">            </text:span><text:span text:style-name="T5380">margin</text:span><text:span text:style-name="T5381">:</text:span><text:span text:style-name="T5382"><text:s/></text:span><text:span text:style-name="T5383">0</text:span><text:span text:style-name="T5384"><text:s/></text:span><text:span text:style-name="T5385">0</text:span><text:span text:style-name="T5386"><text:s/></text:span><text:span text:style-name="T5387">11</text:span><text:span text:style-name="T5388">px</text:span><text:span text:style-name="T5389"><text:s/></text:span><text:span text:style-name="T5390">0</text:span><text:span text:style-name="T5391">;</text:span></text:p>
      <text:p text:style-name="P5392"><text:span text:style-name="T5393">        </text:span><text:span text:style-name="T5394">}</text:span></text:p>
      <text:p text:style-name="P5395"/>
      <text:p text:style-name="P5396"><text:span text:style-name="T5397">        </text:span><text:span text:style-name="T5398">.</text:span><text:span text:style-name="T5399">left</text:span><text:span text:style-name="T5400">{</text:span></text:p>
      <text:p text:style-name="P5401"><text:span text:style-name="T5402">            </text:span><text:span text:style-name="T5403">float</text:span><text:span text:style-name="T5404">:</text:span><text:span text:style-name="T5405"><text:s/></text:span><text:span text:style-name="T5406">left</text:span><text:span text:style-name="T5407">;</text:span></text:p>
      <text:p text:style-name="P5408"><text:span text:style-name="T5409">            </text:span><text:span text:style-name="T5410">width</text:span><text:span text:style-name="T5411">:</text:span><text:span text:style-name="T5412"><text:s/></text:span><text:span text:style-name="T5413">auto</text:span><text:span text:style-name="T5414">;</text:span></text:p>
      <text:p text:style-name="P5415"><text:span text:style-name="T5416">            </text:span><text:span text:style-name="T5417">margin-right</text:span><text:span text:style-name="T5418">:</text:span><text:span text:style-name="T5419"><text:s/></text:span><text:span text:style-name="T5420">10</text:span><text:span text:style-name="T5421">px</text:span><text:span text:style-name="T5422">;</text:span></text:p>
      <text:p text:style-name="P5423"><text:span text:style-name="T5424">        </text:span><text:span text:style-name="T5425">}</text:span></text:p>
      <text:p text:style-name="P5426"/>
      <text:p text:style-name="P5427"><text:span text:style-name="T5428">        </text:span><text:span text:style-name="T5429">.</text:span><text:span text:style-name="T5430">right</text:span><text:span text:style-name="T5431">{</text:span></text:p>
      <text:p text:style-name="P5432"><text:span text:style-name="T5433">            </text:span><text:span text:style-name="T5434">float</text:span><text:span text:style-name="T5435">:</text:span><text:span text:style-name="T5436"><text:s/></text:span><text:span text:style-name="T5437">right</text:span><text:span text:style-name="T5438">;</text:span><text:span text:style-name="T5439"><text:s/></text:span></text:p>
      <text:p text:style-name="P5440"><text:span text:style-name="T5441">            </text:span><text:span text:style-name="T5442">width</text:span><text:span text:style-name="T5443">:</text:span><text:span text:style-name="T5444"><text:s/></text:span><text:span text:style-name="T5445">auto</text:span><text:span text:style-name="T5446">;</text:span></text:p>
      <text:p text:style-name="P5447"><text:span text:style-name="T5448">            </text:span><text:span text:style-name="T5449">margin-left</text:span><text:span text:style-name="T5450">:</text:span><text:span text:style-name="T5451"><text:s/></text:span><text:span text:style-name="T5452">10</text:span><text:span text:style-name="T5453">px</text:span><text:span text:style-name="T5454">;</text:span></text:p>
      <text:p text:style-name="P5455"><text:span text:style-name="T5456">        </text:span><text:span text:style-name="T5457">}</text:span></text:p>
      <text:p text:style-name="P5458"/>
      <text:p text:style-name="P5459"><text:span text:style-name="T5460">        </text:span><text:span text:style-name="T5461">.</text:span><text:span text:style-name="T5462">center</text:span><text:span text:style-name="T5463">{</text:span><text:span text:style-name="T5464"><text:s/></text:span></text:p>
      <text:p text:style-name="P5465"><text:span text:style-name="T5466">            </text:span><text:span text:style-name="T5467">display</text:span><text:span text:style-name="T5468">:</text:span><text:span text:style-name="T5469"><text:s/></text:span><text:span text:style-name="T5470">block</text:span><text:span text:style-name="T5471">;</text:span></text:p>
      <text:p text:style-name="P5472"><text:span text:style-name="T5473">            </text:span><text:span text:style-name="T5474">text-align</text:span><text:span text:style-name="T5475">:</text:span><text:span text:style-name="T5476"><text:s/></text:span><text:span text:style-name="T5477">center</text:span><text:span text:style-name="T5478">;</text:span></text:p>
      <text:p text:style-name="P5479"><text:span text:style-name="T5480">            </text:span><text:span text:style-name="T5481">margin</text:span><text:span text:style-name="T5482">:</text:span><text:span text:style-name="T5483"><text:s/></text:span><text:span text:style-name="T5484">20</text:span><text:span text:style-name="T5485">px</text:span><text:span text:style-name="T5486"><text:s/>auto</text:span><text:span text:style-name="T5487">;</text:span></text:p>
      <text:soft-page-break/>
      <text:p text:style-name="P5488"><text:span text:style-name="T5489">        </text:span><text:span text:style-name="T5490">}</text:span></text:p>
      <text:p text:style-name="P5491"/>
      <text:p text:style-name="P5492"><text:span text:style-name="T5493">        </text:span><text:span text:style-name="T5494">#</text:span><text:span text:style-name="T5495">main</text:span><text:span text:style-name="T5496">,</text:span><text:span text:style-name="T5497"><text:s/></text:span><text:span text:style-name="T5498">#</text:span><text:span text:style-name="T5499">logo</text:span><text:span text:style-name="T5500">,</text:span><text:span text:style-name="T5501"><text:s/></text:span><text:span text:style-name="T5502">#</text:span><text:span text:style-name="T5503">menubar</text:span><text:span text:style-name="T5504">,</text:span><text:span text:style-name="T5505"><text:s/></text:span><text:span text:style-name="T5506">#</text:span><text:span text:style-name="T5507">site_content</text:span><text:span text:style-name="T5508">,</text:span><text:span text:style-name="T5509"><text:s/></text:span><text:span text:style-name="T5510">#</text:span><text:span text:style-name="T5511">footer</text:span><text:span text:style-name="T5512">{</text:span></text:p>
      <text:p text:style-name="P5513"><text:span text:style-name="T5514">            </text:span><text:span text:style-name="T5515">margin-left</text:span><text:span text:style-name="T5516">:</text:span><text:span text:style-name="T5517"><text:s/></text:span><text:span text:style-name="T5518">auto</text:span><text:span text:style-name="T5519">;</text:span><text:span text:style-name="T5520"><text:s/></text:span></text:p>
      <text:p text:style-name="P5521"><text:span text:style-name="T5522">            </text:span><text:span text:style-name="T5523">margin-right</text:span><text:span text:style-name="T5524">:</text:span><text:span text:style-name="T5525"><text:s/></text:span><text:span text:style-name="T5526">auto</text:span><text:span text:style-name="T5527">;</text:span></text:p>
      <text:p text:style-name="P5528"><text:span text:style-name="T5529">        </text:span><text:span text:style-name="T5530">}</text:span></text:p>
      <text:p text:style-name="P5531"/>
      <text:p text:style-name="P5532"><text:span text:style-name="T5533">        </text:span><text:span text:style-name="T5534">#</text:span><text:span text:style-name="T5535">main</text:span><text:span text:style-name="T5536">{</text:span></text:p>
      <text:p text:style-name="P5537"><text:span text:style-name="T5538">            </text:span><text:span text:style-name="T5539">padding-bottom</text:span><text:span text:style-name="T5540">:</text:span><text:span text:style-name="T5541"><text:s/></text:span><text:span text:style-name="T5542">20</text:span><text:span text:style-name="T5543">px</text:span><text:span text:style-name="T5544">;</text:span></text:p>
      <text:p text:style-name="P5545"><text:span text:style-name="T5546">        </text:span><text:span text:style-name="T5547">}</text:span></text:p>
      <text:p text:style-name="P5548"/>
      <text:p text:style-name="P5549"><text:span text:style-name="T5550">        </text:span><text:span text:style-name="T5551">#</text:span><text:span text:style-name="T5552">header</text:span><text:span text:style-name="T5553">{</text:span></text:p>
      <text:p text:style-name="P5554"><text:span text:style-name="T5555">            </text:span><text:span text:style-name="T5556">background</text:span><text:span text:style-name="T5557">:</text:span><text:span text:style-name="T5558"><text:s/></text:span><text:span text:style-name="T5559">#</text:span><text:span text:style-name="T5560">2F2827</text:span><text:span text:style-name="T5561">;</text:span></text:p>
      <text:p text:style-name="P5562"><text:span text:style-name="T5563">            </text:span><text:span text:style-name="T5564">height</text:span><text:span text:style-name="T5565">:</text:span><text:span text:style-name="T5566"><text:s/></text:span><text:span text:style-name="T5567">170</text:span><text:span text:style-name="T5568">px</text:span><text:span text:style-name="T5569">;</text:span></text:p>
      <text:p text:style-name="P5570"><text:span text:style-name="T5571">        </text:span><text:span text:style-name="T5572">}</text:span></text:p>
      <text:p text:style-name="P5573"/>
      <text:p text:style-name="P5574"><text:span text:style-name="T5575">        </text:span><text:span text:style-name="T5576">#</text:span><text:span text:style-name="T5577">logo</text:span><text:span text:style-name="T5578">{</text:span></text:p>
      <text:p text:style-name="P5579"><text:span text:style-name="T5580">            </text:span><text:span text:style-name="T5581">width</text:span><text:span text:style-name="T5582">:</text:span><text:span text:style-name="T5583"><text:s/></text:span><text:span text:style-name="T5584">860</text:span><text:span text:style-name="T5585">px</text:span><text:span text:style-name="T5586">;</text:span></text:p>
      <text:p text:style-name="P5587"><text:span text:style-name="T5588">            </text:span><text:span text:style-name="T5589">position</text:span><text:span text:style-name="T5590">:</text:span><text:span text:style-name="T5591"><text:s/></text:span><text:span text:style-name="T5592">relative</text:span><text:span text:style-name="T5593">;</text:span></text:p>
      <text:p text:style-name="P5594"><text:span text:style-name="T5595">            </text:span><text:span text:style-name="T5596">height</text:span><text:span text:style-name="T5597">:</text:span><text:span text:style-name="T5598"><text:s/></text:span><text:span text:style-name="T5599">136</text:span><text:span text:style-name="T5600">px</text:span><text:span text:style-name="T5601">;</text:span></text:p>
      <text:p text:style-name="P5602"><text:span text:style-name="T5603">            </text:span><text:span text:style-name="T5604">background</text:span><text:span text:style-name="T5605">:</text:span><text:span text:style-name="T5606"><text:s/></text:span><text:span text:style-name="T5607">url</text:span><text:span text:style-name="T5608">(</text:span><text:span text:style-name="T5609">logo.jpg</text:span><text:span text:style-name="T5610">)</text:span><text:span text:style-name="T5611"><text:s/>no-repeat</text:span><text:span text:style-name="T5612">;</text:span></text:p>
      <text:p text:style-name="P5613"><text:span text:style-name="T5614">        </text:span><text:span text:style-name="T5615">}</text:span></text:p>
      <text:p text:style-name="P5616"/>
      <text:p text:style-name="P5617"><text:span text:style-name="T5618">        </text:span><text:span text:style-name="T5619">#</text:span><text:span text:style-name="T5620">logo<text:s/></text:span><text:span text:style-name="T5621">#</text:span><text:span text:style-name="T5622">logo_text</text:span><text:span text:style-name="T5623"><text:s/></text:span><text:span text:style-name="T5624">{</text:span></text:p>
      <text:p text:style-name="P5625"><text:span text:style-name="T5626">            </text:span><text:span text:style-name="T5627">position</text:span><text:span text:style-name="T5628">:</text:span><text:span text:style-name="T5629"><text:s/></text:span><text:span text:style-name="T5630">absolute</text:span><text:span text:style-name="T5631">;</text:span><text:span text:style-name="T5632"><text:s/></text:span></text:p>
      <text:p text:style-name="P5633"><text:span text:style-name="T5634">            </text:span><text:span text:style-name="T5635">top</text:span><text:span text:style-name="T5636">:</text:span><text:span text:style-name="T5637"><text:s/></text:span><text:span text:style-name="T5638">27</text:span><text:span text:style-name="T5639">px</text:span><text:span text:style-name="T5640">;</text:span></text:p>
      <text:p text:style-name="P5641"><text:span text:style-name="T5642">            </text:span><text:span text:style-name="T5643">left</text:span><text:span text:style-name="T5644">:</text:span><text:span text:style-name="T5645"><text:s/></text:span><text:span text:style-name="T5646">0</text:span><text:span text:style-name="T5647">;</text:span></text:p>
      <text:p text:style-name="P5648"><text:span text:style-name="T5649">        </text:span><text:span text:style-name="T5650">}</text:span></text:p>
      <text:p text:style-name="P5651"/>
      <text:p text:style-name="P5652"><text:span text:style-name="T5653">        </text:span><text:span text:style-name="T5654">#</text:span><text:span text:style-name="T5655">logo h1</text:span><text:span text:style-name="T5656">,</text:span><text:span text:style-name="T5657"><text:s/></text:span><text:span text:style-name="T5658">#</text:span><text:span text:style-name="T5659">logo h2</text:span><text:span text:style-name="T5660">{</text:span></text:p>
      <text:p text:style-name="P5661"><text:span text:style-name="T5662">            </text:span><text:span text:style-name="T5663">font</text:span><text:span text:style-name="T5664">:</text:span><text:span text:style-name="T5665"><text:s/></text:span><text:span text:style-name="T5666">normal<text:s/></text:span><text:span text:style-name="T5667">300</text:span><text:span text:style-name="T5668">%</text:span><text:span text:style-name="T5669"><text:s/></text:span><text:span text:style-name="T5670">'</text:span><text:span text:style-name="T5671">century gothic</text:span><text:span text:style-name="T5672">',</text:span><text:span text:style-name="T5673"><text:s/></text:span><text:span text:style-name="T5674">arial</text:span><text:span text:style-name="T5675">,</text:span><text:span text:style-name="T5676"><text:s/></text:span><text:span text:style-name="T5677">sans-serif</text:span><text:span text:style-name="T5678">;</text:span></text:p>
      <text:p text:style-name="P5679"><text:span text:style-name="T5680">            </text:span><text:span text:style-name="T5681">border-bottom</text:span><text:span text:style-name="T5682">:</text:span><text:span text:style-name="T5683"><text:s/></text:span><text:span text:style-name="T5684">0</text:span><text:span text:style-name="T5685">;</text:span></text:p>
      <text:p text:style-name="P5686"><text:span text:style-name="T5687">            </text:span><text:span text:style-name="T5688">text-transform</text:span><text:span text:style-name="T5689">:</text:span><text:span text:style-name="T5690"><text:s/></text:span><text:span text:style-name="T5691">none</text:span><text:span text:style-name="T5692">;</text:span></text:p>
      <text:p text:style-name="P5693"><text:span text:style-name="T5694">            </text:span><text:span text:style-name="T5695">margin</text:span><text:span text:style-name="T5696">:</text:span><text:span text:style-name="T5697"><text:s/></text:span><text:span text:style-name="T5698">0</text:span><text:span text:style-name="T5699">;</text:span></text:p>
      <text:p text:style-name="P5700"><text:span text:style-name="T5701">        </text:span><text:span text:style-name="T5702">}</text:span></text:p>
      <text:p text:style-name="P5703"/>
      <text:p text:style-name="P5704"><text:span text:style-name="T5705">        </text:span><text:span text:style-name="T5706">#</text:span><text:span text:style-name="T5707">logo_text h1</text:span><text:span text:style-name="T5708">,</text:span><text:span text:style-name="T5709"><text:s/></text:span><text:span text:style-name="T5710">#</text:span><text:span text:style-name="T5711">logo_text h1 a</text:span><text:span text:style-name="T5712">,</text:span><text:span text:style-name="T5713"><text:s/></text:span><text:span text:style-name="T5714">#</text:span><text:span text:style-name="T5715">logo_text h1 a</text:span><text:span text:style-name="T5716">:</text:span><text:span text:style-name="T5717">hover</text:span><text:span text:style-name="T5718"><text:s/></text:span><text:span text:style-name="T5719">{</text:span></text:p>
      <text:p text:style-name="P5720"><text:span text:style-name="T5721">            </text:span><text:span text:style-name="T5722">padding</text:span><text:span text:style-name="T5723">:</text:span><text:span text:style-name="T5724"><text:s/></text:span><text:span text:style-name="T5725">22</text:span><text:span text:style-name="T5726">px</text:span><text:span text:style-name="T5727"><text:s/></text:span><text:span text:style-name="T5728">0</text:span><text:span text:style-name="T5729"><text:s/></text:span><text:span text:style-name="T5730">0</text:span><text:span text:style-name="T5731"><text:s/></text:span><text:span text:style-name="T5732">0</text:span><text:span text:style-name="T5733">;</text:span></text:p>
      <text:p text:style-name="P5734"><text:span text:style-name="T5735">            </text:span><text:span text:style-name="T5736">color</text:span><text:span text:style-name="T5737">:</text:span><text:span text:style-name="T5738"><text:s/></text:span><text:span text:style-name="T5739">#</text:span><text:span text:style-name="T5740">FF0000</text:span><text:span text:style-name="T5741">;</text:span></text:p>
      <text:p text:style-name="P5742"><text:span text:style-name="T5743">            </text:span><text:span text:style-name="T5744">text-decoration</text:span><text:span text:style-name="T5745">:</text:span><text:span text:style-name="T5746"><text:s/></text:span><text:span text:style-name="T5747">none</text:span><text:span text:style-name="T5748">;</text:span></text:p>
      <text:p text:style-name="P5749"><text:span text:style-name="T5750">        </text:span><text:span text:style-name="T5751">}</text:span></text:p>
      <text:p text:style-name="P5752"/>
      <text:p text:style-name="P5753"><text:span text:style-name="T5754">        </text:span><text:span text:style-name="T5755">#</text:span><text:span text:style-name="T5756">logo_text h1 a<text:s/></text:span><text:span text:style-name="T5757">.</text:span><text:span text:style-name="T5758">logo_colour</text:span><text:span text:style-name="T5759">{</text:span></text:p>
      <text:p text:style-name="P5760"><text:span text:style-name="T5761">            </text:span><text:span text:style-name="T5762">color</text:span><text:span text:style-name="T5763">:</text:span><text:span text:style-name="T5764"><text:s/></text:span><text:span text:style-name="T5765">#</text:span><text:span text:style-name="T5766">00FF00</text:span><text:span text:style-name="T5767">;</text:span></text:p>
      <text:p text:style-name="P5768"><text:span text:style-name="T5769">        </text:span><text:span text:style-name="T5770">}</text:span></text:p>
      <text:p text:style-name="P5771"/>
      <text:p text:style-name="P5772"><text:span text:style-name="T5773">        </text:span><text:span text:style-name="T5774">#</text:span><text:span text:style-name="T5775">logo_text a</text:span><text:span text:style-name="T5776">:</text:span><text:span text:style-name="T5777">hover<text:s/></text:span><text:span text:style-name="T5778">.</text:span><text:span text:style-name="T5779">logo_colour</text:span><text:span text:style-name="T5780">{</text:span></text:p>
      <text:p text:style-name="P5781"><text:span text:style-name="T5782">            </text:span><text:span text:style-name="T5783">color</text:span><text:span text:style-name="T5784">:</text:span><text:span text:style-name="T5785"><text:s/></text:span><text:span text:style-name="T5786">#</text:span><text:span text:style-name="T5787">FFF</text:span><text:span text:style-name="T5788">;</text:span></text:p>
      <text:p text:style-name="P5789"><text:span text:style-name="T5790">        </text:span><text:span text:style-name="T5791">}</text:span></text:p>
      <text:p text:style-name="P5792"/>
      <text:p text:style-name="P5793"><text:span text:style-name="T5794">        </text:span><text:span text:style-name="T5795">#</text:span><text:span text:style-name="T5796">logo_text h1 a<text:s/></text:span><text:span text:style-name="T5797">.</text:span><text:span text:style-name="T5798">logo_colour2</text:span><text:span text:style-name="T5799">{</text:span></text:p>
      <text:p text:style-name="P5800"><text:span text:style-name="T5801">            </text:span><text:span text:style-name="T5802">color</text:span><text:span text:style-name="T5803">:</text:span><text:span text:style-name="T5804"><text:s/></text:span><text:span text:style-name="T5805">#</text:span><text:span text:style-name="T5806">FFF</text:span><text:span text:style-name="T5807">;</text:span></text:p>
      <text:p text:style-name="P5808"><text:span text:style-name="T5809">        </text:span><text:span text:style-name="T5810">}</text:span></text:p>
      <text:p text:style-name="P5811"/>
      <text:p text:style-name="P5812"><text:span text:style-name="T5813">        </text:span><text:span text:style-name="T5814">#</text:span><text:span text:style-name="T5815">logo_text a</text:span><text:span text:style-name="T5816">:</text:span><text:span text:style-name="T5817">hover<text:s/></text:span><text:span text:style-name="T5818">.</text:span><text:span text:style-name="T5819">logo_colour2</text:span><text:span text:style-name="T5820">{</text:span></text:p>
      <text:p text:style-name="P5821"><text:span text:style-name="T5822">            </text:span><text:span text:style-name="T5823">color</text:span><text:span text:style-name="T5824">:</text:span><text:span text:style-name="T5825"><text:s/></text:span><text:span text:style-name="T5826">#</text:span><text:span text:style-name="T5827">00FF00</text:span><text:span text:style-name="T5828">;</text:span></text:p>
      <text:p text:style-name="P5829"><text:span text:style-name="T5830">        </text:span><text:span text:style-name="T5831">}</text:span></text:p>
      <text:p text:style-name="P5832"/>
      <text:p text:style-name="P5833"><text:span text:style-name="T5834">        </text:span><text:span text:style-name="T5835">#</text:span><text:span text:style-name="T5836">logo_text h2</text:span><text:span text:style-name="T5837">{</text:span></text:p>
      <text:p text:style-name="P5838"><text:span text:style-name="T5839">            </text:span><text:span text:style-name="T5840">font-size</text:span><text:span text:style-name="T5841">:</text:span><text:span text:style-name="T5842"><text:s/></text:span><text:span text:style-name="T5843">120</text:span><text:span text:style-name="T5844">%</text:span><text:span text:style-name="T5845">;</text:span></text:p>
      <text:p text:style-name="P5846"><text:span text:style-name="T5847">            </text:span><text:span text:style-name="T5848">padding</text:span><text:span text:style-name="T5849">:</text:span><text:span text:style-name="T5850"><text:s/></text:span><text:span text:style-name="T5851">4</text:span><text:span text:style-name="T5852">px</text:span><text:span text:style-name="T5853"><text:s/></text:span><text:span text:style-name="T5854">0</text:span><text:span text:style-name="T5855"><text:s/></text:span><text:span text:style-name="T5856">0</text:span><text:span text:style-name="T5857"><text:s/></text:span><text:span text:style-name="T5858">0</text:span><text:span text:style-name="T5859">;</text:span></text:p>
      <text:p text:style-name="P5860"><text:span text:style-name="T5861">            </text:span><text:span text:style-name="T5862">color</text:span><text:span text:style-name="T5863">:</text:span><text:span text:style-name="T5864"><text:s/></text:span><text:span text:style-name="T5865">#</text:span><text:span text:style-name="T5866">B7B9A7</text:span><text:span text:style-name="T5867">;</text:span></text:p>
      <text:p text:style-name="P5868"><text:span text:style-name="T5869">            </text:span><text:span text:style-name="T5870">text-align</text:span><text:span text:style-name="T5871">:</text:span><text:span text:style-name="T5872"><text:s/></text:span><text:span text:style-name="T5873">center</text:span><text:span text:style-name="T5874">;</text:span></text:p>
      <text:p text:style-name="P5875"><text:span text:style-name="T5876">        </text:span><text:span text:style-name="T5877">}</text:span></text:p>
      <text:p text:style-name="P5878"/>
      <text:p text:style-name="P5879"><text:span text:style-name="T5880">        </text:span><text:span text:style-name="T5881">#</text:span><text:span text:style-name="T5882">menubar</text:span><text:span text:style-name="T5883">{</text:span></text:p>
      <text:p text:style-name="P5884"><text:span text:style-name="T5885">            </text:span><text:span text:style-name="T5886">width</text:span><text:span text:style-name="T5887">:</text:span><text:span text:style-name="T5888"><text:s/></text:span><text:span text:style-name="T5889">898</text:span><text:span text:style-name="T5890">px</text:span><text:span text:style-name="T5891">;</text:span></text:p>
      <text:p text:style-name="P5892"><text:span text:style-name="T5893">            </text:span><text:span text:style-name="T5894">height</text:span><text:span text:style-name="T5895">:</text:span><text:span text:style-name="T5896"><text:s/></text:span><text:span text:style-name="T5897">46</text:span><text:span text:style-name="T5898">px</text:span><text:span text:style-name="T5899">;</text:span></text:p>
      <text:p text:style-name="P5900"><text:span text:style-name="T5901">            </text:span><text:span text:style-name="T5902">padding</text:span><text:span text:style-name="T5903">:</text:span><text:span text:style-name="T5904"><text:s/></text:span><text:span text:style-name="T5905">0</text:span><text:span text:style-name="T5906"><text:s/></text:span><text:span text:style-name="T5907">0</text:span><text:span text:style-name="T5908"><text:s/></text:span><text:span text:style-name="T5909">0</text:span><text:span text:style-name="T5910"><text:s/></text:span><text:span text:style-name="T5911">4</text:span><text:span text:style-name="T5912">px</text:span><text:span text:style-name="T5913">;</text:span></text:p>
      <text:p text:style-name="P5914"><text:span text:style-name="T5915">        </text:span><text:span text:style-name="T5916">}</text:span><text:span text:style-name="T5917"><text:s/></text:span></text:p>
      <text:p text:style-name="P5918"/>
      <text:p text:style-name="P5919"><text:span text:style-name="T5920">        </text:span><text:span text:style-name="T5921">ul</text:span><text:span text:style-name="T5922">#</text:span><text:span text:style-name="T5923">menu</text:span><text:span text:style-name="T5924">{</text:span></text:p>
      <text:p text:style-name="P5925"><text:span text:style-name="T5926">            </text:span><text:span text:style-name="T5927">float</text:span><text:span text:style-name="T5928">:</text:span><text:span text:style-name="T5929"><text:s/></text:span><text:span text:style-name="T5930">right</text:span><text:span text:style-name="T5931">;</text:span></text:p>
      <text:p text:style-name="P5932"><text:span text:style-name="T5933">            </text:span><text:span text:style-name="T5934">margin</text:span><text:span text:style-name="T5935">:</text:span><text:span text:style-name="T5936"><text:s/></text:span><text:span text:style-name="T5937">0</text:span><text:span text:style-name="T5938">;</text:span><text:span text:style-name="T5939"><text:s/></text:span></text:p>
      <text:p text:style-name="P5940"><text:span text:style-name="T5941">            </text:span><text:span text:style-name="T5942">padding</text:span><text:span text:style-name="T5943">:</text:span><text:span text:style-name="T5944"><text:s/></text:span><text:span text:style-name="T5945">0</text:span><text:span text:style-name="T5946">;</text:span></text:p>
      <text:p text:style-name="P5947"><text:span text:style-name="T5948">        </text:span><text:span text:style-name="T5949">}</text:span></text:p>
      <text:p text:style-name="P5950"/>
      <text:p text:style-name="P5951"><text:span text:style-name="T5952">        </text:span><text:span text:style-name="T5953">ul</text:span><text:span text:style-name="T5954">#</text:span><text:span text:style-name="T5955">menu li</text:span><text:span text:style-name="T5956">  </text:span><text:span text:style-name="T5957">{</text:span></text:p>
      <text:p text:style-name="P5958"><text:span text:style-name="T5959">            </text:span><text:span text:style-name="T5960">float</text:span><text:span text:style-name="T5961">:</text:span><text:span text:style-name="T5962"><text:s/></text:span><text:span text:style-name="T5963">left</text:span><text:span text:style-name="T5964">;</text:span></text:p>
      <text:p text:style-name="P5965"><text:span text:style-name="T5966">            </text:span><text:span text:style-name="T5967">margin</text:span><text:span text:style-name="T5968">:</text:span><text:span text:style-name="T5969"><text:s/></text:span><text:span text:style-name="T5970">5</text:span><text:span text:style-name="T5971">px</text:span><text:span text:style-name="T5972"><text:s/></text:span><text:span text:style-name="T5973">0</text:span><text:span text:style-name="T5974"><text:s/></text:span><text:span text:style-name="T5975">0</text:span><text:span text:style-name="T5976"><text:s/></text:span><text:span text:style-name="T5977">0</text:span><text:span text:style-name="T5978">;</text:span></text:p>
      <text:p text:style-name="P5979"><text:span text:style-name="T5980">            </text:span><text:span text:style-name="T5981">padding</text:span><text:span text:style-name="T5982">:</text:span><text:span text:style-name="T5983"><text:s/></text:span><text:span text:style-name="T5984">0</text:span><text:span text:style-name="T5985"><text:s/></text:span><text:span text:style-name="T5986">0</text:span><text:span text:style-name="T5987"><text:s/></text:span><text:span text:style-name="T5988">0</text:span><text:span text:style-name="T5989"><text:s/></text:span><text:span text:style-name="T5990">6</text:span><text:span text:style-name="T5991">px</text:span><text:span text:style-name="T5992">;</text:span></text:p>
      <text:p text:style-name="P5993"><text:span text:style-name="T5994">            </text:span><text:span text:style-name="T5995">list-style</text:span><text:span text:style-name="T5996">:</text:span><text:span text:style-name="T5997"><text:s/></text:span><text:span text:style-name="T5998">none</text:span><text:span text:style-name="T5999">;</text:span></text:p>
      <text:p text:style-name="P6000"><text:span text:style-name="T6001">            </text:span><text:span text:style-name="T6002">margin</text:span><text:span text:style-name="T6003">:</text:span><text:span text:style-name="T6004"><text:s/></text:span><text:span text:style-name="T6005">3</text:span><text:span text:style-name="T6006">px</text:span><text:span text:style-name="T6007"><text:s/></text:span><text:span text:style-name="T6008">2</text:span><text:span text:style-name="T6009">px</text:span><text:span text:style-name="T6010"><text:s/></text:span><text:span text:style-name="T6011">0</text:span><text:span text:style-name="T6012"><text:s/></text:span><text:span text:style-name="T6013">0</text:span><text:span text:style-name="T6014">;</text:span></text:p>
      <text:p text:style-name="P6015"><text:span text:style-name="T6016">            </text:span><text:span text:style-name="T6017">background</text:span><text:span text:style-name="T6018">:</text:span><text:span text:style-name="T6019"><text:s/></text:span><text:span text:style-name="T6020">#</text:span><text:span text:style-name="T6021">635B53<text:s/></text:span><text:span text:style-name="T6022">url</text:span><text:span text:style-name="T6023">(</text:span><text:span text:style-name="T6024">tab.png</text:span><text:span text:style-name="T6025">)</text:span><text:span text:style-name="T6026"><text:s/>no-repeat<text:s/></text:span><text:span text:style-name="T6027">0</text:span><text:span text:style-name="T6028"><text:s/></text:span><text:span text:style-name="T6029">0</text:span><text:span text:style-name="T6030">;</text:span></text:p>
      <text:p text:style-name="P6031"><text:span text:style-name="T6032">        </text:span><text:span text:style-name="T6033">}</text:span></text:p>
      <text:p text:style-name="P6034"/>
      <text:p text:style-name="P6035"><text:span text:style-name="T6036">        </text:span><text:span text:style-name="T6037">ul</text:span><text:span text:style-name="T6038">#</text:span><text:span text:style-name="T6039">menu li a</text:span><text:span text:style-name="T6040">{</text:span></text:p>
      <text:p text:style-name="P6041"><text:span text:style-name="T6042">            </text:span><text:span text:style-name="T6043">font</text:span><text:span text:style-name="T6044">:</text:span><text:span text:style-name="T6045"><text:s/></text:span><text:span text:style-name="T6046">normal<text:s/></text:span><text:span text:style-name="T6047">100</text:span><text:span text:style-name="T6048">%</text:span><text:span text:style-name="T6049"><text:s/></text:span><text:span text:style-name="T6050">'</text:span><text:span text:style-name="T6051">lucida</text:span><text:span text:style-name="T6052"><text:s/>sans unicode</text:span><text:span text:style-name="T6053">',</text:span><text:span text:style-name="T6054"><text:s/></text:span><text:span text:style-name="T6055">sans-serif</text:span><text:span text:style-name="T6056">;</text:span></text:p>
      <text:p text:style-name="P6057"><text:span text:style-name="T6058">            </text:span><text:span text:style-name="T6059">display</text:span><text:span text:style-name="T6060">:</text:span><text:span text:style-name="T6061"><text:s/></text:span><text:span text:style-name="T6062">block</text:span><text:span text:style-name="T6063">;</text:span><text:span text:style-name="T6064"><text:s/></text:span></text:p>
      <text:p text:style-name="P6065"><text:span text:style-name="T6066">            </text:span><text:span text:style-name="T6067">float</text:span><text:span text:style-name="T6068">:</text:span><text:span text:style-name="T6069"><text:s/></text:span><text:span text:style-name="T6070">left</text:span><text:span text:style-name="T6071">;</text:span><text:span text:style-name="T6072"><text:s/></text:span></text:p>
      <text:soft-page-break/>
      <text:p text:style-name="P6073"><text:span text:style-name="T6074">            </text:span><text:span text:style-name="T6075">height</text:span><text:span text:style-name="T6076">:</text:span><text:span text:style-name="T6077"><text:s/></text:span><text:span text:style-name="T6078">20</text:span><text:span text:style-name="T6079">px</text:span><text:span text:style-name="T6080">;</text:span></text:p>
      <text:p text:style-name="P6081"><text:span text:style-name="T6082">            </text:span><text:span text:style-name="T6083">padding</text:span><text:span text:style-name="T6084">:</text:span><text:span text:style-name="T6085"><text:s/></text:span><text:span text:style-name="T6086">7</text:span><text:span text:style-name="T6087">px</text:span><text:span text:style-name="T6088"><text:s/></text:span><text:span text:style-name="T6089">22</text:span><text:span text:style-name="T6090">px</text:span><text:span text:style-name="T6091"><text:s/></text:span><text:span text:style-name="T6092">4</text:span><text:span text:style-name="T6093">px</text:span><text:span text:style-name="T6094"><text:s/></text:span><text:span text:style-name="T6095">16</text:span><text:span text:style-name="T6096">px</text:span><text:span text:style-name="T6097">;</text:span></text:p>
      <text:p text:style-name="P6098"><text:span text:style-name="T6099">            </text:span><text:span text:style-name="T6100">text-align</text:span><text:span text:style-name="T6101">:</text:span><text:span text:style-name="T6102"><text:s/></text:span><text:span text:style-name="T6103">center</text:span><text:span text:style-name="T6104">;</text:span></text:p>
      <text:p text:style-name="P6105"><text:span text:style-name="T6106">            </text:span><text:span text:style-name="T6107">color</text:span><text:span text:style-name="T6108">:</text:span><text:span text:style-name="T6109"><text:s/></text:span><text:span text:style-name="T6110">#</text:span><text:span text:style-name="T6111">FFF</text:span><text:span text:style-name="T6112">;</text:span></text:p>
      <text:p text:style-name="P6113"><text:span text:style-name="T6114">            </text:span><text:span text:style-name="T6115">text-decoration</text:span><text:span text:style-name="T6116">:</text:span><text:span text:style-name="T6117"><text:s/></text:span><text:span text:style-name="T6118">none</text:span><text:span text:style-name="T6119">;</text:span></text:p>
      <text:p text:style-name="P6120"><text:span text:style-name="T6121">            </text:span><text:span text:style-name="T6122">background</text:span><text:span text:style-name="T6123">:</text:span><text:span text:style-name="T6124"><text:s/></text:span><text:span text:style-name="T6125">#</text:span><text:span text:style-name="T6126">635B53<text:s/></text:span><text:span text:style-name="T6127">url</text:span><text:span text:style-name="T6128">(</text:span><text:span text:style-name="T6129">tab.png</text:span><text:span text:style-name="T6130">)</text:span><text:span text:style-name="T6131"><text:s/>no-repeat<text:s/></text:span><text:span text:style-name="T6132">100</text:span><text:span text:style-name="T6133">%</text:span><text:span text:style-name="T6134"><text:s/></text:span><text:span text:style-name="T6135">0</text:span><text:span text:style-name="T6136">;</text:span></text:p>
      <text:p text:style-name="P6137"><text:span text:style-name="T6138">        </text:span><text:span text:style-name="T6139">}</text:span><text:span text:style-name="T6140"><text:s/></text:span></text:p>
      <text:p text:style-name="P6141"/>
      <text:p text:style-name="P6142"><text:span text:style-name="T6143">        </text:span><text:span text:style-name="T6144">ul</text:span><text:span text:style-name="T6145">#</text:span><text:span text:style-name="T6146">menu li</text:span><text:span text:style-name="T6147">.</text:span><text:span text:style-name="T6148">selected a</text:span><text:span text:style-name="T6149">{</text:span></text:p>
      <text:p text:style-name="P6150"><text:span text:style-name="T6151">            </text:span><text:span text:style-name="T6152">height</text:span><text:span text:style-name="T6153">:</text:span><text:span text:style-name="T6154"><text:s/></text:span><text:span text:style-name="T6155">20</text:span><text:span text:style-name="T6156">px</text:span><text:span text:style-name="T6157">;</text:span></text:p>
      <text:p text:style-name="P6158"><text:span text:style-name="T6159">            </text:span><text:span text:style-name="T6160">padding</text:span><text:span text:style-name="T6161">:</text:span><text:span text:style-name="T6162"><text:s/></text:span><text:span text:style-name="T6163">7</text:span><text:span text:style-name="T6164">px</text:span><text:span text:style-name="T6165"><text:s/></text:span><text:span text:style-name="T6166">22</text:span><text:span text:style-name="T6167">px</text:span><text:span text:style-name="T6168"><text:s/></text:span><text:span text:style-name="T6169">4</text:span><text:span text:style-name="T6170">px</text:span><text:span text:style-name="T6171"><text:s/></text:span><text:span text:style-name="T6172">16</text:span><text:span text:style-name="T6173">px</text:span><text:span text:style-name="T6174">;</text:span></text:p>
      <text:p text:style-name="P6175"><text:span text:style-name="T6176">        </text:span><text:span text:style-name="T6177">}</text:span></text:p>
      <text:p text:style-name="P6178"/>
      <text:p text:style-name="P6179"><text:span text:style-name="T6180">        </text:span><text:span text:style-name="T6181">ul</text:span><text:span text:style-name="T6182">#</text:span><text:span text:style-name="T6183">menu li</text:span><text:span text:style-name="T6184">.</text:span><text:span text:style-name="T6185">selected</text:span><text:span text:style-name="T6186">{</text:span></text:p>
      <text:p text:style-name="P6187"><text:span text:style-name="T6188">            </text:span><text:span text:style-name="T6189">margin</text:span><text:span text:style-name="T6190">:</text:span><text:span text:style-name="T6191"><text:s/></text:span><text:span text:style-name="T6192">3</text:span><text:span text:style-name="T6193">px</text:span><text:span text:style-name="T6194"><text:s/></text:span><text:span text:style-name="T6195">2</text:span><text:span text:style-name="T6196">px</text:span><text:span text:style-name="T6197"><text:s/></text:span><text:span text:style-name="T6198">0</text:span><text:span text:style-name="T6199"><text:s/></text:span><text:span text:style-name="T6200">0</text:span><text:span text:style-name="T6201">;</text:span></text:p>
      <text:p text:style-name="P6202"><text:span text:style-name="T6203">            </text:span><text:span text:style-name="T6204">background</text:span><text:span text:style-name="T6205">:</text:span><text:span text:style-name="T6206"><text:s/></text:span><text:span text:style-name="T6207">#</text:span><text:span text:style-name="T6208">FFF</text:span><text:span text:style-name="T6209">;</text:span></text:p>
      <text:p text:style-name="P6210"><text:span text:style-name="T6211">        </text:span><text:span text:style-name="T6212">}</text:span></text:p>
      <text:p text:style-name="P6213"/>
      <text:p text:style-name="P6214"><text:span text:style-name="T6215">        </text:span><text:span text:style-name="T6216">ul</text:span><text:span text:style-name="T6217">#</text:span><text:span text:style-name="T6218">menu li</text:span><text:span text:style-name="T6219">.</text:span><text:span text:style-name="T6220">selected a</text:span><text:span text:style-name="T6221">,</text:span><text:span text:style-name="T6222"><text:s/>ul</text:span><text:span text:style-name="T6223">#</text:span><text:span text:style-name="T6224">menu li</text:span><text:span text:style-name="T6225">.</text:span><text:span text:style-name="T6226">selected a</text:span><text:span text:style-name="T6227">:</text:span><text:span text:style-name="T6228">hover</text:span><text:span text:style-name="T6229">{</text:span></text:p>
      <text:p text:style-name="P6230"><text:span text:style-name="T6231">            </text:span><text:span text:style-name="T6232">background</text:span><text:span text:style-name="T6233">:</text:span><text:span text:style-name="T6234"><text:s/></text:span><text:span text:style-name="T6235">#</text:span><text:span text:style-name="T6236">FFF</text:span><text:span text:style-name="T6237">;</text:span></text:p>
      <text:p text:style-name="P6238"><text:span text:style-name="T6239">            </text:span><text:span text:style-name="T6240">color</text:span><text:span text:style-name="T6241">:</text:span><text:span text:style-name="T6242"><text:s/></text:span><text:span text:style-name="T6243">#</text:span><text:span text:style-name="T6244">111</text:span><text:span text:style-name="T6245">;</text:span></text:p>
      <text:p text:style-name="P6246"><text:span text:style-name="T6247">        </text:span><text:span text:style-name="T6248">}</text:span></text:p>
      <text:p text:style-name="P6249"/>
      <text:p text:style-name="P6250"><text:span text:style-name="T6251">        </text:span><text:span text:style-name="T6252">ul</text:span><text:span text:style-name="T6253">#</text:span><text:span text:style-name="T6254">menu li a</text:span><text:span text:style-name="T6255">:</text:span><text:span text:style-name="T6256">hover</text:span><text:span text:style-name="T6257">{</text:span></text:p>
      <text:p text:style-name="P6258"><text:span text:style-name="T6259">            </text:span><text:span text:style-name="T6260">color</text:span><text:span text:style-name="T6261">:</text:span><text:span text:style-name="T6262"><text:s/></text:span><text:span text:style-name="T6263">#</text:span><text:span text:style-name="T6264">E4EC04</text:span><text:span text:style-name="T6265">;</text:span></text:p>
      <text:p text:style-name="P6266"><text:span text:style-name="T6267">        </text:span><text:span text:style-name="T6268">}</text:span></text:p>
      <text:p text:style-name="P6269"/>
      <text:p text:style-name="P6270"><text:span text:style-name="T6271">        </text:span><text:span text:style-name="T6272">#</text:span><text:span text:style-name="T6273">site_content</text:span><text:span text:style-name="T6274">{</text:span></text:p>
      <text:p text:style-name="P6275"><text:span text:style-name="T6276"><text:s text:c="12"/></text:span><text:span text:style-name="T6277">height</text:span><text:span text:style-name="T6278">:</text:span><text:span text:style-name="T6279"><text:s/></text:span><text:span text:style-name="T6280">200</text:span><text:span text:style-name="T6281">px</text:span><text:span text:style-name="T6282">;</text:span><text:span text:style-name="T6283"><text:s/></text:span></text:p>
      <text:p text:style-name="P6284"><text:span text:style-name="T6285">            </text:span><text:span text:style-name="T6286">width</text:span><text:span text:style-name="T6287">:</text:span><text:span text:style-name="T6288"><text:s/></text:span><text:span text:style-name="T6289">858</text:span><text:span text:style-name="T6290">px</text:span><text:span text:style-name="T6291">;</text:span></text:p>
      <text:p text:style-name="P6292"><text:span text:style-name="T6293">            </text:span><text:span text:style-name="T6294">overflow</text:span><text:span text:style-name="T6295">:</text:span><text:span text:style-name="T6296"><text:s/></text:span><text:span text:style-name="T6297">hidden</text:span><text:span text:style-name="T6298">;</text:span></text:p>
      <text:p text:style-name="P6299"><text:span text:style-name="T6300">            </text:span><text:span text:style-name="T6301">margin</text:span><text:span text:style-name="T6302">:</text:span><text:span text:style-name="T6303"><text:s/></text:span><text:span text:style-name="T6304">0</text:span><text:span text:style-name="T6305"><text:s/>auto<text:s/></text:span><text:span text:style-name="T6306">0</text:span><text:span text:style-name="T6307"><text:s/>auto</text:span><text:span text:style-name="T6308">;</text:span></text:p>
      <text:p text:style-name="P6309"><text:span text:style-name="T6310">            </text:span><text:span text:style-name="T6311">padding</text:span><text:span text:style-name="T6312">:</text:span><text:span text:style-name="T6313"><text:s/></text:span><text:span text:style-name="T6314">10</text:span><text:span text:style-name="T6315">px</text:span><text:span text:style-name="T6316"><text:s/></text:span><text:span text:style-name="T6317">20</text:span><text:span text:style-name="T6318">px</text:span><text:span text:style-name="T6319"><text:s/></text:span><text:span text:style-name="T6320">20</text:span><text:span text:style-name="T6321">px</text:span><text:span text:style-name="T6322"><text:s/></text:span><text:span text:style-name="T6323">20</text:span><text:span text:style-name="T6324">px</text:span><text:span text:style-name="T6325">;</text:span></text:p>
      <text:p text:style-name="P6326"><text:span text:style-name="T6327">            </text:span><text:span text:style-name="T6328">background</text:span><text:span text:style-name="T6329">:</text:span><text:span text:style-name="T6330"><text:s/></text:span><text:span text:style-name="T6331">#</text:span><text:span text:style-name="T6332">F6F6F0 repeat-y</text:span><text:span text:style-name="T6333">;</text:span></text:p>
      <text:p text:style-name="P6334"><text:span text:style-name="T6335">            </text:span><text:span text:style-name="T6336">border</text:span><text:span text:style-name="T6337">:</text:span><text:span text:style-name="T6338"><text:s/></text:span><text:span text:style-name="T6339">15</text:span><text:span text:style-name="T6340">px</text:span><text:span text:style-name="T6341"><text:s/>solid<text:s/></text:span><text:span text:style-name="T6342">#</text:span><text:span text:style-name="T6343">FFF</text:span><text:span text:style-name="T6344">;</text:span></text:p>
      <text:p text:style-name="P6345"><text:span text:style-name="T6346">        </text:span><text:span text:style-name="T6347">}</text:span><text:span text:style-name="T6348"><text:s/></text:span></text:p>
      <text:p text:style-name="P6349"/>
      <text:p text:style-name="P6350"><text:span text:style-name="T6351">        </text:span><text:span text:style-name="T6352">.</text:span><text:span text:style-name="T6353">sidebar</text:span><text:span text:style-name="T6354">{</text:span></text:p>
      <text:p text:style-name="P6355"><text:span text:style-name="T6356">            </text:span><text:span text:style-name="T6357">float</text:span><text:span text:style-name="T6358">:</text:span><text:span text:style-name="T6359"><text:s/></text:span><text:span text:style-name="T6360">right</text:span><text:span text:style-name="T6361">;</text:span></text:p>
      <text:p text:style-name="P6362"><text:span text:style-name="T6363">            </text:span><text:span text:style-name="T6364">width</text:span><text:span text:style-name="T6365">:</text:span><text:span text:style-name="T6366"><text:s/></text:span><text:span text:style-name="T6367">190</text:span><text:span text:style-name="T6368">px</text:span><text:span text:style-name="T6369">;</text:span></text:p>
      <text:p text:style-name="P6370"><text:span text:style-name="T6371">            </text:span><text:span text:style-name="T6372">padding</text:span><text:span text:style-name="T6373">:</text:span><text:span text:style-name="T6374"><text:s/></text:span><text:span text:style-name="T6375">0</text:span><text:span text:style-name="T6376"><text:s/></text:span><text:span text:style-name="T6377">15</text:span><text:span text:style-name="T6378">px</text:span><text:span text:style-name="T6379"><text:s/></text:span><text:span text:style-name="T6380">20</text:span><text:span text:style-name="T6381">px</text:span><text:span text:style-name="T6382"><text:s/></text:span><text:span text:style-name="T6383">15</text:span><text:span text:style-name="T6384">px</text:span><text:span text:style-name="T6385">;</text:span></text:p>
      <text:p text:style-name="P6386"><text:span text:style-name="T6387">        </text:span><text:span text:style-name="T6388">}</text:span></text:p>
      <text:p text:style-name="P6389"/>
      <text:p text:style-name="P6390"><text:span text:style-name="T6391">        </text:span><text:span text:style-name="T6392">.</text:span><text:span text:style-name="T6393">sidebar ul</text:span><text:span text:style-name="T6394">{</text:span></text:p>
      <text:p text:style-name="P6395"><text:span text:style-name="T6396">            </text:span><text:span text:style-name="T6397">width</text:span><text:span text:style-name="T6398">:</text:span><text:span text:style-name="T6399"><text:s/></text:span><text:span text:style-name="T6400">178</text:span><text:span text:style-name="T6401">px</text:span><text:span text:style-name="T6402">;</text:span><text:span text:style-name="T6403"><text:s/></text:span></text:p>
      <text:soft-page-break/>
      <text:p text:style-name="P6404"><text:span text:style-name="T6405">            </text:span><text:span text:style-name="T6406">padding</text:span><text:span text:style-name="T6407">:</text:span><text:span text:style-name="T6408"><text:s/></text:span><text:span text:style-name="T6409">4</text:span><text:span text:style-name="T6410">px</text:span><text:span text:style-name="T6411"><text:s/></text:span><text:span text:style-name="T6412">0</text:span><text:span text:style-name="T6413"><text:s/></text:span><text:span text:style-name="T6414">0</text:span><text:span text:style-name="T6415"><text:s/></text:span><text:span text:style-name="T6416">0</text:span><text:span text:style-name="T6417">;</text:span><text:span text:style-name="T6418"><text:s/></text:span></text:p>
      <text:p text:style-name="P6419"><text:span text:style-name="T6420">            </text:span><text:span text:style-name="T6421">margin</text:span><text:span text:style-name="T6422">:</text:span><text:span text:style-name="T6423"><text:s/></text:span><text:span text:style-name="T6424">4</text:span><text:span text:style-name="T6425">px</text:span><text:span text:style-name="T6426"><text:s/></text:span><text:span text:style-name="T6427">0</text:span><text:span text:style-name="T6428"><text:s/></text:span><text:span text:style-name="T6429">30</text:span><text:span text:style-name="T6430">px</text:span><text:span text:style-name="T6431"><text:s/></text:span><text:span text:style-name="T6432">0</text:span><text:span text:style-name="T6433">;</text:span></text:p>
      <text:p text:style-name="P6434"><text:span text:style-name="T6435">        </text:span><text:span text:style-name="T6436">}</text:span></text:p>
      <text:p text:style-name="P6437"/>
      <text:p text:style-name="P6438"><text:span text:style-name="T6439">        </text:span><text:span text:style-name="T6440">.</text:span><text:span text:style-name="T6441">sidebar li</text:span><text:span text:style-name="T6442">{</text:span></text:p>
      <text:p text:style-name="P6443"><text:span text:style-name="T6444">            </text:span><text:span text:style-name="T6445">list-style</text:span><text:span text:style-name="T6446">:</text:span><text:span text:style-name="T6447"><text:s/></text:span><text:span text:style-name="T6448">none</text:span><text:span text:style-name="T6449">;</text:span><text:span text:style-name="T6450"><text:s/></text:span></text:p>
      <text:p text:style-name="P6451"><text:span text:style-name="T6452">            </text:span><text:span text:style-name="T6453">padding</text:span><text:span text:style-name="T6454">:</text:span><text:span text:style-name="T6455"><text:s/></text:span><text:span text:style-name="T6456">0</text:span><text:span text:style-name="T6457"><text:s/></text:span><text:span text:style-name="T6458">0</text:span><text:span text:style-name="T6459"><text:s/></text:span><text:span text:style-name="T6460">7</text:span><text:span text:style-name="T6461">px</text:span><text:span text:style-name="T6462"><text:s/></text:span><text:span text:style-name="T6463">0</text:span><text:span text:style-name="T6464">;</text:span><text:span text:style-name="T6465"><text:s/></text:span></text:p>
      <text:p text:style-name="P6466"><text:span text:style-name="T6467">        </text:span><text:span text:style-name="T6468">}</text:span></text:p>
      <text:p text:style-name="P6469"/>
      <text:p text:style-name="P6470"><text:span text:style-name="T6471">        </text:span><text:span text:style-name="T6472">.</text:span><text:span text:style-name="T6473">sidebar li a</text:span><text:span text:style-name="T6474">,</text:span><text:span text:style-name="T6475"><text:s/></text:span><text:span text:style-name="T6476">.</text:span><text:span text:style-name="T6477">sidebar li a</text:span><text:span text:style-name="T6478">:</text:span><text:span text:style-name="T6479">hover</text:span><text:span text:style-name="T6480">{</text:span></text:p>
      <text:p text:style-name="P6481"><text:span text:style-name="T6482">            </text:span><text:span text:style-name="T6483">padding</text:span><text:span text:style-name="T6484">:</text:span><text:span text:style-name="T6485"><text:s/></text:span><text:span text:style-name="T6486">0</text:span><text:span text:style-name="T6487"><text:s/></text:span><text:span text:style-name="T6488">0</text:span><text:span text:style-name="T6489"><text:s/></text:span><text:span text:style-name="T6490">0</text:span><text:span text:style-name="T6491"><text:s/></text:span><text:span text:style-name="T6492">35</text:span><text:span text:style-name="T6493">px</text:span><text:span text:style-name="T6494">;</text:span></text:p>
      <text:p text:style-name="P6495"><text:span text:style-name="T6496">            </text:span><text:span text:style-name="T6497">display</text:span><text:span text:style-name="T6498">:</text:span><text:span text:style-name="T6499"><text:s/></text:span><text:span text:style-name="T6500">block</text:span><text:span text:style-name="T6501">;</text:span></text:p>
      <text:p text:style-name="P6502"><text:span text:style-name="T6503">            </text:span><text:span text:style-name="T6504">background</text:span><text:span text:style-name="T6505">:</text:span><text:span text:style-name="T6506"><text:s/></text:span><text:span text:style-name="T6507">transparent<text:s/></text:span><text:span text:style-name="T6508">url</text:span><text:span text:style-name="T6509">(</text:span><text:span text:style-name="T6510">link.png</text:span><text:span text:style-name="T6511">)</text:span><text:span text:style-name="T6512"><text:s/>no-repeat left center</text:span><text:span text:style-name="T6513">;</text:span></text:p>
      <text:p text:style-name="P6514"><text:span text:style-name="T6515">        </text:span><text:span text:style-name="T6516">}</text:span><text:span text:style-name="T6517"><text:s/></text:span></text:p>
      <text:p text:style-name="P6518"/>
      <text:p text:style-name="P6519"><text:span text:style-name="T6520">        </text:span><text:span text:style-name="T6521">.</text:span><text:span text:style-name="T6522">sidebar li a</text:span><text:span text:style-name="T6523">.</text:span><text:span text:style-name="T6524">selected</text:span><text:span text:style-name="T6525">{</text:span></text:p>
      <text:p text:style-name="P6526"><text:span text:style-name="T6527">            </text:span><text:span text:style-name="T6528">color</text:span><text:span text:style-name="T6529">:</text:span><text:span text:style-name="T6530"><text:s/></text:span><text:span text:style-name="T6531">#</text:span><text:span text:style-name="T6532">444</text:span><text:span text:style-name="T6533">;</text:span></text:p>
      <text:p text:style-name="P6534"><text:span text:style-name="T6535">        </text:span><text:span text:style-name="T6536">}</text:span><text:span text:style-name="T6537"><text:s/></text:span></text:p>
      <text:p text:style-name="P6538"/>
      <text:p text:style-name="P6539"><text:span text:style-name="T6540">        </text:span><text:span text:style-name="T6541">#</text:span><text:span text:style-name="T6542">content</text:span><text:span text:style-name="T6543">{</text:span></text:p>
      <text:p text:style-name="P6544"><text:span text:style-name="T6545">            </text:span><text:span text:style-name="T6546">text-align</text:span><text:span text:style-name="T6547">:</text:span><text:span text:style-name="T6548"><text:s/></text:span><text:span text:style-name="T6549">left</text:span><text:span text:style-name="T6550">;</text:span></text:p>
      <text:p text:style-name="P6551"><text:span text:style-name="T6552">            </text:span><text:span text:style-name="T6553">width</text:span><text:span text:style-name="T6554">:</text:span><text:span text:style-name="T6555"><text:s/></text:span><text:span text:style-name="T6556">613</text:span><text:span text:style-name="T6557">px</text:span><text:span text:style-name="T6558">;</text:span></text:p>
      <text:p text:style-name="P6559"><text:span text:style-name="T6560">            </text:span><text:span text:style-name="T6561">padding</text:span><text:span text:style-name="T6562">:</text:span><text:span text:style-name="T6563"><text:s/></text:span><text:span text:style-name="T6564">0</text:span><text:span text:style-name="T6565">;</text:span></text:p>
      <text:p text:style-name="P6566"><text:span text:style-name="T6567">        </text:span><text:span text:style-name="T6568">}</text:span></text:p>
      <text:p text:style-name="P6569"/>
      <text:p text:style-name="P6570"><text:span text:style-name="T6571">        </text:span><text:span text:style-name="T6572">#</text:span><text:span text:style-name="T6573">content ul</text:span><text:span text:style-name="T6574">{</text:span></text:p>
      <text:p text:style-name="P6575"><text:span text:style-name="T6576">            </text:span><text:span text:style-name="T6577">margin</text:span><text:span text:style-name="T6578">:</text:span><text:span text:style-name="T6579"><text:s/></text:span><text:span text:style-name="T6580">2</text:span><text:span text:style-name="T6581">px</text:span><text:span text:style-name="T6582"><text:s/></text:span><text:span text:style-name="T6583">0</text:span><text:span text:style-name="T6584"><text:s/></text:span><text:span text:style-name="T6585">22</text:span><text:span text:style-name="T6586">px</text:span><text:span text:style-name="T6587"><text:s/></text:span><text:span text:style-name="T6588">0</text:span><text:span text:style-name="T6589">px</text:span><text:span text:style-name="T6590">;</text:span></text:p>
      <text:p text:style-name="P6591"><text:span text:style-name="T6592">        </text:span><text:span text:style-name="T6593">}</text:span></text:p>
      <text:p text:style-name="P6594"/>
      <text:p text:style-name="P6595"><text:span text:style-name="T6596">        </text:span><text:span text:style-name="T6597">#</text:span><text:span text:style-name="T6598">content ul li</text:span><text:span text:style-name="T6599">{</text:span></text:p>
      <text:p text:style-name="P6600"><text:span text:style-name="T6601">            </text:span><text:span text:style-name="T6602">list-style-type</text:span><text:span text:style-name="T6603">:</text:span><text:span text:style-name="T6604"><text:s/></text:span><text:span text:style-name="T6605">none</text:span><text:span text:style-name="T6606">;</text:span></text:p>
      <text:p text:style-name="P6607"><text:span text:style-name="T6608">            </text:span><text:span text:style-name="T6609">background</text:span><text:span text:style-name="T6610">:</text:span><text:span text:style-name="T6611"><text:s/></text:span><text:span text:style-name="T6612">url</text:span><text:span text:style-name="T6613">(</text:span><text:span text:style-name="T6614">bullet.png</text:span><text:span text:style-name="T6615">)</text:span><text:span text:style-name="T6616"><text:s/>no-repeat</text:span><text:span text:style-name="T6617">;</text:span></text:p>
      <text:p text:style-name="P6618"><text:span text:style-name="T6619">            </text:span><text:span text:style-name="T6620">margin</text:span><text:span text:style-name="T6621">:</text:span><text:span text:style-name="T6622"><text:s/></text:span><text:span text:style-name="T6623">0</text:span><text:span text:style-name="T6624"><text:s/></text:span><text:span text:style-name="T6625">0</text:span><text:span text:style-name="T6626"><text:s/></text:span><text:span text:style-name="T6627">0</text:span><text:span text:style-name="T6628"><text:s/></text:span><text:span text:style-name="T6629">0</text:span><text:span text:style-name="T6630">;</text:span><text:span text:style-name="T6631"><text:s/></text:span></text:p>
      <text:p text:style-name="P6632"><text:span text:style-name="T6633">            </text:span><text:span text:style-name="T6634">padding</text:span><text:span text:style-name="T6635">:</text:span><text:span text:style-name="T6636"><text:s/></text:span><text:span text:style-name="T6637">0</text:span><text:span text:style-name="T6638"><text:s/></text:span><text:span text:style-name="T6639">0</text:span><text:span text:style-name="T6640"><text:s/></text:span><text:span text:style-name="T6641">4</text:span><text:span text:style-name="T6642">px</text:span><text:span text:style-name="T6643"><text:s/></text:span><text:span text:style-name="T6644">25</text:span><text:span text:style-name="T6645">px</text:span><text:span text:style-name="T6646">;</text:span></text:p>
      <text:p text:style-name="P6647"><text:span text:style-name="T6648">            </text:span><text:span text:style-name="T6649">line-height</text:span><text:span text:style-name="T6650">:</text:span><text:span text:style-name="T6651"><text:s/></text:span><text:span text:style-name="T6652">1.5</text:span><text:span text:style-name="T6653">em</text:span><text:span text:style-name="T6654">;</text:span></text:p>
      <text:p text:style-name="P6655"><text:span text:style-name="T6656">        </text:span><text:span text:style-name="T6657">}</text:span></text:p>
      <text:p text:style-name="P6658"/>
      <text:p text:style-name="P6659"><text:span text:style-name="T6660">        </text:span><text:span text:style-name="T6661">#</text:span><text:span text:style-name="T6662">footer</text:span><text:span text:style-name="T6663">{</text:span></text:p>
      <text:p text:style-name="P6664"><text:span text:style-name="T6665">            </text:span><text:span text:style-name="T6666">width</text:span><text:span text:style-name="T6667">:</text:span><text:span text:style-name="T6668"><text:s/></text:span><text:span text:style-name="T6669">916</text:span><text:span text:style-name="T6670">px</text:span><text:span text:style-name="T6671">;</text:span></text:p>
      <text:p text:style-name="P6672"><text:span text:style-name="T6673">            </text:span><text:span text:style-name="T6674">font-family</text:span><text:span text:style-name="T6675">:</text:span><text:span text:style-name="T6676"><text:s/></text:span><text:span text:style-name="T6677">'</text:span><text:span text:style-name="T6678">trebuchet ms</text:span><text:span text:style-name="T6679">',</text:span><text:span text:style-name="T6680"><text:s/></text:span><text:span text:style-name="T6681">sans-serif</text:span><text:span text:style-name="T6682">;</text:span></text:p>
      <text:p text:style-name="P6683"><text:span text:style-name="T6684">            </text:span><text:span text:style-name="T6685">font-size</text:span><text:span text:style-name="T6686">:</text:span><text:span text:style-name="T6687"><text:s/></text:span><text:span text:style-name="T6688">90</text:span><text:span text:style-name="T6689">%</text:span><text:span text:style-name="T6690">;</text:span></text:p>
      <text:p text:style-name="P6691"><text:span text:style-name="T6692">            </text:span><text:span text:style-name="T6693">height</text:span><text:span text:style-name="T6694">:</text:span><text:span text:style-name="T6695"><text:s/></text:span><text:span text:style-name="T6696">28</text:span><text:span text:style-name="T6697">px</text:span><text:span text:style-name="T6698">;</text:span></text:p>
      <text:p text:style-name="P6699"><text:span text:style-name="T6700">            </text:span><text:span text:style-name="T6701">padding</text:span><text:span text:style-name="T6702">:</text:span><text:span text:style-name="T6703"><text:s/></text:span><text:span text:style-name="T6704">20</text:span><text:span text:style-name="T6705">px</text:span><text:span text:style-name="T6706"><text:s/></text:span><text:span text:style-name="T6707">0</text:span><text:span text:style-name="T6708"><text:s/></text:span><text:span text:style-name="T6709">5</text:span><text:span text:style-name="T6710">px</text:span><text:span text:style-name="T6711"><text:s/></text:span><text:span text:style-name="T6712">0</text:span><text:span text:style-name="T6713">;</text:span></text:p>
      <text:p text:style-name="P6714"><text:span text:style-name="T6715">            </text:span><text:span text:style-name="T6716">text-align</text:span><text:span text:style-name="T6717">:</text:span><text:span text:style-name="T6718"><text:s/></text:span><text:span text:style-name="T6719">center</text:span><text:span text:style-name="T6720">;</text:span><text:span text:style-name="T6721"><text:s/></text:span></text:p>
      <text:p text:style-name="P6722"><text:span text:style-name="T6723">            </text:span><text:span text:style-name="T6724">background</text:span><text:span text:style-name="T6725">:</text:span><text:span text:style-name="T6726"><text:s/></text:span><text:span text:style-name="T6727">transparent</text:span><text:span text:style-name="T6728">;</text:span></text:p>
      <text:soft-page-break/>
      <text:p text:style-name="P6729"><text:span text:style-name="T6730">            </text:span><text:span text:style-name="T6731">color</text:span><text:span text:style-name="T6732">:</text:span><text:span text:style-name="T6733"><text:s/></text:span><text:span text:style-name="T6734">#</text:span><text:span text:style-name="T6735">EEF3CD</text:span><text:span text:style-name="T6736">;</text:span></text:p>
      <text:p text:style-name="P6737"><text:span text:style-name="T6738">            </text:span><text:span text:style-name="T6739">text-transform</text:span><text:span text:style-name="T6740">:</text:span><text:span text:style-name="T6741"><text:s/></text:span><text:span text:style-name="T6742">uppercase</text:span><text:span text:style-name="T6743">;</text:span></text:p>
      <text:p text:style-name="P6744"><text:span text:style-name="T6745">            </text:span><text:span text:style-name="T6746">letter-spacing</text:span><text:span text:style-name="T6747">:</text:span><text:span text:style-name="T6748"><text:s/></text:span><text:span text:style-name="T6749">0.1</text:span><text:span text:style-name="T6750">em</text:span><text:span text:style-name="T6751">;</text:span></text:p>
      <text:p text:style-name="P6752"><text:span text:style-name="T6753">        </text:span><text:span text:style-name="T6754">}</text:span></text:p>
      <text:p text:style-name="P6755"/>
      <text:p text:style-name="P6756"><text:span text:style-name="T6757">        </text:span><text:span text:style-name="T6758">#</text:span><text:span text:style-name="T6759">footer p</text:span><text:span text:style-name="T6760">{</text:span></text:p>
      <text:p text:style-name="P6761"><text:span text:style-name="T6762">            </text:span><text:span text:style-name="T6763">padding</text:span><text:span text:style-name="T6764">:</text:span><text:span text:style-name="T6765"><text:s/></text:span><text:span text:style-name="T6766">0</text:span><text:span text:style-name="T6767">;</text:span></text:p>
      <text:p text:style-name="P6768"><text:span text:style-name="T6769">        </text:span><text:span text:style-name="T6770">}</text:span></text:p>
      <text:p text:style-name="P6771"/>
      <text:p text:style-name="P6772"><text:span text:style-name="T6773">        </text:span><text:span text:style-name="T6774">#</text:span><text:span text:style-name="T6775">footer a</text:span><text:span text:style-name="T6776">,</text:span><text:span text:style-name="T6777"><text:s/></text:span><text:span text:style-name="T6778">#</text:span><text:span text:style-name="T6779">footer a</text:span><text:span text:style-name="T6780">:</text:span><text:span text:style-name="T6781">hover</text:span><text:span text:style-name="T6782">{</text:span></text:p>
      <text:p text:style-name="P6783"><text:span text:style-name="T6784">            </text:span><text:span text:style-name="T6785">color</text:span><text:span text:style-name="T6786">:</text:span><text:span text:style-name="T6787"><text:s/></text:span><text:span text:style-name="T6788">#</text:span><text:span text:style-name="T6789">EEF3CD</text:span><text:span text:style-name="T6790">;</text:span></text:p>
      <text:p text:style-name="P6791"><text:span text:style-name="T6792">            </text:span><text:span text:style-name="T6793">text-decoration</text:span><text:span text:style-name="T6794">:</text:span><text:span text:style-name="T6795"><text:s/></text:span><text:span text:style-name="T6796">none</text:span><text:span text:style-name="T6797">;</text:span></text:p>
      <text:p text:style-name="P6798"><text:span text:style-name="T6799">        </text:span><text:span text:style-name="T6800">}</text:span></text:p>
      <text:p text:style-name="P6801"/>
      <text:p text:style-name="P6802"><text:span text:style-name="T6803">        </text:span><text:span text:style-name="T6804">#</text:span><text:span text:style-name="T6805">footer a</text:span><text:span text:style-name="T6806">:</text:span><text:span text:style-name="T6807">hover</text:span><text:span text:style-name="T6808">{</text:span></text:p>
      <text:p text:style-name="P6809"><text:span text:style-name="T6810">            </text:span><text:span text:style-name="T6811">text-decoration</text:span><text:span text:style-name="T6812">:</text:span><text:span text:style-name="T6813"><text:s/></text:span><text:span text:style-name="T6814">underline</text:span><text:span text:style-name="T6815">;</text:span></text:p>
      <text:p text:style-name="P6816"><text:span text:style-name="T6817">        </text:span><text:span text:style-name="T6818">}</text:span></text:p>
      <text:p text:style-name="P6819"/>
      <text:p text:style-name="P6820"><text:span text:style-name="T6821">        </text:span><text:span text:style-name="T6822">.</text:span><text:span text:style-name="T6823">search</text:span><text:span text:style-name="T6824">{</text:span></text:p>
      <text:p text:style-name="P6825"><text:span text:style-name="T6826">            </text:span><text:span text:style-name="T6827">color</text:span><text:span text:style-name="T6828">:</text:span><text:span text:style-name="T6829"><text:s/></text:span><text:span text:style-name="T6830">#</text:span><text:span text:style-name="T6831">555</text:span><text:span text:style-name="T6832">;</text:span><text:span text:style-name="T6833"><text:s/></text:span></text:p>
      <text:p text:style-name="P6834"><text:span text:style-name="T6835">            </text:span><text:span text:style-name="T6836">border</text:span><text:span text:style-name="T6837">:</text:span><text:span text:style-name="T6838"><text:s/></text:span><text:span text:style-name="T6839">1</text:span><text:span text:style-name="T6840">px</text:span><text:span text:style-name="T6841"><text:s/>solid<text:s/></text:span><text:span text:style-name="T6842">#</text:span><text:span text:style-name="T6843">DDD</text:span><text:span text:style-name="T6844">;</text:span><text:span text:style-name="T6845"><text:s/></text:span></text:p>
      <text:p text:style-name="P6846"><text:span text:style-name="T6847">            </text:span><text:span text:style-name="T6848">width</text:span><text:span text:style-name="T6849">:</text:span><text:span text:style-name="T6850"><text:s/></text:span><text:span text:style-name="T6851">134</text:span><text:span text:style-name="T6852">px</text:span><text:span text:style-name="T6853">;</text:span></text:p>
      <text:p text:style-name="P6854"><text:span text:style-name="T6855">            </text:span><text:span text:style-name="T6856">padding</text:span><text:span text:style-name="T6857">:</text:span><text:span text:style-name="T6858"><text:s/></text:span><text:span text:style-name="T6859">5</text:span><text:span text:style-name="T6860">px</text:span><text:span text:style-name="T6861">;</text:span></text:p>
      <text:p text:style-name="P6862"><text:span text:style-name="T6863">        </text:span><text:span text:style-name="T6864">}</text:span></text:p>
      <text:p text:style-name="P6865">         <text:s/></text:p>
      <text:p text:style-name="P6866"><text:span text:style-name="T6867">        </text:span><text:span text:style-name="T6868">.</text:span><text:span text:style-name="T6869">form_settings</text:span><text:span text:style-name="T6870">{</text:span></text:p>
      <text:p text:style-name="P6871"><text:span text:style-name="T6872">            </text:span><text:span text:style-name="T6873">margin</text:span><text:span text:style-name="T6874">:</text:span><text:span text:style-name="T6875"><text:s/></text:span><text:span text:style-name="T6876">15</text:span><text:span text:style-name="T6877">px</text:span><text:span text:style-name="T6878"><text:s/></text:span><text:span text:style-name="T6879">0</text:span><text:span text:style-name="T6880"><text:s/></text:span><text:span text:style-name="T6881">0</text:span><text:span text:style-name="T6882"><text:s/></text:span><text:span text:style-name="T6883">0</text:span><text:span text:style-name="T6884">;</text:span></text:p>
      <text:p text:style-name="P6885"><text:span text:style-name="T6886">        </text:span><text:span text:style-name="T6887">}</text:span></text:p>
      <text:p text:style-name="P6888"/>
      <text:p text:style-name="P6889"><text:span text:style-name="T6890">        </text:span><text:span text:style-name="T6891">.</text:span><text:span text:style-name="T6892">form_settings p</text:span><text:span text:style-name="T6893">{</text:span></text:p>
      <text:p text:style-name="P6894"><text:span text:style-name="T6895">            </text:span><text:span text:style-name="T6896">padding</text:span><text:span text:style-name="T6897">:</text:span><text:span text:style-name="T6898"><text:s/></text:span><text:span text:style-name="T6899">0</text:span><text:span text:style-name="T6900"><text:s/></text:span><text:span text:style-name="T6901">0</text:span><text:span text:style-name="T6902"><text:s/></text:span><text:span text:style-name="T6903">4</text:span><text:span text:style-name="T6904">px</text:span><text:span text:style-name="T6905"><text:s/></text:span><text:span text:style-name="T6906">0</text:span><text:span text:style-name="T6907">;</text:span></text:p>
      <text:p text:style-name="P6908"><text:span text:style-name="T6909">        </text:span><text:span text:style-name="T6910">}</text:span></text:p>
      <text:p text:style-name="P6911"/>
      <text:p text:style-name="P6912"><text:span text:style-name="T6913">        </text:span><text:span text:style-name="T6914">.</text:span><text:span text:style-name="T6915">form_settings span</text:span><text:span text:style-name="T6916">{</text:span></text:p>
      <text:p text:style-name="P6917"><text:span text:style-name="T6918">            </text:span><text:span text:style-name="T6919">float</text:span><text:span text:style-name="T6920">:</text:span><text:span text:style-name="T6921"><text:s/></text:span><text:span text:style-name="T6922">left</text:span><text:span text:style-name="T6923">;</text:span><text:span text:style-name="T6924"><text:s/></text:span></text:p>
      <text:p text:style-name="P6925"><text:span text:style-name="T6926">            </text:span><text:span text:style-name="T6927">width</text:span><text:span text:style-name="T6928">:</text:span><text:span text:style-name="T6929"><text:s/></text:span><text:span text:style-name="T6930">200</text:span><text:span text:style-name="T6931">px</text:span><text:span text:style-name="T6932">;</text:span><text:span text:style-name="T6933"><text:s/></text:span></text:p>
      <text:p text:style-name="P6934"><text:span text:style-name="T6935">            </text:span><text:span text:style-name="T6936">text-align</text:span><text:span text:style-name="T6937">:</text:span><text:span text:style-name="T6938"><text:s/></text:span><text:span text:style-name="T6939">left</text:span><text:span text:style-name="T6940">;</text:span></text:p>
      <text:p text:style-name="P6941"><text:span text:style-name="T6942">        </text:span><text:span text:style-name="T6943">}</text:span></text:p>
      <text:p text:style-name="P6944">         <text:s/></text:p>
      <text:p text:style-name="P6945"><text:span text:style-name="T6946">        </text:span><text:span text:style-name="T6947">.</text:span><text:span text:style-name="T6948">form_settings input</text:span><text:span text:style-name="T6949">,</text:span><text:span text:style-name="T6950"><text:s/></text:span><text:span text:style-name="T6951">.</text:span><text:span text:style-name="T6952">form_settings textarea</text:span><text:span text:style-name="T6953">{</text:span></text:p>
      <text:p text:style-name="P6954"><text:span text:style-name="T6955">            </text:span><text:span text:style-name="T6956">padding</text:span><text:span text:style-name="T6957">:</text:span><text:span text:style-name="T6958"><text:s/></text:span><text:span text:style-name="T6959">5</text:span><text:span text:style-name="T6960">px</text:span><text:span text:style-name="T6961">;</text:span><text:span text:style-name="T6962"><text:s/></text:span></text:p>
      <text:p text:style-name="P6963"><text:span text:style-name="T6964">            </text:span><text:span text:style-name="T6965">width</text:span><text:span text:style-name="T6966">:</text:span><text:span text:style-name="T6967"><text:s/></text:span><text:span text:style-name="T6968">299</text:span><text:span text:style-name="T6969">px</text:span><text:span text:style-name="T6970">;</text:span><text:span text:style-name="T6971"><text:s/></text:span></text:p>
      <text:p text:style-name="P6972"><text:span text:style-name="T6973">            </text:span><text:span text:style-name="T6974">font</text:span><text:span text:style-name="T6975">:</text:span><text:span text:style-name="T6976"><text:s/></text:span><text:span text:style-name="T6977">100</text:span><text:span text:style-name="T6978">%</text:span><text:span text:style-name="T6979"><text:s/></text:span><text:span text:style-name="T6980">arial</text:span><text:span text:style-name="T6981">;</text:span><text:span text:style-name="T6982"><text:s/></text:span></text:p>
      <text:p text:style-name="P6983"><text:span text:style-name="T6984">            </text:span><text:span text:style-name="T6985">border</text:span><text:span text:style-name="T6986">:</text:span><text:span text:style-name="T6987"><text:s/></text:span><text:span text:style-name="T6988">1</text:span><text:span text:style-name="T6989">px</text:span><text:span text:style-name="T6990"><text:s/>solid<text:s/></text:span><text:span text:style-name="T6991">#</text:span><text:span text:style-name="T6992">E5E5DB</text:span><text:span text:style-name="T6993">;</text:span><text:span text:style-name="T6994"><text:s/></text:span></text:p>
      <text:p text:style-name="P6995"><text:span text:style-name="T6996">            </text:span><text:span text:style-name="T6997">background</text:span><text:span text:style-name="T6998">:</text:span><text:span text:style-name="T6999"><text:s/></text:span><text:span text:style-name="T7000">#</text:span><text:span text:style-name="T7001">FFF</text:span><text:span text:style-name="T7002">;</text:span><text:span text:style-name="T7003"><text:s/></text:span></text:p>
      <text:soft-page-break/>
      <text:p text:style-name="P7004"><text:span text:style-name="T7005">            </text:span><text:span text:style-name="T7006">color</text:span><text:span text:style-name="T7007">:</text:span><text:span text:style-name="T7008"><text:s/></text:span><text:span text:style-name="T7009">#</text:span><text:span text:style-name="T7010">47433F</text:span><text:span text:style-name="T7011">;</text:span></text:p>
      <text:p text:style-name="P7012"><text:span text:style-name="T7013">        </text:span><text:span text:style-name="T7014">}</text:span></text:p>
      <text:p text:style-name="P7015">         <text:s/></text:p>
      <text:p text:style-name="P7016"><text:span text:style-name="T7017">        </text:span><text:span text:style-name="T7018">.</text:span><text:span text:style-name="T7019">form_settings<text:s/></text:span><text:span text:style-name="T7020">.</text:span><text:span text:style-name="T7021">submit</text:span><text:span text:style-name="T7022">{</text:span></text:p>
      <text:p text:style-name="P7023"><text:span text:style-name="T7024">            </text:span><text:span text:style-name="T7025">font</text:span><text:span text:style-name="T7026">:</text:span><text:span text:style-name="T7027"><text:s/></text:span><text:span text:style-name="T7028">100</text:span><text:span text:style-name="T7029">%</text:span><text:span text:style-name="T7030"><text:s/></text:span><text:span text:style-name="T7031">arial</text:span><text:span text:style-name="T7032">;</text:span><text:span text:style-name="T7033"><text:s/></text:span></text:p>
      <text:p text:style-name="P7034"><text:span text:style-name="T7035">            </text:span><text:span text:style-name="T7036">border</text:span><text:span text:style-name="T7037">:</text:span><text:span text:style-name="T7038"><text:s/></text:span><text:span text:style-name="T7039">0</text:span><text:span text:style-name="T7040">;</text:span><text:span text:style-name="T7041"><text:s/></text:span></text:p>
      <text:p text:style-name="P7042"><text:span text:style-name="T7043">            </text:span><text:span text:style-name="T7044">width</text:span><text:span text:style-name="T7045">:</text:span><text:span text:style-name="T7046"><text:s/></text:span><text:span text:style-name="T7047">99</text:span><text:span text:style-name="T7048">px</text:span><text:span text:style-name="T7049">;</text:span><text:span text:style-name="T7050"><text:s/></text:span></text:p>
      <text:p text:style-name="P7051"><text:span text:style-name="T7052">            </text:span><text:span text:style-name="T7053">margin</text:span><text:span text:style-name="T7054">:</text:span><text:span text:style-name="T7055"><text:s/></text:span><text:span text:style-name="T7056">0</text:span><text:span text:style-name="T7057"><text:s/></text:span><text:span text:style-name="T7058">0</text:span><text:span text:style-name="T7059"><text:s/></text:span><text:span text:style-name="T7060">0</text:span><text:span text:style-name="T7061"><text:s/></text:span><text:span text:style-name="T7062">212</text:span><text:span text:style-name="T7063">px</text:span><text:span text:style-name="T7064">;</text:span><text:span text:style-name="T7065"><text:s/></text:span></text:p>
      <text:p text:style-name="P7066"><text:span text:style-name="T7067">            </text:span><text:span text:style-name="T7068">height</text:span><text:span text:style-name="T7069">:</text:span><text:span text:style-name="T7070"><text:s/></text:span><text:span text:style-name="T7071">33</text:span><text:span text:style-name="T7072">px</text:span><text:span text:style-name="T7073">;</text:span></text:p>
      <text:p text:style-name="P7074"><text:span text:style-name="T7075">            </text:span><text:span text:style-name="T7076">padding</text:span><text:span text:style-name="T7077">:</text:span><text:span text:style-name="T7078"><text:s/></text:span><text:span text:style-name="T7079">2</text:span><text:span text:style-name="T7080">px</text:span><text:span text:style-name="T7081"><text:s/></text:span><text:span text:style-name="T7082">0</text:span><text:span text:style-name="T7083"><text:s/></text:span><text:span text:style-name="T7084">3</text:span><text:span text:style-name="T7085">px</text:span><text:span text:style-name="T7086"><text:s/></text:span><text:span text:style-name="T7087">0</text:span><text:span text:style-name="T7088">;</text:span></text:p>
      <text:p text:style-name="P7089"><text:span text:style-name="T7090">            </text:span><text:span text:style-name="T7091">cursor</text:span><text:span text:style-name="T7092">:</text:span><text:span text:style-name="T7093"><text:s/></text:span><text:span text:style-name="T7094">pointer</text:span><text:span text:style-name="T7095">;</text:span><text:span text:style-name="T7096"><text:s/></text:span></text:p>
      <text:p text:style-name="P7097"><text:span text:style-name="T7098">            </text:span><text:span text:style-name="T7099">background</text:span><text:span text:style-name="T7100">:</text:span><text:span text:style-name="T7101"><text:s/></text:span><text:span text:style-name="T7102">#</text:span><text:span text:style-name="T7103">3B3B3B</text:span><text:span text:style-name="T7104">;</text:span><text:span text:style-name="T7105"><text:s/></text:span></text:p>
      <text:p text:style-name="P7106"><text:span text:style-name="T7107">            </text:span><text:span text:style-name="T7108">color</text:span><text:span text:style-name="T7109">:</text:span><text:span text:style-name="T7110"><text:s/></text:span><text:span text:style-name="T7111">#</text:span><text:span text:style-name="T7112">FFF</text:span><text:span text:style-name="T7113">;</text:span></text:p>
      <text:p text:style-name="P7114"><text:span text:style-name="T7115">        </text:span><text:span text:style-name="T7116">}</text:span></text:p>
      <text:p text:style-name="P7117"/>
      <text:p text:style-name="P7118"><text:span text:style-name="T7119">        </text:span><text:span text:style-name="T7120">.</text:span><text:span text:style-name="T7121">form_settings textarea</text:span><text:span text:style-name="T7122">,</text:span><text:span text:style-name="T7123"><text:s/></text:span><text:span text:style-name="T7124">.</text:span><text:span text:style-name="T7125">form_settings select</text:span><text:span text:style-name="T7126">{</text:span></text:p>
      <text:p text:style-name="P7127"><text:span text:style-name="T7128">            </text:span><text:span text:style-name="T7129">font</text:span><text:span text:style-name="T7130">:</text:span><text:span text:style-name="T7131"><text:s/></text:span><text:span text:style-name="T7132">100</text:span><text:span text:style-name="T7133">%</text:span><text:span text:style-name="T7134"><text:s/></text:span><text:span text:style-name="T7135">arial</text:span><text:span text:style-name="T7136">;</text:span><text:span text:style-name="T7137"><text:s/></text:span></text:p>
      <text:p text:style-name="P7138"><text:span text:style-name="T7139">            </text:span><text:span text:style-name="T7140">width</text:span><text:span text:style-name="T7141">:</text:span><text:span text:style-name="T7142"><text:s/></text:span><text:span text:style-name="T7143">299</text:span><text:span text:style-name="T7144">px</text:span><text:span text:style-name="T7145">;</text:span></text:p>
      <text:p text:style-name="P7146"><text:span text:style-name="T7147">        </text:span><text:span text:style-name="T7148">}</text:span></text:p>
      <text:p text:style-name="P7149"/>
      <text:p text:style-name="P7150"><text:span text:style-name="T7151">        </text:span><text:span text:style-name="T7152">.</text:span><text:span text:style-name="T7153">form_settings select</text:span><text:span text:style-name="T7154">{</text:span></text:p>
      <text:p text:style-name="P7155"><text:span text:style-name="T7156">            </text:span><text:span text:style-name="T7157">width</text:span><text:span text:style-name="T7158">:</text:span><text:span text:style-name="T7159"><text:s/></text:span><text:span text:style-name="T7160">310</text:span><text:span text:style-name="T7161">px</text:span><text:span text:style-name="T7162">;</text:span></text:p>
      <text:p text:style-name="P7163"><text:span text:style-name="T7164">        </text:span><text:span text:style-name="T7165">}</text:span></text:p>
      <text:p text:style-name="P7166"/>
      <text:p text:style-name="P7167"><text:span text:style-name="T7168">        </text:span><text:span text:style-name="T7169">.</text:span><text:span text:style-name="T7170">form_settings<text:s/></text:span><text:span text:style-name="T7171">.</text:span><text:span text:style-name="T7172">checkbox</text:span><text:span text:style-name="T7173">{</text:span></text:p>
      <text:p text:style-name="P7174"><text:span text:style-name="T7175">            </text:span><text:span text:style-name="T7176">margin</text:span><text:span text:style-name="T7177">:</text:span><text:span text:style-name="T7178"><text:s/></text:span><text:span text:style-name="T7179">4</text:span><text:span text:style-name="T7180">px</text:span><text:span text:style-name="T7181"><text:s/></text:span><text:span text:style-name="T7182">0</text:span><text:span text:style-name="T7183">;</text:span><text:span text:style-name="T7184"><text:s/></text:span></text:p>
      <text:p text:style-name="P7185"><text:span text:style-name="T7186">            </text:span><text:span text:style-name="T7187">padding</text:span><text:span text:style-name="T7188">:</text:span><text:span text:style-name="T7189"><text:s/></text:span><text:span text:style-name="T7190">0</text:span><text:span text:style-name="T7191">;</text:span><text:span text:style-name="T7192"><text:s/></text:span></text:p>
      <text:p text:style-name="P7193"><text:span text:style-name="T7194">            </text:span><text:span text:style-name="T7195">width</text:span><text:span text:style-name="T7196">:</text:span><text:span text:style-name="T7197"><text:s/></text:span><text:span text:style-name="T7198">14</text:span><text:span text:style-name="T7199">px</text:span><text:span text:style-name="T7200">;</text:span></text:p>
      <text:p text:style-name="P7201"><text:span text:style-name="T7202">            </text:span><text:span text:style-name="T7203">border</text:span><text:span text:style-name="T7204">:</text:span><text:span text:style-name="T7205"><text:s/></text:span><text:span text:style-name="T7206">0</text:span><text:span text:style-name="T7207">;</text:span></text:p>
      <text:p text:style-name="P7208"><text:span text:style-name="T7209">            </text:span><text:span text:style-name="T7210">background</text:span><text:span text:style-name="T7211">:</text:span><text:span text:style-name="T7212"><text:s/></text:span><text:span text:style-name="T7213">none</text:span><text:span text:style-name="T7214">;</text:span></text:p>
      <text:p text:style-name="P7215"><text:span text:style-name="T7216">        </text:span><text:span text:style-name="T7217">}</text:span></text:p>
      <text:p text:style-name="P7218"/>
      <text:p text:style-name="P7219"><text:span text:style-name="T7220">        </text:span><text:span text:style-name="T7221">.</text:span><text:span text:style-name="T7222">separator</text:span><text:span text:style-name="T7223">{</text:span></text:p>
      <text:p text:style-name="P7224"><text:span text:style-name="T7225">            </text:span><text:span text:style-name="T7226">width</text:span><text:span text:style-name="T7227">:</text:span><text:span text:style-name="T7228"><text:s/></text:span><text:span text:style-name="T7229">100</text:span><text:span text:style-name="T7230">%</text:span><text:span text:style-name="T7231">;</text:span></text:p>
      <text:p text:style-name="P7232"><text:span text:style-name="T7233">            </text:span><text:span text:style-name="T7234">height</text:span><text:span text:style-name="T7235">:</text:span><text:span text:style-name="T7236"><text:s/></text:span><text:span text:style-name="T7237">0</text:span><text:span text:style-name="T7238">;</text:span></text:p>
      <text:p text:style-name="P7239"><text:span text:style-name="T7240">            </text:span><text:span text:style-name="T7241">border-top</text:span><text:span text:style-name="T7242">:</text:span><text:span text:style-name="T7243"><text:s/></text:span><text:span text:style-name="T7244">1</text:span><text:span text:style-name="T7245">px</text:span><text:span text:style-name="T7246"><text:s/>solid<text:s/></text:span><text:span text:style-name="T7247">#</text:span><text:span text:style-name="T7248">D9D5CF</text:span><text:span text:style-name="T7249">;</text:span></text:p>
      <text:p text:style-name="P7250"><text:span text:style-name="T7251">            </text:span><text:span text:style-name="T7252">border-bottom</text:span><text:span text:style-name="T7253">:</text:span><text:span text:style-name="T7254"><text:s/></text:span><text:span text:style-name="T7255">1</text:span><text:span text:style-name="T7256">px</text:span><text:span text:style-name="T7257"><text:s/>solid<text:s/></text:span><text:span text:style-name="T7258">#</text:span><text:span text:style-name="T7259">FFF</text:span><text:span text:style-name="T7260">;</text:span></text:p>
      <text:p text:style-name="P7261"><text:span text:style-name="T7262">            </text:span><text:span text:style-name="T7263">margin</text:span><text:span text:style-name="T7264">:</text:span><text:span text:style-name="T7265"><text:s/></text:span><text:span text:style-name="T7266">0</text:span><text:span text:style-name="T7267"><text:s/></text:span><text:span text:style-name="T7268">0</text:span><text:span text:style-name="T7269"><text:s/></text:span><text:span text:style-name="T7270">20</text:span><text:span text:style-name="T7271">px</text:span><text:span text:style-name="T7272"><text:s/></text:span><text:span text:style-name="T7273">0</text:span><text:span text:style-name="T7274">;</text:span></text:p>
      <text:p text:style-name="P7275"><text:span text:style-name="T7276">        </text:span><text:span text:style-name="T7277">}</text:span></text:p>
      <text:p text:style-name="P7278">         <text:s/></text:p>
      <text:p text:style-name="P7279"><text:span text:style-name="T7280">        </text:span><text:span text:style-name="T7281">table</text:span><text:span text:style-name="T7282">{</text:span></text:p>
      <text:p text:style-name="P7283"><text:span text:style-name="T7284">            </text:span><text:span text:style-name="T7285">margin</text:span><text:span text:style-name="T7286">:</text:span><text:span text:style-name="T7287"><text:s/></text:span><text:span text:style-name="T7288">10</text:span><text:span text:style-name="T7289">px</text:span><text:span text:style-name="T7290"><text:s/></text:span><text:span text:style-name="T7291">0</text:span><text:span text:style-name="T7292"><text:s/></text:span><text:span text:style-name="T7293">30</text:span><text:span text:style-name="T7294">px</text:span><text:span text:style-name="T7295"><text:s/></text:span><text:span text:style-name="T7296">0</text:span><text:span text:style-name="T7297">;</text:span></text:p>
      <text:p text:style-name="P7298"><text:span text:style-name="T7299">        </text:span><text:span text:style-name="T7300">}</text:span></text:p>
      <text:p text:style-name="P7301"/>
      <text:p text:style-name="P7302"><text:span text:style-name="T7303">        </text:span><text:span text:style-name="T7304">table tr th</text:span><text:span text:style-name="T7305">,</text:span><text:span text:style-name="T7306"><text:s/>table tr td</text:span><text:span text:style-name="T7307">{</text:span></text:p>
      <text:soft-page-break/>
      <text:p text:style-name="P7308"><text:span text:style-name="T7309">            </text:span><text:span text:style-name="T7310">background</text:span><text:span text:style-name="T7311">:</text:span><text:span text:style-name="T7312"><text:s/></text:span><text:span text:style-name="T7313">#</text:span><text:span text:style-name="T7314">3B3B3B</text:span><text:span text:style-name="T7315">;</text:span></text:p>
      <text:p text:style-name="P7316"><text:span text:style-name="T7317">            </text:span><text:span text:style-name="T7318">color</text:span><text:span text:style-name="T7319">:</text:span><text:span text:style-name="T7320"><text:s/></text:span><text:span text:style-name="T7321">#</text:span><text:span text:style-name="T7322">FFF</text:span><text:span text:style-name="T7323">;</text:span></text:p>
      <text:p text:style-name="P7324"><text:span text:style-name="T7325">            </text:span><text:span text:style-name="T7326">padding</text:span><text:span text:style-name="T7327">:</text:span><text:span text:style-name="T7328"><text:s/></text:span><text:span text:style-name="T7329">7</text:span><text:span text:style-name="T7330">px</text:span><text:span text:style-name="T7331"><text:s/></text:span><text:span text:style-name="T7332">4</text:span><text:span text:style-name="T7333">px</text:span><text:span text:style-name="T7334">;</text:span></text:p>
      <text:p text:style-name="P7335"><text:span text:style-name="T7336">            </text:span><text:span text:style-name="T7337">text-align</text:span><text:span text:style-name="T7338">:</text:span><text:span text:style-name="T7339"><text:s/></text:span><text:span text:style-name="T7340">left</text:span><text:span text:style-name="T7341">;</text:span></text:p>
      <text:p text:style-name="P7342"><text:span text:style-name="T7343">        </text:span><text:span text:style-name="T7344">}</text:span></text:p>
      <text:p text:style-name="P7345">         <text:s/></text:p>
      <text:p text:style-name="P7346"><text:span text:style-name="T7347">        </text:span><text:span text:style-name="T7348">table tr td</text:span><text:span text:style-name="T7349">{</text:span></text:p>
      <text:p text:style-name="P7350"><text:span text:style-name="T7351">            </text:span><text:span text:style-name="T7352">background</text:span><text:span text:style-name="T7353">:</text:span><text:span text:style-name="T7354"><text:s/></text:span><text:span text:style-name="T7355">#</text:span><text:span text:style-name="T7356">E5E5DB</text:span><text:span text:style-name="T7357">;</text:span></text:p>
      <text:p text:style-name="P7358"><text:span text:style-name="T7359">            </text:span><text:span text:style-name="T7360">color</text:span><text:span text:style-name="T7361">:</text:span><text:span text:style-name="T7362"><text:s/></text:span><text:span text:style-name="T7363">#</text:span><text:span text:style-name="T7364">47433F</text:span><text:span text:style-name="T7365">;</text:span></text:p>
      <text:p text:style-name="P7366"><text:span text:style-name="T7367">            </text:span><text:span text:style-name="T7368">border-top</text:span><text:span text:style-name="T7369">:</text:span><text:span text:style-name="T7370"><text:s/></text:span><text:span text:style-name="T7371">1</text:span><text:span text:style-name="T7372">px</text:span><text:span text:style-name="T7373"><text:s/>solid<text:s/></text:span><text:span text:style-name="T7374">#</text:span><text:span text:style-name="T7375">FFF</text:span><text:span text:style-name="T7376">;</text:span></text:p>
      <text:p text:style-name="P7377"><text:span text:style-name="T7378">        </text:span><text:span text:style-name="T7379">}</text:span></text:p>
      <text:p text:style-name="P7380"/>
      <text:p text:style-name="P7381"><text:span text:style-name="T7382"><text:s text:c="8"/></text:span><text:span text:style-name="T7383">li</text:span><text:span text:style-name="T7384">.</text:span><text:span text:style-name="T7385">alternativas</text:span><text:span text:style-name="T7386">{</text:span></text:p>
      <text:p text:style-name="P7387"><text:span text:style-name="T7388"><text:s text:c="12"/></text:span><text:span text:style-name="T7389">color</text:span><text:span text:style-name="T7390">:</text:span><text:span text:style-name="T7391"><text:s/></text:span><text:span text:style-name="T7392">white</text:span><text:span text:style-name="T7393">;</text:span></text:p>
      <text:p text:style-name="P7394"><text:span text:style-name="T7395"><text:s text:c="8"/></text:span><text:span text:style-name="T7396">}</text:span></text:p>
      <text:p text:style-name="P7397"/>
      <text:p text:style-name="P7398"><text:span text:style-name="T7399"><text:s text:c="8"/></text:span><text:span text:style-name="T7400">.</text:span><text:span text:style-name="T7401">alter</text:span><text:span text:style-name="T7402">{</text:span></text:p>
      <text:p text:style-name="P7403"><text:span text:style-name="T7404"><text:s text:c="12"/></text:span><text:span text:style-name="T7405">color</text:span><text:span text:style-name="T7406">:</text:span><text:span text:style-name="T7407"><text:s/></text:span><text:span text:style-name="T7408">black</text:span><text:span text:style-name="T7409">;</text:span></text:p>
      <text:p text:style-name="P7410"><text:span text:style-name="T7411"><text:s text:c="8"/></text:span><text:span text:style-name="T7412">}</text:span></text:p>
      <text:p text:style-name="P7413"/>
      <text:p text:style-name="P7414"><text:span text:style-name="T7415"><text:s text:c="8"/></text:span><text:span text:style-name="T7416">li</text:span><text:span text:style-name="T7417">.</text:span><text:span text:style-name="T7418">next</text:span><text:span text:style-name="T7419">{</text:span></text:p>
      <text:p text:style-name="P7420"><text:span text:style-name="T7421"><text:s text:c="12"/></text:span><text:span text:style-name="T7422">color</text:span><text:span text:style-name="T7423">:</text:span><text:span text:style-name="T7424"><text:s/></text:span><text:span text:style-name="T7425">white</text:span><text:span text:style-name="T7426">;</text:span></text:p>
      <text:p text:style-name="P7427"><text:span text:style-name="T7428"><text:s text:c="12"/></text:span><text:span text:style-name="T7429">float</text:span><text:span text:style-name="T7430">:</text:span><text:span text:style-name="T7431"><text:s/></text:span><text:span text:style-name="T7432">right</text:span><text:span text:style-name="T7433">;</text:span></text:p>
      <text:p text:style-name="P7434"><text:span text:style-name="T7435"><text:s text:c="12"/></text:span><text:span text:style-name="T7436">font-size</text:span><text:span text:style-name="T7437">:</text:span><text:span text:style-name="T7438"><text:s/></text:span><text:span text:style-name="T7439">15</text:span><text:span text:style-name="T7440">px</text:span><text:span text:style-name="T7441">;</text:span></text:p>
      <text:p text:style-name="P7442"><text:span text:style-name="T7443"><text:s text:c="8"/></text:span><text:span text:style-name="T7444">}</text:span></text:p>
      <text:p text:style-name="P7445"/>
      <text:p text:style-name="P7446"><text:span text:style-name="T7447"><text:s text:c="8"/></text:span><text:span text:style-name="T7448">li</text:span><text:span text:style-name="T7449">.</text:span><text:span text:style-name="T7450">voltar</text:span><text:span text:style-name="T7451">{</text:span></text:p>
      <text:p text:style-name="P7452"><text:span text:style-name="T7453"><text:s text:c="12"/></text:span><text:span text:style-name="T7454">color</text:span><text:span text:style-name="T7455">:</text:span><text:span text:style-name="T7456"><text:s/></text:span><text:span text:style-name="T7457">white</text:span><text:span text:style-name="T7458">;</text:span></text:p>
      <text:p text:style-name="P7459"><text:span text:style-name="T7460"><text:s text:c="12"/></text:span><text:span text:style-name="T7461">float</text:span><text:span text:style-name="T7462">:</text:span><text:span text:style-name="T7463"><text:s/></text:span><text:span text:style-name="T7464">left</text:span><text:span text:style-name="T7465">;</text:span></text:p>
      <text:p text:style-name="P7466"><text:span text:style-name="T7467"><text:s text:c="12"/></text:span><text:span text:style-name="T7468">font-size</text:span><text:span text:style-name="T7469">:</text:span><text:span text:style-name="T7470"><text:s/></text:span><text:span text:style-name="T7471">15</text:span><text:span text:style-name="T7472">px</text:span><text:span text:style-name="T7473">;</text:span></text:p>
      <text:p text:style-name="P7474"><text:span text:style-name="T7475">        </text:span><text:span text:style-name="T7476">}</text:span></text:p>
      <text:p text:style-name="P7477">        </text:p>
      <text:p text:style-name="P7478"><text:span text:style-name="T7479">        </text:span><text:span text:style-name="T7480">.</text:span><text:span text:style-name="T7481">button</text:span><text:span text:style-name="T7482"><text:s/></text:span><text:span text:style-name="T7483">{</text:span></text:p>
      <text:p text:style-name="P7484"><text:span text:style-name="T7485">            </text:span><text:span text:style-name="T7486">background-color</text:span><text:span text:style-name="T7487">:</text:span><text:span text:style-name="T7488"><text:s/></text:span><text:span text:style-name="T7489">rgb</text:span><text:span text:style-name="T7490">(</text:span><text:span text:style-name="T7491">76</text:span><text:span text:style-name="T7492">,</text:span><text:span text:style-name="T7493"><text:s/></text:span><text:span text:style-name="T7494">163</text:span><text:span text:style-name="T7495">,</text:span><text:span text:style-name="T7496"><text:s/></text:span><text:span text:style-name="T7497">175</text:span><text:span text:style-name="T7498">);</text:span></text:p>
      <text:p text:style-name="P7499"><text:span text:style-name="T7500">            </text:span><text:span text:style-name="T7501">border</text:span><text:span text:style-name="T7502">:</text:span><text:span text:style-name="T7503"><text:s/></text:span><text:span text:style-name="T7504">none</text:span><text:span text:style-name="T7505">;</text:span></text:p>
      <text:p text:style-name="P7506"><text:span text:style-name="T7507">            </text:span><text:span text:style-name="T7508">color</text:span><text:span text:style-name="T7509">:</text:span><text:span text:style-name="T7510"><text:s/></text:span><text:span text:style-name="T7511">white</text:span><text:span text:style-name="T7512">;</text:span></text:p>
      <text:p text:style-name="P7513"><text:span text:style-name="T7514">            </text:span><text:span text:style-name="T7515">padding</text:span><text:span text:style-name="T7516">:</text:span><text:span text:style-name="T7517"><text:s/></text:span><text:span text:style-name="T7518">15</text:span><text:span text:style-name="T7519">px</text:span><text:span text:style-name="T7520"><text:s/></text:span><text:span text:style-name="T7521">25</text:span><text:span text:style-name="T7522">px</text:span><text:span text:style-name="T7523">;</text:span></text:p>
      <text:p text:style-name="P7524"><text:span text:style-name="T7525">            </text:span><text:span text:style-name="T7526">text-align</text:span><text:span text:style-name="T7527">:</text:span><text:span text:style-name="T7528"><text:s/></text:span><text:span text:style-name="T7529">center</text:span><text:span text:style-name="T7530">;</text:span></text:p>
      <text:p text:style-name="P7531"><text:span text:style-name="T7532">            </text:span><text:span text:style-name="T7533">font-size</text:span><text:span text:style-name="T7534">:</text:span><text:span text:style-name="T7535"><text:s/></text:span><text:span text:style-name="T7536">16</text:span><text:span text:style-name="T7537">px</text:span><text:span text:style-name="T7538">;</text:span></text:p>
      <text:p text:style-name="P7539"><text:span text:style-name="T7540">            </text:span><text:span text:style-name="T7541">cursor</text:span><text:span text:style-name="T7542">:</text:span><text:span text:style-name="T7543"><text:s/></text:span><text:span text:style-name="T7544">pointer</text:span><text:span text:style-name="T7545">;</text:span></text:p>
      <text:p text:style-name="P7546"><text:span text:style-name="T7547">        </text:span><text:span text:style-name="T7548">}</text:span></text:p>
      <text:p text:style-name="P7549">        </text:p>
      <text:p text:style-name="P7550"><text:span text:style-name="T7551">        </text:span><text:span text:style-name="T7552">.</text:span><text:span text:style-name="T7553">button</text:span><text:span text:style-name="T7554">:</text:span><text:span text:style-name="T7555">hover</text:span><text:span text:style-name="T7556"><text:s/></text:span><text:span text:style-name="T7557">{</text:span></text:p>
      <text:p text:style-name="P7558"><text:span text:style-name="T7559">            </text:span><text:span text:style-name="T7560">background-color</text:span><text:span text:style-name="T7561">:</text:span><text:span text:style-name="T7562">rgb</text:span><text:span text:style-name="T7563">(</text:span><text:span text:style-name="T7564">76</text:span><text:span text:style-name="T7565">,</text:span><text:span text:style-name="T7566"><text:s/></text:span><text:span text:style-name="T7567">135</text:span><text:span text:style-name="T7568">,</text:span><text:span text:style-name="T7569"><text:s/></text:span><text:span text:style-name="T7570">175</text:span><text:span text:style-name="T7571">);</text:span></text:p>
      <text:p text:style-name="P7572"><text:span text:style-name="T7573">            </text:span><text:span text:style-name="T7574">color</text:span><text:span text:style-name="T7575">:</text:span><text:span text:style-name="T7576"><text:s/></text:span><text:span text:style-name="T7577">white</text:span><text:span text:style-name="T7578">;</text:span></text:p>
      <text:soft-page-break/>
      <text:p text:style-name="P7579"><text:span text:style-name="T7580">        </text:span><text:span text:style-name="T7581">}</text:span></text:p>
      <text:p text:style-name="P7582"/>
      <text:p text:style-name="P75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Luiz Freitas Almeida</meta:initial-creator>
    <dc:creator>Gabriel Luiz Freitas Almeida</dc:creator>
    <meta:creation-date>2018-05-18T20:55:00Z</meta:creation-date>
    <dc:date>2018-05-18T20:56:00Z</dc:date>
    <meta:template xlink:href="Normal" xlink:type="simple"/>
    <meta:editing-cycles>2</meta:editing-cycles>
    <meta:editing-duration>PT0S</meta:editing-duration>
    <meta:document-statistic meta:page-count="21" meta:paragraph-count="49" meta:word-count="3674" meta:character-count="24572" meta:row-count="174" meta:non-whitespace-character-count="20947"/>
  </office:meta>
</office:document-meta>
</file>